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53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w1</text:p>
          </table:table-cell>
          <table:table-cell office:value-type="string" table:style-name="ce1">
            <text:p>w2</text:p>
          </table:table-cell>
          <table:table-cell office:value-type="string" table:style-name="ce1">
            <text:p>w3</text:p>
          </table:table-cell>
          <table:table-cell office:value-type="string" table:style-name="ce1">
            <text:p>w4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a_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a_h2</text:p>
          </table:table-cell>
          <table:table-cell office:value-type="string" table:style-name="ce1">
            <text:p>w5</text:p>
          </table:table-cell>
          <table:table-cell office:value-type="string" table:style-name="ce1">
            <text:p>w6</text:p>
          </table:table-cell>
          <table:table-cell office:value-type="string" table:style-name="ce1">
            <text:p>w7</text:p>
          </table:table-cell>
          <table:table-cell office:value-type="string" table:style-name="ce1">
            <text:p>w8</text:p>
          </table:table-cell>
          <table:table-cell office:value-type="string" table:style-name="ce1">
            <text:p>o1</text:p>
          </table:table-cell>
          <table:table-cell office:value-type="string" table:style-name="ce1">
            <text:p>a_o1</text:p>
          </table:table-cell>
          <table:table-cell office:value-type="string" table:style-name="ce1">
            <text:p>o2</text:p>
          </table:table-cell>
          <table:table-cell office:value-type="string" table:style-name="ce1">
            <text:p>a_o2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E_total</text:p>
          </table:table-cell>
          <table:table-cell office:value-type="string" table:style-name="ce1">
            <text:p>ꝺE/ꝺw1</text:p>
          </table:table-cell>
          <table:table-cell office:value-type="string" table:style-name="ce1">
            <text:p>ꝺE/ꝺw2</text:p>
          </table:table-cell>
          <table:table-cell office:value-type="string" table:style-name="ce1">
            <text:p>ꝺE/ꝺw3</text:p>
          </table:table-cell>
          <table:table-cell office:value-type="string" table:style-name="ce1">
            <text:p>ꝺE/ꝺw4</text:p>
          </table:table-cell>
          <table:table-cell office:value-type="string" table:style-name="ce1">
            <text:p>ꝺE/ꝺw5</text:p>
          </table:table-cell>
          <table:table-cell office:value-type="string" table:style-name="ce1">
            <text:p>ꝺE/ꝺw6</text:p>
          </table:table-cell>
          <table:table-cell office:value-type="string" table:style-name="ce1">
            <text:p>ꝺE/ꝺw7</text:p>
          </table:table-cell>
          <table:table-cell office:value-type="string" table:style-name="ce1">
            <text:p>ꝺE/ꝺw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" table:style-name="ce1">
            <text:p>0.15</text:p>
          </table:table-cell>
          <table:table-cell office:value-type="float" office:value="0.2" table:style-name="ce1">
            <text:p>0.2</text:p>
          </table:table-cell>
          <table:table-cell office:value-type="float" office:value="0.25" table:style-name="ce1">
            <text:p>0.25</text:p>
          </table:table-cell>
          <table:table-cell office:value-type="float" office:value="0.3" table:style-name="ce1">
            <text:p>0.3</text:p>
          </table:table-cell>
          <table:table-cell office:value-type="float" office:value="2.7500000000000004E-2" table:formula="of:=[.E2]*[.C2] + [.F2]*[.D2]" table:style-name="ce1">
            <text:p>0.0275</text:p>
          </table:table-cell>
          <table:table-cell office:value-type="float" office:value="0.50687456676453424" table:formula="of:=1/(1+EXP(-[.I2]))" table:style-name="ce1">
            <text:p>0.506874567</text:p>
          </table:table-cell>
          <table:table-cell office:value-type="float" office:value="4.2499999999999996E-2" table:formula="of:=[.G2]*[.C2]+[.H2]*[.D2]" table:style-name="ce1">
            <text:p>0.0425</text:p>
          </table:table-cell>
          <table:table-cell office:value-type="float" office:value="0.51062340100496373" table:formula="of:=1/(1+EXP(-1*[.K2]))" table:style-name="ce1">
            <text:p>0.510623401</text:p>
          </table:table-cell>
          <table:table-cell office:value-type="float" office:value="0.4" table:style-name="ce1">
            <text:p>0.4</text:p>
          </table:table-cell>
          <table:table-cell office:value-type="float" office:value="0.45" table:style-name="ce1">
            <text:p>0.45</text:p>
          </table:table-cell>
          <table:table-cell office:value-type="float" office:value="0.5" table:style-name="ce1">
            <text:p>0.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43253035715804738" table:formula="of:=[.M2]*[.J2]+[.N2]*[.L2]" table:style-name="ce1">
            <text:p>0.432530357</text:p>
          </table:table-cell>
          <table:table-cell office:value-type="float" office:value="0.60647773220672796" table:formula="of:=1/(1+EXP(-1*[.Q2]))" table:style-name="ce1">
            <text:p>0.606477732</text:p>
          </table:table-cell>
          <table:table-cell office:value-type="float" office:value="0.53428015393499717" table:formula="of:=[.O2]*[.J2]+[.P2]*[.L2]" table:style-name="ce1">
            <text:p>0.534280154</text:p>
          </table:table-cell>
          <table:table-cell office:value-type="float" office:value="0.63048083545063482" table:formula="of:=1/(1+EXP(-1*[.S2]))" table:style-name="ce1">
            <text:p>0.630480835</text:p>
          </table:table-cell>
          <table:table-cell office:value-type="float" office:value="0.17789284250924053" table:formula="of:=1/2*(POWER([.A2]-[.R2]; 2))" table:style-name="ce1">
            <text:p>0.177892843</text:p>
          </table:table-cell>
          <table:table-cell office:value-type="float" office:value="6.4627014839136757E-2" table:formula="of:=1/2*POWER([.B2]-[.T2]; 2)" table:style-name="ce1">
            <text:p>0.064627015</text:p>
          </table:table-cell>
          <table:table-cell office:value-type="float" office:value="0.24251985734837728" table:formula="of:=[.U2]+[.V2]" table:style-name="ce1">
            <text:p>0.242519857</text:p>
          </table:table-cell>
          <table:table-cell office:value-type="float" office:value="1.882556669401121E-4" table:formula="of:=(([.R2]-[.A2])*[.R2]*(1-[.R2])*[.M2]+([.T2]-[.B2])*[.T2]*(1-[.T2])*[.O2])*[.J2]*(1-[.J2])*[.C2]" table:style-name="ce1">
            <text:p>0.000188256</text:p>
          </table:table-cell>
          <table:table-cell office:value-type="float" office:value="3.765113338802242E-4" table:formula="of:=(([.R2]-[.A2])*[.R2]*(1-[.R2])*[.M2]+([.T2]-[.B2])*[.T2]*(1-[.T2])*[.O2])*[.J2]*(1-[.J2])*[.D2]" table:style-name="ce1">
            <text:p>0.000376511</text:p>
          </table:table-cell>
          <table:table-cell office:value-type="float" office:value="2.2487247755452336E-4" table:formula="of:=(([.R2]-[.A2])*[.R2]*(1-[.R2])*[.N2]+([.T2]-[.B2])*[.T2]*(1-[.T2])*[.P2])*[.J2]*(1-[.J2])*[.C2]" table:style-name="ce1">
            <text:p>0.000224872</text:p>
          </table:table-cell>
          <table:table-cell office:value-type="float" office:value="4.4974495510904672E-4" table:formula="of:=(([.R2]-[.A2])*[.R2]*(1-[.R2])*[.N2]+([.T2]-[.B2])*[.T2]*(1-[.T2])*[.P2])*[.J2]*(1-[.J2])*[.D2]" table:style-name="ce1">
            <text:p>0.000449745</text:p>
          </table:table-cell>
          <table:table-cell office:value-type="float" office:value="7.2157072912136258E-2" table:formula="of:=([.R2]-[.A2])*[.R2]*(1-[.R2])*[.J2]" table:style-name="ce1">
            <text:p>0.072157073</text:p>
          </table:table-cell>
          <table:table-cell office:value-type="float" office:value="7.2690745191944781E-2" table:formula="of:=([.R2]-[.A2])*[.R2]*(1-[.R2])*[.L2]" table:style-name="ce1">
            <text:p>0.072690745</text:p>
          </table:table-cell>
          <table:table-cell office:value-type="float" office:value="-4.2455250092604709E-2" table:formula="of:=([.T2]-[.B2])*[.T2]*(1-[.T2])*[.J2]" table:style-name="ce1">
            <text:p>-0.04245525</text:p>
          </table:table-cell>
          <table:table-cell office:value-type="float" office:value="-4.276924828006376E-2" table:formula="of:=([.T2]-[.B2])*[.T2]*(1-[.T2])*[.L2]" table:style-name="ce1">
            <text:p>-0.04276924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4962348866611977" table:formula="of:=[.E2]-($$learning_rate*[.X2])" table:style-name="ce1">
            <text:p>0.149623489</text:p>
          </table:table-cell>
          <table:table-cell office:value-type="float" office:value="0.19924697733223956" table:formula="of:=[.F2]-($$learning_rate*[.Y2])" table:style-name="ce1">
            <text:p>0.199246977</text:p>
          </table:table-cell>
          <table:table-cell office:value-type="float" office:value="0.24955025504489095" table:formula="of:=[.G2]-($$learning_rate*[.Z2])" table:style-name="ce1">
            <text:p>0.249550255</text:p>
          </table:table-cell>
          <table:table-cell office:value-type="float" office:value="0.29910051008978189" table:formula="of:=[.H2]-($$learning_rate*[.AA2])" table:style-name="ce1">
            <text:p>0.29910051</text:p>
          </table:table-cell>
          <table:table-cell office:value-type="float" office:value="2.7405872166529947E-2" table:formula="of:=[.E3]*[.C3] + [.F3]*[.D3]" table:style-name="ce1">
            <text:p>0.027405872</text:p>
          </table:table-cell>
          <table:table-cell office:value-type="float" office:value="0.50685103923940988" table:formula="of:=1/(1+EXP(-[.I3]))" table:style-name="ce1">
            <text:p>0.506851039</text:p>
          </table:table-cell>
          <table:table-cell office:value-type="float" office:value="4.2387563761222741E-2" table:formula="of:=[.G3]*[.C3]+[.H3]*[.D3]" table:style-name="ce1">
            <text:p>0.042387564</text:p>
          </table:table-cell>
          <table:table-cell office:value-type="float" office:value="0.51059530460091618" table:formula="of:=1/(1+EXP(-1*[.K3]))" table:style-name="ce1">
            <text:p>0.510595305</text:p>
          </table:table-cell>
          <table:table-cell office:value-type="float" office:value="0.25568585417572753" table:formula="of:=[.M2]-($$learning_rate*[.AB2])" table:style-name="ce1">
            <text:p>0.255685854</text:p>
          </table:table-cell>
          <table:table-cell office:value-type="float" office:value="0.30461850961611048" table:formula="of:=[.N2]-($$learning_rate*[.AC2])" table:style-name="ce1">
            <text:p>0.30461851</text:p>
          </table:table-cell>
          <table:table-cell office:value-type="float" office:value="0.5849105001852094" table:formula="of:=[.O2]-($$learning_rate*[.AD2])" table:style-name="ce1">
            <text:p>0.5849105</text:p>
          </table:table-cell>
          <table:table-cell office:value-type="float" office:value="0.63553849656012762" table:formula="of:=[.P2]-($$learning_rate*[.AE2])" table:style-name="ce1">
            <text:p>0.635538497</text:p>
          </table:table-cell>
          <table:table-cell office:value-type="float" office:value="0.28513142161229876" table:formula="of:=[.M3]*[.J3]+[.N3]*[.L3]" table:style-name="ce1">
            <text:p>0.285131422</text:p>
          </table:table-cell>
          <table:table-cell office:value-type="float" office:value="0.57080380875700587" table:formula="of:=1/(1+EXP(-1*[.Q3]))" table:style-name="ce1">
            <text:p>0.570803809</text:p>
          </table:table-cell>
          <table:table-cell office:value-type="float" office:value="0.62096546711764311" table:formula="of:=[.O3]*[.J3]+[.P3]*[.L3]" table:style-name="ce1">
            <text:p>0.620965467</text:p>
          </table:table-cell>
          <table:table-cell office:value-type="float" office:value="0.65043809713812129" table:formula="of:=1/(1+EXP(-1*[.S3]))" table:style-name="ce1">
            <text:p>0.650438097</text:p>
          </table:table-cell>
          <table:table-cell office:value-type="float" office:value="0.15725045595818221" table:formula="of:=1/2*(POWER([.A3]-[.R3]; 2))" table:style-name="ce1">
            <text:p>0.157250456</text:p>
          </table:table-cell>
          <table:table-cell office:value-type="float" office:value="5.7651142937589973E-2" table:formula="of:=1/2*POWER([.B3]-[.T3]; 2)" table:style-name="ce1">
            <text:p>0.057651143</text:p>
          </table:table-cell>
          <table:table-cell office:value-type="float" office:value="0.21490159889577218" table:formula="of:=[.U3]+[.V3]" table:style-name="ce1">
            <text:p>0.214901599</text:p>
          </table:table-cell>
          <table:table-cell office:value-type="float" office:value="-1.2534929570232062E-4" table:formula="of:=(([.R3]-[.A3])*[.R3]*(1-[.R3])*[.M3]+([.T3]-[.B3])*[.T3]*(1-[.T3])*[.O3])*[.J3]*(1-[.J3])*[.C3]" table:style-name="ce1">
            <text:p>-0.000125349</text:p>
          </table:table-cell>
          <table:table-cell office:value-type="float" office:value="-2.5069859140464123E-4" table:formula="of:=(([.R3]-[.A3])*[.R3]*(1-[.R3])*[.M3]+([.T3]-[.B3])*[.T3]*(1-[.T3])*[.O3])*[.J3]*(1-[.J3])*[.D3]" table:style-name="ce1">
            <text:p>-0.000250699</text:p>
          </table:table-cell>
          <table:table-cell office:value-type="float" office:value="-9.0180046183882098E-5" table:formula="of:=(([.R3]-[.A3])*[.R3]*(1-[.R3])*[.N3]+([.T3]-[.B3])*[.T3]*(1-[.T3])*[.P3])*[.J3]*(1-[.J3])*[.C3]" table:style-name="ce1">
            <text:p>-9.018E-05</text:p>
          </table:table-cell>
          <table:table-cell office:value-type="float" office:value="-1.803600923677642E-4" table:formula="of:=(([.R3]-[.A3])*[.R3]*(1-[.R3])*[.N3]+([.T3]-[.B3])*[.T3]*(1-[.T3])*[.P3])*[.J3]*(1-[.J3])*[.D3]" table:style-name="ce1">
            <text:p>-0.00018036</text:p>
          </table:table-cell>
          <table:table-cell office:value-type="float" office:value="6.9636032206420742E-2" table:formula="of:=([.R3]-[.A3])*[.R3]*(1-[.R3])*[.J3]" table:style-name="ce1">
            <text:p>0.069636032</text:p>
          </table:table-cell>
          <table:table-cell office:value-type="float" office:value="7.0150455110030652E-2" table:formula="of:=([.R3]-[.A3])*[.R3]*(1-[.R3])*[.L3]" table:style-name="ce1">
            <text:p>0.070150455</text:p>
          </table:table-cell>
          <table:table-cell office:value-type="float" office:value="-3.9131758564986768E-2" table:formula="of:=([.T3]-[.B3])*[.T3]*(1-[.T3])*[.J3]" table:style-name="ce1">
            <text:p>-0.039131759</text:p>
          </table:table-cell>
          <table:table-cell office:value-type="float" office:value="-3.9420836966304794E-2" table:formula="of:=([.T3]-[.B3])*[.T3]*(1-[.T3])*[.L3]" table:style-name="ce1">
            <text:p>-0.03942083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4987418725752441" table:formula="of:=[.E3]-($$learning_rate*[.X3])" table:style-name="ce1">
            <text:p>0.149874187</text:p>
          </table:table-cell>
          <table:table-cell office:value-type="float" office:value="0.19974837451504884" table:formula="of:=[.F3]-($$learning_rate*[.Y3])" table:style-name="ce1">
            <text:p>0.199748375</text:p>
          </table:table-cell>
          <table:table-cell office:value-type="float" office:value="0.24973061513725872" table:formula="of:=[.G3]-($$learning_rate*[.Z3])" table:style-name="ce1">
            <text:p>0.249730615</text:p>
          </table:table-cell>
          <table:table-cell office:value-type="float" office:value="0.29946123027451743" table:formula="of:=[.H3]-($$learning_rate*[.AA3])" table:style-name="ce1">
            <text:p>0.29946123</text:p>
          </table:table-cell>
          <table:table-cell office:value-type="float" office:value="2.7468546814381104E-2" table:formula="of:=[.E4]*[.C4] + [.F4]*[.D4]" table:style-name="ce1">
            <text:p>0.027468547</text:p>
          </table:table-cell>
          <table:table-cell office:value-type="float" office:value="0.50686670495289732" table:formula="of:=1/(1+EXP(-[.I4]))" table:style-name="ce1">
            <text:p>0.506866705</text:p>
          </table:table-cell>
          <table:table-cell office:value-type="float" office:value="4.2432653784314683E-2" table:formula="of:=[.G4]*[.C4]+[.H4]*[.D4]" table:style-name="ce1">
            <text:p>0.042432654</text:p>
          </table:table-cell>
          <table:table-cell office:value-type="float" office:value="0.51060657203947679" table:formula="of:=1/(1+EXP(-1*[.K4]))" table:style-name="ce1">
            <text:p>0.510606572</text:p>
          </table:table-cell>
          <table:table-cell office:value-type="float" office:value="0.11641378976288605" table:formula="of:=[.M3]-($$learning_rate*[.AB3])" table:style-name="ce1">
            <text:p>0.11641379</text:p>
          </table:table-cell>
          <table:table-cell office:value-type="float" office:value="0.16431759939604917" table:formula="of:=[.N3]-($$learning_rate*[.AC3])" table:style-name="ce1">
            <text:p>0.164317599</text:p>
          </table:table-cell>
          <table:table-cell office:value-type="float" office:value="0.663174017315183" table:formula="of:=[.O3]-($$learning_rate*[.AD3])" table:style-name="ce1">
            <text:p>0.663174017</text:p>
          </table:table-cell>
          <table:table-cell office:value-type="float" office:value="0.71438017049273717" table:formula="of:=[.P3]-($$learning_rate*[.AE3])" table:style-name="ce1">
            <text:p>0.71438017</text:p>
          </table:table-cell>
          <table:table-cell office:value-type="float" office:value="0.14290792018156606" table:formula="of:=[.M4]*[.J4]+[.N4]*[.L4]" table:style-name="ce1">
            <text:p>0.14290792</text:p>
          </table:table-cell>
          <table:table-cell office:value-type="float" office:value="0.53566630059487497" table:formula="of:=1/(1+EXP(-1*[.Q4]))" table:style-name="ce1">
            <text:p>0.535666301</text:p>
          </table:table-cell>
          <table:table-cell office:value-type="float" office:value="0.70090803895519604" table:formula="of:=[.O4]*[.J4]+[.P4]*[.L4]" table:style-name="ce1">
            <text:p>0.700908039</text:p>
          </table:table-cell>
          <table:table-cell office:value-type="float" office:value="0.66838906533844944" table:formula="of:=1/(1+EXP(-1*[.S4]))" table:style-name="ce1">
            <text:p>0.668389065</text:p>
          </table:table-cell>
          <table:table-cell office:value-type="float" office:value="0.13816252979055071" table:formula="of:=1/2*(POWER([.A4]-[.R4]; 2))" table:style-name="ce1">
            <text:p>0.13816253</text:p>
          </table:table-cell>
          <table:table-cell office:value-type="float" office:value="5.1716796646938068E-2" table:formula="of:=1/2*POWER([.B4]-[.T4]; 2)" table:style-name="ce1">
            <text:p>0.051716797</text:p>
          </table:table-cell>
          <table:table-cell office:value-type="float" office:value="0.18987932643748878" table:formula="of:=[.U4]+[.V4]" table:style-name="ce1">
            <text:p>0.189879326</text:p>
          </table:table-cell>
          <table:table-cell office:value-type="float" office:value="-4.0058074904219501E-4" table:formula="of:=(([.R4]-[.A4])*[.R4]*(1-[.R4])*[.M4]+([.T4]-[.B4])*[.T4]*(1-[.T4])*[.O4])*[.J4]*(1-[.J4])*[.C4]" table:style-name="ce1">
            <text:p>-0.000400581</text:p>
          </table:table-cell>
          <table:table-cell office:value-type="float" office:value="-8.0116149808439003E-4" table:formula="of:=(([.R4]-[.A4])*[.R4]*(1-[.R4])*[.M4]+([.T4]-[.B4])*[.T4]*(1-[.T4])*[.O4])*[.J4]*(1-[.J4])*[.D4]" table:style-name="ce1">
            <text:p>-0.000801161</text:p>
          </table:table-cell>
          <table:table-cell office:value-type="float" office:value="-3.6792230821756775E-4" table:formula="of:=(([.R4]-[.A4])*[.R4]*(1-[.R4])*[.N4]+([.T4]-[.B4])*[.T4]*(1-[.T4])*[.P4])*[.J4]*(1-[.J4])*[.C4]" table:style-name="ce1">
            <text:p>-0.000367922</text:p>
          </table:table-cell>
          <table:table-cell office:value-type="float" office:value="-7.358446164351355E-4" table:formula="of:=(([.R4]-[.A4])*[.R4]*(1-[.R4])*[.N4]+([.T4]-[.B4])*[.T4]*(1-[.T4])*[.P4])*[.J4]*(1-[.J4])*[.D4]" table:style-name="ce1">
            <text:p>-0.000735845</text:p>
          </table:table-cell>
          <table:table-cell office:value-type="float" office:value="6.627174860217809E-2" table:formula="of:=([.R4]-[.A4])*[.R4]*(1-[.R4])*[.J4]" table:style-name="ce1">
            <text:p>0.066271749</text:p>
          </table:table-cell>
          <table:table-cell office:value-type="float" office:value="6.6760728306201819E-2" table:formula="of:=([.R4]-[.A4])*[.R4]*(1-[.R4])*[.L4]" table:style-name="ce1">
            <text:p>0.066760728</text:p>
          </table:table-cell>
          <table:table-cell office:value-type="float" office:value="-3.6131230261883869E-2" table:formula="of:=([.T4]-[.B4])*[.T4]*(1-[.T4])*[.J4]" table:style-name="ce1">
            <text:p>-0.03613123</text:p>
          </table:table-cell>
          <table:table-cell office:value-type="float" office:value="-3.6397821058899431E-2" table:formula="of:=([.T4]-[.B4])*[.T4]*(1-[.T4])*[.L4]" table:style-name="ce1">
            <text:p>-0.03639782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067534875560881" table:formula="of:=[.E4]-($$learning_rate*[.X4])" table:style-name="ce1">
            <text:p>0.150675349</text:p>
          </table:table-cell>
          <table:table-cell office:value-type="float" office:value="0.20135069751121762" table:formula="of:=[.F4]-($$learning_rate*[.Y4])" table:style-name="ce1">
            <text:p>0.201350698</text:p>
          </table:table-cell>
          <table:table-cell office:value-type="float" office:value="0.25046645975369386" table:formula="of:=[.G4]-($$learning_rate*[.Z4])" table:style-name="ce1">
            <text:p>0.25046646</text:p>
          </table:table-cell>
          <table:table-cell office:value-type="float" office:value="0.30093291950738771" table:formula="of:=[.H4]-($$learning_rate*[.AA4])" table:style-name="ce1">
            <text:p>0.30093292</text:p>
          </table:table-cell>
          <table:table-cell office:value-type="float" office:value="2.7668837188902205E-2" table:formula="of:=[.E5]*[.C5] + [.F5]*[.D5]" table:style-name="ce1">
            <text:p>0.027668837</text:p>
          </table:table-cell>
          <table:table-cell office:value-type="float" office:value="0.50691676803348773" table:formula="of:=1/(1+EXP(-[.I5]))" table:style-name="ce1">
            <text:p>0.506916768</text:p>
          </table:table-cell>
          <table:table-cell office:value-type="float" office:value="4.2616614938423468E-2" table:formula="of:=[.G5]*[.C5]+[.H5]*[.D5]" table:style-name="ce1">
            <text:p>0.042616615</text:p>
          </table:table-cell>
          <table:table-cell office:value-type="float" office:value="0.51065254154266471" table:formula="of:=1/(1+EXP(-1*[.K5]))" table:style-name="ce1">
            <text:p>0.510652542</text:p>
          </table:table-cell>
          <table:table-cell office:value-type="float" office:value="-1.6129707441470131E-2" table:formula="of:=[.M4]-($$learning_rate*[.AB4])" table:style-name="ce1">
            <text:p>-0.016129707</text:p>
          </table:table-cell>
          <table:table-cell office:value-type="float" office:value="3.0796142783645536E-2" table:formula="of:=[.N4]-($$learning_rate*[.AC4])" table:style-name="ce1">
            <text:p>0.030796143</text:p>
          </table:table-cell>
          <table:table-cell office:value-type="float" office:value="0.73543647783895072" table:formula="of:=[.O4]-($$learning_rate*[.AD4])" table:style-name="ce1">
            <text:p>0.735436478</text:p>
          </table:table-cell>
          <table:table-cell office:value-type="float" office:value="0.78717581261053604" table:formula="of:=[.P4]-($$learning_rate*[.AE4])" table:style-name="ce1">
            <text:p>0.787175813</text:p>
          </table:table-cell>
          <table:table-cell office:value-type="float" office:value="7.5497094166236522E-3" table:formula="of:=[.M5]*[.J5]+[.N5]*[.L5]" table:style-name="ce1">
            <text:p>0.007549709</text:p>
          </table:table-cell>
          <table:table-cell office:value-type="float" office:value="0.50188741838922402" table:formula="of:=1/(1+EXP(-1*[.Q5]))" table:style-name="ce1">
            <text:p>0.501887418</text:p>
          </table:table-cell>
          <table:table-cell office:value-type="float" office:value="0.77477841179053519" table:formula="of:=[.O5]*[.J5]+[.P5]*[.L5]" table:style-name="ce1">
            <text:p>0.774778412</text:p>
          </table:table-cell>
          <table:table-cell office:value-type="float" office:value="0.68455365253363232" table:formula="of:=1/(1+EXP(-1*[.S5]))" table:style-name="ce1">
            <text:p>0.684553653</text:p>
          </table:table-cell>
          <table:table-cell office:value-type="float" office:value="0.12097661618480775" table:formula="of:=1/2*(POWER([.A5]-[.R5]; 2))" table:style-name="ce1">
            <text:p>0.120976616</text:p>
          </table:table-cell>
          <table:table-cell office:value-type="float" office:value="4.6648735590272508E-2" table:formula="of:=1/2*POWER([.B5]-[.T5]; 2)" table:style-name="ce1">
            <text:p>0.046648736</text:p>
          </table:table-cell>
          <table:table-cell office:value-type="float" office:value="0.16762535177508026" table:formula="of:=[.U5]+[.V5]" table:style-name="ce1">
            <text:p>0.167625352</text:p>
          </table:table-cell>
          <table:table-cell office:value-type="float" office:value="-6.3102223992506643E-4" table:formula="of:=(([.R5]-[.A5])*[.R5]*(1-[.R5])*[.M5]+([.T5]-[.B5])*[.T5]*(1-[.T5])*[.O5])*[.J5]*(1-[.J5])*[.C5]" table:style-name="ce1">
            <text:p>-0.000631022</text:p>
          </table:table-cell>
          <table:table-cell office:value-type="float" office:value="-1.2620444798501329E-3" table:formula="of:=(([.R5]-[.A5])*[.R5]*(1-[.R5])*[.M5]+([.T5]-[.B5])*[.T5]*(1-[.T5])*[.O5])*[.J5]*(1-[.J5])*[.D5]" table:style-name="ce1">
            <text:p>-0.001262044</text:p>
          </table:table-cell>
          <table:table-cell office:value-type="float" office:value="-6.0155475508272434E-4" table:formula="of:=(([.R5]-[.A5])*[.R5]*(1-[.R5])*[.N5]+([.T5]-[.B5])*[.T5]*(1-[.T5])*[.P5])*[.J5]*(1-[.J5])*[.C5]" table:style-name="ce1">
            <text:p>-0.000601555</text:p>
          </table:table-cell>
          <table:table-cell office:value-type="float" office:value="-1.2031095101654487E-3" table:formula="of:=(([.R5]-[.A5])*[.R5]*(1-[.R5])*[.N5]+([.T5]-[.B5])*[.T5]*(1-[.T5])*[.P5])*[.J5]*(1-[.J5])*[.D5]" table:style-name="ce1">
            <text:p>-0.00120311</text:p>
          </table:table-cell>
          <table:table-cell office:value-type="float" office:value="6.2335606834351999E-2" table:formula="of:=([.R5]-[.A5])*[.R5]*(1-[.R5])*[.J5]" table:style-name="ce1">
            <text:p>0.062335607</text:p>
          </table:table-cell>
          <table:table-cell office:value-type="float" office:value="6.2794995285031269E-2" table:formula="of:=([.R5]-[.A5])*[.R5]*(1-[.R5])*[.L5]" table:style-name="ce1">
            <text:p>0.062794995</text:p>
          </table:table-cell>
          <table:table-cell office:value-type="float" office:value="-3.3435251060257506E-2" table:formula="of:=([.T5]-[.B5])*[.T5]*(1-[.T5])*[.J5]" table:style-name="ce1">
            <text:p>-0.033435251</text:p>
          </table:table-cell>
          <table:table-cell office:value-type="float" office:value="-3.3681655466385456E-2" table:formula="of:=([.T5]-[.B5])*[.T5]*(1-[.T5])*[.L5]" table:style-name="ce1">
            <text:p>-0.03368165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193739323545893" table:formula="of:=[.E5]-($$learning_rate*[.X5])" table:style-name="ce1">
            <text:p>0.151937393</text:p>
          </table:table-cell>
          <table:table-cell office:value-type="float" office:value="0.20387478647091789" table:formula="of:=[.F5]-($$learning_rate*[.Y5])" table:style-name="ce1">
            <text:p>0.203874786</text:p>
          </table:table-cell>
          <table:table-cell office:value-type="float" office:value="0.25166956926385931" table:formula="of:=[.G5]-($$learning_rate*[.Z5])" table:style-name="ce1">
            <text:p>0.251669569</text:p>
          </table:table-cell>
          <table:table-cell office:value-type="float" office:value="0.3033391385277186" table:formula="of:=[.H5]-($$learning_rate*[.AA5])" table:style-name="ce1">
            <text:p>0.303339139</text:p>
          </table:table-cell>
          <table:table-cell office:value-type="float" office:value="2.7984348308864739E-2" table:formula="of:=[.E6]*[.C6] + [.F6]*[.D6]" table:style-name="ce1">
            <text:p>0.027984348</text:p>
          </table:table-cell>
          <table:table-cell office:value-type="float" office:value="0.50699563054613905" table:formula="of:=1/(1+EXP(-[.I6]))" table:style-name="ce1">
            <text:p>0.506995631</text:p>
          </table:table-cell>
          <table:table-cell office:value-type="float" office:value="4.2917392315964822E-2" table:formula="of:=[.G6]*[.C6]+[.H6]*[.D6]" table:style-name="ce1">
            <text:p>0.042917392</text:p>
          </table:table-cell>
          <table:table-cell office:value-type="float" office:value="0.51072770151446101" table:formula="of:=1/(1+EXP(-1*[.K6]))" table:style-name="ce1">
            <text:p>0.510727702</text:p>
          </table:table-cell>
          <table:table-cell office:value-type="float" office:value="-0.14080092111017412" table:formula="of:=[.M5]-($$learning_rate*[.AB5])" table:style-name="ce1">
            <text:p>-0.140800921</text:p>
          </table:table-cell>
          <table:table-cell office:value-type="float" office:value="-9.4793847786417001E-2" table:formula="of:=[.N5]-($$learning_rate*[.AC5])" table:style-name="ce1">
            <text:p>-0.094793848</text:p>
          </table:table-cell>
          <table:table-cell office:value-type="float" office:value="0.80230697995946576" table:formula="of:=[.O5]-($$learning_rate*[.AD5])" table:style-name="ce1">
            <text:p>0.80230698</text:p>
          </table:table-cell>
          <table:table-cell office:value-type="float" office:value="0.85453912354330697" table:formula="of:=[.P5]-($$learning_rate*[.AE5])" table:style-name="ce1">
            <text:p>0.854539124</text:p>
          </table:table-cell>
          <table:table-cell office:value-type="float" office:value="-0.11979929577739834" table:formula="of:=[.M6]*[.J6]+[.N6]*[.L6]" table:style-name="ce1">
            <text:p>-0.119799296</text:p>
          </table:table-cell>
          <table:table-cell office:value-type="float" office:value="0.47008594439042134" table:formula="of:=1/(1+EXP(-1*[.Q6]))" table:style-name="ce1">
            <text:p>0.470085944</text:p>
          </table:table-cell>
          <table:table-cell office:value-type="float" office:value="0.84320293561757309" table:formula="of:=[.O6]*[.J6]+[.P6]*[.L6]" table:style-name="ce1">
            <text:p>0.843202936</text:p>
          </table:table-cell>
          <table:table-cell office:value-type="float" office:value="0.69913936215155581" table:formula="of:=1/(1+EXP(-1*[.S6]))" table:style-name="ce1">
            <text:p>0.699139362</text:p>
          </table:table-cell>
          <table:table-cell office:value-type="float" office:value="0.10583953811281294" table:formula="of:=1/2*(POWER([.A6]-[.R6]; 2))" table:style-name="ce1">
            <text:p>0.105839538</text:p>
          </table:table-cell>
          <table:table-cell office:value-type="float" office:value="4.2299955324801901E-2" table:formula="of:=1/2*POWER([.B6]-[.T6]; 2)" table:style-name="ce1">
            <text:p>0.042299955</text:p>
          </table:table-cell>
          <table:table-cell office:value-type="float" office:value="0.14813949343761484" table:formula="of:=[.U6]+[.V6]" table:style-name="ce1">
            <text:p>0.148139493</text:p>
          </table:table-cell>
          <table:table-cell office:value-type="float" office:value="-8.1512570155475254E-4" table:formula="of:=(([.R6]-[.A6])*[.R6]*(1-[.R6])*[.M6]+([.T6]-[.B6])*[.T6]*(1-[.T6])*[.O6])*[.J6]*(1-[.J6])*[.C6]" table:style-name="ce1">
            <text:p>-0.000815126</text:p>
          </table:table-cell>
          <table:table-cell office:value-type="float" office:value="-1.6302514031095051E-3" table:formula="of:=(([.R6]-[.A6])*[.R6]*(1-[.R6])*[.M6]+([.T6]-[.B6])*[.T6]*(1-[.T6])*[.O6])*[.J6]*(1-[.J6])*[.D6]" table:style-name="ce1">
            <text:p>-0.001630251</text:p>
          </table:table-cell>
          <table:table-cell office:value-type="float" office:value="-7.8916498422505808E-4" table:formula="of:=(([.R6]-[.A6])*[.R6]*(1-[.R6])*[.N6]+([.T6]-[.B6])*[.T6]*(1-[.T6])*[.P6])*[.J6]*(1-[.J6])*[.C6]" table:style-name="ce1">
            <text:p>-0.000789165</text:p>
          </table:table-cell>
          <table:table-cell office:value-type="float" office:value="-1.5783299684501162E-3" table:formula="of:=(([.R6]-[.A6])*[.R6]*(1-[.R6])*[.N6]+([.T6]-[.B6])*[.T6]*(1-[.T6])*[.P6])*[.J6]*(1-[.J6])*[.D6]" table:style-name="ce1">
            <text:p>-0.00157833</text:p>
          </table:table-cell>
          <table:table-cell office:value-type="float" office:value="5.8106656591676707E-2" table:formula="of:=([.R6]-[.A6])*[.R6]*(1-[.R6])*[.J6]" table:style-name="ce1">
            <text:p>0.058106657</text:p>
          </table:table-cell>
          <table:table-cell office:value-type="float" office:value="5.8534388416304962E-2" table:formula="of:=([.R6]-[.A6])*[.R6]*(1-[.R6])*[.L6]" table:style-name="ce1">
            <text:p>0.058534388</text:p>
          </table:table-cell>
          <table:table-cell office:value-type="float" office:value="-3.1018321604345995E-2" table:formula="of:=([.T6]-[.B6])*[.T6]*(1-[.T6])*[.J6]" table:style-name="ce1">
            <text:p>-0.031018322</text:p>
          </table:table-cell>
          <table:table-cell office:value-type="float" office:value="-3.1246652127472897E-2" table:formula="of:=([.T6]-[.B6])*[.T6]*(1-[.T6])*[.L6]" table:style-name="ce1">
            <text:p>-0.03124665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356764463856845" table:formula="of:=[.E6]-($$learning_rate*[.X6])" table:style-name="ce1">
            <text:p>0.153567645</text:p>
          </table:table-cell>
          <table:table-cell office:value-type="float" office:value="0.2071352892771369" table:formula="of:=[.F6]-($$learning_rate*[.Y6])" table:style-name="ce1">
            <text:p>0.207135289</text:p>
          </table:table-cell>
          <table:table-cell office:value-type="float" office:value="0.25324789923230945" table:formula="of:=[.G6]-($$learning_rate*[.Z6])" table:style-name="ce1">
            <text:p>0.253247899</text:p>
          </table:table-cell>
          <table:table-cell office:value-type="float" office:value="0.30649579846461883" table:formula="of:=[.H6]-($$learning_rate*[.AA6])" table:style-name="ce1">
            <text:p>0.306495798</text:p>
          </table:table-cell>
          <table:table-cell office:value-type="float" office:value="2.8391911159642114E-2" table:formula="of:=[.E7]*[.C7] + [.F7]*[.D7]" table:style-name="ce1">
            <text:p>0.028391911</text:p>
          </table:table-cell>
          <table:table-cell office:value-type="float" office:value="0.50709750102131845" table:formula="of:=1/(1+EXP(-[.I7]))" table:style-name="ce1">
            <text:p>0.507097501</text:p>
          </table:table-cell>
          <table:table-cell office:value-type="float" office:value="4.3311974808077358E-2" table:formula="of:=[.G7]*[.C7]+[.H7]*[.D7]" table:style-name="ce1">
            <text:p>0.043311975</text:p>
          </table:table-cell>
          <table:table-cell office:value-type="float" office:value="0.51082630130887485" table:formula="of:=1/(1+EXP(-1*[.K7]))" table:style-name="ce1">
            <text:p>0.510826301</text:p>
          </table:table-cell>
          <table:table-cell office:value-type="float" office:value="-0.25701423429352754" table:formula="of:=[.M6]-($$learning_rate*[.AB6])" table:style-name="ce1">
            <text:p>-0.257014234</text:p>
          </table:table-cell>
          <table:table-cell office:value-type="float" office:value="-0.21186262461902694" table:formula="of:=[.N6]-($$learning_rate*[.AC6])" table:style-name="ce1">
            <text:p>-0.211862625</text:p>
          </table:table-cell>
          <table:table-cell office:value-type="float" office:value="0.86434362316815772" table:formula="of:=[.O6]-($$learning_rate*[.AD6])" table:style-name="ce1">
            <text:p>0.864343623</text:p>
          </table:table-cell>
          <table:table-cell office:value-type="float" office:value="0.91703242779825278" table:formula="of:=[.P6]-($$learning_rate*[.AE6])" table:style-name="ce1">
            <text:p>0.917032428</text:p>
          </table:table-cell>
          <table:table-cell office:value-type="float" office:value="-0.23855627685688358" table:formula="of:=[.M7]*[.J7]+[.N7]*[.L7]" table:style-name="ce1">
            <text:p>-0.238556277</text:p>
          </table:table-cell>
          <table:table-cell office:value-type="float" office:value="0.44064216421910163" table:formula="of:=1/(1+EXP(-1*[.Q7]))" table:style-name="ce1">
            <text:p>0.440642164</text:p>
          </table:table-cell>
          <table:table-cell office:value-type="float" office:value="0.90675077460476428" table:formula="of:=[.O7]*[.J7]+[.P7]*[.L7]" table:style-name="ce1">
            <text:p>0.906750775</text:p>
          </table:table-cell>
          <table:table-cell office:value-type="float" office:value="0.71233481084063943" table:formula="of:=1/(1+EXP(-1*[.S7]))" table:style-name="ce1">
            <text:p>0.712334811</text:p>
          </table:table-cell>
          <table:table-cell office:value-type="float" office:value="9.2726336801655845E-2" table:formula="of:=1/2*(POWER([.A7]-[.R7]; 2))" table:style-name="ce1">
            <text:p>0.092726337</text:p>
          </table:table-cell>
          <table:table-cell office:value-type="float" office:value="3.8548978635451737E-2" table:formula="of:=1/2*POWER([.B7]-[.T7]; 2)" table:style-name="ce1">
            <text:p>0.038548979</text:p>
          </table:table-cell>
          <table:table-cell office:value-type="float" office:value="0.13127531543710758" table:formula="of:=[.U7]+[.V7]" table:style-name="ce1">
            <text:p>0.131275315</text:p>
          </table:table-cell>
          <table:table-cell office:value-type="float" office:value="-9.5554846313581883E-4" table:formula="of:=(([.R7]-[.A7])*[.R7]*(1-[.R7])*[.M7]+([.T7]-[.B7])*[.T7]*(1-[.T7])*[.O7])*[.J7]*(1-[.J7])*[.C7]" table:style-name="ce1">
            <text:p>-0.000955548</text:p>
          </table:table-cell>
          <table:table-cell office:value-type="float" office:value="-1.9110969262716377E-3" table:formula="of:=(([.R7]-[.A7])*[.R7]*(1-[.R7])*[.M7]+([.T7]-[.B7])*[.T7]*(1-[.T7])*[.O7])*[.J7]*(1-[.J7])*[.D7]" table:style-name="ce1">
            <text:p>-0.001911097</text:p>
          </table:table-cell>
          <table:table-cell office:value-type="float" office:value="-9.3311950090827303E-4" table:formula="of:=(([.R7]-[.A7])*[.R7]*(1-[.R7])*[.N7]+([.T7]-[.B7])*[.T7]*(1-[.T7])*[.P7])*[.J7]*(1-[.J7])*[.C7]" table:style-name="ce1">
            <text:p>-0.00093312</text:p>
          </table:table-cell>
          <table:table-cell office:value-type="float" office:value="-1.8662390018165461E-3" table:formula="of:=(([.R7]-[.A7])*[.R7]*(1-[.R7])*[.N7]+([.T7]-[.B7])*[.T7]*(1-[.T7])*[.P7])*[.J7]*(1-[.J7])*[.D7]" table:style-name="ce1">
            <text:p>-0.001866239</text:p>
          </table:table-cell>
          <table:table-cell office:value-type="float" office:value="5.3824970149984323E-2" table:formula="of:=([.R7]-[.A7])*[.R7]*(1-[.R7])*[.J7]" table:style-name="ce1">
            <text:p>0.05382497</text:p>
          </table:table-cell>
          <table:table-cell office:value-type="float" office:value="5.4220757082021558E-2" table:formula="of:=([.R7]-[.A7])*[.R7]*(1-[.R7])*[.L7]" table:style-name="ce1">
            <text:p>0.054220757</text:p>
          </table:table-cell>
          <table:table-cell office:value-type="float" office:value="-2.8852562117539629E-2" table:formula="of:=([.T7]-[.B7])*[.T7]*(1-[.T7])*[.J7]" table:style-name="ce1">
            <text:p>-0.028852562</text:p>
          </table:table-cell>
          <table:table-cell office:value-type="float" office:value="-2.9064721399933918E-2" table:formula="of:=([.T7]-[.B7])*[.T7]*(1-[.T7])*[.L7]" table:style-name="ce1">
            <text:p>-0.02906472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54787415648401" table:formula="of:=[.E7]-($$learning_rate*[.X7])" table:style-name="ce1">
            <text:p>0.155478742</text:p>
          </table:table-cell>
          <table:table-cell office:value-type="float" office:value="0.21095748312968018" table:formula="of:=[.F7]-($$learning_rate*[.Y7])" table:style-name="ce1">
            <text:p>0.210957483</text:p>
          </table:table-cell>
          <table:table-cell office:value-type="float" office:value="0.25511413823412599" table:formula="of:=[.G7]-($$learning_rate*[.Z7])" table:style-name="ce1">
            <text:p>0.255114138</text:p>
          </table:table-cell>
          <table:table-cell office:value-type="float" office:value="0.31022827646825191" table:formula="of:=[.H7]-($$learning_rate*[.AA7])" table:style-name="ce1">
            <text:p>0.310228276</text:p>
          </table:table-cell>
          <table:table-cell office:value-type="float" office:value="2.8869685391210025E-2" table:formula="of:=[.E8]*[.C8] + [.F8]*[.D8]" table:style-name="ce1">
            <text:p>0.028869685</text:p>
          </table:table-cell>
          <table:table-cell office:value-type="float" office:value="0.50721692010434039" table:formula="of:=1/(1+EXP(-[.I8]))" table:style-name="ce1">
            <text:p>0.50721692</text:p>
          </table:table-cell>
          <table:table-cell office:value-type="float" office:value="4.3778534558531493E-2" table:formula="of:=[.G8]*[.C8]+[.H8]*[.D8]" table:style-name="ce1">
            <text:p>0.043778535</text:p>
          </table:table-cell>
          <table:table-cell office:value-type="float" office:value="0.51094288597058235" table:formula="of:=1/(1+EXP(-1*[.K8]))" table:style-name="ce1">
            <text:p>0.510942886</text:p>
          </table:table-cell>
          <table:table-cell office:value-type="float" office:value="-0.3646641745934962" table:formula="of:=[.M7]-($$learning_rate*[.AB7])" table:style-name="ce1">
            <text:p>-0.364664175</text:p>
          </table:table-cell>
          <table:table-cell office:value-type="float" office:value="-0.32030413878307007" table:formula="of:=[.N7]-($$learning_rate*[.AC7])" table:style-name="ce1">
            <text:p>-0.320304139</text:p>
          </table:table-cell>
          <table:table-cell office:value-type="float" office:value="0.92204874740323695" table:formula="of:=[.O7]-($$learning_rate*[.AD7])" table:style-name="ce1">
            <text:p>0.922048747</text:p>
          </table:table-cell>
          <table:table-cell office:value-type="float" office:value="0.97516187059812065" table:formula="of:=[.P7]-($$learning_rate*[.AE7])" table:style-name="ce1">
            <text:p>0.975161871</text:p>
          </table:table-cell>
          <table:table-cell office:value-type="float" office:value="-0.34862096056784836" table:formula="of:=[.M8]*[.J8]+[.N8]*[.L8]" table:style-name="ce1">
            <text:p>-0.348620961</text:p>
          </table:table-cell>
          <table:table-cell office:value-type="float" office:value="0.41371687444973543" table:formula="of:=1/(1+EXP(-1*[.Q8]))" table:style-name="ce1">
            <text:p>0.413716874</text:p>
          </table:table-cell>
          <table:table-cell office:value-type="float" office:value="0.96593074629581011" table:formula="of:=[.O8]*[.J8]+[.P8]*[.L8]" table:style-name="ce1">
            <text:p>0.965930746</text:p>
          </table:table-cell>
          <table:table-cell office:value-type="float" office:value="0.72430766663815227" table:formula="of:=1/(1+EXP(-1*[.S8]))" table:style-name="ce1">
            <text:p>0.724307667</text:p>
          </table:table-cell>
          <table:table-cell office:value-type="float" office:value="8.1493657357731716E-2" table:formula="of:=1/2*(POWER([.A8]-[.R8]; 2))" table:style-name="ce1">
            <text:p>0.081493657</text:p>
          </table:table-cell>
          <table:table-cell office:value-type="float" office:value="3.5296208003631611E-2" table:formula="of:=1/2*POWER([.B8]-[.T8]; 2)" table:style-name="ce1">
            <text:p>0.035296208</text:p>
          </table:table-cell>
          <table:table-cell office:value-type="float" office:value="0.11678986536136332" table:formula="of:=[.U8]+[.V8]" table:style-name="ce1">
            <text:p>0.116789865</text:p>
          </table:table-cell>
          <table:table-cell office:value-type="float" office:value="-1.0576370079769457E-3" table:formula="of:=(([.R8]-[.A8])*[.R8]*(1-[.R8])*[.M8]+([.T8]-[.B8])*[.T8]*(1-[.T8])*[.O8])*[.J8]*(1-[.J8])*[.C8]" table:style-name="ce1">
            <text:p>-0.001057637</text:p>
          </table:table-cell>
          <table:table-cell office:value-type="float" office:value="-2.1152740159538913E-3" table:formula="of:=(([.R8]-[.A8])*[.R8]*(1-[.R8])*[.M8]+([.T8]-[.B8])*[.T8]*(1-[.T8])*[.O8])*[.J8]*(1-[.J8])*[.D8]" table:style-name="ce1">
            <text:p>-0.002115274</text:p>
          </table:table-cell>
          <table:table-cell office:value-type="float" office:value="-1.0385662797453769E-3" table:formula="of:=(([.R8]-[.A8])*[.R8]*(1-[.R8])*[.N8]+([.T8]-[.B8])*[.T8]*(1-[.T8])*[.P8])*[.J8]*(1-[.J8])*[.C8]" table:style-name="ce1">
            <text:p>-0.001038566</text:p>
          </table:table-cell>
          <table:table-cell office:value-type="float" office:value="-2.0771325594907538E-3" table:formula="of:=(([.R8]-[.A8])*[.R8]*(1-[.R8])*[.N8]+([.T8]-[.B8])*[.T8]*(1-[.T8])*[.P8])*[.J8]*(1-[.J8])*[.D8]" table:style-name="ce1">
            <text:p>-0.002077133</text:p>
          </table:table-cell>
          <table:table-cell office:value-type="float" office:value="4.966852516198967E-2" table:formula="of:=([.R8]-[.A8])*[.R8]*(1-[.R8])*[.J8]" table:style-name="ce1">
            <text:p>0.049668525</text:p>
          </table:table-cell>
          <table:table-cell office:value-type="float" office:value="5.0033385287992733E-2" table:formula="of:=([.R8]-[.A8])*[.R8]*(1-[.R8])*[.L8]" table:style-name="ce1">
            <text:p>0.050033385</text:p>
          </table:table-cell>
          <table:table-cell office:value-type="float" office:value="-2.6910423145545908E-2" table:formula="of:=([.T8]-[.B8])*[.T8]*(1-[.T8])*[.J8]" table:style-name="ce1">
            <text:p>-0.026910423</text:p>
          </table:table-cell>
          <table:table-cell office:value-type="float" office:value="-2.710810448091186E-2" table:formula="of:=([.T8]-[.B8])*[.T8]*(1-[.T8])*[.L8]" table:style-name="ce1">
            <text:p>-0.02710810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7594015580794" table:formula="of:=[.E8]-($$learning_rate*[.X8])" table:style-name="ce1">
            <text:p>0.157594016</text:p>
          </table:table-cell>
          <table:table-cell office:value-type="float" office:value="0.21518803116158797" table:formula="of:=[.F8]-($$learning_rate*[.Y8])" table:style-name="ce1">
            <text:p>0.215188031</text:p>
          </table:table-cell>
          <table:table-cell office:value-type="float" office:value="0.25719127079361676" table:formula="of:=[.G8]-($$learning_rate*[.Z8])" table:style-name="ce1">
            <text:p>0.257191271</text:p>
          </table:table-cell>
          <table:table-cell office:value-type="float" office:value="0.31438254158723339" table:formula="of:=[.H8]-($$learning_rate*[.AA8])" table:style-name="ce1">
            <text:p>0.314382542</text:p>
          </table:table-cell>
          <table:table-cell office:value-type="float" office:value="2.9398503895198498E-2" table:formula="of:=[.E9]*[.C9] + [.F9]*[.D9]" table:style-name="ce1">
            <text:p>0.029398504</text:p>
          </table:table-cell>
          <table:table-cell office:value-type="float" office:value="0.50734909667986416" table:formula="of:=1/(1+EXP(-[.I9]))" table:style-name="ce1">
            <text:p>0.507349097</text:p>
          </table:table-cell>
          <table:table-cell office:value-type="float" office:value="4.4297817698404178E-2" table:formula="of:=[.G9]*[.C9]+[.H9]*[.D9]" table:style-name="ce1">
            <text:p>0.044297818</text:p>
          </table:table-cell>
          <table:table-cell office:value-type="float" office:value="0.51107264383282125" table:formula="of:=1/(1+EXP(-1*[.K9]))" table:style-name="ce1">
            <text:p>0.511072644</text:p>
          </table:table-cell>
          <table:table-cell office:value-type="float" office:value="-0.46400122491747553" table:formula="of:=[.M8]-($$learning_rate*[.AB8])" table:style-name="ce1">
            <text:p>-0.464001225</text:p>
          </table:table-cell>
          <table:table-cell office:value-type="float" office:value="-0.42037090935905552" table:formula="of:=[.N8]-($$learning_rate*[.AC8])" table:style-name="ce1">
            <text:p>-0.420370909</text:p>
          </table:table-cell>
          <table:table-cell office:value-type="float" office:value="0.9758695936943288" table:formula="of:=[.O8]-($$learning_rate*[.AD8])" table:style-name="ce1">
            <text:p>0.975869594</text:p>
          </table:table-cell>
          <table:table-cell office:value-type="float" office:value="1.0293780795599443" table:formula="of:=[.P8]-($$learning_rate*[.AE8])" table:style-name="ce1">
            <text:p>1.02937808</text:p>
          </table:table-cell>
          <table:table-cell office:value-type="float" office:value="-0.45025067435677146" table:formula="of:=[.M9]*[.J9]+[.N9]*[.L9]" table:style-name="ce1">
            <text:p>-0.450250674</text:p>
          </table:table-cell>
          <table:table-cell office:value-type="float" office:value="0.38930116762967526" table:formula="of:=1/(1+EXP(-1*[.Q9]))" table:style-name="ce1">
            <text:p>0.389301168</text:p>
          </table:table-cell>
          <table:table-cell office:value-type="float" office:value="1.0211935334624167" table:formula="of:=[.O9]*[.J9]+[.P9]*[.L9]" table:style-name="ce1">
            <text:p>1.021193533</text:p>
          </table:table-cell>
          <table:table-cell office:value-type="float" office:value="0.73520502010697264" table:formula="of:=1/(1+EXP(-1*[.S9]))" table:style-name="ce1">
            <text:p>0.73520502</text:p>
          </table:table-cell>
          <table:table-cell office:value-type="float" office:value="7.1934687882617504E-2" table:formula="of:=1/2*(POWER([.A9]-[.R9]; 2))" table:style-name="ce1">
            <text:p>0.071934688</text:p>
          </table:table-cell>
          <table:table-cell office:value-type="float" office:value="3.2460240889344107E-2" table:formula="of:=1/2*POWER([.B9]-[.T9]; 2)" table:style-name="ce1">
            <text:p>0.032460241</text:p>
          </table:table-cell>
          <table:table-cell office:value-type="float" office:value="0.1043949287719616" table:formula="of:=[.U9]+[.V9]" table:style-name="ce1">
            <text:p>0.104394929</text:p>
          </table:table-cell>
          <table:table-cell office:value-type="float" office:value="-1.1278630281738749E-3" table:formula="of:=(([.R9]-[.A9])*[.R9]*(1-[.R9])*[.M9]+([.T9]-[.B9])*[.T9]*(1-[.T9])*[.O9])*[.J9]*(1-[.J9])*[.C9]" table:style-name="ce1">
            <text:p>-0.001127863</text:p>
          </table:table-cell>
          <table:table-cell office:value-type="float" office:value="-2.2557260563477498E-3" table:formula="of:=(([.R9]-[.A9])*[.R9]*(1-[.R9])*[.M9]+([.T9]-[.B9])*[.T9]*(1-[.T9])*[.O9])*[.J9]*(1-[.J9])*[.D9]" table:style-name="ce1">
            <text:p>-0.002255726</text:p>
          </table:table-cell>
          <table:table-cell office:value-type="float" office:value="-1.1118630678776599E-3" table:formula="of:=(([.R9]-[.A9])*[.R9]*(1-[.R9])*[.N9]+([.T9]-[.B9])*[.T9]*(1-[.T9])*[.P9])*[.J9]*(1-[.J9])*[.C9]" table:style-name="ce1">
            <text:p>-0.001111863</text:p>
          </table:table-cell>
          <table:table-cell office:value-type="float" office:value="-2.2237261357553198E-3" table:formula="of:=(([.R9]-[.A9])*[.R9]*(1-[.R9])*[.N9]+([.T9]-[.B9])*[.T9]*(1-[.T9])*[.P9])*[.J9]*(1-[.J9])*[.D9]" table:style-name="ce1">
            <text:p>-0.002223726</text:p>
          </table:table-cell>
          <table:table-cell office:value-type="float" office:value="4.5751345108682777E-2" table:formula="of:=([.R9]-[.A9])*[.R9]*(1-[.R9])*[.J9]" table:style-name="ce1">
            <text:p>0.045751345</text:p>
          </table:table-cell>
          <table:table-cell office:value-type="float" office:value="4.6087124342228725E-2" table:formula="of:=([.R9]-[.A9])*[.R9]*(1-[.R9])*[.L9]" table:style-name="ce1">
            <text:p>0.046087124</text:p>
          </table:table-cell>
          <table:table-cell office:value-type="float" office:value="-2.516610299231907E-2" table:formula="of:=([.T9]-[.B9])*[.T9]*(1-[.T9])*[.J9]" table:style-name="ce1">
            <text:p>-0.025166103</text:p>
          </table:table-cell>
          <table:table-cell office:value-type="float" office:value="-2.5350802584298837E-2" table:formula="of:=([.T9]-[.B9])*[.T9]*(1-[.T9])*[.L9]" table:style-name="ce1">
            <text:p>-0.02535080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984974163714175" table:formula="of:=[.E9]-($$learning_rate*[.X9])" table:style-name="ce1">
            <text:p>0.159849742</text:p>
          </table:table-cell>
          <table:table-cell office:value-type="float" office:value="0.21969948327428346" table:formula="of:=[.F9]-($$learning_rate*[.Y9])" table:style-name="ce1">
            <text:p>0.219699483</text:p>
          </table:table-cell>
          <table:table-cell office:value-type="float" office:value="0.25941499692937209" table:formula="of:=[.G9]-($$learning_rate*[.Z9])" table:style-name="ce1">
            <text:p>0.259414997</text:p>
          </table:table-cell>
          <table:table-cell office:value-type="float" office:value="0.31882999385874405" table:formula="of:=[.H9]-($$learning_rate*[.AA9])" table:style-name="ce1">
            <text:p>0.318829994</text:p>
          </table:table-cell>
          <table:table-cell office:value-type="float" office:value="2.9962435409285434E-2" table:formula="of:=[.E10]*[.C10] + [.F10]*[.D10]" table:style-name="ce1">
            <text:p>0.029962435</text:p>
          </table:table-cell>
          <table:table-cell office:value-type="float" office:value="0.50749004851298918" table:formula="of:=1/(1+EXP(-[.I10]))" table:style-name="ce1">
            <text:p>0.507490049</text:p>
          </table:table-cell>
          <table:table-cell office:value-type="float" office:value="4.4853749232343011E-2" table:formula="of:=[.G10]*[.C10]+[.H10]*[.D10]" table:style-name="ce1">
            <text:p>0.044853749</text:p>
          </table:table-cell>
          <table:table-cell office:value-type="float" office:value="0.51121155769850635" table:formula="of:=1/(1+EXP(-1*[.K10]))" table:style-name="ce1">
            <text:p>0.511211558</text:p>
          </table:table-cell>
          <table:table-cell office:value-type="float" office:value="-0.5555039151348411" table:formula="of:=[.M9]-($$learning_rate*[.AB9])" table:style-name="ce1">
            <text:p>-0.555503915</text:p>
          </table:table-cell>
          <table:table-cell office:value-type="float" office:value="-0.51254515804351297" table:formula="of:=[.N9]-($$learning_rate*[.AC9])" table:style-name="ce1">
            <text:p>-0.512545158</text:p>
          </table:table-cell>
          <table:table-cell office:value-type="float" office:value="1.026201799678967" table:formula="of:=[.O9]-($$learning_rate*[.AD9])" table:style-name="ce1">
            <text:p>1.0262018</text:p>
          </table:table-cell>
          <table:table-cell office:value-type="float" office:value="1.0800796847285419" table:formula="of:=[.P9]-($$learning_rate*[.AE9])" table:style-name="ce1">
            <text:p>1.080079685</text:p>
          </table:table-cell>
          <table:table-cell office:value-type="float" office:value="-0.54393171747518732" table:formula="of:=[.M10]*[.J10]+[.N10]*[.L10]" table:style-name="ce1">
            <text:p>-0.543931717</text:p>
          </table:table-cell>
          <table:table-cell office:value-type="float" office:value="0.36727343950467189" table:formula="of:=1/(1+EXP(-1*[.Q10]))" table:style-name="ce1">
            <text:p>0.36727344</text:p>
          </table:table-cell>
          <table:table-cell office:value-type="float" office:value="1.0729364191717852" table:formula="of:=[.O10]*[.J10]+[.P10]*[.L10]" table:style-name="ce1">
            <text:p>1.072936419</text:p>
          </table:table-cell>
          <table:table-cell office:value-type="float" office:value="0.74515494036234975" table:formula="of:=1/(1+EXP(-1*[.S10]))" table:style-name="ce1">
            <text:p>0.74515494</text:p>
          </table:table-cell>
          <table:table-cell office:value-type="float" office:value="6.3822155287749219E-2" table:formula="of:=1/2*(POWER([.A10]-[.R10]; 2))" table:style-name="ce1">
            <text:p>0.063822155</text:p>
          </table:table-cell>
          <table:table-cell office:value-type="float" office:value="2.9974551614482252E-2" table:formula="of:=1/2*POWER([.B10]-[.T10]; 2)" table:style-name="ce1">
            <text:p>0.029974552</text:p>
          </table:table-cell>
          <table:table-cell office:value-type="float" office:value="9.3796706902231464E-2" table:formula="of:=[.U10]+[.V10]" table:style-name="ce1">
            <text:p>0.093796707</text:p>
          </table:table-cell>
          <table:table-cell office:value-type="float" office:value="-1.1726687955818317E-3" table:formula="of:=(([.R10]-[.A10])*[.R10]*(1-[.R10])*[.M10]+([.T10]-[.B10])*[.T10]*(1-[.T10])*[.O10])*[.J10]*(1-[.J10])*[.C10]" table:style-name="ce1">
            <text:p>-0.001172669</text:p>
          </table:table-cell>
          <table:table-cell office:value-type="float" office:value="-2.3453375911636635E-3" table:formula="of:=(([.R10]-[.A10])*[.R10]*(1-[.R10])*[.M10]+([.T10]-[.B10])*[.T10]*(1-[.T10])*[.O10])*[.J10]*(1-[.J10])*[.D10]" table:style-name="ce1">
            <text:p>-0.002345338</text:p>
          </table:table-cell>
          <table:table-cell office:value-type="float" office:value="-1.1594026242357145E-3" table:formula="of:=(([.R10]-[.A10])*[.R10]*(1-[.R10])*[.N10]+([.T10]-[.B10])*[.T10]*(1-[.T10])*[.P10])*[.J10]*(1-[.J10])*[.C10]" table:style-name="ce1">
            <text:p>-0.001159403</text:p>
          </table:table-cell>
          <table:table-cell office:value-type="float" office:value="-2.3188052484714289E-3" table:formula="of:=(([.R10]-[.A10])*[.R10]*(1-[.R10])*[.N10]+([.T10]-[.B10])*[.T10]*(1-[.T10])*[.P10])*[.J10]*(1-[.J10])*[.D10]" table:style-name="ce1">
            <text:p>-0.002318805</text:p>
          </table:table-cell>
          <table:table-cell office:value-type="float" office:value="4.2134112375527923E-2" table:formula="of:=([.R10]-[.A10])*[.R10]*(1-[.R10])*[.J10]" table:style-name="ce1">
            <text:p>0.042134112</text:p>
          </table:table-cell>
          <table:table-cell office:value-type="float" office:value="4.2443088850413674E-2" table:formula="of:=([.R10]-[.A10])*[.R10]*(1-[.R10])*[.L10]" table:style-name="ce1">
            <text:p>0.042443089</text:p>
          </table:table-cell>
          <table:table-cell office:value-type="float" office:value="-2.3596178888182787E-2" table:formula="of:=([.T10]-[.B10])*[.T10]*(1-[.T10])*[.J10]" table:style-name="ce1">
            <text:p>-0.023596179</text:p>
          </table:table-cell>
          <table:table-cell office:value-type="float" office:value="-2.3769213604297484E-2" table:formula="of:=([.T10]-[.B10])*[.T10]*(1-[.T10])*[.L10]" table:style-name="ce1">
            <text:p>-0.02376921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6219507922830542" table:formula="of:=[.E10]-($$learning_rate*[.X10])" table:style-name="ce1">
            <text:p>0.162195079</text:p>
          </table:table-cell>
          <table:table-cell office:value-type="float" office:value="0.22439015845661078" table:formula="of:=[.F10]-($$learning_rate*[.Y10])" table:style-name="ce1">
            <text:p>0.224390158</text:p>
          </table:table-cell>
          <table:table-cell office:value-type="float" office:value="0.26173380217784353" table:formula="of:=[.G10]-($$learning_rate*[.Z10])" table:style-name="ce1">
            <text:p>0.261733802</text:p>
          </table:table-cell>
          <table:table-cell office:value-type="float" office:value="0.32346760435568689" table:formula="of:=[.H10]-($$learning_rate*[.AA10])" table:style-name="ce1">
            <text:p>0.323467604</text:p>
          </table:table-cell>
          <table:table-cell office:value-type="float" office:value="3.054876980707635E-2" table:formula="of:=[.E11]*[.C11] + [.F11]*[.D11]" table:style-name="ce1">
            <text:p>0.03054877</text:p>
          </table:table-cell>
          <table:table-cell office:value-type="float" office:value="0.50763659857079391" table:formula="of:=1/(1+EXP(-[.I11]))" table:style-name="ce1">
            <text:p>0.507636599</text:p>
          </table:table-cell>
          <table:table-cell office:value-type="float" office:value="4.5433450544460866E-2" table:formula="of:=[.G11]*[.C11]+[.H11]*[.D11]" table:style-name="ce1">
            <text:p>0.045433451</text:p>
          </table:table-cell>
          <table:table-cell office:value-type="float" office:value="0.51135640921314762" table:formula="of:=1/(1+EXP(-1*[.K11]))" table:style-name="ce1">
            <text:p>0.511356409</text:p>
          </table:table-cell>
          <table:table-cell office:value-type="float" office:value="-0.63977213988589698" table:formula="of:=[.M10]-($$learning_rate*[.AB10])" table:style-name="ce1">
            <text:p>-0.63977214</text:p>
          </table:table-cell>
          <table:table-cell office:value-type="float" office:value="-0.59743133574434037" table:formula="of:=[.N10]-($$learning_rate*[.AC10])" table:style-name="ce1">
            <text:p>-0.597431336</text:p>
          </table:table-cell>
          <table:table-cell office:value-type="float" office:value="1.0733941574553325" table:formula="of:=[.O10]-($$learning_rate*[.AD10])" table:style-name="ce1">
            <text:p>1.073394157</text:p>
          </table:table-cell>
          <table:table-cell office:value-type="float" office:value="1.1276181119371369" table:formula="of:=[.P10]-($$learning_rate*[.AE10])" table:style-name="ce1">
            <text:p>1.127618112</text:p>
          </table:table-cell>
          <table:table-cell office:value-type="float" office:value="-0.63027209554967523" table:formula="of:=[.M11]*[.J11]+[.N11]*[.L11]" table:style-name="ce1">
            <text:p>-0.630272096</text:p>
          </table:table-cell>
          <table:table-cell office:value-type="float" office:value="0.34744884352765193" table:formula="of:=1/(1+EXP(-1*[.Q11]))" table:style-name="ce1">
            <text:p>0.347448844</text:p>
          </table:table-cell>
          <table:table-cell office:value-type="float" office:value="1.1215089077002718" table:formula="of:=[.O11]*[.J11]+[.P11]*[.L11]" table:style-name="ce1">
            <text:p>1.121508908</text:p>
          </table:table-cell>
          <table:table-cell office:value-type="float" office:value="0.7542684960563909" table:formula="of:=1/(1+EXP(-1*[.S11]))" table:style-name="ce1">
            <text:p>0.754268496</text:p>
          </table:table-cell>
          <table:table-cell office:value-type="float" office:value="5.6935860999074855E-2" table:formula="of:=1/2*(POWER([.A11]-[.R11]; 2))" table:style-name="ce1">
            <text:p>0.056935861</text:p>
          </table:table-cell>
          <table:table-cell office:value-type="float" office:value="2.7784670975757892E-2" table:formula="of:=1/2*POWER([.B11]-[.T11]; 2)" table:style-name="ce1">
            <text:p>0.027784671</text:p>
          </table:table-cell>
          <table:table-cell office:value-type="float" office:value="8.4720531974832744E-2" table:formula="of:=[.U11]+[.V11]" table:style-name="ce1">
            <text:p>0.084720532</text:p>
          </table:table-cell>
          <table:table-cell office:value-type="float" office:value="-1.1978134109233156E-3" table:formula="of:=(([.R11]-[.A11])*[.R11]*(1-[.R11])*[.M11]+([.T11]-[.B11])*[.T11]*(1-[.T11])*[.O11])*[.J11]*(1-[.J11])*[.C11]" table:style-name="ce1">
            <text:p>-0.001197813</text:p>
          </table:table-cell>
          <table:table-cell office:value-type="float" office:value="-2.3956268218466312E-3" table:formula="of:=(([.R11]-[.A11])*[.R11]*(1-[.R11])*[.M11]+([.T11]-[.B11])*[.T11]*(1-[.T11])*[.O11])*[.J11]*(1-[.J11])*[.D11]" table:style-name="ce1">
            <text:p>-0.002395627</text:p>
          </table:table-cell>
          <table:table-cell office:value-type="float" office:value="-1.1869372956423234E-3" table:formula="of:=(([.R11]-[.A11])*[.R11]*(1-[.R11])*[.N11]+([.T11]-[.B11])*[.T11]*(1-[.T11])*[.P11])*[.J11]*(1-[.J11])*[.C11]" table:style-name="ce1">
            <text:p>-0.001186937</text:p>
          </table:table-cell>
          <table:table-cell office:value-type="float" office:value="-2.3738745912846469E-3" table:formula="of:=(([.R11]-[.A11])*[.R11]*(1-[.R11])*[.N11]+([.T11]-[.B11])*[.T11]*(1-[.T11])*[.P11])*[.J11]*(1-[.J11])*[.D11]" table:style-name="ce1">
            <text:p>-0.002373875</text:p>
          </table:table-cell>
          <table:table-cell office:value-type="float" office:value="3.8838844772315168E-2" table:formula="of:=([.R11]-[.A11])*[.R11]*(1-[.R11])*[.J11]" table:style-name="ce1">
            <text:p>0.038838845</text:p>
          </table:table-cell>
          <table:table-cell office:value-type="float" office:value="3.9123444323505001E-2" table:formula="of:=([.R11]-[.A11])*[.R11]*(1-[.R11])*[.L11]" table:style-name="ce1">
            <text:p>0.039123444</text:p>
          </table:table-cell>
          <table:table-cell office:value-type="float" office:value="-2.2179786417685352E-2" table:formula="of:=([.T11]-[.B11])*[.T11]*(1-[.T11])*[.J11]" table:style-name="ce1">
            <text:p>-0.022179786</text:p>
          </table:table-cell>
          <table:table-cell office:value-type="float" office:value="-2.2342313323337786E-2" table:formula="of:=([.T11]-[.B11])*[.T11]*(1-[.T11])*[.L11]" table:style-name="ce1">
            <text:p>-0.02234231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6459070605015205" table:formula="of:=[.E11]-($$learning_rate*[.X11])" table:style-name="ce1">
            <text:p>0.164590706</text:p>
          </table:table-cell>
          <table:table-cell office:value-type="float" office:value="0.22918141210030404" table:formula="of:=[.F11]-($$learning_rate*[.Y11])" table:style-name="ce1">
            <text:p>0.229181412</text:p>
          </table:table-cell>
          <table:table-cell office:value-type="float" office:value="0.26410767676912816" table:formula="of:=[.G11]-($$learning_rate*[.Z11])" table:style-name="ce1">
            <text:p>0.264107677</text:p>
          </table:table-cell>
          <table:table-cell office:value-type="float" office:value="0.3282153535382562" table:formula="of:=[.H11]-($$learning_rate*[.AA11])" table:style-name="ce1">
            <text:p>0.328215354</text:p>
          </table:table-cell>
          <table:table-cell office:value-type="float" office:value="3.1147676512538011E-2" table:formula="of:=[.E12]*[.C12] + [.F12]*[.D12]" table:style-name="ce1">
            <text:p>0.031147677</text:p>
            <draw:frame draw:z-index="1" draw:id="id0" draw:style-name="a0" draw:name="Chart 3" svg:x="0.39062in" svg:y="0.203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.50778628963123218" table:formula="of:=1/(1+EXP(-[.I12]))" table:style-name="ce1">
            <text:p>0.50778629</text:p>
          </table:table-cell>
          <table:table-cell office:value-type="float" office:value="4.602691919228203E-2" table:formula="of:=[.G12]*[.C12]+[.H12]*[.D12]" table:style-name="ce1">
            <text:p>0.046026919</text:p>
          </table:table-cell>
          <table:table-cell office:value-type="float" office:value="0.51150469883284444" table:formula="of:=1/(1+EXP(-1*[.K12]))" table:style-name="ce1">
            <text:p>0.511504699</text:p>
          </table:table-cell>
          <table:table-cell office:value-type="float" office:value="-0.71744982943052737" table:formula="of:=[.M11]-($$learning_rate*[.AB11])" table:style-name="ce1">
            <text:p>-0.717449829</text:p>
          </table:table-cell>
          <table:table-cell office:value-type="float" office:value="-0.67567822439135039" table:formula="of:=[.N11]-($$learning_rate*[.AC11])" table:style-name="ce1">
            <text:p>-0.675678224</text:p>
          </table:table-cell>
          <table:table-cell office:value-type="float" office:value="1.1177537302907032" table:formula="of:=[.O11]-($$learning_rate*[.AD11])" table:style-name="ce1">
            <text:p>1.11775373</text:p>
          </table:table-cell>
          <table:table-cell office:value-type="float" office:value="1.1723027385838125" table:formula="of:=[.P11]-($$learning_rate*[.AE11])" table:style-name="ce1">
            <text:p>1.172302739</text:p>
          </table:table-cell>
          <table:table-cell office:value-type="float" office:value="-0.70992377355829661" table:formula="of:=[.M12]*[.J12]+[.N12]*[.L12]" table:style-name="ce1">
            <text:p>-0.709923774</text:p>
          </table:table-cell>
          <table:table-cell office:value-type="float" office:value="0.32961568366704314" table:formula="of:=1/(1+EXP(-1*[.Q12]))" table:style-name="ce1">
            <text:p>0.329615684</text:p>
          </table:table-cell>
          <table:table-cell office:value-type="float" office:value="1.1672183786660169" table:formula="of:=[.O12]*[.J12]+[.P12]*[.L12]" table:style-name="ce1">
            <text:p>1.167218379</text:p>
          </table:table-cell>
          <table:table-cell office:value-type="float" office:value="0.76264185662234119" table:formula="of:=1/(1+EXP(-1*[.S12]))" table:style-name="ce1">
            <text:p>0.762641857</text:p>
          </table:table-cell>
          <table:table-cell office:value-type="float" office:value="5.1077092622975689E-2" table:formula="of:=1/2*(POWER([.A12]-[.R12]; 2))" table:style-name="ce1">
            <text:p>0.051077093</text:p>
          </table:table-cell>
          <table:table-cell office:value-type="float" office:value="2.584586268006803E-2" table:formula="of:=1/2*POWER([.B12]-[.T12]; 2)" table:style-name="ce1">
            <text:p>0.025845863</text:p>
          </table:table-cell>
          <table:table-cell office:value-type="float" office:value="7.6922955303043716E-2" table:formula="of:=[.U12]+[.V12]" table:style-name="ce1">
            <text:p>0.076922955</text:p>
          </table:table-cell>
          <table:table-cell office:value-type="float" office:value="-1.2081138047366281E-3" table:formula="of:=(([.R12]-[.A12])*[.R12]*(1-[.R12])*[.M12]+([.T12]-[.B12])*[.T12]*(1-[.T12])*[.O12])*[.J12]*(1-[.J12])*[.C12]" table:style-name="ce1">
            <text:p>-0.001208114</text:p>
          </table:table-cell>
          <table:table-cell office:value-type="float" office:value="-2.4162276094732561E-3" table:formula="of:=(([.R12]-[.A12])*[.R12]*(1-[.R12])*[.M12]+([.T12]-[.B12])*[.T12]*(1-[.T12])*[.O12])*[.J12]*(1-[.J12])*[.D12]" table:style-name="ce1">
            <text:p>-0.002416228</text:p>
          </table:table-cell>
          <table:table-cell office:value-type="float" office:value="-1.1993022085999389E-3" table:formula="of:=(([.R12]-[.A12])*[.R12]*(1-[.R12])*[.N12]+([.T12]-[.B12])*[.T12]*(1-[.T12])*[.P12])*[.J12]*(1-[.J12])*[.C12]" table:style-name="ce1">
            <text:p>-0.001199302</text:p>
          </table:table-cell>
          <table:table-cell office:value-type="float" office:value="-2.3986044171998779E-3" table:formula="of:=(([.R12]-[.A12])*[.R12]*(1-[.R12])*[.N12]+([.T12]-[.B12])*[.T12]*(1-[.T12])*[.P12])*[.J12]*(1-[.J12])*[.D12]" table:style-name="ce1">
            <text:p>-0.002398604</text:p>
          </table:table-cell>
          <table:table-cell office:value-type="float" office:value="3.5862516921490187E-2" table:formula="of:=([.R12]-[.A12])*[.R12]*(1-[.R12])*[.J12]" table:style-name="ce1">
            <text:p>0.035862517</text:p>
          </table:table-cell>
          <table:table-cell office:value-type="float" office:value="3.6125130378444073E-2" table:formula="of:=([.R12]-[.A12])*[.R12]*(1-[.R12])*[.L12]" table:style-name="ce1">
            <text:p>0.03612513</text:p>
          </table:table-cell>
          <table:table-cell office:value-type="float" office:value="-2.0898554990327323E-2" table:formula="of:=([.T12]-[.B12])*[.T12]*(1-[.T12])*[.J12]" table:style-name="ce1">
            <text:p>-0.020898555</text:p>
          </table:table-cell>
          <table:table-cell office:value-type="float" office:value="-2.10515905896793E-2" table:formula="of:=([.T12]-[.B12])*[.T12]*(1-[.T12])*[.L12]" table:style-name="ce1">
            <text:p>-0.02105159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670069336596253" table:formula="of:=[.E12]-($$learning_rate*[.X12])" table:style-name="ce1">
            <text:p>0.167006934</text:p>
          </table:table-cell>
          <table:table-cell office:value-type="float" office:value="0.23401386731925056" table:formula="of:=[.F12]-($$learning_rate*[.Y12])" table:style-name="ce1">
            <text:p>0.234013867</text:p>
          </table:table-cell>
          <table:table-cell office:value-type="float" office:value="0.26650628118632802" table:formula="of:=[.G12]-($$learning_rate*[.Z12])" table:style-name="ce1">
            <text:p>0.266506281</text:p>
          </table:table-cell>
          <table:table-cell office:value-type="float" office:value="0.33301256237265597" table:formula="of:=[.H12]-($$learning_rate*[.AA12])" table:style-name="ce1">
            <text:p>0.333012562</text:p>
          </table:table-cell>
          <table:table-cell office:value-type="float" office:value="3.1751733414906322E-2" table:formula="of:=[.E13]*[.C13] + [.F13]*[.D13]" table:style-name="ce1">
            <text:p>0.031751733</text:p>
          </table:table-cell>
          <table:table-cell office:value-type="float" office:value="0.50793726652039584" table:formula="of:=1/(1+EXP(-[.I13]))" table:style-name="ce1">
            <text:p>0.507937267</text:p>
          </table:table-cell>
          <table:table-cell office:value-type="float" office:value="4.6626570296582001E-2" table:formula="of:=[.G13]*[.C13]+[.H13]*[.D13]" table:style-name="ce1">
            <text:p>0.04662657</text:p>
          </table:table-cell>
          <table:table-cell office:value-type="float" office:value="0.51165453120208748" table:formula="of:=1/(1+EXP(-1*[.K13]))" table:style-name="ce1">
            <text:p>0.511654531</text:p>
          </table:table-cell>
          <table:table-cell office:value-type="float" office:value="-0.78917486327350772" table:formula="of:=[.M12]-($$learning_rate*[.AB12])" table:style-name="ce1">
            <text:p>-0.789174863</text:p>
          </table:table-cell>
          <table:table-cell office:value-type="float" office:value="-0.74792848514823851" table:formula="of:=[.N12]-($$learning_rate*[.AC12])" table:style-name="ce1">
            <text:p>-0.747928485</text:p>
          </table:table-cell>
          <table:table-cell office:value-type="float" office:value="1.1595508402713579" table:formula="of:=[.O12]-($$learning_rate*[.AD12])" table:style-name="ce1">
            <text:p>1.15955084</text:p>
          </table:table-cell>
          <table:table-cell office:value-type="float" office:value="1.2144059197631711" table:formula="of:=[.P12]-($$learning_rate*[.AE12])" table:style-name="ce1">
            <text:p>1.21440592</text:p>
          </table:table-cell>
          <table:table-cell office:value-type="float" office:value="-0.783532321298962" table:formula="of:=[.M13]*[.J13]+[.N13]*[.L13]" table:style-name="ce1">
            <text:p>-0.783532321</text:p>
          </table:table-cell>
          <table:table-cell office:value-type="float" office:value="0.31355908973184571" table:formula="of:=1/(1+EXP(-1*[.Q13]))" table:style-name="ce1">
            <text:p>0.31355909</text:p>
          </table:table-cell>
          <table:table-cell office:value-type="float" office:value="1.2103353757643269" table:formula="of:=[.O13]*[.J13]+[.P13]*[.L13]" table:style-name="ce1">
            <text:p>1.210335376</text:p>
          </table:table-cell>
          <table:table-cell office:value-type="float" office:value="0.77035828454452737" table:formula="of:=1/(1+EXP(-1*[.S13]))" table:style-name="ce1">
            <text:p>0.770358285</text:p>
          </table:table-cell>
          <table:table-cell office:value-type="float" office:value="4.6074060479413377E-2" table:formula="of:=1/2*(POWER([.A13]-[.R13]; 2))" table:style-name="ce1">
            <text:p>0.04607406</text:p>
          </table:table-cell>
          <table:table-cell office:value-type="float" office:value="2.41212415841114E-2" table:formula="of:=1/2*POWER([.B13]-[.T13]; 2)" table:style-name="ce1">
            <text:p>0.024121242</text:p>
          </table:table-cell>
          <table:table-cell office:value-type="float" office:value="7.0195302063524784E-2" table:formula="of:=[.U13]+[.V13]" table:style-name="ce1">
            <text:p>0.070195302</text:p>
          </table:table-cell>
          <table:table-cell office:value-type="float" office:value="-1.2074286309826671E-3" table:formula="of:=(([.R13]-[.A13])*[.R13]*(1-[.R13])*[.M13]+([.T13]-[.B13])*[.T13]*(1-[.T13])*[.O13])*[.J13]*(1-[.J13])*[.C13]" table:style-name="ce1">
            <text:p>-0.001207429</text:p>
          </table:table-cell>
          <table:table-cell office:value-type="float" office:value="-2.4148572619653343E-3" table:formula="of:=(([.R13]-[.A13])*[.R13]*(1-[.R13])*[.M13]+([.T13]-[.B13])*[.T13]*(1-[.T13])*[.O13])*[.J13]*(1-[.J13])*[.D13]" table:style-name="ce1">
            <text:p>-0.002414857</text:p>
          </table:table-cell>
          <table:table-cell office:value-type="float" office:value="-1.200386590111552E-3" table:formula="of:=(([.R13]-[.A13])*[.R13]*(1-[.R13])*[.N13]+([.T13]-[.B13])*[.T13]*(1-[.T13])*[.P13])*[.J13]*(1-[.J13])*[.C13]" table:style-name="ce1">
            <text:p>-0.001200387</text:p>
          </table:table-cell>
          <table:table-cell office:value-type="float" office:value="-2.4007731802231039E-3" table:formula="of:=(([.R13]-[.A13])*[.R13]*(1-[.R13])*[.N13]+([.T13]-[.B13])*[.T13]*(1-[.T13])*[.P13])*[.J13]*(1-[.J13])*[.D13]" table:style-name="ce1">
            <text:p>-0.002400773</text:p>
          </table:table-cell>
          <table:table-cell office:value-type="float" office:value="3.3187601975388885E-2" table:formula="of:=([.R13]-[.A13])*[.R13]*(1-[.R13])*[.J13]" table:style-name="ce1">
            <text:p>0.033187602</text:p>
          </table:table-cell>
          <table:table-cell office:value-type="float" office:value="3.3430480592148537E-2" table:formula="of:=([.R13]-[.A13])*[.R13]*(1-[.R13])*[.L13]" table:style-name="ce1">
            <text:p>0.033430481</text:p>
          </table:table-cell>
          <table:table-cell office:value-type="float" office:value="-1.9736422987664683E-2" table:formula="of:=([.T13]-[.B13])*[.T13]*(1-[.T13])*[.J13]" table:style-name="ce1">
            <text:p>-0.019736423</text:p>
          </table:table-cell>
          <table:table-cell office:value-type="float" office:value="-1.9880861116053174E-2" table:formula="of:=([.T13]-[.B13])*[.T13]*(1-[.T13])*[.L13]" table:style-name="ce1">
            <text:p>-0.01988086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6942179092159063" table:formula="of:=[.E13]-($$learning_rate*[.X13])" table:style-name="ce1">
            <text:p>0.169421791</text:p>
          </table:table-cell>
          <table:table-cell office:value-type="float" office:value="0.23884358184318122" table:formula="of:=[.F13]-($$learning_rate*[.Y13])" table:style-name="ce1">
            <text:p>0.238843582</text:p>
          </table:table-cell>
          <table:table-cell office:value-type="float" office:value="0.2689070543665511" table:formula="of:=[.G13]-($$learning_rate*[.Z13])" table:style-name="ce1">
            <text:p>0.268907054</text:p>
          </table:table-cell>
          <table:table-cell office:value-type="float" office:value="0.33781410873310219" table:formula="of:=[.H13]-($$learning_rate*[.AA13])" table:style-name="ce1">
            <text:p>0.337814109</text:p>
          </table:table-cell>
          <table:table-cell office:value-type="float" office:value="3.2355447730397655E-2" table:formula="of:=[.E14]*[.C14] + [.F14]*[.D14]" table:style-name="ce1">
            <text:p>0.032355448</text:p>
          </table:table-cell>
          <table:table-cell office:value-type="float" office:value="0.50808815633752313" table:formula="of:=1/(1+EXP(-[.I14]))" table:style-name="ce1">
            <text:p>0.508088156</text:p>
          </table:table-cell>
          <table:table-cell office:value-type="float" office:value="4.7226763591637778E-2" table:formula="of:=[.G14]*[.C14]+[.H14]*[.D14]" table:style-name="ce1">
            <text:p>0.047226764</text:p>
          </table:table-cell>
          <table:table-cell office:value-type="float" office:value="0.51180449694923003" table:formula="of:=1/(1+EXP(-1*[.K14]))" table:style-name="ce1">
            <text:p>0.511804497</text:p>
          </table:table-cell>
          <table:table-cell office:value-type="float" office:value="-0.8555500672242855" table:formula="of:=[.M13]-($$learning_rate*[.AB13])" table:style-name="ce1">
            <text:p>-0.855550067</text:p>
          </table:table-cell>
          <table:table-cell office:value-type="float" office:value="-0.81478944633253558" table:formula="of:=[.N13]-($$learning_rate*[.AC13])" table:style-name="ce1">
            <text:p>-0.814789446</text:p>
          </table:table-cell>
          <table:table-cell office:value-type="float" office:value="1.1990236862466872" table:formula="of:=[.O13]-($$learning_rate*[.AD13])" table:style-name="ce1">
            <text:p>1.199023686</text:p>
          </table:table-cell>
          <table:table-cell office:value-type="float" office:value="1.2541676419952774" table:formula="of:=[.P13]-($$learning_rate*[.AE13])" table:style-name="ce1">
            <text:p>1.254167642</text:p>
          </table:table-cell>
          <table:table-cell office:value-type="float" office:value="-0.85170775901019624" table:formula="of:=[.M14]*[.J14]+[.N14]*[.L14]" table:style-name="ce1">
            <text:p>-0.851707759</text:p>
          </table:table-cell>
          <table:table-cell office:value-type="float" office:value="0.29907473885022379" table:formula="of:=1/(1+EXP(-1*[.Q14]))" table:style-name="ce1">
            <text:p>0.299074739</text:p>
          </table:table-cell>
          <table:table-cell office:value-type="float" office:value="1.2510983732514949" table:formula="of:=[.O14]*[.J14]+[.P14]*[.L14]" table:style-name="ce1">
            <text:p>1.251098373</text:p>
          </table:table-cell>
          <table:table-cell office:value-type="float" office:value="0.77748993693028401" table:formula="of:=1/(1+EXP(-1*[.S14]))" table:style-name="ce1">
            <text:p>0.777489937</text:p>
          </table:table-cell>
          <table:table-cell office:value-type="float" office:value="4.178210232066254E-2" table:formula="of:=1/2*(POWER([.A14]-[.R14]; 2))" table:style-name="ce1">
            <text:p>0.041782102</text:p>
          </table:table-cell>
          <table:table-cell office:value-type="float" office:value="2.2580263452947332E-2" table:formula="of:=1/2*POWER([.B14]-[.T14]; 2)" table:style-name="ce1">
            <text:p>0.022580263</text:p>
          </table:table-cell>
          <table:table-cell office:value-type="float" office:value="6.4362365773609875E-2" table:formula="of:=[.U14]+[.V14]" table:style-name="ce1">
            <text:p>0.064362366</text:p>
          </table:table-cell>
          <table:table-cell office:value-type="float" office:value="-1.1987617663217491E-3" table:formula="of:=(([.R14]-[.A14])*[.R14]*(1-[.R14])*[.M14]+([.T14]-[.B14])*[.T14]*(1-[.T14])*[.O14])*[.J14]*(1-[.J14])*[.C14]" table:style-name="ce1">
            <text:p>-0.001198762</text:p>
          </table:table-cell>
          <table:table-cell office:value-type="float" office:value="-2.3975235326434982E-3" table:formula="of:=(([.R14]-[.A14])*[.R14]*(1-[.R14])*[.M14]+([.T14]-[.B14])*[.T14]*(1-[.T14])*[.O14])*[.J14]*(1-[.J14])*[.D14]" table:style-name="ce1">
            <text:p>-0.002397524</text:p>
          </table:table-cell>
          <table:table-cell office:value-type="float" office:value="-1.1932293022997055E-3" table:formula="of:=(([.R14]-[.A14])*[.R14]*(1-[.R14])*[.N14]+([.T14]-[.B14])*[.T14]*(1-[.T14])*[.P14])*[.J14]*(1-[.J14])*[.C14]" table:style-name="ce1">
            <text:p>-0.001193229</text:p>
          </table:table-cell>
          <table:table-cell office:value-type="float" office:value="-2.3864586045994111E-3" table:formula="of:=(([.R14]-[.A14])*[.R14]*(1-[.R14])*[.N14]+([.T14]-[.B14])*[.T14]*(1-[.T14])*[.P14])*[.J14]*(1-[.J14])*[.D14]" table:style-name="ce1">
            <text:p>-0.002386459</text:p>
          </table:table-cell>
          <table:table-cell office:value-type="float" office:value="3.0789359731510719E-2" table:formula="of:=([.R14]-[.A14])*[.R14]*(1-[.R14])*[.J14]" table:style-name="ce1">
            <text:p>0.03078936</text:p>
          </table:table-cell>
          <table:table-cell office:value-type="float" office:value="3.1014564248780858E-2" table:formula="of:=([.R14]-[.A14])*[.R14]*(1-[.R14])*[.L14]" table:style-name="ce1">
            <text:p>0.031014564</text:p>
          </table:table-cell>
          <table:table-cell office:value-type="float" office:value="-1.8679403570506438E-2" table:formula="of:=([.T14]-[.B14])*[.T14]*(1-[.T14])*[.J14]" table:style-name="ce1">
            <text:p>-0.018679404</text:p>
          </table:table-cell>
          <table:table-cell office:value-type="float" office:value="-1.8816031486795479E-2" table:formula="of:=([.T14]-[.B14])*[.T14]*(1-[.T14])*[.L14]" table:style-name="ce1">
            <text:p>-0.01881603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7181931445423412" table:formula="of:=[.E14]-($$learning_rate*[.X14])" table:style-name="ce1">
            <text:p>0.171819314</text:p>
          </table:table-cell>
          <table:table-cell office:value-type="float" office:value="0.24363862890846821" table:formula="of:=[.F14]-($$learning_rate*[.Y14])" table:style-name="ce1">
            <text:p>0.243638629</text:p>
          </table:table-cell>
          <table:table-cell office:value-type="float" office:value="0.27129351297115051" table:formula="of:=[.G14]-($$learning_rate*[.Z14])" table:style-name="ce1">
            <text:p>0.271293513</text:p>
          </table:table-cell>
          <table:table-cell office:value-type="float" office:value="0.342587025942301" table:formula="of:=[.H14]-($$learning_rate*[.AA14])" table:style-name="ce1">
            <text:p>0.342587026</text:p>
          </table:table-cell>
          <table:table-cell office:value-type="float" office:value="3.2954828613558529E-2" table:formula="of:=[.E15]*[.C15] + [.F15]*[.D15]" table:style-name="ce1">
            <text:p>0.032954829</text:p>
          </table:table-cell>
          <table:table-cell office:value-type="float" office:value="0.50823796161712731" table:formula="of:=1/(1+EXP(-[.I15]))" table:style-name="ce1">
            <text:p>0.508237962</text:p>
          </table:table-cell>
          <table:table-cell office:value-type="float" office:value="4.782337824278763E-2" table:formula="of:=[.G15]*[.C15]+[.H15]*[.D15]" table:style-name="ce1">
            <text:p>0.047823378</text:p>
          </table:table-cell>
          <table:table-cell office:value-type="float" office:value="0.51195356642178513" table:formula="of:=1/(1+EXP(-1*[.K15]))" table:style-name="ce1">
            <text:p>0.511953566</text:p>
          </table:table-cell>
          <table:table-cell office:value-type="float" office:value="-0.91712878668730691" table:formula="of:=[.M14]-($$learning_rate*[.AB14])" table:style-name="ce1">
            <text:p>-0.917128787</text:p>
          </table:table-cell>
          <table:table-cell office:value-type="float" office:value="-0.87681857483009729" table:formula="of:=[.N14]-($$learning_rate*[.AC14])" table:style-name="ce1">
            <text:p>-0.876818575</text:p>
          </table:table-cell>
          <table:table-cell office:value-type="float" office:value="1.2363824933877001" table:formula="of:=[.O14]-($$learning_rate*[.AD14])" table:style-name="ce1">
            <text:p>1.236382493</text:p>
          </table:table-cell>
          <table:table-cell office:value-type="float" office:value="1.2917997049688683" table:formula="of:=[.P14]-($$learning_rate*[.AE14])" table:style-name="ce1">
            <text:p>1.291799705</text:p>
          </table:table-cell>
          <table:table-cell office:value-type="float" office:value="-0.91501006157548126" table:formula="of:=[.M15]*[.J15]+[.N15]*[.L15]" table:style-name="ce1">
            <text:p>-0.915010062</text:p>
          </table:table-cell>
          <table:table-cell office:value-type="float" office:value="0.28597571870888433" table:formula="of:=1/(1+EXP(-1*[.Q15]))" table:style-name="ce1">
            <text:p>0.285975719</text:p>
          </table:table-cell>
          <table:table-cell office:value-type="float" office:value="1.289717984279888" table:formula="of:=[.O15]*[.J15]+[.P15]*[.L15]" table:style-name="ce1">
            <text:p>1.289717984</text:p>
          </table:table-cell>
          <table:table-cell office:value-type="float" office:value="0.78409945126586433" table:formula="of:=1/(1+EXP(-1*[.S15]))" table:style-name="ce1">
            <text:p>0.784099451</text:p>
          </table:table-cell>
          <table:table-cell office:value-type="float" office:value="3.8081298658442619E-2" table:formula="of:=1/2*(POWER([.A15]-[.R15]; 2))" table:style-name="ce1">
            <text:p>0.038081299</text:p>
          </table:table-cell>
          <table:table-cell office:value-type="float" office:value="2.1197517984509088E-2" table:formula="of:=1/2*POWER([.B15]-[.T15]; 2)" table:style-name="ce1">
            <text:p>0.021197518</text:p>
          </table:table-cell>
          <table:table-cell office:value-type="float" office:value="5.9278816642951704E-2" table:formula="of:=[.U15]+[.V15]" table:style-name="ce1">
            <text:p>0.059278817</text:p>
          </table:table-cell>
          <table:table-cell office:value-type="float" office:value="-1.1844072612963944E-3" table:formula="of:=(([.R15]-[.A15])*[.R15]*(1-[.R15])*[.M15]+([.T15]-[.B15])*[.T15]*(1-[.T15])*[.O15])*[.J15]*(1-[.J15])*[.C15]" table:style-name="ce1">
            <text:p>-0.001184407</text:p>
          </table:table-cell>
          <table:table-cell office:value-type="float" office:value="-2.3688145225927888E-3" table:formula="of:=(([.R15]-[.A15])*[.R15]*(1-[.R15])*[.M15]+([.T15]-[.B15])*[.T15]*(1-[.T15])*[.O15])*[.J15]*(1-[.J15])*[.D15]" table:style-name="ce1">
            <text:p>-0.002368815</text:p>
          </table:table-cell>
          <table:table-cell office:value-type="float" office:value="-1.1801592098660051E-3" table:formula="of:=(([.R15]-[.A15])*[.R15]*(1-[.R15])*[.N15]+([.T15]-[.B15])*[.T15]*(1-[.T15])*[.P15])*[.J15]*(1-[.J15])*[.C15]" table:style-name="ce1">
            <text:p>-0.001180159</text:p>
          </table:table-cell>
          <table:table-cell office:value-type="float" office:value="-2.3603184197320101E-3" table:formula="of:=(([.R15]-[.A15])*[.R15]*(1-[.R15])*[.N15]+([.T15]-[.B15])*[.T15]*(1-[.T15])*[.P15])*[.J15]*(1-[.J15])*[.D15]" table:style-name="ce1">
            <text:p>-0.002360318</text:p>
          </table:table-cell>
          <table:table-cell office:value-type="float" office:value="2.8640468272535125E-2" table:formula="of:=([.R15]-[.A15])*[.R15]*(1-[.R15])*[.J15]" table:style-name="ce1">
            <text:p>0.028640468</text:p>
          </table:table-cell>
          <table:table-cell office:value-type="float" office:value="2.8849851808512014E-2" table:formula="of:=([.R15]-[.A15])*[.R15]*(1-[.R15])*[.L15]" table:style-name="ce1">
            <text:p>0.028849852</text:p>
          </table:table-cell>
          <table:table-cell office:value-type="float" office:value="-1.7715340355156206E-2" table:formula="of:=([.T15]-[.B15])*[.T15]*(1-[.T15])*[.J15]" table:style-name="ce1">
            <text:p>-0.01771534</text:p>
          </table:table-cell>
          <table:table-cell office:value-type="float" office:value="-1.7844852923501808E-2" table:formula="of:=([.T15]-[.B15])*[.T15]*(1-[.T15])*[.L15]" table:style-name="ce1">
            <text:p>-0.01784485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7418812897682692" table:formula="of:=[.E15]-($$learning_rate*[.X15])" table:style-name="ce1">
            <text:p>0.174188129</text:p>
          </table:table-cell>
          <table:table-cell office:value-type="float" office:value="0.24837625795365378" table:formula="of:=[.F15]-($$learning_rate*[.Y15])" table:style-name="ce1">
            <text:p>0.248376258</text:p>
          </table:table-cell>
          <table:table-cell office:value-type="float" office:value="0.27365383139088251" table:formula="of:=[.G15]-($$learning_rate*[.Z15])" table:style-name="ce1">
            <text:p>0.273653831</text:p>
          </table:table-cell>
          <table:table-cell office:value-type="float" office:value="0.347307662781765" table:formula="of:=[.H15]-($$learning_rate*[.AA15])" table:style-name="ce1">
            <text:p>0.347307663</text:p>
          </table:table-cell>
          <table:table-cell office:value-type="float" office:value="3.3547032244206729E-2" table:formula="of:=[.E16]*[.C16] + [.F16]*[.D16]" table:style-name="ce1">
            <text:p>0.033547032</text:p>
          </table:table-cell>
          <table:table-cell office:value-type="float" office:value="0.50838597160907539" table:formula="of:=1/(1+EXP(-[.I16]))" table:style-name="ce1">
            <text:p>0.508385972</text:p>
          </table:table-cell>
          <table:table-cell office:value-type="float" office:value="4.8413457847720623E-2" table:formula="of:=[.G16]*[.C16]+[.H16]*[.D16]" table:style-name="ce1">
            <text:p>0.048413458</text:p>
          </table:table-cell>
          <table:table-cell office:value-type="float" office:value="0.51210100096365541" table:formula="of:=1/(1+EXP(-1*[.K16]))" table:style-name="ce1">
            <text:p>0.512101001</text:p>
          </table:table-cell>
          <table:table-cell office:value-type="float" office:value="-0.97440972323237718" table:formula="of:=[.M15]-($$learning_rate*[.AB15])" table:style-name="ce1">
            <text:p>-0.974409723</text:p>
          </table:table-cell>
          <table:table-cell office:value-type="float" office:value="-0.93451827844712132" table:formula="of:=[.N15]-($$learning_rate*[.AC15])" table:style-name="ce1">
            <text:p>-0.934518278</text:p>
          </table:table-cell>
          <table:table-cell office:value-type="float" office:value="1.2718131740980125" table:formula="of:=[.O15]-($$learning_rate*[.AD15])" table:style-name="ce1">
            <text:p>1.271813174</text:p>
          </table:table-cell>
          <table:table-cell office:value-type="float" office:value="1.3274894108158719" table:formula="of:=[.P15]-($$learning_rate*[.AE15])" table:style-name="ce1">
            <text:p>1.327489411</text:p>
          </table:table-cell>
          <table:table-cell office:value-type="float" office:value="-0.97394397970242519" table:formula="of:=[.M16]*[.J16]+[.N16]*[.L16]" table:style-name="ce1">
            <text:p>-0.97394398</text:p>
          </table:table-cell>
          <table:table-cell office:value-type="float" office:value="0.27409508176369357" table:formula="of:=1/(1+EXP(-1*[.Q16]))" table:style-name="ce1">
            <text:p>0.274095082</text:p>
          </table:table-cell>
          <table:table-cell office:value-type="float" office:value="1.3263806322665015" table:formula="of:=[.O16]*[.J16]+[.P16]*[.L16]" table:style-name="ce1">
            <text:p>1.326380632</text:p>
          </table:table-cell>
          <table:table-cell office:value-type="float" office:value="0.79024131870481351" table:formula="of:=1/(1+EXP(-1*[.S16]))" table:style-name="ce1">
            <text:p>0.790241319</text:p>
          </table:table-cell>
          <table:table-cell office:value-type="float" office:value="3.4873106105885995E-2" table:formula="of:=1/2*(POWER([.A16]-[.R16]; 2))" table:style-name="ce1">
            <text:p>0.034873106</text:p>
          </table:table-cell>
          <table:table-cell office:value-type="float" office:value="1.9951765376395942E-2" table:formula="of:=1/2*POWER([.B16]-[.T16]; 2)" table:style-name="ce1">
            <text:p>0.019951765</text:p>
          </table:table-cell>
          <table:table-cell office:value-type="float" office:value="5.4824871482281934E-2" table:formula="of:=[.U16]+[.V16]" table:style-name="ce1">
            <text:p>0.054824871</text:p>
          </table:table-cell>
          <table:table-cell office:value-type="float" office:value="-1.166094345328548E-3" table:formula="of:=(([.R16]-[.A16])*[.R16]*(1-[.R16])*[.M16]+([.T16]-[.B16])*[.T16]*(1-[.T16])*[.O16])*[.J16]*(1-[.J16])*[.C16]" table:style-name="ce1">
            <text:p>-0.001166094</text:p>
          </table:table-cell>
          <table:table-cell office:value-type="float" office:value="-2.332188690657096E-3" table:formula="of:=(([.R16]-[.A16])*[.R16]*(1-[.R16])*[.M16]+([.T16]-[.B16])*[.T16]*(1-[.T16])*[.O16])*[.J16]*(1-[.J16])*[.D16]" table:style-name="ce1">
            <text:p>-0.002332189</text:p>
          </table:table-cell>
          <table:table-cell office:value-type="float" office:value="-1.1629378271983384E-3" table:formula="of:=(([.R16]-[.A16])*[.R16]*(1-[.R16])*[.N16]+([.T16]-[.B16])*[.T16]*(1-[.T16])*[.P16])*[.J16]*(1-[.J16])*[.C16]" table:style-name="ce1">
            <text:p>-0.001162938</text:p>
          </table:table-cell>
          <table:table-cell office:value-type="float" office:value="-2.3258756543966769E-3" table:formula="of:=(([.R16]-[.A16])*[.R16]*(1-[.R16])*[.N16]+([.T16]-[.B16])*[.T16]*(1-[.T16])*[.P16])*[.J16]*(1-[.J16])*[.D16]" table:style-name="ce1">
            <text:p>-0.002325876</text:p>
          </table:table-cell>
          <table:table-cell office:value-type="float" office:value="2.6713749751854116E-2" table:formula="of:=([.R16]-[.A16])*[.R16]*(1-[.R16])*[.J16]" table:style-name="ce1">
            <text:p>0.02671375</text:p>
          </table:table-cell>
          <table:table-cell office:value-type="float" office:value="2.6908960418633401E-2" table:formula="of:=([.R16]-[.A16])*[.R16]*(1-[.R16])*[.L16]" table:style-name="ce1">
            <text:p>0.02690896</text:p>
          </table:table-cell>
          <table:table-cell office:value-type="float" office:value="-1.6833673445140654E-2" table:formula="of:=([.T16]-[.B16])*[.T16]*(1-[.T16])*[.J16]" table:style-name="ce1">
            <text:p>-0.016833673</text:p>
          </table:table-cell>
          <table:table-cell office:value-type="float" office:value="-1.6956685476326675E-2" table:formula="of:=([.T16]-[.B16])*[.T16]*(1-[.T16])*[.L16]" table:style-name="ce1">
            <text:p>-0.01695668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7652031766748402" table:formula="of:=[.E16]-($$learning_rate*[.X16])" table:style-name="ce1">
            <text:p>0.176520318</text:p>
          </table:table-cell>
          <table:table-cell office:value-type="float" office:value="0.25304063533496796" table:formula="of:=[.F16]-($$learning_rate*[.Y16])" table:style-name="ce1">
            <text:p>0.253040635</text:p>
          </table:table-cell>
          <table:table-cell office:value-type="float" office:value="0.27597970704527919" table:formula="of:=[.G16]-($$learning_rate*[.Z16])" table:style-name="ce1">
            <text:p>0.275979707</text:p>
          </table:table-cell>
          <table:table-cell office:value-type="float" office:value="0.35195941409055836" table:formula="of:=[.H16]-($$learning_rate*[.AA16])" table:style-name="ce1">
            <text:p>0.351959414</text:p>
          </table:table-cell>
          <table:table-cell office:value-type="float" office:value="3.4130079416870997E-2" table:formula="of:=[.E17]*[.C17] + [.F17]*[.D17]" table:style-name="ce1">
            <text:p>0.034130079</text:p>
          </table:table-cell>
          <table:table-cell office:value-type="float" office:value="0.50853169168311474" table:formula="of:=1/(1+EXP(-[.I17]))" table:style-name="ce1">
            <text:p>0.508531692</text:p>
          </table:table-cell>
          <table:table-cell office:value-type="float" office:value="4.89949267613198E-2" table:formula="of:=[.G17]*[.C17]+[.H17]*[.D17]" table:style-name="ce1">
            <text:p>0.048994927</text:p>
          </table:table-cell>
          <table:table-cell office:value-type="float" office:value="0.51224628201876332" table:formula="of:=1/(1+EXP(-1*[.K17]))" table:style-name="ce1">
            <text:p>0.512246282</text:p>
          </table:table-cell>
          <table:table-cell office:value-type="float" office:value="-1.0278372227360855" table:formula="of:=[.M16]-($$learning_rate*[.AB16])" table:style-name="ce1">
            <text:p>-1.027837223</text:p>
          </table:table-cell>
          <table:table-cell office:value-type="float" office:value="-0.98833619928438809" table:formula="of:=[.N16]-($$learning_rate*[.AC16])" table:style-name="ce1">
            <text:p>-0.988336199</text:p>
          </table:table-cell>
          <table:table-cell office:value-type="float" office:value="1.3054805209882938" table:formula="of:=[.O16]-($$learning_rate*[.AD16])" table:style-name="ce1">
            <text:p>1.305480521</text:p>
          </table:table-cell>
          <table:table-cell office:value-type="float" office:value="1.3614027817685252" table:formula="of:=[.P16]-($$learning_rate*[.AE16])" table:style-name="ce1">
            <text:p>1.361402782</text:p>
          </table:table-cell>
          <table:table-cell office:value-type="float" office:value="-1.0289593451208394" table:formula="of:=[.M17]*[.J17]+[.N17]*[.L17]" table:style-name="ce1">
            <text:p>-1.028959345</text:p>
          </table:table-cell>
          <table:table-cell office:value-type="float" office:value="0.26328590655689793" table:formula="of:=1/(1+EXP(-1*[.Q17]))" table:style-name="ce1">
            <text:p>0.263285907</text:p>
          </table:table-cell>
          <table:table-cell office:value-type="float" office:value="1.3612517310884598" table:formula="of:=[.O17]*[.J17]+[.P17]*[.L17]" table:style-name="ce1">
            <text:p>1.361251731</text:p>
          </table:table-cell>
          <table:table-cell office:value-type="float" office:value="0.79596306150046148" table:formula="of:=1/(1+EXP(-1*[.S17]))" table:style-name="ce1">
            <text:p>0.795963062</text:p>
          </table:table-cell>
          <table:table-cell office:value-type="float" office:value="3.2076875230174814E-2" table:formula="of:=1/2*(POWER([.A17]-[.R17]; 2))" table:style-name="ce1">
            <text:p>0.032076875</text:p>
          </table:table-cell>
          <table:table-cell office:value-type="float" office:value="1.8825166751136845E-2" table:formula="of:=1/2*POWER([.B17]-[.T17]; 2)" table:style-name="ce1">
            <text:p>0.018825167</text:p>
          </table:table-cell>
          <table:table-cell office:value-type="float" office:value="5.0902041981311659E-2" table:formula="of:=[.U17]+[.V17]" table:style-name="ce1">
            <text:p>0.050902042</text:p>
          </table:table-cell>
          <table:table-cell office:value-type="float" office:value="-1.1451145354667948E-3" table:formula="of:=(([.R17]-[.A17])*[.R17]*(1-[.R17])*[.M17]+([.T17]-[.B17])*[.T17]*(1-[.T17])*[.O17])*[.J17]*(1-[.J17])*[.C17]" table:style-name="ce1">
            <text:p>-0.001145115</text:p>
          </table:table-cell>
          <table:table-cell office:value-type="float" office:value="-2.2902290709335897E-3" table:formula="of:=(([.R17]-[.A17])*[.R17]*(1-[.R17])*[.M17]+([.T17]-[.B17])*[.T17]*(1-[.T17])*[.O17])*[.J17]*(1-[.J17])*[.D17]" table:style-name="ce1">
            <text:p>-0.002290229</text:p>
          </table:table-cell>
          <table:table-cell office:value-type="float" office:value="-1.1428854234179161E-3" table:formula="of:=(([.R17]-[.A17])*[.R17]*(1-[.R17])*[.N17]+([.T17]-[.B17])*[.T17]*(1-[.T17])*[.P17])*[.J17]*(1-[.J17])*[.C17]" table:style-name="ce1">
            <text:p>-0.001142885</text:p>
          </table:table-cell>
          <table:table-cell office:value-type="float" office:value="-2.2857708468358323E-3" table:formula="of:=(([.R17]-[.A17])*[.R17]*(1-[.R17])*[.N17]+([.T17]-[.B17])*[.T17]*(1-[.T17])*[.P17])*[.J17]*(1-[.J17])*[.D17]" table:style-name="ce1">
            <text:p>-0.002285771</text:p>
          </table:table-cell>
          <table:table-cell office:value-type="float" office:value="2.4983635723628043E-2" table:formula="of:=([.R17]-[.A17])*[.R17]*(1-[.R17])*[.J17]" table:style-name="ce1">
            <text:p>0.024983636</text:p>
          </table:table-cell>
          <table:table-cell office:value-type="float" office:value="2.5166129702520874E-2" table:formula="of:=([.R17]-[.A17])*[.R17]*(1-[.R17])*[.L17]" table:style-name="ce1">
            <text:p>0.02516613</text:p>
          </table:table-cell>
          <table:table-cell office:value-type="float" office:value="-1.6025225495385854E-2" table:formula="of:=([.T17]-[.B17])*[.T17]*(1-[.T17])*[.J17]" table:style-name="ce1">
            <text:p>-0.016025225</text:p>
          </table:table-cell>
          <table:table-cell office:value-type="float" office:value="-1.6142282403982307E-2" table:formula="of:=([.T17]-[.B17])*[.T17]*(1-[.T17])*[.L17]" table:style-name="ce1">
            <text:p>-0.01614228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7881054673841762" table:formula="of:=[.E17]-($$learning_rate*[.X17])" table:style-name="ce1">
            <text:p>0.178810547</text:p>
          </table:table-cell>
          <table:table-cell office:value-type="float" office:value="0.25762109347683515" table:formula="of:=[.F17]-($$learning_rate*[.Y17])" table:style-name="ce1">
            <text:p>0.257621093</text:p>
          </table:table-cell>
          <table:table-cell office:value-type="float" office:value="0.27826547789211503" table:formula="of:=[.G17]-($$learning_rate*[.Z17])" table:style-name="ce1">
            <text:p>0.278265478</text:p>
          </table:table-cell>
          <table:table-cell office:value-type="float" office:value="0.35653095578423005" table:formula="of:=[.H17]-($$learning_rate*[.AA17])" table:style-name="ce1">
            <text:p>0.356530956</text:p>
          </table:table-cell>
          <table:table-cell office:value-type="float" office:value="3.4702636684604396E-2" table:formula="of:=[.E18]*[.C18] + [.F18]*[.D18]" table:style-name="ce1">
            <text:p>0.034702637</text:p>
          </table:table-cell>
          <table:table-cell office:value-type="float" office:value="0.50867478862081938" table:formula="of:=1/(1+EXP(-[.I18]))" table:style-name="ce1">
            <text:p>0.508674789</text:p>
          </table:table-cell>
          <table:table-cell office:value-type="float" office:value="4.9566369473028761E-2" table:formula="of:=[.G18]*[.C18]+[.H18]*[.D18]" table:style-name="ce1">
            <text:p>0.049566369</text:p>
          </table:table-cell>
          <table:table-cell office:value-type="float" office:value="0.51238905599358942" table:formula="of:=1/(1+EXP(-1*[.K18]))" table:style-name="ce1">
            <text:p>0.512389056</text:p>
          </table:table-cell>
          <table:table-cell office:value-type="float" office:value="-1.0778044941833416" table:formula="of:=[.M17]-($$learning_rate*[.AB17])" table:style-name="ce1">
            <text:p>-1.077804494</text:p>
          </table:table-cell>
          <table:table-cell office:value-type="float" office:value="-1.0386684586894299" table:formula="of:=[.N17]-($$learning_rate*[.AC17])" table:style-name="ce1">
            <text:p>-1.038668459</text:p>
          </table:table-cell>
          <table:table-cell office:value-type="float" office:value="1.3375309719790656" table:formula="of:=[.O17]-($$learning_rate*[.AD17])" table:style-name="ce1">
            <text:p>1.337530972</text:p>
          </table:table-cell>
          <table:table-cell office:value-type="float" office:value="1.3936873465764898" table:formula="of:=[.P17]-($$learning_rate*[.AE17])" table:style-name="ce1">
            <text:p>1.393687347</text:p>
          </table:table-cell>
          <table:table-cell office:value-type="float" office:value="-1.0804543242914739" table:formula="of:=[.M18]*[.J18]+[.N18]*[.L18]" table:style-name="ce1">
            <text:p>-1.080454324</text:p>
          </table:table-cell>
          <table:table-cell office:value-type="float" office:value="0.25342004963681364" table:formula="of:=1/(1+EXP(-1*[.Q18]))" table:style-name="ce1">
            <text:p>0.25342005</text:p>
          </table:table-cell>
          <table:table-cell office:value-type="float" office:value="1.3944784283077885" table:formula="of:=[.O18]*[.J18]+[.P18]*[.L18]" table:style-name="ce1">
            <text:p>1.394478428</text:p>
          </table:table-cell>
          <table:table-cell office:value-type="float" office:value="0.80130623636136611" table:formula="of:=1/(1+EXP(-1*[.S18]))" table:style-name="ce1">
            <text:p>0.801306236</text:p>
          </table:table-cell>
          <table:table-cell office:value-type="float" office:value="2.9626660282594405E-2" table:formula="of:=1/2*(POWER([.A18]-[.R18]; 2))" table:style-name="ce1">
            <text:p>0.02962666</text:p>
          </table:table-cell>
          <table:table-cell office:value-type="float" office:value="1.7802668218056317E-2" table:formula="of:=1/2*POWER([.B18]-[.T18]; 2)" table:style-name="ce1">
            <text:p>0.017802668</text:p>
          </table:table-cell>
          <table:table-cell office:value-type="float" office:value="4.7429328500650722E-2" table:formula="of:=[.U18]+[.V18]" table:style-name="ce1">
            <text:p>0.047429329</text:p>
          </table:table-cell>
          <table:table-cell office:value-type="float" office:value="-1.1224256968358018E-3" table:formula="of:=(([.R18]-[.A18])*[.R18]*(1-[.R18])*[.M18]+([.T18]-[.B18])*[.T18]*(1-[.T18])*[.O18])*[.J18]*(1-[.J18])*[.C18]" table:style-name="ce1">
            <text:p>-0.001122426</text:p>
          </table:table-cell>
          <table:table-cell office:value-type="float" office:value="-2.2448513936716035E-3" table:formula="of:=(([.R18]-[.A18])*[.R18]*(1-[.R18])*[.M18]+([.T18]-[.B18])*[.T18]*(1-[.T18])*[.O18])*[.J18]*(1-[.J18])*[.D18]" table:style-name="ce1">
            <text:p>-0.002244851</text:p>
          </table:table-cell>
          <table:table-cell office:value-type="float" office:value="-1.1209848466730704E-3" table:formula="of:=(([.R18]-[.A18])*[.R18]*(1-[.R18])*[.N18]+([.T18]-[.B18])*[.T18]*(1-[.T18])*[.P18])*[.J18]*(1-[.J18])*[.C18]" table:style-name="ce1">
            <text:p>-0.001120985</text:p>
          </table:table-cell>
          <table:table-cell office:value-type="float" office:value="-2.2419696933461408E-3" table:formula="of:=(([.R18]-[.A18])*[.R18]*(1-[.R18])*[.N18]+([.T18]-[.B18])*[.T18]*(1-[.T18])*[.P18])*[.J18]*(1-[.J18])*[.D18]" table:style-name="ce1">
            <text:p>-0.00224197</text:p>
          </table:table-cell>
          <table:table-cell office:value-type="float" office:value="2.3426847702210481E-2" table:formula="of:=([.R18]-[.A18])*[.R18]*(1-[.R18])*[.J18]" table:style-name="ce1">
            <text:p>0.023426848</text:p>
          </table:table-cell>
          <table:table-cell office:value-type="float" office:value="2.3597907047028997E-2" table:formula="of:=([.R18]-[.A18])*[.R18]*(1-[.R18])*[.L18]" table:style-name="ce1">
            <text:p>0.023597907</text:p>
          </table:table-cell>
          <table:table-cell office:value-type="float" office:value="-1.5282011393942842E-2" table:formula="of:=([.T18]-[.B18])*[.T18]*(1-[.T18])*[.J18]" table:style-name="ce1">
            <text:p>-0.015282011</text:p>
          </table:table-cell>
          <table:table-cell office:value-type="float" office:value="-1.5393598359879801E-2" table:formula="of:=([.T18]-[.B18])*[.T18]*(1-[.T18])*[.L18]" table:style-name="ce1">
            <text:p>-0.01539359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8105539813208923" table:formula="of:=[.E18]-($$learning_rate*[.X18])" table:style-name="ce1">
            <text:p>0.181055398</text:p>
          </table:table-cell>
          <table:table-cell office:value-type="float" office:value="0.26211079626417838" table:formula="of:=[.F18]-($$learning_rate*[.Y18])" table:style-name="ce1">
            <text:p>0.262110796</text:p>
          </table:table-cell>
          <table:table-cell office:value-type="float" office:value="0.2805074475854612" table:formula="of:=[.G18]-($$learning_rate*[.Z18])" table:style-name="ce1">
            <text:p>0.280507448</text:p>
          </table:table-cell>
          <table:table-cell office:value-type="float" office:value="0.36101489517092233" table:formula="of:=[.H18]-($$learning_rate*[.AA18])" table:style-name="ce1">
            <text:p>0.361014895</text:p>
          </table:table-cell>
          <table:table-cell office:value-type="float" office:value="3.52638495330223E-2" table:formula="of:=[.E19]*[.C19] + [.F19]*[.D19]" table:style-name="ce1">
            <text:p>0.03526385</text:p>
          </table:table-cell>
          <table:table-cell office:value-type="float" office:value="0.5088150489140334" table:formula="of:=1/(1+EXP(-[.I19]))" table:style-name="ce1">
            <text:p>0.508815049</text:p>
          </table:table-cell>
          <table:table-cell office:value-type="float" office:value="5.0126861896365296E-2" table:formula="of:=[.G19]*[.C19]+[.H19]*[.D19]" table:style-name="ce1">
            <text:p>0.050126862</text:p>
          </table:table-cell>
          <table:table-cell office:value-type="float" office:value="0.51252909209409259" table:formula="of:=1/(1+EXP(-1*[.K19]))" table:style-name="ce1">
            <text:p>0.512529092</text:p>
          </table:table-cell>
          <table:table-cell office:value-type="float" office:value="-1.1246581895877625" table:formula="of:=[.M18]-($$learning_rate*[.AB18])" table:style-name="ce1">
            <text:p>-1.12465819</text:p>
          </table:table-cell>
          <table:table-cell office:value-type="float" office:value="-1.085864272783488" table:formula="of:=[.N18]-($$learning_rate*[.AC18])" table:style-name="ce1">
            <text:p>-1.085864273</text:p>
          </table:table-cell>
          <table:table-cell office:value-type="float" office:value="1.3680949947669512" table:formula="of:=[.O18]-($$learning_rate*[.AD18])" table:style-name="ce1">
            <text:p>1.368094995</text:p>
          </table:table-cell>
          <table:table-cell office:value-type="float" office:value="1.4244745432962493" table:formula="of:=[.P18]-($$learning_rate*[.AE18])" table:style-name="ce1">
            <text:p>1.424474543</text:p>
          </table:table-cell>
          <table:table-cell office:value-type="float" office:value="-1.1287800416137987" table:formula="of:=[.M19]*[.J19]+[.N19]*[.L19]" table:style-name="ce1">
            <text:p>-1.128780042</text:p>
          </table:table-cell>
          <table:table-cell office:value-type="float" office:value="0.24438631016669393" table:formula="of:=1/(1+EXP(-1*[.Q19]))" table:style-name="ce1">
            <text:p>0.24438631</text:p>
          </table:table-cell>
          <table:table-cell office:value-type="float" office:value="1.4261919660681643" table:formula="of:=[.O19]*[.J19]+[.P19]*[.L19]" table:style-name="ce1">
            <text:p>1.426191966</text:p>
          </table:table-cell>
          <table:table-cell office:value-type="float" office:value="0.80630728645545935" table:formula="of:=1/(1+EXP(-1*[.S19]))" table:style-name="ce1">
            <text:p>0.806307286</text:p>
          </table:table-cell>
          <table:table-cell office:value-type="float" office:value="2.7468471196778824E-2" table:formula="of:=1/2*(POWER([.A19]-[.R19]; 2))" table:style-name="ce1">
            <text:p>0.027468471</text:p>
          </table:table-cell>
          <table:table-cell office:value-type="float" office:value="1.6871506504678332E-2" table:formula="of:=1/2*POWER([.B19]-[.T19]; 2)" table:style-name="ce1">
            <text:p>0.016871507</text:p>
          </table:table-cell>
          <table:table-cell office:value-type="float" office:value="4.4339977701457159E-2" table:formula="of:=[.U19]+[.V19]" table:style-name="ce1">
            <text:p>0.044339978</text:p>
          </table:table-cell>
          <table:table-cell office:value-type="float" office:value="-1.0987339493824246E-3" table:formula="of:=(([.R19]-[.A19])*[.R19]*(1-[.R19])*[.M19]+([.T19]-[.B19])*[.T19]*(1-[.T19])*[.O19])*[.J19]*(1-[.J19])*[.C19]" table:style-name="ce1">
            <text:p>-0.001098734</text:p>
          </table:table-cell>
          <table:table-cell office:value-type="float" office:value="-2.1974678987648493E-3" table:formula="of:=(([.R19]-[.A19])*[.R19]*(1-[.R19])*[.M19]+([.T19]-[.B19])*[.T19]*(1-[.T19])*[.O19])*[.J19]*(1-[.J19])*[.D19]" table:style-name="ce1">
            <text:p>-0.002197468</text:p>
          </table:table-cell>
          <table:table-cell office:value-type="float" office:value="-1.0979635954128063E-3" table:formula="of:=(([.R19]-[.A19])*[.R19]*(1-[.R19])*[.N19]+([.T19]-[.B19])*[.T19]*(1-[.T19])*[.P19])*[.J19]*(1-[.J19])*[.C19]" table:style-name="ce1">
            <text:p>-0.001097964</text:p>
          </table:table-cell>
          <table:table-cell office:value-type="float" office:value="-2.1959271908256126E-3" table:formula="of:=(([.R19]-[.A19])*[.R19]*(1-[.R19])*[.N19]+([.T19]-[.B19])*[.T19]*(1-[.T19])*[.P19])*[.J19]*(1-[.J19])*[.D19]" table:style-name="ce1">
            <text:p>-0.002195927</text:p>
          </table:table-cell>
          <table:table-cell office:value-type="float" office:value="2.2022614762964757E-2" table:formula="of:=([.R19]-[.A19])*[.R19]*(1-[.R19])*[.J19]" table:style-name="ce1">
            <text:p>0.022022615</text:p>
          </table:table-cell>
          <table:table-cell office:value-type="float" office:value="2.2183366577090601E-2" table:formula="of:=([.R19]-[.A19])*[.R19]*(1-[.R19])*[.L19]" table:style-name="ce1">
            <text:p>0.022183367</text:p>
          </table:table-cell>
          <table:table-cell office:value-type="float" office:value="-1.4597071835855558E-2" table:formula="of:=([.T19]-[.B19])*[.T19]*(1-[.T19])*[.J19]" table:style-name="ce1">
            <text:p>-0.014597072</text:p>
          </table:table-cell>
          <table:table-cell office:value-type="float" office:value="-1.4703621662195214E-2" table:formula="of:=([.T19]-[.B19])*[.T19]*(1-[.T19])*[.L19]" table:style-name="ce1">
            <text:p>-0.01470362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8325286603085408" table:formula="of:=[.E19]-($$learning_rate*[.X19])" table:style-name="ce1">
            <text:p>0.183252866</text:p>
          </table:table-cell>
          <table:table-cell office:value-type="float" office:value="0.26650573206170808" table:formula="of:=[.F19]-($$learning_rate*[.Y19])" table:style-name="ce1">
            <text:p>0.266505732</text:p>
          </table:table-cell>
          <table:table-cell office:value-type="float" office:value="0.28270337477628682" table:formula="of:=[.G19]-($$learning_rate*[.Z19])" table:style-name="ce1">
            <text:p>0.282703375</text:p>
          </table:table-cell>
          <table:table-cell office:value-type="float" office:value="0.36540674955257357" table:formula="of:=[.H19]-($$learning_rate*[.AA19])" table:style-name="ce1">
            <text:p>0.36540675</text:p>
          </table:table-cell>
          <table:table-cell office:value-type="float" office:value="3.5813216507713512E-2" table:formula="of:=[.E20]*[.C20] + [.F20]*[.D20]" table:style-name="ce1">
            <text:p>0.035813217</text:p>
          </table:table-cell>
          <table:table-cell office:value-type="float" office:value="0.5089523473007499" table:formula="of:=1/(1+EXP(-[.I20]))" table:style-name="ce1">
            <text:p>0.508952347</text:p>
          </table:table-cell>
          <table:table-cell office:value-type="float" office:value="5.0675843694071701E-2" table:formula="of:=[.G20]*[.C20]+[.H20]*[.D20]" table:style-name="ce1">
            <text:p>0.050675844</text:p>
          </table:table-cell>
          <table:table-cell office:value-type="float" office:value="0.51266625041851976" table:formula="of:=1/(1+EXP(-1*[.K20]))" table:style-name="ce1">
            <text:p>0.51266625</text:p>
          </table:table-cell>
          <table:table-cell office:value-type="float" office:value="-1.168703419113692" table:formula="of:=[.M19]-($$learning_rate*[.AB19])" table:style-name="ce1">
            <text:p>-1.168703419</text:p>
          </table:table-cell>
          <table:table-cell office:value-type="float" office:value="-1.1302310059376692" table:formula="of:=[.N19]-($$learning_rate*[.AC19])" table:style-name="ce1">
            <text:p>-1.130231006</text:p>
          </table:table-cell>
          <table:table-cell office:value-type="float" office:value="1.3972891384386623" table:formula="of:=[.O19]-($$learning_rate*[.AD19])" table:style-name="ce1">
            <text:p>1.397289138</text:p>
          </table:table-cell>
          <table:table-cell office:value-type="float" office:value="1.4538817866206397" table:formula="of:=[.P19]-($$learning_rate*[.AE19])" table:style-name="ce1">
            <text:p>1.453881787</text:p>
          </table:table-cell>
          <table:table-cell office:value-type="float" office:value="-1.1742456403771424" table:formula="of:=[.M20]*[.J20]+[.N20]*[.L20]" table:style-name="ce1">
            <text:p>-1.17424564</text:p>
          </table:table-cell>
          <table:table-cell office:value-type="float" office:value="0.23608842238655534" table:formula="of:=1/(1+EXP(-1*[.Q20]))" table:style-name="ce1">
            <text:p>0.236088422</text:p>
          </table:table-cell>
          <table:table-cell office:value-type="float" office:value="1.4565097109647813" table:formula="of:=[.O20]*[.J20]+[.P20]*[.L20]" table:style-name="ce1">
            <text:p>1.456509711</text:p>
          </table:table-cell>
          <table:table-cell office:value-type="float" office:value="0.81099826363542404" table:formula="of:=1/(1+EXP(-1*[.S20]))" table:style-name="ce1">
            <text:p>0.810998264</text:p>
          </table:table-cell>
          <table:table-cell office:value-type="float" office:value="2.5557987368620725E-2" table:formula="of:=1/2*(POWER([.A20]-[.R20]; 2))" table:style-name="ce1">
            <text:p>0.025557987</text:p>
          </table:table-cell>
          <table:table-cell office:value-type="float" office:value="1.6020810810766575E-2" table:formula="of:=1/2*POWER([.B20]-[.T20]; 2)" table:style-name="ce1">
            <text:p>0.016020811</text:p>
          </table:table-cell>
          <table:table-cell office:value-type="float" office:value="4.1578798179387297E-2" table:formula="of:=[.U20]+[.V20]" table:style-name="ce1">
            <text:p>0.041578798</text:p>
          </table:table-cell>
          <table:table-cell office:value-type="float" office:value="-1.0745566346008273E-3" table:formula="of:=(([.R20]-[.A20])*[.R20]*(1-[.R20])*[.M20]+([.T20]-[.B20])*[.T20]*(1-[.T20])*[.O20])*[.J20]*(1-[.J20])*[.C20]" table:style-name="ce1">
            <text:p>-0.001074557</text:p>
          </table:table-cell>
          <table:table-cell office:value-type="float" office:value="-2.1491132692016547E-3" table:formula="of:=(([.R20]-[.A20])*[.R20]*(1-[.R20])*[.M20]+([.T20]-[.B20])*[.T20]*(1-[.T20])*[.O20])*[.J20]*(1-[.J20])*[.D20]" table:style-name="ce1">
            <text:p>-0.002149113</text:p>
          </table:table-cell>
          <table:table-cell office:value-type="float" office:value="-1.0743571334469882E-3" table:formula="of:=(([.R20]-[.A20])*[.R20]*(1-[.R20])*[.N20]+([.T20]-[.B20])*[.T20]*(1-[.T20])*[.P20])*[.J20]*(1-[.J20])*[.C20]" table:style-name="ce1">
            <text:p>-0.001074357</text:p>
          </table:table-cell>
          <table:table-cell office:value-type="float" office:value="-2.1487142668939765E-3" table:formula="of:=(([.R20]-[.A20])*[.R20]*(1-[.R20])*[.N20]+([.T20]-[.B20])*[.T20]*(1-[.T20])*[.P20])*[.J20]*(1-[.J20])*[.D20]" table:style-name="ce1">
            <text:p>-0.002148714</text:p>
          </table:table-cell>
          <table:table-cell office:value-type="float" office:value="2.0752634024980007E-2" table:formula="of:=([.R20]-[.A20])*[.R20]*(1-[.R20])*[.J20]" table:style-name="ce1">
            <text:p>0.020752634</text:p>
          </table:table-cell>
          <table:table-cell office:value-type="float" office:value="2.0904069169382172E-2" table:formula="of:=([.R20]-[.A20])*[.R20]*(1-[.R20])*[.L20]" table:style-name="ce1">
            <text:p>0.020904069</text:p>
          </table:table-cell>
          <table:table-cell office:value-type="float" office:value="-1.3964329374523653E-2" table:formula="of:=([.T20]-[.B20])*[.T20]*(1-[.T20])*[.J20]" table:style-name="ce1">
            <text:p>-0.013964329</text:p>
          </table:table-cell>
          <table:table-cell office:value-type="float" office:value="-1.4066229221683534E-2" table:formula="of:=([.T20]-[.B20])*[.T20]*(1-[.T20])*[.L20]" table:style-name="ce1">
            <text:p>-0.014066229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8540197930005572" table:formula="of:=[.E20]-($$learning_rate*[.X20])" table:style-name="ce1">
            <text:p>0.185401979</text:p>
          </table:table-cell>
          <table:table-cell office:value-type="float" office:value="0.27080395860011136" table:formula="of:=[.F20]-($$learning_rate*[.Y20])" table:style-name="ce1">
            <text:p>0.270803959</text:p>
          </table:table-cell>
          <table:table-cell office:value-type="float" office:value="0.28485208904318082" table:formula="of:=[.G20]-($$learning_rate*[.Z20])" table:style-name="ce1">
            <text:p>0.284852089</text:p>
          </table:table-cell>
          <table:table-cell office:value-type="float" office:value="0.36970417808636152" table:formula="of:=[.H20]-($$learning_rate*[.AA20])" table:style-name="ce1">
            <text:p>0.369704178</text:p>
          </table:table-cell>
          <table:table-cell office:value-type="float" office:value="3.6350494825013929E-2" table:formula="of:=[.E21]*[.C21] + [.F21]*[.D21]" table:style-name="ce1">
            <text:p>0.036350495</text:p>
          </table:table-cell>
          <table:table-cell office:value-type="float" office:value="0.50908662317107711" table:formula="of:=1/(1+EXP(-[.I21]))" table:style-name="ce1">
            <text:p>0.509086623</text:p>
          </table:table-cell>
          <table:table-cell office:value-type="float" office:value="5.1213022260795202E-2" table:formula="of:=[.G21]*[.C21]+[.H21]*[.D21]" table:style-name="ce1">
            <text:p>0.051213022</text:p>
          </table:table-cell>
          <table:table-cell office:value-type="float" office:value="0.51280045796216789" table:formula="of:=1/(1+EXP(-1*[.K21]))" table:style-name="ce1">
            <text:p>0.512800458</text:p>
          </table:table-cell>
          <table:table-cell office:value-type="float" office:value="-1.2102086871636519" table:formula="of:=[.M20]-($$learning_rate*[.AB20])" table:style-name="ce1">
            <text:p>-1.210208687</text:p>
          </table:table-cell>
          <table:table-cell office:value-type="float" office:value="-1.1720391442764335" table:formula="of:=[.N20]-($$learning_rate*[.AC20])" table:style-name="ce1">
            <text:p>-1.172039144</text:p>
          </table:table-cell>
          <table:table-cell office:value-type="float" office:value="1.4252177971877096" table:formula="of:=[.O20]-($$learning_rate*[.AD20])" table:style-name="ce1">
            <text:p>1.425217797</text:p>
          </table:table-cell>
          <table:table-cell office:value-type="float" office:value="1.4820142450640068" table:formula="of:=[.P20]-($$learning_rate*[.AE20])" table:style-name="ce1">
            <text:p>1.482014245</text:p>
          </table:table-cell>
          <table:table-cell office:value-type="float" office:value="-1.2171232638149885" table:formula="of:=[.M21]*[.J21]+[.N21]*[.L21]" table:style-name="ce1">
            <text:p>-1.217123264</text:p>
          </table:table-cell>
          <table:table-cell office:value-type="float" office:value="0.22844309888807837" table:formula="of:=1/(1+EXP(-1*[.Q21]))" table:style-name="ce1">
            <text:p>0.228443099</text:p>
          </table:table-cell>
          <table:table-cell office:value-type="float" office:value="1.4855368992288913" table:formula="of:=[.O21]*[.J21]+[.P21]*[.L21]" table:style-name="ce1">
            <text:p>1.485536899</text:p>
          </table:table-cell>
          <table:table-cell office:value-type="float" office:value="0.81540744036533119" table:formula="of:=1/(1+EXP(-1*[.S21]))" table:style-name="ce1">
            <text:p>0.81540744</text:p>
          </table:table-cell>
          <table:table-cell office:value-type="float" office:value="2.3858693725913392E-2" table:formula="of:=1/2*(POWER([.A21]-[.R21]; 2))" table:style-name="ce1">
            <text:p>0.023858694</text:p>
          </table:table-cell>
          <table:table-cell office:value-type="float" office:value="1.5241280939892691E-2" table:formula="of:=1/2*POWER([.B21]-[.T21]; 2)" table:style-name="ce1">
            <text:p>0.015241281</text:p>
          </table:table-cell>
          <table:table-cell office:value-type="float" office:value="3.9099974665806086E-2" table:formula="of:=[.U21]+[.V21]" table:style-name="ce1">
            <text:p>0.039099975</text:p>
          </table:table-cell>
          <table:table-cell office:value-type="float" office:value="-1.0502700390337446E-3" table:formula="of:=(([.R21]-[.A21])*[.R21]*(1-[.R21])*[.M21]+([.T21]-[.B21])*[.T21]*(1-[.T21])*[.O21])*[.J21]*(1-[.J21])*[.C21]" table:style-name="ce1">
            <text:p>-0.00105027</text:p>
          </table:table-cell>
          <table:table-cell office:value-type="float" office:value="-2.1005400780674892E-3" table:formula="of:=(([.R21]-[.A21])*[.R21]*(1-[.R21])*[.M21]+([.T21]-[.B21])*[.T21]*(1-[.T21])*[.O21])*[.J21]*(1-[.J21])*[.D21]" table:style-name="ce1">
            <text:p>-0.00210054</text:p>
          </table:table-cell>
          <table:table-cell office:value-type="float" office:value="-1.0505570239607936E-3" table:formula="of:=(([.R21]-[.A21])*[.R21]*(1-[.R21])*[.N21]+([.T21]-[.B21])*[.T21]*(1-[.T21])*[.P21])*[.J21]*(1-[.J21])*[.C21]" table:style-name="ce1">
            <text:p>-0.001050557</text:p>
          </table:table-cell>
          <table:table-cell office:value-type="float" office:value="-2.1011140479215871E-3" table:formula="of:=(([.R21]-[.A21])*[.R21]*(1-[.R21])*[.N21]+([.T21]-[.B21])*[.T21]*(1-[.T21])*[.P21])*[.J21]*(1-[.J21])*[.D21]" table:style-name="ce1">
            <text:p>-0.002101114</text:p>
          </table:table-cell>
          <table:table-cell office:value-type="float" office:value="1.960090020288114E-2" table:formula="of:=([.R21]-[.A21])*[.R21]*(1-[.R21])*[.J21]" table:style-name="ce1">
            <text:p>0.0196009</text:p>
          </table:table-cell>
          <table:table-cell office:value-type="float" office:value="1.9743890613151054E-2" table:formula="of:=([.R21]-[.A21])*[.R21]*(1-[.R21])*[.L21]" table:style-name="ce1">
            <text:p>0.019743891</text:p>
          </table:table-cell>
          <table:table-cell office:value-type="float" office:value="-1.3378464776696479E-2" table:formula="of:=([.T21]-[.B21])*[.T21]*(1-[.T21])*[.J21]" table:style-name="ce1">
            <text:p>-0.013378465</text:p>
          </table:table-cell>
          <table:table-cell office:value-type="float" office:value="-1.3476061935367807E-2" table:formula="of:=([.T21]-[.B21])*[.T21]*(1-[.T21])*[.L21]" table:style-name="ce1">
            <text:p>-0.01347606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8750251937812321" table:formula="of:=[.E21]-($$learning_rate*[.X21])" table:style-name="ce1">
            <text:p>0.187502519</text:p>
          </table:table-cell>
          <table:table-cell office:value-type="float" office:value="0.27500503875624632" table:formula="of:=[.F21]-($$learning_rate*[.Y21])" table:style-name="ce1">
            <text:p>0.275005039</text:p>
          </table:table-cell>
          <table:table-cell office:value-type="float" office:value="0.28695320309110239" table:formula="of:=[.G21]-($$learning_rate*[.Z21])" table:style-name="ce1">
            <text:p>0.286953203</text:p>
          </table:table-cell>
          <table:table-cell office:value-type="float" office:value="0.37390640618220472" table:formula="of:=[.H21]-($$learning_rate*[.AA21])" table:style-name="ce1">
            <text:p>0.373906406</text:p>
          </table:table-cell>
          <table:table-cell office:value-type="float" office:value="3.68756298445308E-2" table:formula="of:=[.E22]*[.C22] + [.F22]*[.D22]" table:style-name="ce1">
            <text:p>0.03687563</text:p>
          </table:table-cell>
          <table:table-cell office:value-type="float" office:value="0.50921786293802662" table:formula="of:=1/(1+EXP(-[.I22]))" table:style-name="ce1">
            <text:p>0.509217863</text:p>
          </table:table-cell>
          <table:table-cell office:value-type="float" office:value="5.1738300772775594E-2" table:formula="of:=[.G22]*[.C22]+[.H22]*[.D22]" table:style-name="ce1">
            <text:p>0.051738301</text:p>
          </table:table-cell>
          <table:table-cell office:value-type="float" office:value="0.51293169063697275" table:formula="of:=1/(1+EXP(-1*[.K22]))" table:style-name="ce1">
            <text:p>0.512931691</text:p>
          </table:table-cell>
          <table:table-cell office:value-type="float" office:value="-1.2494104875694143" table:formula="of:=[.M21]-($$learning_rate*[.AB21])" table:style-name="ce1">
            <text:p>-1.249410488</text:p>
          </table:table-cell>
          <table:table-cell office:value-type="float" office:value="-1.2115269255027357" table:formula="of:=[.N21]-($$learning_rate*[.AC21])" table:style-name="ce1">
            <text:p>-1.211526926</text:p>
          </table:table-cell>
          <table:table-cell office:value-type="float" office:value="1.4519747267411025" table:formula="of:=[.O21]-($$learning_rate*[.AD21])" table:style-name="ce1">
            <text:p>1.451974727</text:p>
          </table:table-cell>
          <table:table-cell office:value-type="float" office:value="1.5089663689347423" table:formula="of:=[.P21]-($$learning_rate*[.AE21])" table:style-name="ce1">
            <text:p>1.508966369</text:p>
          </table:table-cell>
          <table:table-cell office:value-type="float" office:value="-1.2576526925627869" table:formula="of:=[.M22]*[.J22]+[.N22]*[.L22]" table:style-name="ce1">
            <text:p>-1.257652693</text:p>
          </table:table-cell>
          <table:table-cell office:value-type="float" office:value="0.22137823276501697" table:formula="of:=1/(1+EXP(-1*[.Q22]))" table:style-name="ce1">
            <text:p>0.221378233</text:p>
          </table:table-cell>
          <table:table-cell office:value-type="float" office:value="1.5133681381231607" table:formula="of:=[.O22]*[.J22]+[.P22]*[.L22]" table:style-name="ce1">
            <text:p>1.513368138</text:p>
          </table:table-cell>
          <table:table-cell office:value-type="float" office:value="0.81955982842561537" table:formula="of:=1/(1+EXP(-1*[.S22]))" table:style-name="ce1">
            <text:p>0.819559828</text:p>
          </table:table-cell>
          <table:table-cell office:value-type="float" office:value="2.2340378643430844E-2" table:formula="of:=1/2*(POWER([.A22]-[.R22]; 2))" table:style-name="ce1">
            <text:p>0.022340379</text:p>
          </table:table-cell>
          <table:table-cell office:value-type="float" office:value="1.4524926043152834E-2" table:formula="of:=1/2*POWER([.B22]-[.T22]; 2)" table:style-name="ce1">
            <text:p>0.014524926</text:p>
          </table:table-cell>
          <table:table-cell office:value-type="float" office:value="3.686530468658368E-2" table:formula="of:=[.U22]+[.V22]" table:style-name="ce1">
            <text:p>0.036865305</text:p>
          </table:table-cell>
          <table:table-cell office:value-type="float" office:value="-1.0261452652832383E-3" table:formula="of:=(([.R22]-[.A22])*[.R22]*(1-[.R22])*[.M22]+([.T22]-[.B22])*[.T22]*(1-[.T22])*[.O22])*[.J22]*(1-[.J22])*[.C22]" table:style-name="ce1">
            <text:p>-0.001026145</text:p>
          </table:table-cell>
          <table:table-cell office:value-type="float" office:value="-2.0522905305664766E-3" table:formula="of:=(([.R22]-[.A22])*[.R22]*(1-[.R22])*[.M22]+([.T22]-[.B22])*[.T22]*(1-[.T22])*[.O22])*[.J22]*(1-[.J22])*[.D22]" table:style-name="ce1">
            <text:p>-0.002052291</text:p>
          </table:table-cell>
          <table:table-cell office:value-type="float" office:value="-1.0268472091411328E-3" table:formula="of:=(([.R22]-[.A22])*[.R22]*(1-[.R22])*[.N22]+([.T22]-[.B22])*[.T22]*(1-[.T22])*[.P22])*[.J22]*(1-[.J22])*[.C22]" table:style-name="ce1">
            <text:p>-0.001026847</text:p>
          </table:table-cell>
          <table:table-cell office:value-type="float" office:value="-2.0536944182822656E-3" table:formula="of:=(([.R22]-[.A22])*[.R22]*(1-[.R22])*[.N22]+([.T22]-[.B22])*[.T22]*(1-[.T22])*[.P22])*[.J22]*(1-[.J22])*[.D22]" table:style-name="ce1">
            <text:p>-0.002053694</text:p>
          </table:table-cell>
          <table:table-cell office:value-type="float" office:value="1.8553478679971525E-2" table:formula="of:=([.R22]-[.A22])*[.R22]*(1-[.R22])*[.J22]" table:style-name="ce1">
            <text:p>0.018553479</text:p>
          </table:table-cell>
          <table:table-cell office:value-type="float" office:value="1.8688792909986804E-2" table:formula="of:=([.R22]-[.A22])*[.R22]*(1-[.R22])*[.L22]" table:style-name="ce1">
            <text:p>0.018688793</text:p>
          </table:table-cell>
          <table:table-cell office:value-type="float" office:value="-1.2834811268078058E-2" table:formula="of:=([.T22]-[.B22])*[.T22]*(1-[.T22])*[.J22]" table:style-name="ce1">
            <text:p>-0.012834811</text:p>
          </table:table-cell>
          <table:table-cell office:value-type="float" office:value="-1.2928418113138666E-2" table:formula="of:=([.T22]-[.B22])*[.T22]*(1-[.T22])*[.L22]" table:style-name="ce1">
            <text:p>-0.01292841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8955480990868967" table:formula="of:=[.E22]-($$learning_rate*[.X22])" table:style-name="ce1">
            <text:p>0.18955481</text:p>
          </table:table-cell>
          <table:table-cell office:value-type="float" office:value="0.27910961981737925" table:formula="of:=[.F22]-($$learning_rate*[.Y22])" table:style-name="ce1">
            <text:p>0.27910962</text:p>
          </table:table-cell>
          <table:table-cell office:value-type="float" office:value="0.28900689750938469" table:formula="of:=[.G22]-($$learning_rate*[.Z22])" table:style-name="ce1">
            <text:p>0.289006898</text:p>
          </table:table-cell>
          <table:table-cell office:value-type="float" office:value="0.37801379501876925" table:formula="of:=[.H22]-($$learning_rate*[.AA22])" table:style-name="ce1">
            <text:p>0.378013795</text:p>
          </table:table-cell>
          <table:table-cell office:value-type="float" office:value="3.7388702477172409E-2" table:formula="of:=[.E23]*[.C23] + [.F23]*[.D23]" table:style-name="ce1">
            <text:p>0.037388702</text:p>
          </table:table-cell>
          <table:table-cell office:value-type="float" office:value="0.50934608689168037" table:formula="of:=1/(1+EXP(-[.I23]))" table:style-name="ce1">
            <text:p>0.509346087</text:p>
          </table:table-cell>
          <table:table-cell office:value-type="float" office:value="5.2251724377346161E-2" table:formula="of:=[.G23]*[.C23]+[.H23]*[.D23]" table:style-name="ce1">
            <text:p>0.052251724</text:p>
          </table:table-cell>
          <table:table-cell office:value-type="float" office:value="0.51305995982454045" table:formula="of:=1/(1+EXP(-1*[.K23]))" table:style-name="ce1">
            <text:p>0.51305996</text:p>
          </table:table-cell>
          <table:table-cell office:value-type="float" office:value="-1.2865174449293573" table:formula="of:=[.M22]-($$learning_rate*[.AB22])" table:style-name="ce1">
            <text:p>-1.286517445</text:p>
          </table:table-cell>
          <table:table-cell office:value-type="float" office:value="-1.2489045113227093" table:formula="of:=[.N22]-($$learning_rate*[.AC22])" table:style-name="ce1">
            <text:p>-1.248904511</text:p>
          </table:table-cell>
          <table:table-cell office:value-type="float" office:value="1.4776443492772586" table:formula="of:=[.O22]-($$learning_rate*[.AD22])" table:style-name="ce1">
            <text:p>1.477644349</text:p>
          </table:table-cell>
          <table:table-cell office:value-type="float" office:value="1.5348232051610198" table:formula="of:=[.P22]-($$learning_rate*[.AE22])" table:style-name="ce1">
            <text:p>1.534823205</text:p>
          </table:table-cell>
          <table:table-cell office:value-type="float" office:value="-1.2960455246965674" table:formula="of:=[.M23]*[.J23]+[.N23]*[.L23]" table:style-name="ce1">
            <text:p>-1.296045525</text:p>
          </table:table-cell>
          <table:table-cell office:value-type="float" office:value="0.21483130092617514" table:formula="of:=1/(1+EXP(-1*[.Q23]))" table:style-name="ce1">
            <text:p>0.214831301</text:p>
          </table:table-cell>
          <table:table-cell office:value-type="float" office:value="1.5400886990996603" table:formula="of:=[.O23]*[.J23]+[.P23]*[.L23]" table:style-name="ce1">
            <text:p>1.540088699</text:p>
          </table:table-cell>
          <table:table-cell office:value-type="float" office:value="0.82347761908974892" table:formula="of:=1/(1+EXP(-1*[.S23]))" table:style-name="ce1">
            <text:p>0.823477619</text:p>
          </table:table-cell>
          <table:table-cell office:value-type="float" office:value="2.0977930919554657E-2" table:formula="of:=1/2*(POWER([.A23]-[.R23]; 2))" table:style-name="ce1">
            <text:p>0.020977931</text:p>
          </table:table-cell>
          <table:table-cell office:value-type="float" office:value="1.3864851672009374E-2" table:formula="of:=1/2*POWER([.B23]-[.T23]; 2)" table:style-name="ce1">
            <text:p>0.013864852</text:p>
          </table:table-cell>
          <table:table-cell office:value-type="float" office:value="3.484278259156403E-2" table:formula="of:=[.U23]+[.V23]" table:style-name="ce1">
            <text:p>0.034842783</text:p>
          </table:table-cell>
          <table:table-cell office:value-type="float" office:value="-1.0023750731600132E-3" table:formula="of:=(([.R23]-[.A23])*[.R23]*(1-[.R23])*[.M23]+([.T23]-[.B23])*[.T23]*(1-[.T23])*[.O23])*[.J23]*(1-[.J23])*[.C23]" table:style-name="ce1">
            <text:p>-0.001002375</text:p>
          </table:table-cell>
          <table:table-cell office:value-type="float" office:value="-2.0047501463200264E-3" table:formula="of:=(([.R23]-[.A23])*[.R23]*(1-[.R23])*[.M23]+([.T23]-[.B23])*[.T23]*(1-[.T23])*[.O23])*[.J23]*(1-[.J23])*[.D23]" table:style-name="ce1">
            <text:p>-0.00200475</text:p>
          </table:table-cell>
          <table:table-cell office:value-type="float" office:value="-1.0034312273698004E-3" table:formula="of:=(([.R23]-[.A23])*[.R23]*(1-[.R23])*[.N23]+([.T23]-[.B23])*[.T23]*(1-[.T23])*[.P23])*[.J23]*(1-[.J23])*[.C23]" table:style-name="ce1">
            <text:p>-0.001003431</text:p>
          </table:table-cell>
          <table:table-cell office:value-type="float" office:value="-2.0068624547396009E-3" table:formula="of:=(([.R23]-[.A23])*[.R23]*(1-[.R23])*[.N23]+([.T23]-[.B23])*[.T23]*(1-[.T23])*[.P23])*[.J23]*(1-[.J23])*[.D23]" table:style-name="ce1">
            <text:p>-0.002006862</text:p>
          </table:table-cell>
          <table:table-cell office:value-type="float" office:value="1.759826421084933E-2" table:formula="of:=([.R23]-[.A23])*[.R23]*(1-[.R23])*[.J23]" table:style-name="ce1">
            <text:p>0.017598264</text:p>
          </table:table-cell>
          <table:table-cell office:value-type="float" office:value="1.7726581123062878E-2" table:formula="of:=([.R23]-[.A23])*[.R23]*(1-[.R23])*[.L23]" table:style-name="ce1">
            <text:p>0.017726581</text:p>
          </table:table-cell>
          <table:table-cell office:value-type="float" office:value="-1.2329264295978783E-2" table:formula="of:=([.T23]-[.B23])*[.T23]*(1-[.T23])*[.J23]" table:style-name="ce1">
            <text:p>-0.012329264</text:p>
          </table:table-cell>
          <table:table-cell office:value-type="float" office:value="-1.2419162544202002E-2" table:formula="of:=([.T23]-[.B23])*[.T23]*(1-[.T23])*[.L23]" table:style-name="ce1">
            <text:p>-0.01241916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9155956005500971" table:formula="of:=[.E23]-($$learning_rate*[.X23])" table:style-name="ce1">
            <text:p>0.19155956</text:p>
          </table:table-cell>
          <table:table-cell office:value-type="float" office:value="0.28311912011001933" table:formula="of:=[.F23]-($$learning_rate*[.Y23])" table:style-name="ce1">
            <text:p>0.28311912</text:p>
          </table:table-cell>
          <table:table-cell office:value-type="float" office:value="0.29101375996412426" table:formula="of:=[.G23]-($$learning_rate*[.Z23])" table:style-name="ce1">
            <text:p>0.29101376</text:p>
          </table:table-cell>
          <table:table-cell office:value-type="float" office:value="0.38202751992824846" table:formula="of:=[.H23]-($$learning_rate*[.AA23])" table:style-name="ce1">
            <text:p>0.38202752</text:p>
          </table:table-cell>
          <table:table-cell office:value-type="float" office:value="3.7889890013752418E-2" table:formula="of:=[.E24]*[.C24] + [.F24]*[.D24]" table:style-name="ce1">
            <text:p>0.03788989</text:p>
          </table:table-cell>
          <table:table-cell office:value-type="float" office:value="0.5094713394081023" table:formula="of:=1/(1+EXP(-[.I24]))" table:style-name="ce1">
            <text:p>0.509471339</text:p>
          </table:table-cell>
          <table:table-cell office:value-type="float" office:value="5.2753439991031062E-2" table:formula="of:=[.G24]*[.C24]+[.H24]*[.D24]" table:style-name="ce1">
            <text:p>0.05275344</text:p>
          </table:table-cell>
          <table:table-cell office:value-type="float" office:value="0.51318530233014525" table:formula="of:=1/(1+EXP(-1*[.K24]))" table:style-name="ce1">
            <text:p>0.513185302</text:p>
          </table:table-cell>
          <table:table-cell office:value-type="float" office:value="-1.3217139733510559" table:formula="of:=[.M23]-($$learning_rate*[.AB23])" table:style-name="ce1">
            <text:p>-1.321713973</text:p>
          </table:table-cell>
          <table:table-cell office:value-type="float" office:value="-1.2843576735688351" table:formula="of:=[.N23]-($$learning_rate*[.AC23])" table:style-name="ce1">
            <text:p>-1.284357674</text:p>
          </table:table-cell>
          <table:table-cell office:value-type="float" office:value="1.5023028778692162" table:formula="of:=[.O23]-($$learning_rate*[.AD23])" table:style-name="ce1">
            <text:p>1.502302878</text:p>
          </table:table-cell>
          <table:table-cell office:value-type="float" office:value="1.5596615302494239" table:formula="of:=[.P23]-($$learning_rate*[.AE23])" table:style-name="ce1">
            <text:p>1.55966153</text:p>
          </table:table-cell>
          <table:table-cell office:value-type="float" office:value="-1.3324888693280319" table:formula="of:=[.M24]*[.J24]+[.N24]*[.L24]" table:style-name="ce1">
            <text:p>-1.332488869</text:p>
          </table:table-cell>
          <table:table-cell office:value-type="float" office:value="0.20874797504685508" table:formula="of:=1/(1+EXP(-1*[.Q24]))" table:style-name="ce1">
            <text:p>0.208747975</text:p>
          </table:table-cell>
          <table:table-cell office:value-type="float" office:value="1.5657756333184238" table:formula="of:=[.O24]*[.J24]+[.P24]*[.L24]" table:style-name="ce1">
            <text:p>1.565775633</text:p>
          </table:table-cell>
          <table:table-cell office:value-type="float" office:value="0.82718055726242856" table:formula="of:=1/(1+EXP(-1*[.S24]))" table:style-name="ce1">
            <text:p>0.827180557</text:p>
          </table:table-cell>
          <table:table-cell office:value-type="float" office:value="1.9750378792612662E-2" table:formula="of:=1/2*(POWER([.A24]-[.R24]; 2))" table:style-name="ce1">
            <text:p>0.019750379</text:p>
          </table:table-cell>
          <table:table-cell office:value-type="float" office:value="1.3255085466686651E-2" table:formula="of:=1/2*POWER([.B24]-[.T24]; 2)" table:style-name="ce1">
            <text:p>0.013255085</text:p>
          </table:table-cell>
          <table:table-cell office:value-type="float" office:value="3.3005464259299316E-2" table:formula="of:=[.U24]+[.V24]" table:style-name="ce1">
            <text:p>0.033005464</text:p>
          </table:table-cell>
          <table:table-cell office:value-type="float" office:value="-9.790939237402914E-4" table:formula="of:=(([.R24]-[.A24])*[.R24]*(1-[.R24])*[.M24]+([.T24]-[.B24])*[.T24]*(1-[.T24])*[.O24])*[.J24]*(1-[.J24])*[.C24]" table:style-name="ce1">
            <text:p>-0.000979094</text:p>
          </table:table-cell>
          <table:table-cell office:value-type="float" office:value="-1.9581878474805828E-3" table:formula="of:=(([.R24]-[.A24])*[.R24]*(1-[.R24])*[.M24]+([.T24]-[.B24])*[.T24]*(1-[.T24])*[.O24])*[.J24]*(1-[.J24])*[.D24]" table:style-name="ce1">
            <text:p>-0.001958188</text:p>
          </table:table-cell>
          <table:table-cell office:value-type="float" office:value="-9.8045258870276572E-4" table:formula="of:=(([.R24]-[.A24])*[.R24]*(1-[.R24])*[.N24]+([.T24]-[.B24])*[.T24]*(1-[.T24])*[.P24])*[.J24]*(1-[.J24])*[.C24]" table:style-name="ce1">
            <text:p>-0.000980453</text:p>
          </table:table-cell>
          <table:table-cell office:value-type="float" office:value="-1.9609051774055314E-3" table:formula="of:=(([.R24]-[.A24])*[.R24]*(1-[.R24])*[.N24]+([.T24]-[.B24])*[.T24]*(1-[.T24])*[.P24])*[.J24]*(1-[.J24])*[.D24]" table:style-name="ce1">
            <text:p>-0.001960905</text:p>
          </table:table-cell>
          <table:table-cell office:value-type="float" office:value="1.6724747734005167E-2" table:formula="of:=([.R24]-[.A24])*[.R24]*(1-[.R24])*[.J24]" table:style-name="ce1">
            <text:p>0.016724748</text:p>
          </table:table-cell>
          <table:table-cell office:value-type="float" office:value="1.6846668415621491E-2" table:formula="of:=([.R24]-[.A24])*[.R24]*(1-[.R24])*[.L24]" table:style-name="ce1">
            <text:p>0.016846668</text:p>
          </table:table-cell>
          <table:table-cell office:value-type="float" office:value="-1.1858204612947702E-2" table:formula="of:=([.T24]-[.B24])*[.T24]*(1-[.T24])*[.J24]" table:style-name="ce1">
            <text:p>-0.011858205</text:p>
          </table:table-cell>
          <table:table-cell office:value-type="float" office:value="-1.1944648989398107E-2" table:formula="of:=([.T24]-[.B24])*[.T24]*(1-[.T24])*[.L24]" table:style-name="ce1">
            <text:p>-0.011944649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9351774790249029" table:formula="of:=[.E24]-($$learning_rate*[.X24])" table:style-name="ce1">
            <text:p>0.193517748</text:p>
          </table:table-cell>
          <table:table-cell office:value-type="float" office:value="0.2870354958049805" table:formula="of:=[.F24]-($$learning_rate*[.Y24])" table:style-name="ce1">
            <text:p>0.287035496</text:p>
          </table:table-cell>
          <table:table-cell office:value-type="float" office:value="0.29297466514152981" table:formula="of:=[.G24]-($$learning_rate*[.Z24])" table:style-name="ce1">
            <text:p>0.292974665</text:p>
          </table:table-cell>
          <table:table-cell office:value-type="float" office:value="0.3859493302830595" table:formula="of:=[.H24]-($$learning_rate*[.AA24])" table:style-name="ce1">
            <text:p>0.38594933</text:p>
          </table:table-cell>
          <table:table-cell office:value-type="float" office:value="3.8379436975622565E-2" table:formula="of:=[.E25]*[.C25] + [.F25]*[.D25]" table:style-name="ce1">
            <text:p>0.038379437</text:p>
          </table:table-cell>
          <table:table-cell office:value-type="float" office:value="0.50959368166343444" table:formula="of:=1/(1+EXP(-[.I25]))" table:style-name="ce1">
            <text:p>0.509593682</text:p>
          </table:table-cell>
          <table:table-cell office:value-type="float" office:value="5.3243666285382442E-2" table:formula="of:=[.G25]*[.C25]+[.H25]*[.D25]" table:style-name="ce1">
            <text:p>0.053243666</text:p>
          </table:table-cell>
          <table:table-cell office:value-type="float" office:value="0.51330777288273888" table:formula="of:=1/(1+EXP(-1*[.K25]))" table:style-name="ce1">
            <text:p>0.513307773</text:p>
          </table:table-cell>
          <table:table-cell office:value-type="float" office:value="-1.3551634688190661" table:formula="of:=[.M24]-($$learning_rate*[.AB24])" table:style-name="ce1">
            <text:p>-1.355163469</text:p>
          </table:table-cell>
          <table:table-cell office:value-type="float" office:value="-1.3180510104000782" table:formula="of:=[.N24]-($$learning_rate*[.AC24])" table:style-name="ce1">
            <text:p>-1.31805101</text:p>
          </table:table-cell>
          <table:table-cell office:value-type="float" office:value="1.5260192870951117" table:formula="of:=[.O24]-($$learning_rate*[.AD24])" table:style-name="ce1">
            <text:p>1.526019287</text:p>
          </table:table-cell>
          <table:table-cell office:value-type="float" office:value="1.58355082822822" table:formula="of:=[.P24]-($$learning_rate*[.AE24])" table:style-name="ce1">
            <text:p>1.583550828</text:p>
          </table:table-cell>
          <table:table-cell office:value-type="float" office:value="-1.3671485700256065" table:formula="of:=[.M25]*[.J25]+[.N25]*[.L25]" table:style-name="ce1">
            <text:p>-1.36714857</text:p>
          </table:table-cell>
          <table:table-cell office:value-type="float" office:value="0.20308092850729939" table:formula="of:=1/(1+EXP(-1*[.Q25]))" table:style-name="ce1">
            <text:p>0.203080929</text:p>
          </table:table-cell>
          <table:table-cell office:value-type="float" office:value="1.5904987356846516" table:formula="of:=[.O25]*[.J25]+[.P25]*[.L25]" table:style-name="ce1">
            <text:p>1.590498736</text:p>
          </table:table-cell>
          <table:table-cell office:value-type="float" office:value="0.83068626011221536" table:formula="of:=1/(1+EXP(-1*[.S25]))" table:style-name="ce1">
            <text:p>0.83068626</text:p>
          </table:table-cell>
          <table:table-cell office:value-type="float" office:value="1.8640122476620429E-2" table:formula="of:=1/2*(POWER([.A25]-[.R25]; 2))" table:style-name="ce1">
            <text:p>0.018640122</text:p>
          </table:table-cell>
          <table:table-cell office:value-type="float" office:value="1.2690433858516351E-2" table:formula="of:=1/2*POWER([.B25]-[.T25]; 2)" table:style-name="ce1">
            <text:p>0.012690434</text:p>
          </table:table-cell>
          <table:table-cell office:value-type="float" office:value="3.1330556335136782E-2" table:formula="of:=[.U25]+[.V25]" table:style-name="ce1">
            <text:p>0.031330556</text:p>
          </table:table-cell>
          <table:table-cell office:value-type="float" office:value="-9.5639294154866979E-4" table:formula="of:=(([.R25]-[.A25])*[.R25]*(1-[.R25])*[.M25]+([.T25]-[.B25])*[.T25]*(1-[.T25])*[.O25])*[.J25]*(1-[.J25])*[.C25]" table:style-name="ce1">
            <text:p>-0.000956393</text:p>
          </table:table-cell>
          <table:table-cell office:value-type="float" office:value="-1.9127858830973396E-3" table:formula="of:=(([.R25]-[.A25])*[.R25]*(1-[.R25])*[.M25]+([.T25]-[.B25])*[.T25]*(1-[.T25])*[.O25])*[.J25]*(1-[.J25])*[.D25]" table:style-name="ce1">
            <text:p>-0.001912786</text:p>
          </table:table-cell>
          <table:table-cell office:value-type="float" office:value="-9.5801002169217076E-4" table:formula="of:=(([.R25]-[.A25])*[.R25]*(1-[.R25])*[.N25]+([.T25]-[.B25])*[.T25]*(1-[.T25])*[.P25])*[.J25]*(1-[.J25])*[.C25]" table:style-name="ce1">
            <text:p>-0.00095801</text:p>
          </table:table-cell>
          <table:table-cell office:value-type="float" office:value="-1.9160200433843415E-3" table:formula="of:=(([.R25]-[.A25])*[.R25]*(1-[.R25])*[.N25]+([.T25]-[.B25])*[.T25]*(1-[.T25])*[.P25])*[.J25]*(1-[.J25])*[.D25]" table:style-name="ce1">
            <text:p>-0.00191602</text:p>
          </table:table-cell>
          <table:table-cell office:value-type="float" office:value="1.5923802186893255E-2" table:formula="of:=([.R25]-[.A25])*[.R25]*(1-[.R25])*[.J25]" table:style-name="ce1">
            <text:p>0.015923802</text:p>
          </table:table-cell>
          <table:table-cell office:value-type="float" office:value="1.6039860246497183E-2" table:formula="of:=([.R25]-[.A25])*[.R25]*(1-[.R25])*[.L25]" table:style-name="ce1">
            <text:p>0.01603986</text:p>
          </table:table-cell>
          <table:table-cell office:value-type="float" office:value="-1.141843272056014E-2" table:formula="of:=([.T25]-[.B25])*[.T25]*(1-[.T25])*[.J25]" table:style-name="ce1">
            <text:p>-0.011418433</text:p>
          </table:table-cell>
          <table:table-cell office:value-type="float" office:value="-1.1501654122692164E-2" table:formula="of:=([.T25]-[.B25])*[.T25]*(1-[.T25])*[.L25]" table:style-name="ce1">
            <text:p>-0.01150165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9543053378558764" table:formula="of:=[.E25]-($$learning_rate*[.X25])" table:style-name="ce1">
            <text:p>0.195430534</text:p>
          </table:table-cell>
          <table:table-cell office:value-type="float" office:value="0.29086106757117519" table:formula="of:=[.F25]-($$learning_rate*[.Y25])" table:style-name="ce1">
            <text:p>0.290861068</text:p>
          </table:table-cell>
          <table:table-cell office:value-type="float" office:value="0.29489068518491413" table:formula="of:=[.G25]-($$learning_rate*[.Z25])" table:style-name="ce1">
            <text:p>0.294890685</text:p>
          </table:table-cell>
          <table:table-cell office:value-type="float" office:value="0.38978137036982818" table:formula="of:=[.H25]-($$learning_rate*[.AA25])" table:style-name="ce1">
            <text:p>0.38978137</text:p>
          </table:table-cell>
          <table:table-cell office:value-type="float" office:value="3.8857633446396908E-2" table:formula="of:=[.E26]*[.C26] + [.F26]*[.D26]" table:style-name="ce1">
            <text:p>0.038857633</text:p>
          </table:table-cell>
          <table:table-cell office:value-type="float" office:value="0.5097131862180091" table:formula="of:=1/(1+EXP(-[.I26]))" table:style-name="ce1">
            <text:p>0.509713186</text:p>
          </table:table-cell>
          <table:table-cell office:value-type="float" office:value="5.3722671296228527E-2" table:formula="of:=[.G26]*[.C26]+[.H26]*[.D26]" table:style-name="ce1">
            <text:p>0.053722671</text:p>
          </table:table-cell>
          <table:table-cell office:value-type="float" office:value="0.5134274385400911" table:formula="of:=1/(1+EXP(-1*[.K26]))" table:style-name="ce1">
            <text:p>0.513427439</text:p>
          </table:table-cell>
          <table:table-cell office:value-type="float" office:value="-1.3870110731928527" table:formula="of:=[.M25]-($$learning_rate*[.AB25])" table:style-name="ce1">
            <text:p>-1.387011073</text:p>
          </table:table-cell>
          <table:table-cell office:value-type="float" office:value="-1.3501307308930726" table:formula="of:=[.N25]-($$learning_rate*[.AC25])" table:style-name="ce1">
            <text:p>-1.350130731</text:p>
          </table:table-cell>
          <table:table-cell office:value-type="float" office:value="1.5488561525362319" table:formula="of:=[.O25]-($$learning_rate*[.AD25])" table:style-name="ce1">
            <text:p>1.548856153</text:p>
          </table:table-cell>
          <table:table-cell office:value-type="float" office:value="1.6065541364736045" table:formula="of:=[.P25]-($$learning_rate*[.AE25])" table:style-name="ce1">
            <text:p>1.606554136</text:p>
          </table:table-cell>
          <table:table-cell office:value-type="float" office:value="-1.4001719962934804" table:formula="of:=[.M26]*[.J26]+[.N26]*[.L26]" table:style-name="ce1">
            <text:p>-1.400171996</text:p>
          </table:table-cell>
          <table:table-cell office:value-type="float" office:value="0.19778881964576264" table:formula="of:=1/(1+EXP(-1*[.Q26]))" table:style-name="ce1">
            <text:p>0.19778882</text:p>
          </table:table-cell>
          <table:table-cell office:value-type="float" office:value="1.6143213796682403" table:formula="of:=[.O26]*[.J26]+[.P26]*[.L26]" table:style-name="ce1">
            <text:p>1.61432138</text:p>
          </table:table-cell>
          <table:table-cell office:value-type="float" office:value="0.83401048903643105" table:formula="of:=1/(1+EXP(-1*[.S26]))" table:style-name="ce1">
            <text:p>0.834010489</text:p>
          </table:table-cell>
          <table:table-cell office:value-type="float" office:value="1.7632320391974383E-2" table:formula="of:=1/2*(POWER([.A26]-[.R26]; 2))" table:style-name="ce1">
            <text:p>0.01763232</text:p>
          </table:table-cell>
          <table:table-cell office:value-type="float" office:value="1.2166363765326697E-2" table:formula="of:=1/2*POWER([.B26]-[.T26]; 2)" table:style-name="ce1">
            <text:p>0.012166364</text:p>
          </table:table-cell>
          <table:table-cell office:value-type="float" office:value="2.9798684157301081E-2" table:formula="of:=[.U26]+[.V26]" table:style-name="ce1">
            <text:p>0.029798684</text:p>
          </table:table-cell>
          <table:table-cell office:value-type="float" office:value="-9.3433108993076254E-4" table:formula="of:=(([.R26]-[.A26])*[.R26]*(1-[.R26])*[.M26]+([.T26]-[.B26])*[.T26]*(1-[.T26])*[.O26])*[.J26]*(1-[.J26])*[.C26]" table:style-name="ce1">
            <text:p>-0.000934331</text:p>
          </table:table-cell>
          <table:table-cell office:value-type="float" office:value="-1.8686621798615251E-3" table:formula="of:=(([.R26]-[.A26])*[.R26]*(1-[.R26])*[.M26]+([.T26]-[.B26])*[.T26]*(1-[.T26])*[.O26])*[.J26]*(1-[.J26])*[.D26]" table:style-name="ce1">
            <text:p>-0.001868662</text:p>
          </table:table-cell>
          <table:table-cell office:value-type="float" office:value="-9.3616888932559778E-4" table:formula="of:=(([.R26]-[.A26])*[.R26]*(1-[.R26])*[.N26]+([.T26]-[.B26])*[.T26]*(1-[.T26])*[.P26])*[.J26]*(1-[.J26])*[.C26]" table:style-name="ce1">
            <text:p>-0.000936169</text:p>
          </table:table-cell>
          <table:table-cell office:value-type="float" office:value="-1.8723377786511956E-3" table:formula="of:=(([.R26]-[.A26])*[.R26]*(1-[.R26])*[.N26]+([.T26]-[.B26])*[.T26]*(1-[.T26])*[.P26])*[.J26]*(1-[.J26])*[.D26]" table:style-name="ce1">
            <text:p>-0.001872338</text:p>
          </table:table-cell>
          <table:table-cell office:value-type="float" office:value="1.5187491580455658E-2" table:formula="of:=([.R26]-[.A26])*[.R26]*(1-[.R26])*[.J26]" table:style-name="ce1">
            <text:p>0.015187492</text:p>
          </table:table-cell>
          <table:table-cell office:value-type="float" office:value="1.5298162007265415E-2" table:formula="of:=([.R26]-[.A26])*[.R26]*(1-[.R26])*[.L26]" table:style-name="ce1">
            <text:p>0.015298162</text:p>
          </table:table-cell>
          <table:table-cell office:value-type="float" office:value="-1.1007112961047942E-2" table:formula="of:=([.T26]-[.B26])*[.T26]*(1-[.T26])*[.J26]" table:style-name="ce1">
            <text:p>-0.011007113</text:p>
          </table:table-cell>
          <table:table-cell office:value-type="float" office:value="-1.1087321195758011E-2" table:formula="of:=([.T26]-[.B26])*[.T26]*(1-[.T26])*[.L26]" table:style-name="ce1">
            <text:p>-0.01108732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9729919596544918" table:formula="of:=[.E26]-($$learning_rate*[.X26])" table:style-name="ce1">
            <text:p>0.197299196</text:p>
          </table:table-cell>
          <table:table-cell office:value-type="float" office:value="0.29459839193089826" table:formula="of:=[.F26]-($$learning_rate*[.Y26])" table:style-name="ce1">
            <text:p>0.294598392</text:p>
          </table:table-cell>
          <table:table-cell office:value-type="float" office:value="0.29676302296356533" table:formula="of:=[.G26]-($$learning_rate*[.Z26])" table:style-name="ce1">
            <text:p>0.296763023</text:p>
          </table:table-cell>
          <table:table-cell office:value-type="float" office:value="0.39352604592713059" table:formula="of:=[.H26]-($$learning_rate*[.AA26])" table:style-name="ce1">
            <text:p>0.393526046</text:p>
          </table:table-cell>
          <table:table-cell office:value-type="float" office:value="3.9324798991362285E-2" table:formula="of:=[.E27]*[.C27] + [.F27]*[.D27]" table:style-name="ce1">
            <text:p>0.039324799</text:p>
          </table:table-cell>
          <table:table-cell office:value-type="float" office:value="0.50982993299717505" table:formula="of:=1/(1+EXP(-[.I27]))" table:style-name="ce1">
            <text:p>0.509829933</text:p>
          </table:table-cell>
          <table:table-cell office:value-type="float" office:value="5.4190755740891328E-2" table:formula="of:=[.G27]*[.C27]+[.H27]*[.D27]" table:style-name="ce1">
            <text:p>0.054190756</text:p>
          </table:table-cell>
          <table:table-cell office:value-type="float" office:value="0.51354437452035606" table:formula="of:=1/(1+EXP(-1*[.K27]))" table:style-name="ce1">
            <text:p>0.513544375</text:p>
          </table:table-cell>
          <table:table-cell office:value-type="float" office:value="-1.4173860563537639" table:formula="of:=[.M26]-($$learning_rate*[.AB26])" table:style-name="ce1">
            <text:p>-1.417386056</text:p>
          </table:table-cell>
          <table:table-cell office:value-type="float" office:value="-1.3807270549076034" table:formula="of:=[.N26]-($$learning_rate*[.AC26])" table:style-name="ce1">
            <text:p>-1.380727055</text:p>
          </table:table-cell>
          <table:table-cell office:value-type="float" office:value="1.5708703784583278" table:formula="of:=[.O26]-($$learning_rate*[.AD26])" table:style-name="ce1">
            <text:p>1.570870378</text:p>
          </table:table-cell>
          <table:table-cell office:value-type="float" office:value="1.6287287788651206" table:formula="of:=[.P26]-($$learning_rate*[.AE26])" table:style-name="ce1">
            <text:p>1.628728779</text:p>
          </table:table-cell>
          <table:table-cell office:value-type="float" office:value="-1.4316904499378282" table:formula="of:=[.M27]*[.J27]+[.N27]*[.L27]" table:style-name="ce1">
            <text:p>-1.43169045</text:p>
          </table:table-cell>
          <table:table-cell office:value-type="float" office:value="0.19283542919321814" table:formula="of:=1/(1+EXP(-1*[.Q27]))" table:style-name="ce1">
            <text:p>0.192835429</text:p>
          </table:table-cell>
          <table:table-cell office:value-type="float" office:value="1.6373012418022479" table:formula="of:=[.O27]*[.J27]+[.P27]*[.L27]" table:style-name="ce1">
            <text:p>1.637301242</text:p>
          </table:table-cell>
          <table:table-cell office:value-type="float" office:value="0.83716738235120225" table:formula="of:=1/(1+EXP(-1*[.S27]))" table:style-name="ce1">
            <text:p>0.837167382</text:p>
          </table:table-cell>
          <table:table-cell office:value-type="float" office:value="1.671439708413414E-2" table:formula="of:=1/2*(POWER([.A27]-[.R27]; 2))" table:style-name="ce1">
            <text:p>0.016714397</text:p>
          </table:table-cell>
          <table:table-cell office:value-type="float" office:value="1.1678904508691801E-2" table:formula="of:=1/2*POWER([.B27]-[.T27]; 2)" table:style-name="ce1">
            <text:p>0.011678905</text:p>
          </table:table-cell>
          <table:table-cell office:value-type="float" office:value="2.839330159282594E-2" table:formula="of:=[.U27]+[.V27]" table:style-name="ce1">
            <text:p>0.028393302</text:p>
          </table:table-cell>
          <table:table-cell office:value-type="float" office:value="-9.129435276607128E-4" table:formula="of:=(([.R27]-[.A27])*[.R27]*(1-[.R27])*[.M27]+([.T27]-[.B27])*[.T27]*(1-[.T27])*[.O27])*[.J27]*(1-[.J27])*[.C27]" table:style-name="ce1">
            <text:p>-0.000912944</text:p>
          </table:table-cell>
          <table:table-cell office:value-type="float" office:value="-1.8258870553214256E-3" table:formula="of:=(([.R27]-[.A27])*[.R27]*(1-[.R27])*[.M27]+([.T27]-[.B27])*[.T27]*(1-[.T27])*[.O27])*[.J27]*(1-[.J27])*[.D27]" table:style-name="ce1">
            <text:p>-0.001825887</text:p>
          </table:table-cell>
          <table:table-cell office:value-type="float" office:value="-9.1496974692050989E-4" table:formula="of:=(([.R27]-[.A27])*[.R27]*(1-[.R27])*[.N27]+([.T27]-[.B27])*[.T27]*(1-[.T27])*[.P27])*[.J27]*(1-[.J27])*[.C27]" table:style-name="ce1">
            <text:p>-0.00091497</text:p>
          </table:table-cell>
          <table:table-cell office:value-type="float" office:value="-1.8299394938410198E-3" table:formula="of:=(([.R27]-[.A27])*[.R27]*(1-[.R27])*[.N27]+([.T27]-[.B27])*[.T27]*(1-[.T27])*[.P27])*[.J27]*(1-[.J27])*[.D27]" table:style-name="ce1">
            <text:p>-0.001829939</text:p>
          </table:table-cell>
          <table:table-cell office:value-type="float" office:value="1.4508903942046122E-2" table:formula="of:=([.R27]-[.A27])*[.R27]*(1-[.R27])*[.J27]" table:style-name="ce1">
            <text:p>0.014508904</text:p>
          </table:table-cell>
          <table:table-cell office:value-type="float" office:value="1.4614610711637619E-2" table:formula="of:=([.R27]-[.A27])*[.R27]*(1-[.R27])*[.L27]" table:style-name="ce1">
            <text:p>0.014614611</text:p>
          </table:table-cell>
          <table:table-cell office:value-type="float" office:value="-1.0621725782877491E-2" table:formula="of:=([.T27]-[.B27])*[.T27]*(1-[.T27])*[.J27]" table:style-name="ce1">
            <text:p>-0.010621726</text:p>
          </table:table-cell>
          <table:table-cell office:value-type="float" office:value="-1.0699111939990359E-2" table:formula="of:=([.T27]-[.B27])*[.T27]*(1-[.T27])*[.L27]" table:style-name="ce1">
            <text:p>-0.01069911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9912508302077059" table:formula="of:=[.E27]-($$learning_rate*[.X27])" table:style-name="ce1">
            <text:p>0.199125083</text:p>
          </table:table-cell>
          <table:table-cell office:value-type="float" office:value="0.29825016604154109" table:formula="of:=[.F27]-($$learning_rate*[.Y27])" table:style-name="ce1">
            <text:p>0.298250166</text:p>
          </table:table-cell>
          <table:table-cell office:value-type="float" office:value="0.29859296245740635" table:formula="of:=[.G27]-($$learning_rate*[.Z27])" table:style-name="ce1">
            <text:p>0.298592962</text:p>
          </table:table-cell>
          <table:table-cell office:value-type="float" office:value="0.39718592491481264" table:formula="of:=[.H27]-($$learning_rate*[.AA27])" table:style-name="ce1">
            <text:p>0.397185925</text:p>
          </table:table-cell>
          <table:table-cell office:value-type="float" office:value="3.9781270755192638E-2" table:formula="of:=[.E28]*[.C28] + [.F28]*[.D28]" table:style-name="ce1">
            <text:p>0.039781271</text:p>
          </table:table-cell>
          <table:table-cell office:value-type="float" office:value="0.50994400631653192" table:formula="of:=1/(1+EXP(-[.I28]))" table:style-name="ce1">
            <text:p>0.509944006</text:p>
          </table:table-cell>
          <table:table-cell office:value-type="float" office:value="5.4648240614351584E-2" table:formula="of:=[.G28]*[.C28]+[.H28]*[.D28]" table:style-name="ce1">
            <text:p>0.054648241</text:p>
          </table:table-cell>
          <table:table-cell office:value-type="float" office:value="0.51365866110293146" table:formula="of:=1/(1+EXP(-1*[.K28]))" table:style-name="ce1">
            <text:p>0.513658661</text:p>
          </table:table-cell>
          <table:table-cell office:value-type="float" office:value="-1.4464038642378561" table:formula="of:=[.M27]-($$learning_rate*[.AB27])" table:style-name="ce1">
            <text:p>-1.446403864</text:p>
          </table:table-cell>
          <table:table-cell office:value-type="float" office:value="-1.4099562763308786" table:formula="of:=[.N27]-($$learning_rate*[.AC27])" table:style-name="ce1">
            <text:p>-1.409956276</text:p>
          </table:table-cell>
          <table:table-cell office:value-type="float" office:value="1.5921138300240827" table:formula="of:=[.O27]-($$learning_rate*[.AD27])" table:style-name="ce1">
            <text:p>1.59211383</text:p>
          </table:table-cell>
          <table:table-cell office:value-type="float" office:value="1.6501270027451014" table:formula="of:=[.P27]-($$learning_rate*[.AE27])" table:style-name="ce1">
            <text:p>1.650127003</text:p>
          </table:table-cell>
          <table:table-cell office:value-type="float" office:value="-1.4618212343949595" table:formula="of:=[.M28]*[.J28]+[.N28]*[.L28]" table:style-name="ce1">
            <text:p>-1.461821234</text:p>
          </table:table-cell>
          <table:table-cell office:value-type="float" office:value="0.1881889301929586" table:formula="of:=1/(1+EXP(-1*[.Q28]))" table:style-name="ce1">
            <text:p>0.18818893</text:p>
          </table:table-cell>
          <table:table-cell office:value-type="float" office:value="1.6594909318742808" table:formula="of:=[.O28]*[.J28]+[.P28]*[.L28]" table:style-name="ce1">
            <text:p>1.659490932</text:p>
          </table:table-cell>
          <table:table-cell office:value-type="float" office:value="0.84016965488099071" table:formula="of:=1/(1+EXP(-1*[.S28]))" table:style-name="ce1">
            <text:p>0.840169655</text:p>
          </table:table-cell>
          <table:table-cell office:value-type="float" office:value="1.5875647421655533E-2" table:formula="of:=1/2*(POWER([.A28]-[.R28]; 2))" table:style-name="ce1">
            <text:p>0.015875647</text:p>
          </table:table-cell>
          <table:table-cell office:value-type="float" office:value="1.1224566159240714E-2" table:formula="of:=1/2*POWER([.B28]-[.T28]; 2)" table:style-name="ce1">
            <text:p>0.011224566</text:p>
          </table:table-cell>
          <table:table-cell office:value-type="float" office:value="2.7100213580896246E-2" table:formula="of:=[.U28]+[.V28]" table:style-name="ce1">
            <text:p>0.027100214</text:p>
          </table:table-cell>
          <table:table-cell office:value-type="float" office:value="-8.9224786644384829E-4" table:formula="of:=(([.R28]-[.A28])*[.R28]*(1-[.R28])*[.M28]+([.T28]-[.B28])*[.T28]*(1-[.T28])*[.O28])*[.J28]*(1-[.J28])*[.C28]" table:style-name="ce1">
            <text:p>-0.000892248</text:p>
          </table:table-cell>
          <table:table-cell office:value-type="float" office:value="-1.7844957328876966E-3" table:formula="of:=(([.R28]-[.A28])*[.R28]*(1-[.R28])*[.M28]+([.T28]-[.B28])*[.T28]*(1-[.T28])*[.O28])*[.J28]*(1-[.J28])*[.D28]" table:style-name="ce1">
            <text:p>-0.001784496</text:p>
          </table:table-cell>
          <table:table-cell office:value-type="float" office:value="-8.944347670165521E-4" table:formula="of:=(([.R28]-[.A28])*[.R28]*(1-[.R28])*[.N28]+([.T28]-[.B28])*[.T28]*(1-[.T28])*[.P28])*[.J28]*(1-[.J28])*[.C28]" table:style-name="ce1">
            <text:p>-0.000894435</text:p>
          </table:table-cell>
          <table:table-cell office:value-type="float" office:value="-1.7888695340331042E-3" table:formula="of:=(([.R28]-[.A28])*[.R28]*(1-[.R28])*[.N28]+([.T28]-[.B28])*[.T28]*(1-[.T28])*[.P28])*[.J28]*(1-[.J28])*[.D28]" table:style-name="ce1">
            <text:p>-0.00178887</text:p>
          </table:table-cell>
          <table:table-cell office:value-type="float" office:value="1.3882006854229178E-2" table:formula="of:=([.R28]-[.A28])*[.R28]*(1-[.R28])*[.J28]" table:style-name="ce1">
            <text:p>0.013882007</text:p>
          </table:table-cell>
          <table:table-cell office:value-type="float" office:value="1.39831294531168E-2" table:formula="of:=([.R28]-[.A28])*[.R28]*(1-[.R28])*[.L28]" table:style-name="ce1">
            <text:p>0.013983129</text:p>
          </table:table-cell>
          <table:table-cell office:value-type="float" office:value="-1.0260026923596382E-2" table:formula="of:=([.T28]-[.B28])*[.T28]*(1-[.T28])*[.J28]" table:style-name="ce1">
            <text:p>-0.010260027</text:p>
          </table:table-cell>
          <table:table-cell office:value-type="float" office:value="-1.0334765439292688E-2" table:formula="of:=([.T28]-[.B28])*[.T28]*(1-[.T28])*[.L28]" table:style-name="ce1">
            <text:p>-0.01033476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0090957875365828" table:formula="of:=[.E28]-($$learning_rate*[.X28])" table:style-name="ce1">
            <text:p>0.200909579</text:p>
          </table:table-cell>
          <table:table-cell office:value-type="float" office:value="0.30181915750731647" table:formula="of:=[.F28]-($$learning_rate*[.Y28])" table:style-name="ce1">
            <text:p>0.301819158</text:p>
          </table:table-cell>
          <table:table-cell office:value-type="float" office:value="0.30038183199143947" table:formula="of:=[.G28]-($$learning_rate*[.Z28])" table:style-name="ce1">
            <text:p>0.300381832</text:p>
          </table:table-cell>
          <table:table-cell office:value-type="float" office:value="0.40076366398287883" table:formula="of:=[.H28]-($$learning_rate*[.AA28])" table:style-name="ce1">
            <text:p>0.400763664</text:p>
          </table:table-cell>
          <table:table-cell office:value-type="float" office:value="4.0227394688414561E-2" table:formula="of:=[.E29]*[.C29] + [.F29]*[.D29]" table:style-name="ce1">
            <text:p>0.040227395</text:p>
          </table:table-cell>
          <table:table-cell office:value-type="float" office:value="0.51005549268921624" table:formula="of:=1/(1+EXP(-[.I29]))" table:style-name="ce1">
            <text:p>0.510055493</text:p>
          </table:table-cell>
          <table:table-cell office:value-type="float" office:value="5.5095457997859858E-2" table:formula="of:=[.G29]*[.C29]+[.H29]*[.D29]" table:style-name="ce1">
            <text:p>0.055095458</text:p>
          </table:table-cell>
          <table:table-cell office:value-type="float" office:value="0.51377038133207753" table:formula="of:=1/(1+EXP(-1*[.K29]))" table:style-name="ce1">
            <text:p>0.513770381</text:p>
          </table:table-cell>
          <table:table-cell office:value-type="float" office:value="-1.4741678779463143" table:formula="of:=[.M28]-($$learning_rate*[.AB28])" table:style-name="ce1">
            <text:p>-1.474167878</text:p>
          </table:table-cell>
          <table:table-cell office:value-type="float" office:value="-1.4379225352371121" table:formula="of:=[.N28]-($$learning_rate*[.AC28])" table:style-name="ce1">
            <text:p>-1.437922535</text:p>
          </table:table-cell>
          <table:table-cell office:value-type="float" office:value="1.6126338838712755" table:formula="of:=[.O28]-($$learning_rate*[.AD28])" table:style-name="ce1">
            <text:p>1.612633884</text:p>
          </table:table-cell>
          <table:table-cell office:value-type="float" office:value="1.6707965336236867" table:formula="of:=[.P28]-($$learning_rate*[.AE28])" table:style-name="ce1">
            <text:p>1.670796534</text:p>
          </table:table-cell>
          <table:table-cell office:value-type="float" office:value="-1.4906694325472825" table:formula="of:=[.M29]*[.J29]+[.N29]*[.L29]" table:style-name="ce1">
            <text:p>-1.490669433</text:p>
          </table:table-cell>
          <table:table-cell office:value-type="float" office:value="0.18382127051863395" table:formula="of:=1/(1+EXP(-1*[.Q29]))" table:style-name="ce1">
            <text:p>0.183821271</text:p>
          </table:table-cell>
          <table:table-cell office:value-type="float" office:value="1.6809385423734424" table:formula="of:=[.O29]*[.J29]+[.P29]*[.L29]" table:style-name="ce1">
            <text:p>1.680938542</text:p>
          </table:table-cell>
          <table:table-cell office:value-type="float" office:value="0.84302876960150863" table:formula="of:=1/(1+EXP(-1*[.S29]))" table:style-name="ce1">
            <text:p>0.84302877</text:p>
          </table:table-cell>
          <table:table-cell office:value-type="float" office:value="1.5106917042356061E-2" table:formula="of:=1/2*(POWER([.A29]-[.R29]; 2))" table:style-name="ce1">
            <text:p>0.015106917</text:p>
          </table:table-cell>
          <table:table-cell office:value-type="float" office:value="1.0800271282423215E-2" table:formula="of:=1/2*POWER([.B29]-[.T29]; 2)" table:style-name="ce1">
            <text:p>0.010800271</text:p>
          </table:table-cell>
          <table:table-cell office:value-type="float" office:value="2.5907188324779278E-2" table:formula="of:=[.U29]+[.V29]" table:style-name="ce1">
            <text:p>0.025907188</text:p>
          </table:table-cell>
          <table:table-cell office:value-type="float" office:value="-8.7224886301750029E-4" table:formula="of:=(([.R29]-[.A29])*[.R29]*(1-[.R29])*[.M29]+([.T29]-[.B29])*[.T29]*(1-[.T29])*[.O29])*[.J29]*(1-[.J29])*[.C29]" table:style-name="ce1">
            <text:p>-0.000872249</text:p>
          </table:table-cell>
          <table:table-cell office:value-type="float" office:value="-1.7444977260350006E-3" table:formula="of:=(([.R29]-[.A29])*[.R29]*(1-[.R29])*[.M29]+([.T29]-[.B29])*[.T29]*(1-[.T29])*[.O29])*[.J29]*(1-[.J29])*[.D29]" table:style-name="ce1">
            <text:p>-0.001744498</text:p>
          </table:table-cell>
          <table:table-cell office:value-type="float" office:value="-8.7457257018889198E-4" table:formula="of:=(([.R29]-[.A29])*[.R29]*(1-[.R29])*[.N29]+([.T29]-[.B29])*[.T29]*(1-[.T29])*[.P29])*[.J29]*(1-[.J29])*[.C29]" table:style-name="ce1">
            <text:p>-0.000874573</text:p>
          </table:table-cell>
          <table:table-cell office:value-type="float" office:value="-1.749145140377784E-3" table:formula="of:=(([.R29]-[.A29])*[.R29]*(1-[.R29])*[.N29]+([.T29]-[.B29])*[.T29]*(1-[.T29])*[.P29])*[.J29]*(1-[.J29])*[.D29]" table:style-name="ce1">
            <text:p>-0.001749145</text:p>
          </table:table-cell>
          <table:table-cell office:value-type="float" office:value="1.3301523456775372E-2" table:formula="of:=([.R29]-[.A29])*[.R29]*(1-[.R29])*[.J29]" table:style-name="ce1">
            <text:p>0.013301523</text:p>
          </table:table-cell>
          <table:table-cell office:value-type="float" office:value="1.3398402480980755E-2" table:formula="of:=([.R29]-[.A29])*[.R29]*(1-[.R29])*[.L29]" table:style-name="ce1">
            <text:p>0.013398402</text:p>
          </table:table-cell>
          <table:table-cell office:value-type="float" office:value="-9.9200124451260668E-3" table:formula="of:=([.T29]-[.B29])*[.T29]*(1-[.T29])*[.J29]" table:style-name="ce1">
            <text:p>-0.009920012</text:p>
          </table:table-cell>
          <table:table-cell office:value-type="float" office:value="-9.9922629004150481E-3" table:formula="of:=([.T29]-[.B29])*[.T29]*(1-[.T29])*[.L29]" table:style-name="ce1">
            <text:p>-0.00999226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0265407647969327" table:formula="of:=[.E29]-($$learning_rate*[.X29])" table:style-name="ce1">
            <text:p>0.202654076</text:p>
          </table:table-cell>
          <table:table-cell office:value-type="float" office:value="0.30530815295938646" table:formula="of:=[.F29]-($$learning_rate*[.Y29])" table:style-name="ce1">
            <text:p>0.305308153</text:p>
          </table:table-cell>
          <table:table-cell office:value-type="float" office:value="0.30213097713181725" table:formula="of:=[.G29]-($$learning_rate*[.Z29])" table:style-name="ce1">
            <text:p>0.302130977</text:p>
          </table:table-cell>
          <table:table-cell office:value-type="float" office:value="0.40426195426363437" table:formula="of:=[.H29]-($$learning_rate*[.AA29])" table:style-name="ce1">
            <text:p>0.404261954</text:p>
          </table:table-cell>
          <table:table-cell office:value-type="float" office:value="4.0663519119923316E-2" table:formula="of:=[.E30]*[.C30] + [.F30]*[.D30]" table:style-name="ce1">
            <text:p>0.040663519</text:p>
          </table:table-cell>
          <table:table-cell office:value-type="float" office:value="0.51016447921959085" table:formula="of:=1/(1+EXP(-[.I30]))" table:style-name="ce1">
            <text:p>0.510164479</text:p>
          </table:table-cell>
          <table:table-cell office:value-type="float" office:value="5.5532744282954308E-2" table:formula="of:=[.G30]*[.C30]+[.H30]*[.D30]" table:style-name="ce1">
            <text:p>0.055532744</text:p>
          </table:table-cell>
          <table:table-cell office:value-type="float" office:value="0.51387961932410997" table:formula="of:=1/(1+EXP(-1*[.K30]))" table:style-name="ce1">
            <text:p>0.513879619</text:p>
          </table:table-cell>
          <table:table-cell office:value-type="float" office:value="-1.5007709248598651" table:formula="of:=[.M29]-($$learning_rate*[.AB29])" table:style-name="ce1">
            <text:p>-1.500770925</text:p>
          </table:table-cell>
          <table:table-cell office:value-type="float" office:value="-1.4647193401990737" table:formula="of:=[.N29]-($$learning_rate*[.AC29])" table:style-name="ce1">
            <text:p>-1.46471934</text:p>
          </table:table-cell>
          <table:table-cell office:value-type="float" office:value="1.6324739087615276" table:formula="of:=[.O29]-($$learning_rate*[.AD29])" table:style-name="ce1">
            <text:p>1.632473909</text:p>
          </table:table-cell>
          <table:table-cell office:value-type="float" office:value="1.6907810594245167" table:formula="of:=[.P29]-($$learning_rate*[.AE29])" table:style-name="ce1">
            <text:p>1.690781059</text:p>
          </table:table-cell>
          <table:table-cell office:value-type="float" office:value="-1.5183294342671982" table:formula="of:=[.M30]*[.J30]+[.N30]*[.L30]" table:style-name="ce1">
            <text:p>-1.518329434</text:p>
          </table:table-cell>
          <table:table-cell office:value-type="float" office:value="0.17970765044321779" table:formula="of:=1/(1+EXP(-1*[.Q30]))" table:style-name="ce1">
            <text:p>0.17970765</text:p>
          </table:table-cell>
          <table:table-cell office:value-type="float" office:value="1.7016881286803807" table:formula="of:=[.O30]*[.J30]+[.P30]*[.L30]" table:style-name="ce1">
            <text:p>1.701688129</text:p>
          </table:table-cell>
          <table:table-cell office:value-type="float" office:value="0.84575508563927193" table:formula="of:=1/(1+EXP(-1*[.S30]))" table:style-name="ce1">
            <text:p>0.845755086</text:p>
          </table:table-cell>
          <table:table-cell office:value-type="float" office:value="1.4400343309478699E-2" table:formula="of:=1/2*(POWER([.A30]-[.R30]; 2))" table:style-name="ce1">
            <text:p>0.014400343</text:p>
          </table:table-cell>
          <table:table-cell office:value-type="float" office:value="1.0403297659466886E-2" table:formula="of:=1/2*POWER([.B30]-[.T30]; 2)" table:style-name="ce1">
            <text:p>0.010403298</text:p>
          </table:table-cell>
          <table:table-cell office:value-type="float" office:value="2.4803640968945585E-2" table:formula="of:=[.U30]+[.V30]" table:style-name="ce1">
            <text:p>0.024803641</text:p>
          </table:table-cell>
          <table:table-cell office:value-type="float" office:value="-8.5294194148269114E-4" table:formula="of:=(([.R30]-[.A30])*[.R30]*(1-[.R30])*[.M30]+([.T30]-[.B30])*[.T30]*(1-[.T30])*[.O30])*[.J30]*(1-[.J30])*[.C30]" table:style-name="ce1">
            <text:p>-0.000852942</text:p>
          </table:table-cell>
          <table:table-cell office:value-type="float" office:value="-1.7058838829653823E-3" table:formula="of:=(([.R30]-[.A30])*[.R30]*(1-[.R30])*[.M30]+([.T30]-[.B30])*[.T30]*(1-[.T30])*[.O30])*[.J30]*(1-[.J30])*[.D30]" table:style-name="ce1">
            <text:p>-0.001705884</text:p>
          </table:table-cell>
          <table:table-cell office:value-type="float" office:value="-8.5538186213370438E-4" table:formula="of:=(([.R30]-[.A30])*[.R30]*(1-[.R30])*[.N30]+([.T30]-[.B30])*[.T30]*(1-[.T30])*[.P30])*[.J30]*(1-[.J30])*[.C30]" table:style-name="ce1">
            <text:p>-0.000855382</text:p>
          </table:table-cell>
          <table:table-cell office:value-type="float" office:value="-1.7107637242674088E-3" table:formula="of:=(([.R30]-[.A30])*[.R30]*(1-[.R30])*[.N30]+([.T30]-[.B30])*[.T30]*(1-[.T30])*[.P30])*[.J30]*(1-[.J30])*[.D30]" table:style-name="ce1">
            <text:p>-0.001710764</text:p>
          </table:table-cell>
          <table:table-cell office:value-type="float" office:value="1.2762826492128584E-2" table:formula="of:=([.R30]-[.A30])*[.R30]*(1-[.R30])*[.J30]" table:style-name="ce1">
            <text:p>0.012762826</text:p>
          </table:table-cell>
          <table:table-cell office:value-type="float" office:value="1.2855768455905558E-2" table:formula="of:=([.R30]-[.A30])*[.R30]*(1-[.R30])*[.L30]" table:style-name="ce1">
            <text:p>0.012855768</text:p>
          </table:table-cell>
          <table:table-cell office:value-type="float" office:value="-9.5998887228143145E-3" table:formula="of:=([.T30]-[.B30])*[.T30]*(1-[.T30])*[.J30]" table:style-name="ce1">
            <text:p>-0.009599889</text:p>
          </table:table-cell>
          <table:table-cell office:value-type="float" office:value="-9.6697974151003906E-3" table:formula="of:=([.T30]-[.B30])*[.T30]*(1-[.T30])*[.L30]" table:style-name="ce1">
            <text:p>-0.00966979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0435996036265866" table:formula="of:=[.E30]-($$learning_rate*[.X30])" table:style-name="ce1">
            <text:p>0.20435996</text:p>
          </table:table-cell>
          <table:table-cell office:value-type="float" office:value="0.30871992072531723" table:formula="of:=[.F30]-($$learning_rate*[.Y30])" table:style-name="ce1">
            <text:p>0.308719921</text:p>
          </table:table-cell>
          <table:table-cell office:value-type="float" office:value="0.30384174085608467" table:formula="of:=[.G30]-($$learning_rate*[.Z30])" table:style-name="ce1">
            <text:p>0.303841741</text:p>
          </table:table-cell>
          <table:table-cell office:value-type="float" office:value="0.40768348171216917" table:formula="of:=[.H30]-($$learning_rate*[.AA30])" table:style-name="ce1">
            <text:p>0.407683482</text:p>
          </table:table-cell>
          <table:table-cell office:value-type="float" office:value="4.1089990090664656E-2" table:formula="of:=[.E31]*[.C31] + [.F31]*[.D31]" table:style-name="ce1">
            <text:p>0.04108999</text:p>
          </table:table-cell>
          <table:table-cell office:value-type="float" office:value="0.51027105243713466" table:formula="of:=1/(1+EXP(-[.I31]))" table:style-name="ce1">
            <text:p>0.510271052</text:p>
          </table:table-cell>
          <table:table-cell office:value-type="float" office:value="5.5960435214021151E-2" table:formula="of:=[.G31]*[.C31]+[.H31]*[.D31]" table:style-name="ce1">
            <text:p>0.055960435</text:p>
          </table:table-cell>
          <table:table-cell office:value-type="float" office:value="0.51398645902900741" table:formula="of:=1/(1+EXP(-1*[.K31]))" table:style-name="ce1">
            <text:p>0.513986459</text:p>
          </table:table-cell>
          <table:table-cell office:value-type="float" office:value="-1.5262965778441222" table:formula="of:=[.M30]-($$learning_rate*[.AB30])" table:style-name="ce1">
            <text:p>-1.526296578</text:p>
          </table:table-cell>
          <table:table-cell office:value-type="float" office:value="-1.4904308771108847" table:formula="of:=[.N30]-($$learning_rate*[.AC30])" table:style-name="ce1">
            <text:p>-1.490430877</text:p>
          </table:table-cell>
          <table:table-cell office:value-type="float" office:value="1.6516736862071564" table:formula="of:=[.O30]-($$learning_rate*[.AD30])" table:style-name="ce1">
            <text:p>1.651673686</text:p>
          </table:table-cell>
          <table:table-cell office:value-type="float" office:value="1.7101206542547176" table:formula="of:=[.P30]-($$learning_rate*[.AE30])" table:style-name="ce1">
            <text:p>1.710120654</text:p>
          </table:table-cell>
          <table:table-cell office:value-type="float" office:value="-1.5448862500614386" table:formula="of:=[.M31]*[.J31]+[.N31]*[.L31]" table:style-name="ce1">
            <text:p>-1.54488625</text:p>
          </table:table-cell>
          <table:table-cell office:value-type="float" office:value="0.17582608012912543" table:formula="of:=1/(1+EXP(-1*[.Q31]))" table:style-name="ce1">
            <text:p>0.17582608</text:p>
          </table:table-cell>
          <table:table-cell office:value-type="float" office:value="1.7217801297363993" table:formula="of:=[.O31]*[.J31]+[.P31]*[.L31]" table:style-name="ce1">
            <text:p>1.72178013</text:p>
          </table:table-cell>
          <table:table-cell office:value-type="float" office:value="0.84835798622387892" table:formula="of:=1/(1+EXP(-1*[.S31]))" table:style-name="ce1">
            <text:p>0.848357986</text:p>
          </table:table-cell>
          <table:table-cell office:value-type="float" office:value="1.3749144425495562E-2" table:formula="of:=1/2*(POWER([.A31]-[.R31]; 2))" table:style-name="ce1">
            <text:p>0.013749144</text:p>
          </table:table-cell>
          <table:table-cell office:value-type="float" office:value="1.0031230033277435E-2" table:formula="of:=1/2*POWER([.B31]-[.T31]; 2)" table:style-name="ce1">
            <text:p>0.01003123</text:p>
          </table:table-cell>
          <table:table-cell office:value-type="float" office:value="2.3780374458772999E-2" table:formula="of:=[.U31]+[.V31]" table:style-name="ce1">
            <text:p>0.023780374</text:p>
          </table:table-cell>
          <table:table-cell office:value-type="float" office:value="-8.3431583942817169E-4" table:formula="of:=(([.R31]-[.A31])*[.R31]*(1-[.R31])*[.M31]+([.T31]-[.B31])*[.T31]*(1-[.T31])*[.O31])*[.J31]*(1-[.J31])*[.C31]" table:style-name="ce1">
            <text:p>-0.000834316</text:p>
          </table:table-cell>
          <table:table-cell office:value-type="float" office:value="-1.6686316788563434E-3" table:formula="of:=(([.R31]-[.A31])*[.R31]*(1-[.R31])*[.M31]+([.T31]-[.B31])*[.T31]*(1-[.T31])*[.O31])*[.J31]*(1-[.J31])*[.D31]" table:style-name="ce1">
            <text:p>-0.001668632</text:p>
          </table:table-cell>
          <table:table-cell office:value-type="float" office:value="-8.3685417468653688E-4" table:formula="of:=(([.R31]-[.A31])*[.R31]*(1-[.R31])*[.N31]+([.T31]-[.B31])*[.T31]*(1-[.T31])*[.P31])*[.J31]*(1-[.J31])*[.C31]" table:style-name="ce1">
            <text:p>-0.000836854</text:p>
          </table:table-cell>
          <table:table-cell office:value-type="float" office:value="-1.6737083493730738E-3" table:formula="of:=(([.R31]-[.A31])*[.R31]*(1-[.R31])*[.N31]+([.T31]-[.B31])*[.T31]*(1-[.T31])*[.P31])*[.J31]*(1-[.J31])*[.D31]" table:style-name="ce1">
            <text:p>-0.001673708</text:p>
          </table:table-cell>
          <table:table-cell office:value-type="float" office:value="1.2261847995030255E-2" table:formula="of:=([.R31]-[.A31])*[.R31]*(1-[.R31])*[.J31]" table:style-name="ce1">
            <text:p>0.012261848</text:p>
          </table:table-cell>
          <table:table-cell office:value-type="float" office:value="1.235112946740006E-2" table:formula="of:=([.R31]-[.A31])*[.R31]*(1-[.R31])*[.L31]" table:style-name="ce1">
            <text:p>0.012351129</text:p>
          </table:table-cell>
          <table:table-cell office:value-type="float" office:value="-9.2980466315612537E-3" table:formula="of:=([.T31]-[.B31])*[.T31]*(1-[.T31])*[.J31]" table:style-name="ce1">
            <text:p>-0.009298047</text:p>
          </table:table-cell>
          <table:table-cell office:value-type="float" office:value="-9.3657479514410412E-3" table:formula="of:=([.T31]-[.B31])*[.T31]*(1-[.T31])*[.L31]" table:style-name="ce1">
            <text:p>-0.00936574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06028592041515" table:formula="of:=[.E31]-($$learning_rate*[.X31])" table:style-name="ce1">
            <text:p>0.206028592</text:p>
          </table:table-cell>
          <table:table-cell office:value-type="float" office:value="0.3120571840830299" table:formula="of:=[.F31]-($$learning_rate*[.Y31])" table:style-name="ce1">
            <text:p>0.312057184</text:p>
          </table:table-cell>
          <table:table-cell office:value-type="float" office:value="0.30551544920545776" table:formula="of:=[.G31]-($$learning_rate*[.Z31])" table:style-name="ce1">
            <text:p>0.305515449</text:p>
          </table:table-cell>
          <table:table-cell office:value-type="float" office:value="0.41103089841091534" table:formula="of:=[.H31]-($$learning_rate*[.AA31])" table:style-name="ce1">
            <text:p>0.411030898</text:p>
          </table:table-cell>
          <table:table-cell office:value-type="float" office:value="4.1507148010378747E-2" table:formula="of:=[.E32]*[.C32] + [.F32]*[.D32]" table:style-name="ce1">
            <text:p>0.041507148</text:p>
          </table:table-cell>
          <table:table-cell office:value-type="float" office:value="0.51037529746102417" table:formula="of:=1/(1+EXP(-[.I32]))" table:style-name="ce1">
            <text:p>0.510375297</text:p>
          </table:table-cell>
          <table:table-cell office:value-type="float" office:value="5.6378862301364428E-2" table:formula="of:=[.G32]*[.C32]+[.H32]*[.D32]" table:style-name="ce1">
            <text:p>0.056378862</text:p>
          </table:table-cell>
          <table:table-cell office:value-type="float" office:value="0.5140909833344689" table:formula="of:=1/(1+EXP(-1*[.K32]))" table:style-name="ce1">
            <text:p>0.514090983</text:p>
          </table:table-cell>
          <table:table-cell office:value-type="float" office:value="-1.5508202738341827" table:formula="of:=[.M31]-($$learning_rate*[.AB31])" table:style-name="ce1">
            <text:p>-1.550820274</text:p>
          </table:table-cell>
          <table:table-cell office:value-type="float" office:value="-1.5151331360456848" table:formula="of:=[.N31]-($$learning_rate*[.AC31])" table:style-name="ce1">
            <text:p>-1.515133136</text:p>
          </table:table-cell>
          <table:table-cell office:value-type="float" office:value="1.670269779470279" table:formula="of:=[.O31]-($$learning_rate*[.AD31])" table:style-name="ce1">
            <text:p>1.670269779</text:p>
          </table:table-cell>
          <table:table-cell office:value-type="float" office:value="1.7288521501575997" table:formula="of:=[.P31]-($$learning_rate*[.AE31])" table:style-name="ce1">
            <text:p>1.72885215</text:p>
          </table:table-cell>
          <table:table-cell office:value-type="float" office:value="-1.5704166423590717" table:formula="of:=[.M32]*[.J32]+[.N32]*[.L32]" table:style-name="ce1">
            <text:p>-1.570416642</text:p>
          </table:table-cell>
          <table:table-cell office:value-type="float" office:value="0.17215700418288427" table:formula="of:=1/(1+EXP(-1*[.Q32]))" table:style-name="ce1">
            <text:p>0.172157004</text:p>
          </table:table-cell>
          <table:table-cell office:value-type="float" office:value="1.7412517374517342" table:formula="of:=[.O32]*[.J32]+[.P32]*[.L32]" table:style-name="ce1">
            <text:p>1.741251737</text:p>
          </table:table-cell>
          <table:table-cell office:value-type="float" office:value="0.85084598960207192" table:formula="of:=1/(1+EXP(-1*[.S32]))" table:style-name="ce1">
            <text:p>0.85084599</text:p>
          </table:table-cell>
          <table:table-cell office:value-type="float" office:value="1.3147447002783971E-2" table:formula="of:=1/2*(POWER([.A32]-[.R32]; 2))" table:style-name="ce1">
            <text:p>0.013147447</text:p>
          </table:table-cell>
          <table:table-cell office:value-type="float" office:value="9.6819193049133365E-3" table:formula="of:=1/2*POWER([.B32]-[.T32]; 2)" table:style-name="ce1">
            <text:p>0.009681919</text:p>
          </table:table-cell>
          <table:table-cell office:value-type="float" office:value="2.2829366307697309E-2" table:formula="of:=[.U32]+[.V32]" table:style-name="ce1">
            <text:p>0.022829366</text:p>
          </table:table-cell>
          <table:table-cell office:value-type="float" office:value="-8.1635459607864904E-4" table:formula="of:=(([.R32]-[.A32])*[.R32]*(1-[.R32])*[.M32]+([.T32]-[.B32])*[.T32]*(1-[.T32])*[.O32])*[.J32]*(1-[.J32])*[.C32]" table:style-name="ce1">
            <text:p>-0.000816355</text:p>
          </table:table-cell>
          <table:table-cell office:value-type="float" office:value="-1.6327091921572981E-3" table:formula="of:=(([.R32]-[.A32])*[.R32]*(1-[.R32])*[.M32]+([.T32]-[.B32])*[.T32]*(1-[.T32])*[.O32])*[.J32]*(1-[.J32])*[.D32]" table:style-name="ce1">
            <text:p>-0.001632709</text:p>
          </table:table-cell>
          <table:table-cell office:value-type="float" office:value="-8.1897593248202259E-4" table:formula="of:=(([.R32]-[.A32])*[.R32]*(1-[.R32])*[.N32]+([.T32]-[.B32])*[.T32]*(1-[.T32])*[.P32])*[.J32]*(1-[.J32])*[.C32]" table:style-name="ce1">
            <text:p>-0.000818976</text:p>
          </table:table-cell>
          <table:table-cell office:value-type="float" office:value="-1.6379518649640452E-3" table:formula="of:=(([.R32]-[.A32])*[.R32]*(1-[.R32])*[.N32]+([.T32]-[.B32])*[.T32]*(1-[.T32])*[.P32])*[.J32]*(1-[.J32])*[.D32]" table:style-name="ce1">
            <text:p>-0.001637952</text:p>
          </table:table-cell>
          <table:table-cell office:value-type="float" office:value="1.1795002400024061E-2" table:formula="of:=([.R32]-[.A32])*[.R32]*(1-[.R32])*[.J32]" table:style-name="ce1">
            <text:p>0.011795002</text:p>
          </table:table-cell>
          <table:table-cell office:value-type="float" office:value="1.1880873569755514E-2" table:formula="of:=([.R32]-[.A32])*[.R32]*(1-[.R32])*[.L32]" table:style-name="ce1">
            <text:p>0.011880874</text:p>
          </table:table-cell>
          <table:table-cell office:value-type="float" office:value="-9.0130392926499846E-3" table:formula="of:=([.T32]-[.B32])*[.T32]*(1-[.T32])*[.J32]" table:style-name="ce1">
            <text:p>-0.009013039</text:p>
          </table:table-cell>
          <table:table-cell office:value-type="float" office:value="-9.0786569331257356E-3" table:formula="of:=([.T32]-[.B32])*[.T32]*(1-[.T32])*[.L32]" table:style-name="ce1">
            <text:p>-0.00907865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076613012336723" table:formula="of:=[.E32]-($$learning_rate*[.X32])" table:style-name="ce1">
            <text:p>0.207661301</text:p>
          </table:table-cell>
          <table:table-cell office:value-type="float" office:value="0.3153226024673445" table:formula="of:=[.F32]-($$learning_rate*[.Y32])" table:style-name="ce1">
            <text:p>0.315322602</text:p>
          </table:table-cell>
          <table:table-cell office:value-type="float" office:value="0.30715340107042183" table:formula="of:=[.G32]-($$learning_rate*[.Z32])" table:style-name="ce1">
            <text:p>0.307153401</text:p>
          </table:table-cell>
          <table:table-cell office:value-type="float" office:value="0.41430680214084342" table:formula="of:=[.H32]-($$learning_rate*[.AA32])" table:style-name="ce1">
            <text:p>0.414306802</text:p>
          </table:table-cell>
          <table:table-cell office:value-type="float" office:value="4.1915325308418065E-2" table:formula="of:=[.E33]*[.C33] + [.F33]*[.D33]" table:style-name="ce1">
            <text:p>0.041915325</text:p>
          </table:table-cell>
          <table:table-cell office:value-type="float" office:value="0.51047729741317305" table:formula="of:=1/(1+EXP(-[.I33]))" table:style-name="ce1">
            <text:p>0.510477297</text:p>
          </table:table-cell>
          <table:table-cell office:value-type="float" office:value="5.6788350267605439E-2" table:formula="of:=[.G33]*[.C33]+[.H33]*[.D33]" table:style-name="ce1">
            <text:p>0.05678835</text:p>
          </table:table-cell>
          <table:table-cell office:value-type="float" office:value="0.51419327342816157" table:formula="of:=1/(1+EXP(-1*[.K33]))" table:style-name="ce1">
            <text:p>0.514193273</text:p>
          </table:table-cell>
          <table:table-cell office:value-type="float" office:value="-1.5744102786342309" table:formula="of:=[.M32]-($$learning_rate*[.AB32])" table:style-name="ce1">
            <text:p>-1.574410279</text:p>
          </table:table-cell>
          <table:table-cell office:value-type="float" office:value="-1.5388948831851958" table:formula="of:=[.N32]-($$learning_rate*[.AC32])" table:style-name="ce1">
            <text:p>-1.538894883</text:p>
          </table:table-cell>
          <table:table-cell office:value-type="float" office:value="1.6882958580555789" table:formula="of:=[.O32]-($$learning_rate*[.AD32])" table:style-name="ce1">
            <text:p>1.688295858</text:p>
          </table:table-cell>
          <table:table-cell office:value-type="float" office:value="1.7470094640238512" table:formula="of:=[.P32]-($$learning_rate*[.AE32])" table:style-name="ce1">
            <text:p>1.747009464</text:p>
          </table:table-cell>
          <table:table-cell office:value-type="float" office:value="-1.594990101503567" table:formula="of:=[.M33]*[.J33]+[.N33]*[.L33]" table:style-name="ce1">
            <text:p>-1.594990102</text:p>
          </table:table-cell>
          <table:table-cell office:value-type="float" office:value="0.16868298244985902" table:formula="of:=1/(1+EXP(-1*[.Q33]))" table:style-name="ce1">
            <text:p>0.168682982</text:p>
          </table:table-cell>
          <table:table-cell office:value-type="float" office:value="1.7601372218704681" table:formula="of:=[.O33]*[.J33]+[.P33]*[.L33]" table:style-name="ce1">
            <text:p>1.760137222</text:p>
          </table:table-cell>
          <table:table-cell office:value-type="float" office:value="0.85322684543558791" table:formula="of:=1/(1+EXP(-1*[.S33]))" table:style-name="ce1">
            <text:p>0.853226845</text:p>
          </table:table-cell>
          <table:table-cell office:value-type="float" office:value="1.2590144459591132E-2" table:formula="of:=1/2*(POWER([.A33]-[.R33]; 2))" table:style-name="ce1">
            <text:p>0.012590144</text:p>
          </table:table-cell>
          <table:table-cell office:value-type="float" office:value="9.353447904750279E-3" table:formula="of:=1/2*POWER([.B33]-[.T33]; 2)" table:style-name="ce1">
            <text:p>0.009353448</text:p>
          </table:table-cell>
          <table:table-cell office:value-type="float" office:value="2.1943592364341409E-2" table:formula="of:=[.U33]+[.V33]" table:style-name="ce1">
            <text:p>0.021943592</text:p>
          </table:table-cell>
          <table:table-cell office:value-type="float" office:value="-7.990390451003143E-4" table:formula="of:=(([.R33]-[.A33])*[.R33]*(1-[.R33])*[.M33]+([.T33]-[.B33])*[.T33]*(1-[.T33])*[.O33])*[.J33]*(1-[.J33])*[.C33]" table:style-name="ce1">
            <text:p>-0.000799039</text:p>
          </table:table-cell>
          <table:table-cell office:value-type="float" office:value="-1.5980780902006286E-3" table:formula="of:=(([.R33]-[.A33])*[.R33]*(1-[.R33])*[.M33]+([.T33]-[.B33])*[.T33]*(1-[.T33])*[.O33])*[.J33]*(1-[.J33])*[.D33]" table:style-name="ce1">
            <text:p>-0.001598078</text:p>
          </table:table-cell>
          <table:table-cell office:value-type="float" office:value="-8.0173001079207693E-4" table:formula="of:=(([.R33]-[.A33])*[.R33]*(1-[.R33])*[.N33]+([.T33]-[.B33])*[.T33]*(1-[.T33])*[.P33])*[.J33]*(1-[.J33])*[.C33]" table:style-name="ce1">
            <text:p>-0.00080173</text:p>
          </table:table-cell>
          <table:table-cell office:value-type="float" office:value="-1.6034600215841539E-3" table:formula="of:=(([.R33]-[.A33])*[.R33]*(1-[.R33])*[.N33]+([.T33]-[.B33])*[.T33]*(1-[.T33])*[.P33])*[.J33]*(1-[.J33])*[.D33]" table:style-name="ce1">
            <text:p>-0.00160346</text:p>
          </table:table-cell>
          <table:table-cell office:value-type="float" office:value="1.1359121078004908E-2" table:formula="of:=([.R33]-[.A33])*[.R33]*(1-[.R33])*[.J33]" table:style-name="ce1">
            <text:p>0.011359121</text:p>
          </table:table-cell>
          <table:table-cell office:value-type="float" office:value="1.1441808832565426E-2" table:formula="of:=([.R33]-[.A33])*[.R33]*(1-[.R33])*[.L33]" table:style-name="ce1">
            <text:p>0.011441809</text:p>
          </table:table-cell>
          <table:table-cell office:value-type="float" office:value="-8.7435628462667701E-3" table:formula="of:=([.T33]-[.B33])*[.T33]*(1-[.T33])*[.J33]" table:style-name="ce1">
            <text:p>-0.008743563</text:p>
          </table:table-cell>
          <table:table-cell office:value-type="float" office:value="-8.8072108674166205E-3" table:formula="of:=([.T33]-[.B33])*[.T33]*(1-[.T33])*[.L33]" table:style-name="ce1">
            <text:p>-0.00880721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0925937932387292" table:formula="of:=[.E33]-($$learning_rate*[.X33])" table:style-name="ce1">
            <text:p>0.209259379</text:p>
          </table:table-cell>
          <table:table-cell office:value-type="float" office:value="0.31851875864774576" table:formula="of:=[.F33]-($$learning_rate*[.Y33])" table:style-name="ce1">
            <text:p>0.318518759</text:p>
          </table:table-cell>
          <table:table-cell office:value-type="float" office:value="0.30875686109200601" table:formula="of:=[.G33]-($$learning_rate*[.Z33])" table:style-name="ce1">
            <text:p>0.308756861</text:p>
          </table:table-cell>
          <table:table-cell office:value-type="float" office:value="0.41751372218401173" table:formula="of:=[.H33]-($$learning_rate*[.AA33])" table:style-name="ce1">
            <text:p>0.417513722</text:p>
          </table:table-cell>
          <table:table-cell office:value-type="float" office:value="4.2314844830968229E-2" table:formula="of:=[.E34]*[.C34] + [.F34]*[.D34]" table:style-name="ce1">
            <text:p>0.042314845</text:p>
          </table:table-cell>
          <table:table-cell office:value-type="float" office:value="0.5105771330178217" table:formula="of:=1/(1+EXP(-[.I34]))" table:style-name="ce1">
            <text:p>0.510577133</text:p>
          </table:table-cell>
          <table:table-cell office:value-type="float" office:value="5.7189215273001477E-2" table:formula="of:=[.G34]*[.C34]+[.H34]*[.D34]" table:style-name="ce1">
            <text:p>0.057189215</text:p>
          </table:table-cell>
          <table:table-cell office:value-type="float" office:value="0.51429340835458459" table:formula="of:=1/(1+EXP(-1*[.K34]))" table:style-name="ce1">
            <text:p>0.514293408</text:p>
          </table:table-cell>
          <table:table-cell office:value-type="float" office:value="-1.5971285207902408" table:formula="of:=[.M33]-($$learning_rate*[.AB33])" table:style-name="ce1">
            <text:p>-1.597128521</text:p>
          </table:table-cell>
          <table:table-cell office:value-type="float" office:value="-1.5617785008503267" table:formula="of:=[.N33]-($$learning_rate*[.AC33])" table:style-name="ce1">
            <text:p>-1.561778501</text:p>
          </table:table-cell>
          <table:table-cell office:value-type="float" office:value="1.7057829837481124" table:formula="of:=[.O33]-($$learning_rate*[.AD33])" table:style-name="ce1">
            <text:p>1.705782984</text:p>
          </table:table-cell>
          <table:table-cell office:value-type="float" office:value="1.7646238857586845" table:formula="of:=[.P33]-($$learning_rate*[.AE33])" table:style-name="ce1">
            <text:p>1.764623886</text:p>
          </table:table-cell>
          <table:table-cell office:value-type="float" office:value="-1.6186696895033035" table:formula="of:=[.M34]*[.J34]+[.N34]*[.L34]" table:style-name="ce1">
            <text:p>-1.61866969</text:p>
          </table:table-cell>
          <table:table-cell office:value-type="float" office:value="0.16538841798762755" table:formula="of:=1/(1+EXP(-1*[.Q34]))" table:style-name="ce1">
            <text:p>0.165388418</text:p>
          </table:table-cell>
          <table:table-cell office:value-type="float" office:value="1.7784682180634417" table:formula="of:=[.O34]*[.J34]+[.P34]*[.L34]" table:style-name="ce1">
            <text:p>1.778468218</text:p>
          </table:table-cell>
          <table:table-cell office:value-type="float" office:value="0.85550761880056803" table:formula="of:=1/(1+EXP(-1*[.S34]))" table:style-name="ce1">
            <text:p>0.855507619</text:p>
          </table:table-cell>
          <table:table-cell office:value-type="float" office:value="1.2072780222348825E-2" table:formula="of:=1/2*(POWER([.A34]-[.R34]; 2))" table:style-name="ce1">
            <text:p>0.01207278</text:p>
          </table:table-cell>
          <table:table-cell office:value-type="float" office:value="9.0441003003466601E-3" table:formula="of:=1/2*POWER([.B34]-[.T34]; 2)" table:style-name="ce1">
            <text:p>0.0090441</text:p>
          </table:table-cell>
          <table:table-cell office:value-type="float" office:value="2.1116880522695485E-2" table:formula="of:=[.U34]+[.V34]" table:style-name="ce1">
            <text:p>0.021116881</text:p>
          </table:table-cell>
          <table:table-cell office:value-type="float" office:value="-7.8234793360734125E-4" table:formula="of:=(([.R34]-[.A34])*[.R34]*(1-[.R34])*[.M34]+([.T34]-[.B34])*[.T34]*(1-[.T34])*[.O34])*[.J34]*(1-[.J34])*[.C34]" table:style-name="ce1">
            <text:p>-0.000782348</text:p>
          </table:table-cell>
          <table:table-cell office:value-type="float" office:value="-1.5646958672146825E-3" table:formula="of:=(([.R34]-[.A34])*[.R34]*(1-[.R34])*[.M34]+([.T34]-[.B34])*[.T34]*(1-[.T34])*[.O34])*[.J34]*(1-[.J34])*[.D34]" table:style-name="ce1">
            <text:p>-0.001564696</text:p>
          </table:table-cell>
          <table:table-cell office:value-type="float" office:value="-7.8509690848852128E-4" table:formula="of:=(([.R34]-[.A34])*[.R34]*(1-[.R34])*[.N34]+([.T34]-[.B34])*[.T34]*(1-[.T34])*[.P34])*[.J34]*(1-[.J34])*[.C34]" table:style-name="ce1">
            <text:p>-0.000785097</text:p>
          </table:table-cell>
          <table:table-cell office:value-type="float" office:value="-1.5701938169770426E-3" table:formula="of:=(([.R34]-[.A34])*[.R34]*(1-[.R34])*[.N34]+([.T34]-[.B34])*[.T34]*(1-[.T34])*[.P34])*[.J34]*(1-[.J34])*[.D34]" table:style-name="ce1">
            <text:p>-0.001570194</text:p>
          </table:table-cell>
          <table:table-cell office:value-type="float" office:value="1.0951396566169381E-2" table:formula="of:=([.R34]-[.A34])*[.R34]*(1-[.R34])*[.J34]" table:style-name="ce1">
            <text:p>0.010951397</text:p>
          </table:table-cell>
          <table:table-cell office:value-type="float" office:value="1.1031107157048007E-2" table:formula="of:=([.R34]-[.A34])*[.R34]*(1-[.R34])*[.L34]" table:style-name="ce1">
            <text:p>0.011031107</text:p>
          </table:table-cell>
          <table:table-cell office:value-type="float" office:value="-8.4884397997618318E-3" table:formula="of:=([.T34]-[.B34])*[.T34]*(1-[.T34])*[.J34]" table:style-name="ce1">
            <text:p>-0.00848844</text:p>
          </table:table-cell>
          <table:table-cell office:value-type="float" office:value="-8.5502235684335667E-3" table:formula="of:=([.T34]-[.B34])*[.T34]*(1-[.T34])*[.L34]" table:style-name="ce1">
            <text:p>-0.00855022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1082407519108762" table:formula="of:=[.E34]-($$learning_rate*[.X34])" table:style-name="ce1">
            <text:p>0.210824075</text:p>
          </table:table-cell>
          <table:table-cell office:value-type="float" office:value="0.32164815038217515" table:formula="of:=[.F34]-($$learning_rate*[.Y34])" table:style-name="ce1">
            <text:p>0.32164815</text:p>
          </table:table-cell>
          <table:table-cell office:value-type="float" office:value="0.31032705490898305" table:formula="of:=[.G34]-($$learning_rate*[.Z34])" table:style-name="ce1">
            <text:p>0.310327055</text:p>
          </table:table-cell>
          <table:table-cell office:value-type="float" office:value="0.4206541098179658" table:formula="of:=[.H34]-($$learning_rate*[.AA34])" table:style-name="ce1">
            <text:p>0.42065411</text:p>
          </table:table-cell>
          <table:table-cell office:value-type="float" office:value="4.2706018797771902E-2" table:formula="of:=[.E35]*[.C35] + [.F35]*[.D35]" table:style-name="ce1">
            <text:p>0.042706019</text:p>
          </table:table-cell>
          <table:table-cell office:value-type="float" office:value="0.51067488234096037" table:formula="of:=1/(1+EXP(-[.I35]))" table:style-name="ce1">
            <text:p>0.510674882</text:p>
          </table:table-cell>
          <table:table-cell office:value-type="float" office:value="5.7581763727245737E-2" table:formula="of:=[.G35]*[.C35]+[.H35]*[.D35]" table:style-name="ce1">
            <text:p>0.057581764</text:p>
          </table:table-cell>
          <table:table-cell office:value-type="float" office:value="0.51439146471845965" table:formula="of:=1/(1+EXP(-1*[.K35]))" table:style-name="ce1">
            <text:p>0.514391465</text:p>
          </table:table-cell>
          <table:table-cell office:value-type="float" office:value="-1.6190313139225796" table:formula="of:=[.M34]-($$learning_rate*[.AB34])" table:style-name="ce1">
            <text:p>-1.619031314</text:p>
          </table:table-cell>
          <table:table-cell office:value-type="float" office:value="-1.5838407151644227" table:formula="of:=[.N34]-($$learning_rate*[.AC34])" table:style-name="ce1">
            <text:p>-1.583840715</text:p>
          </table:table-cell>
          <table:table-cell office:value-type="float" office:value="1.7227598633476362" table:formula="of:=[.O34]-($$learning_rate*[.AD34])" table:style-name="ce1">
            <text:p>1.722759863</text:p>
          </table:table-cell>
          <table:table-cell office:value-type="float" office:value="1.7817243328955517" table:formula="of:=[.P34]-($$learning_rate*[.AE34])" table:style-name="ce1">
            <text:p>1.781724333</text:p>
          </table:table-cell>
          <table:table-cell office:value-type="float" office:value="-1.6415127710979038" table:formula="of:=[.M35]*[.J35]+[.N35]*[.L35]" table:style-name="ce1">
            <text:p>-1.641512771</text:p>
          </table:table-cell>
          <table:table-cell office:value-type="float" office:value="0.16225932465796561" table:formula="of:=1/(1+EXP(-1*[.Q35]))" table:style-name="ce1">
            <text:p>0.162259325</text:p>
          </table:table-cell>
          <table:table-cell office:value-type="float" office:value="1.7962739798394463" table:formula="of:=[.O35]*[.J35]+[.P35]*[.L35]" table:style-name="ce1">
            <text:p>1.79627398</text:p>
          </table:table-cell>
          <table:table-cell office:value-type="float" office:value="0.85769476357056906" table:formula="of:=1/(1+EXP(-1*[.S35]))" table:style-name="ce1">
            <text:p>0.857694764</text:p>
          </table:table-cell>
          <table:table-cell office:value-type="float" office:value="1.1591450972649886E-2" table:formula="of:=1/2*(POWER([.A35]-[.R35]; 2))" table:style-name="ce1">
            <text:p>0.011591451</text:p>
          </table:table-cell>
          <table:table-cell office:value-type="float" office:value="8.7523377933238083E-3" table:formula="of:=1/2*POWER([.B35]-[.T35]; 2)" table:style-name="ce1">
            <text:p>0.008752338</text:p>
          </table:table-cell>
          <table:table-cell office:value-type="float" office:value="2.0343788765973696E-2" table:formula="of:=[.U35]+[.V35]" table:style-name="ce1">
            <text:p>0.020343789</text:p>
          </table:table-cell>
          <table:table-cell office:value-type="float" office:value="-7.6625875848121557E-4" table:formula="of:=(([.R35]-[.A35])*[.R35]*(1-[.R35])*[.M35]+([.T35]-[.B35])*[.T35]*(1-[.T35])*[.O35])*[.J35]*(1-[.J35])*[.C35]" table:style-name="ce1">
            <text:p>-0.000766259</text:p>
          </table:table-cell>
          <table:table-cell office:value-type="float" office:value="-1.5325175169624311E-3" table:formula="of:=(([.R35]-[.A35])*[.R35]*(1-[.R35])*[.M35]+([.T35]-[.B35])*[.T35]*(1-[.T35])*[.O35])*[.J35]*(1-[.J35])*[.D35]" table:style-name="ce1">
            <text:p>-0.001532518</text:p>
          </table:table-cell>
          <table:table-cell office:value-type="float" office:value="-7.6905562921703963E-4" table:formula="of:=(([.R35]-[.A35])*[.R35]*(1-[.R35])*[.N35]+([.T35]-[.B35])*[.T35]*(1-[.T35])*[.P35])*[.J35]*(1-[.J35])*[.C35]" table:style-name="ce1">
            <text:p>-0.000769056</text:p>
          </table:table-cell>
          <table:table-cell office:value-type="float" office:value="-1.5381112584340793E-3" table:formula="of:=(([.R35]-[.A35])*[.R35]*(1-[.R35])*[.N35]+([.T35]-[.B35])*[.T35]*(1-[.T35])*[.P35])*[.J35]*(1-[.J35])*[.D35]" table:style-name="ce1">
            <text:p>-0.001538111</text:p>
          </table:table-cell>
          <table:table-cell office:value-type="float" office:value="1.0569334999256897E-2" table:formula="of:=([.R35]-[.A35])*[.R35]*(1-[.R35])*[.J35]" table:style-name="ce1">
            <text:p>0.010569335</text:p>
          </table:table-cell>
          <table:table-cell office:value-type="float" office:value="1.0646256354816926E-2" table:formula="of:=([.R35]-[.A35])*[.R35]*(1-[.R35])*[.L35]" table:style-name="ce1">
            <text:p>0.010646256</text:p>
          </table:table-cell>
          <table:table-cell office:value-type="float" office:value="-8.246604572930815E-3" table:formula="of:=([.T35]-[.B35])*[.T35]*(1-[.T35])*[.J35]" table:style-name="ce1">
            <text:p>-0.008246605</text:p>
          </table:table-cell>
          <table:table-cell office:value-type="float" office:value="-8.3066215941116142E-3" table:formula="of:=([.T35]-[.B35])*[.T35]*(1-[.T35])*[.L35]" table:style-name="ce1">
            <text:p>-0.00830662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1235659270805005" table:formula="of:=[.E35]-($$learning_rate*[.X35])" table:style-name="ce1">
            <text:p>0.212356593</text:p>
          </table:table-cell>
          <table:table-cell office:value-type="float" office:value="0.3247131854161" table:formula="of:=[.F35]-($$learning_rate*[.Y35])" table:style-name="ce1">
            <text:p>0.324713185</text:p>
          </table:table-cell>
          <table:table-cell office:value-type="float" office:value="0.31186516616741711" table:formula="of:=[.G35]-($$learning_rate*[.Z35])" table:style-name="ce1">
            <text:p>0.311865166</text:p>
          </table:table-cell>
          <table:table-cell office:value-type="float" office:value="0.42373033233483398" table:formula="of:=[.H35]-($$learning_rate*[.AA35])" table:style-name="ce1">
            <text:p>0.423730332</text:p>
          </table:table-cell>
          <table:table-cell office:value-type="float" office:value="4.3089148177012503E-2" table:formula="of:=[.E36]*[.C36] + [.F36]*[.D36]" table:style-name="ce1">
            <text:p>0.043089148</text:p>
          </table:table-cell>
          <table:table-cell office:value-type="float" office:value="0.51077062063425771" table:formula="of:=1/(1+EXP(-[.I36]))" table:style-name="ce1">
            <text:p>0.510770621</text:p>
          </table:table-cell>
          <table:table-cell office:value-type="float" office:value="5.7966291541854259E-2" table:formula="of:=[.G36]*[.C36]+[.H36]*[.D36]" table:style-name="ce1">
            <text:p>0.057966292</text:p>
          </table:table-cell>
          <table:table-cell office:value-type="float" office:value="0.51448751649819302" table:formula="of:=1/(1+EXP(-1*[.K36]))" table:style-name="ce1">
            <text:p>0.514487516</text:p>
          </table:table-cell>
          <table:table-cell office:value-type="float" office:value="-1.6401699839210935" table:formula="of:=[.M35]-($$learning_rate*[.AB35])" table:style-name="ce1">
            <text:p>-1.640169984</text:p>
          </table:table-cell>
          <table:table-cell office:value-type="float" office:value="-1.6051332278740567" table:formula="of:=[.N35]-($$learning_rate*[.AC35])" table:style-name="ce1">
            <text:p>-1.605133228</text:p>
          </table:table-cell>
          <table:table-cell office:value-type="float" office:value="1.7392530724934978" table:formula="of:=[.O35]-($$learning_rate*[.AD35])" table:style-name="ce1">
            <text:p>1.739253072</text:p>
          </table:table-cell>
          <table:table-cell office:value-type="float" office:value="1.798337576083775" table:formula="of:=[.P35]-($$learning_rate*[.AE35])" table:style-name="ce1">
            <text:p>1.798337576</text:p>
          </table:table-cell>
          <table:table-cell office:value-type="float" office:value="-1.6635716486907088" table:formula="of:=[.M36]*[.J36]+[.N36]*[.L36]" table:style-name="ce1">
            <text:p>-1.663571649</text:p>
          </table:table-cell>
          <table:table-cell office:value-type="float" office:value="0.15928312804064262" table:formula="of:=1/(1+EXP(-1*[.Q36]))" table:style-name="ce1">
            <text:p>0.159283128</text:p>
          </table:table-cell>
          <table:table-cell office:value-type="float" office:value="1.8135816046222653" table:formula="of:=[.O36]*[.J36]+[.P36]*[.L36]" table:style-name="ce1">
            <text:p>1.813581605</text:p>
          </table:table-cell>
          <table:table-cell office:value-type="float" office:value="0.85979418668601781" table:formula="of:=1/(1+EXP(-1*[.S36]))" table:style-name="ce1">
            <text:p>0.859794187</text:p>
          </table:table-cell>
          <table:table-cell office:value-type="float" office:value="1.1142726158799448E-2" table:formula="of:=1/2*(POWER([.A36]-[.R36]; 2))" table:style-name="ce1">
            <text:p>0.011142726</text:p>
          </table:table-cell>
          <table:table-cell office:value-type="float" office:value="8.4767769103777889E-3" table:formula="of:=1/2*POWER([.B36]-[.T36]; 2)" table:style-name="ce1">
            <text:p>0.008476777</text:p>
          </table:table-cell>
          <table:table-cell office:value-type="float" office:value="1.9619503069177237E-2" table:formula="of:=[.U36]+[.V36]" table:style-name="ce1">
            <text:p>0.019619503</text:p>
          </table:table-cell>
          <table:table-cell office:value-type="float" office:value="-7.507483885153517E-4" table:formula="of:=(([.R36]-[.A36])*[.R36]*(1-[.R36])*[.M36]+([.T36]-[.B36])*[.T36]*(1-[.T36])*[.O36])*[.J36]*(1-[.J36])*[.C36]" table:style-name="ce1">
            <text:p>-0.000750748</text:p>
          </table:table-cell>
          <table:table-cell office:value-type="float" office:value="-1.5014967770307034E-3" table:formula="of:=(([.R36]-[.A36])*[.R36]*(1-[.R36])*[.M36]+([.T36]-[.B36])*[.T36]*(1-[.T36])*[.O36])*[.J36]*(1-[.J36])*[.D36]" table:style-name="ce1">
            <text:p>-0.001501497</text:p>
          </table:table-cell>
          <table:table-cell office:value-type="float" office:value="-7.5358434091275773E-4" table:formula="of:=(([.R36]-[.A36])*[.R36]*(1-[.R36])*[.N36]+([.T36]-[.B36])*[.T36]*(1-[.T36])*[.P36])*[.J36]*(1-[.J36])*[.C36]" table:style-name="ce1">
            <text:p>-0.000753584</text:p>
          </table:table-cell>
          <table:table-cell office:value-type="float" office:value="-1.5071686818255155E-3" table:formula="of:=(([.R36]-[.A36])*[.R36]*(1-[.R36])*[.N36]+([.T36]-[.B36])*[.T36]*(1-[.T36])*[.P36])*[.J36]*(1-[.J36])*[.D36]" table:style-name="ce1">
            <text:p>-0.001507169</text:p>
          </table:table-cell>
          <table:table-cell office:value-type="float" office:value="1.0210715471826922E-2" table:formula="of:=([.R36]-[.A36])*[.R36]*(1-[.R36])*[.J36]" table:style-name="ce1">
            <text:p>0.010210715</text:p>
          </table:table-cell>
          <table:table-cell office:value-type="float" office:value="1.0285019209300949E-2" table:formula="of:=([.R36]-[.A36])*[.R36]*(1-[.R36])*[.L36]" table:style-name="ce1">
            <text:p>0.010285019</text:p>
          </table:table-cell>
          <table:table-cell office:value-type="float" office:value="-8.017090921174138E-3" table:formula="of:=([.T36]-[.B36])*[.T36]*(1-[.T36])*[.J36]" table:style-name="ce1">
            <text:p>-0.008017091</text:p>
          </table:table-cell>
          <table:table-cell office:value-type="float" office:value="-8.0754315752405419E-3" table:formula="of:=([.T36]-[.B36])*[.T36]*(1-[.T36])*[.L36]" table:style-name="ce1">
            <text:p>-0.00807543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1385808948508075" table:formula="of:=[.E36]-($$learning_rate*[.X36])" table:style-name="ce1">
            <text:p>0.213858089</text:p>
          </table:table-cell>
          <table:table-cell office:value-type="float" office:value="0.32771617897016142" table:formula="of:=[.F36]-($$learning_rate*[.Y36])" table:style-name="ce1">
            <text:p>0.327716179</text:p>
          </table:table-cell>
          <table:table-cell office:value-type="float" office:value="0.3133723348492426" table:formula="of:=[.G36]-($$learning_rate*[.Z36])" table:style-name="ce1">
            <text:p>0.313372335</text:p>
          </table:table-cell>
          <table:table-cell office:value-type="float" office:value="0.42674466969848501" table:formula="of:=[.H36]-($$learning_rate*[.AA36])" table:style-name="ce1">
            <text:p>0.42674467</text:p>
          </table:table-cell>
          <table:table-cell office:value-type="float" office:value="4.3464522371270187E-2" table:formula="of:=[.E37]*[.C37] + [.F37]*[.D37]" table:style-name="ce1">
            <text:p>0.043464522</text:p>
          </table:table-cell>
          <table:table-cell office:value-type="float" office:value="0.51086442025672785" table:formula="of:=1/(1+EXP(-[.I37]))" table:style-name="ce1">
            <text:p>0.51086442</text:p>
          </table:table-cell>
          <table:table-cell office:value-type="float" office:value="5.8343083712310631E-2" table:formula="of:=[.G37]*[.C37]+[.H37]*[.D37]" table:style-name="ce1">
            <text:p>0.058343084</text:p>
          </table:table-cell>
          <table:table-cell office:value-type="float" office:value="0.51458163494171572" table:formula="of:=1/(1+EXP(-1*[.K37]))" table:style-name="ce1">
            <text:p>0.514581635</text:p>
          </table:table-cell>
          <table:table-cell office:value-type="float" office:value="-1.6605914148647474" table:formula="of:=[.M36]-($$learning_rate*[.AB36])" table:style-name="ce1">
            <text:p>-1.660591415</text:p>
          </table:table-cell>
          <table:table-cell office:value-type="float" office:value="-1.6257032662926585" table:formula="of:=[.N36]-($$learning_rate*[.AC36])" table:style-name="ce1">
            <text:p>-1.625703266</text:p>
          </table:table-cell>
          <table:table-cell office:value-type="float" office:value="1.755287254335846" table:formula="of:=[.O36]-($$learning_rate*[.AD36])" table:style-name="ce1">
            <text:p>1.755287254</text:p>
          </table:table-cell>
          <table:table-cell office:value-type="float" office:value="1.814488439234256" table:formula="of:=[.P36]-($$learning_rate*[.AE36])" table:style-name="ce1">
            <text:p>1.814488439</text:p>
          </table:table-cell>
          <table:table-cell office:value-type="float" office:value="-1.6848941151371424" table:formula="of:=[.M37]*[.J37]+[.N37]*[.L37]" table:style-name="ce1">
            <text:p>-1.684894115</text:p>
          </table:table-cell>
          <table:table-cell office:value-type="float" office:value="0.15644849442698089" table:formula="of:=1/(1+EXP(-1*[.Q37]))" table:style-name="ce1">
            <text:p>0.156448494</text:p>
          </table:table-cell>
          <table:table-cell office:value-type="float" office:value="1.830416233214311" table:formula="of:=[.O37]*[.J37]+[.P37]*[.L37]" table:style-name="ce1">
            <text:p>1.830416233</text:p>
          </table:table-cell>
          <table:table-cell office:value-type="float" office:value="0.86181130458041799" table:formula="of:=1/(1+EXP(-1*[.S37]))" table:style-name="ce1">
            <text:p>0.861811305</text:p>
          </table:table-cell>
          <table:table-cell office:value-type="float" office:value="1.0723580759964725E-2" table:formula="of:=1/2*(POWER([.A37]-[.R37]; 2))" table:style-name="ce1">
            <text:p>0.010723581</text:p>
          </table:table-cell>
          <table:table-cell office:value-type="float" office:value="8.2161708166871815E-3" table:formula="of:=1/2*POWER([.B37]-[.T37]; 2)" table:style-name="ce1">
            <text:p>0.008216171</text:p>
          </table:table-cell>
          <table:table-cell office:value-type="float" office:value="1.8939751576651905E-2" table:formula="of:=[.U37]+[.V37]" table:style-name="ce1">
            <text:p>0.018939752</text:p>
          </table:table-cell>
          <table:table-cell office:value-type="float" office:value="-7.3579352406305E-4" table:formula="of:=(([.R37]-[.A37])*[.R37]*(1-[.R37])*[.M37]+([.T37]-[.B37])*[.T37]*(1-[.T37])*[.O37])*[.J37]*(1-[.J37])*[.C37]" table:style-name="ce1">
            <text:p>-0.000735794</text:p>
          </table:table-cell>
          <table:table-cell office:value-type="float" office:value="-1.4715870481261E-3" table:formula="of:=(([.R37]-[.A37])*[.R37]*(1-[.R37])*[.M37]+([.T37]-[.B37])*[.T37]*(1-[.T37])*[.O37])*[.J37]*(1-[.J37])*[.D37]" table:style-name="ce1">
            <text:p>-0.001471587</text:p>
          </table:table-cell>
          <table:table-cell office:value-type="float" office:value="-7.3866086665811315E-4" table:formula="of:=(([.R37]-[.A37])*[.R37]*(1-[.R37])*[.N37]+([.T37]-[.B37])*[.T37]*(1-[.T37])*[.P37])*[.J37]*(1-[.J37])*[.C37]" table:style-name="ce1">
            <text:p>-0.000738661</text:p>
          </table:table-cell>
          <table:table-cell office:value-type="float" office:value="-1.4773217333162263E-3" table:formula="of:=(([.R37]-[.A37])*[.R37]*(1-[.R37])*[.N37]+([.T37]-[.B37])*[.T37]*(1-[.T37])*[.P37])*[.J37]*(1-[.J37])*[.D37]" table:style-name="ce1">
            <text:p>-0.001477322</text:p>
          </table:table-cell>
          <table:table-cell office:value-type="float" office:value="9.8735552570264843E-3" table:formula="of:=([.R37]-[.A37])*[.R37]*(1-[.R37])*[.J37]" table:style-name="ce1">
            <text:p>0.009873555</text:p>
          </table:table-cell>
          <table:table-cell office:value-type="float" office:value="9.9453984372111885E-3" table:formula="of:=([.R37]-[.A37])*[.R37]*(1-[.R37])*[.L37]" table:style-name="ce1">
            <text:p>0.009945398</text:p>
          </table:table-cell>
          <table:table-cell office:value-type="float" office:value="-7.79902096720208E-3" table:formula="of:=([.T37]-[.B37])*[.T37]*(1-[.T37])*[.J37]" table:style-name="ce1">
            <text:p>-0.007799021</text:p>
          </table:table-cell>
          <table:table-cell office:value-type="float" office:value="-7.8557691651941087E-3" table:formula="of:=([.T37]-[.B37])*[.T37]*(1-[.T37])*[.L37]" table:style-name="ce1">
            <text:p>-0.007855769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1532967653320687" table:formula="of:=[.E37]-($$learning_rate*[.X37])" table:style-name="ce1">
            <text:p>0.215329677</text:p>
          </table:table-cell>
          <table:table-cell office:value-type="float" office:value="0.33065935306641364" table:formula="of:=[.F37]-($$learning_rate*[.Y37])" table:style-name="ce1">
            <text:p>0.330659353</text:p>
          </table:table-cell>
          <table:table-cell office:value-type="float" office:value="0.31484965658255881" table:formula="of:=[.G37]-($$learning_rate*[.Z37])" table:style-name="ce1">
            <text:p>0.314849657</text:p>
          </table:table-cell>
          <table:table-cell office:value-type="float" office:value="0.42969931316511745" table:formula="of:=[.H37]-($$learning_rate*[.AA37])" table:style-name="ce1">
            <text:p>0.429699313</text:p>
          </table:table-cell>
          <table:table-cell office:value-type="float" office:value="4.3832419133301707E-2" table:formula="of:=[.E38]*[.C38] + [.F38]*[.D38]" table:style-name="ce1">
            <text:p>0.043832419</text:p>
          </table:table-cell>
          <table:table-cell office:value-type="float" office:value="0.51095635065382927" table:formula="of:=1/(1+EXP(-[.I38]))" table:style-name="ce1">
            <text:p>0.510956351</text:p>
          </table:table-cell>
          <table:table-cell office:value-type="float" office:value="5.8712414145639692E-2" table:formula="of:=[.G38]*[.C38]+[.H38]*[.D38]" table:style-name="ce1">
            <text:p>0.058712414</text:p>
          </table:table-cell>
          <table:table-cell office:value-type="float" office:value="0.51467388852363039" table:formula="of:=1/(1+EXP(-1*[.K38]))" table:style-name="ce1">
            <text:p>0.514673889</text:p>
          </table:table-cell>
          <table:table-cell office:value-type="float" office:value="-1.6803385253788004" table:formula="of:=[.M37]-($$learning_rate*[.AB37])" table:style-name="ce1">
            <text:p>-1.680338525</text:p>
          </table:table-cell>
          <table:table-cell office:value-type="float" office:value="-1.6455940631670809" table:formula="of:=[.N37]-($$learning_rate*[.AC37])" table:style-name="ce1">
            <text:p>-1.645594063</text:p>
          </table:table-cell>
          <table:table-cell office:value-type="float" office:value="1.7708852962702502" table:formula="of:=[.O37]-($$learning_rate*[.AD37])" table:style-name="ce1">
            <text:p>1.770885296</text:p>
          </table:table-cell>
          <table:table-cell office:value-type="float" office:value="1.8301999775646443" table:formula="of:=[.P37]-($$learning_rate*[.AE37])" table:style-name="ce1">
            <text:p>1.830199978</text:p>
          </table:table-cell>
          <table:table-cell office:value-type="float" office:value="-1.7055239362121908" table:formula="of:=[.M38]*[.J38]+[.N38]*[.L38]" table:style-name="ce1">
            <text:p>-1.705523936</text:p>
          </table:table-cell>
          <table:table-cell office:value-type="float" office:value="0.15374518352757444" table:formula="of:=1/(1+EXP(-1*[.Q38]))" table:style-name="ce1">
            <text:p>0.153745184</text:p>
          </table:table-cell>
          <table:table-cell office:value-type="float" office:value="1.8468012276378287" table:formula="of:=[.O38]*[.J38]+[.P38]*[.L38]" table:style-name="ce1">
            <text:p>1.846801228</text:p>
          </table:table-cell>
          <table:table-cell office:value-type="float" office:value="0.8637510928396106" table:formula="of:=1/(1+EXP(-1*[.S38]))" table:style-name="ce1">
            <text:p>0.863751093</text:p>
          </table:table-cell>
          <table:table-cell office:value-type="float" office:value="1.0331338893688027E-2" table:formula="of:=1/2*(POWER([.A38]-[.R38]; 2))" table:style-name="ce1">
            <text:p>0.010331339</text:p>
          </table:table-cell>
          <table:table-cell office:value-type="float" office:value="7.9693932795963096E-3" table:formula="of:=1/2*POWER([.B38]-[.T38]; 2)" table:style-name="ce1">
            <text:p>0.007969393</text:p>
          </table:table-cell>
          <table:table-cell office:value-type="float" office:value="1.8300732173284338E-2" table:formula="of:=[.U38]+[.V38]" table:style-name="ce1">
            <text:p>0.018300732</text:p>
          </table:table-cell>
          <table:table-cell office:value-type="float" office:value="-7.2137103328555557E-4" table:formula="of:=(([.R38]-[.A38])*[.R38]*(1-[.R38])*[.M38]+([.T38]-[.B38])*[.T38]*(1-[.T38])*[.O38])*[.J38]*(1-[.J38])*[.C38]" table:style-name="ce1">
            <text:p>-0.000721371</text:p>
          </table:table-cell>
          <table:table-cell office:value-type="float" office:value="-1.4427420665711111E-3" table:formula="of:=(([.R38]-[.A38])*[.R38]*(1-[.R38])*[.M38]+([.T38]-[.B38])*[.T38]*(1-[.T38])*[.O38])*[.J38]*(1-[.J38])*[.D38]" table:style-name="ce1">
            <text:p>-0.001442742</text:p>
          </table:table-cell>
          <table:table-cell office:value-type="float" office:value="-7.2426304706027435E-4" table:formula="of:=(([.R38]-[.A38])*[.R38]*(1-[.R38])*[.N38]+([.T38]-[.B38])*[.T38]*(1-[.T38])*[.P38])*[.J38]*(1-[.J38])*[.C38]" table:style-name="ce1">
            <text:p>-0.000724263</text:p>
          </table:table-cell>
          <table:table-cell office:value-type="float" office:value="-1.4485260941205487E-3" table:formula="of:=(([.R38]-[.A38])*[.R38]*(1-[.R38])*[.N38]+([.T38]-[.B38])*[.T38]*(1-[.T38])*[.P38])*[.J38]*(1-[.J38])*[.D38]" table:style-name="ce1">
            <text:p>-0.001448526</text:p>
          </table:table-cell>
          <table:table-cell office:value-type="float" office:value="9.5560799764706529E-3" table:formula="of:=([.R38]-[.A38])*[.R38]*(1-[.R38])*[.J38]" table:style-name="ce1">
            <text:p>0.00955608</text:p>
          </table:table-cell>
          <table:table-cell office:value-type="float" office:value="9.6256066379044915E-3" table:formula="of:=([.R38]-[.A38])*[.R38]*(1-[.R38])*[.L38]" table:style-name="ce1">
            <text:p>0.009625607</text:p>
          </table:table-cell>
          <table:table-cell office:value-type="float" office:value="-7.5915956136097156E-3" table:formula="of:=([.T38]-[.B38])*[.T38]*(1-[.T38])*[.J38]" table:style-name="ce1">
            <text:p>-0.007591596</text:p>
          </table:table-cell>
          <table:table-cell office:value-type="float" office:value="-7.6468293809358219E-3" table:formula="of:=([.T38]-[.B38])*[.T38]*(1-[.T38])*[.L38]" table:style-name="ce1">
            <text:p>-0.007646829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1677241859977797" table:formula="of:=[.E38]-($$learning_rate*[.X38])" table:style-name="ce1">
            <text:p>0.216772419</text:p>
          </table:table-cell>
          <table:table-cell office:value-type="float" office:value="0.33354483719955585" table:formula="of:=[.F38]-($$learning_rate*[.Y38])" table:style-name="ce1">
            <text:p>0.333544837</text:p>
          </table:table-cell>
          <table:table-cell office:value-type="float" office:value="0.31629818267667936" table:formula="of:=[.G38]-($$learning_rate*[.Z38])" table:style-name="ce1">
            <text:p>0.316298183</text:p>
          </table:table-cell>
          <table:table-cell office:value-type="float" office:value="0.43259636535335855" table:formula="of:=[.H38]-($$learning_rate*[.AA38])" table:style-name="ce1">
            <text:p>0.432596365</text:p>
          </table:table-cell>
          <table:table-cell office:value-type="float" office:value="4.4193104649944484E-2" table:formula="of:=[.E39]*[.C39] + [.F39]*[.D39]" table:style-name="ce1">
            <text:p>0.044193105</text:p>
          </table:table-cell>
          <table:table-cell office:value-type="float" office:value="0.51104647837857275" table:formula="of:=1/(1+EXP(-[.I39]))" table:style-name="ce1">
            <text:p>0.511046478</text:p>
          </table:table-cell>
          <table:table-cell office:value-type="float" office:value="5.9074545669169823E-2" table:formula="of:=[.G39]*[.C39]+[.H39]*[.D39]" table:style-name="ce1">
            <text:p>0.059074546</text:p>
          </table:table-cell>
          <table:table-cell office:value-type="float" office:value="0.51476434294761308" table:formula="of:=1/(1+EXP(-1*[.K39]))" table:style-name="ce1">
            <text:p>0.514764343</text:p>
          </table:table-cell>
          <table:table-cell office:value-type="float" office:value="-1.6994506853317417" table:formula="of:=[.M38]-($$learning_rate*[.AB38])" table:style-name="ce1">
            <text:p>-1.699450685</text:p>
          </table:table-cell>
          <table:table-cell office:value-type="float" office:value="-1.6648452764428898" table:formula="of:=[.N38]-($$learning_rate*[.AC38])" table:style-name="ce1">
            <text:p>-1.664845276</text:p>
          </table:table-cell>
          <table:table-cell office:value-type="float" office:value="1.7860684874974695" table:formula="of:=[.O38]-($$learning_rate*[.AD38])" table:style-name="ce1">
            <text:p>1.786068487</text:p>
          </table:table-cell>
          <table:table-cell office:value-type="float" office:value="1.845493636326516" table:formula="of:=[.P38]-($$learning_rate*[.AE38])" table:style-name="ce1">
            <text:p>1.845493636</text:p>
          </table:table-cell>
          <table:table-cell office:value-type="float" office:value="-1.7255012727543999" table:formula="of:=[.M39]*[.J39]+[.N39]*[.L39]" table:style-name="ce1">
            <text:p>-1.725501273</text:p>
          </table:table-cell>
          <table:table-cell office:value-type="float" office:value="0.15116392125481332" table:formula="of:=1/(1+EXP(-1*[.Q39]))" table:style-name="ce1">
            <text:p>0.151163921</text:p>
          </table:table-cell>
          <table:table-cell office:value-type="float" office:value="1.8627583297961459" table:formula="of:=[.O39]*[.J39]+[.P39]*[.L39]" table:style-name="ce1">
            <text:p>1.86275833</text:p>
          </table:table-cell>
          <table:table-cell office:value-type="float" office:value="0.86561813000819898" table:formula="of:=1/(1+EXP(-1*[.S39]))" table:style-name="ce1">
            <text:p>0.86561813</text:p>
          </table:table-cell>
          <table:table-cell office:value-type="float" office:value="9.963626332017566E-3" table:formula="of:=1/2*(POWER([.A39]-[.R39]; 2))" table:style-name="ce1">
            <text:p>0.009963626</text:p>
          </table:table-cell>
          <table:table-cell office:value-type="float" office:value="7.7354247913286444E-3" table:formula="of:=1/2*POWER([.B39]-[.T39]; 2)" table:style-name="ce1">
            <text:p>0.007735425</text:p>
          </table:table-cell>
          <table:table-cell office:value-type="float" office:value="1.7699051123346209E-2" table:formula="of:=[.U39]+[.V39]" table:style-name="ce1">
            <text:p>0.017699051</text:p>
          </table:table-cell>
          <table:table-cell office:value-type="float" office:value="-7.0745819466247126E-4" table:formula="of:=(([.R39]-[.A39])*[.R39]*(1-[.R39])*[.M39]+([.T39]-[.B39])*[.T39]*(1-[.T39])*[.O39])*[.J39]*(1-[.J39])*[.C39]" table:style-name="ce1">
            <text:p>-0.000707458</text:p>
          </table:table-cell>
          <table:table-cell office:value-type="float" office:value="-1.4149163893249425E-3" table:formula="of:=(([.R39]-[.A39])*[.R39]*(1-[.R39])*[.M39]+([.T39]-[.B39])*[.T39]*(1-[.T39])*[.O39])*[.J39]*(1-[.J39])*[.D39]" table:style-name="ce1">
            <text:p>-0.001414916</text:p>
          </table:table-cell>
          <table:table-cell office:value-type="float" office:value="-7.1036900469316445E-4" table:formula="of:=(([.R39]-[.A39])*[.R39]*(1-[.R39])*[.N39]+([.T39]-[.B39])*[.T39]*(1-[.T39])*[.P39])*[.J39]*(1-[.J39])*[.C39]" table:style-name="ce1">
            <text:p>-0.000710369</text:p>
          </table:table-cell>
          <table:table-cell office:value-type="float" office:value="-1.4207380093863289E-3" table:formula="of:=(([.R39]-[.A39])*[.R39]*(1-[.R39])*[.N39]+([.T39]-[.B39])*[.T39]*(1-[.T39])*[.P39])*[.J39]*(1-[.J39])*[.D39]" table:style-name="ce1">
            <text:p>-0.001420738</text:p>
          </table:table-cell>
          <table:table-cell office:value-type="float" office:value="9.2566979601583794E-3" table:formula="of:=([.R39]-[.A39])*[.R39]*(1-[.R39])*[.J39]" table:style-name="ce1">
            <text:p>0.009256698</text:p>
          </table:table-cell>
          <table:table-cell office:value-type="float" office:value="9.32404046388049E-3" table:formula="of:=([.R39]-[.A39])*[.R39]*(1-[.R39])*[.L39]" table:style-name="ce1">
            <text:p>0.00932404</text:p>
          </table:table-cell>
          <table:table-cell office:value-type="float" office:value="-7.3940861435076799E-3" table:formula="of:=([.T39]-[.B39])*[.T39]*(1-[.T39])*[.J39]" table:style-name="ce1">
            <text:p>-0.007394086</text:p>
          </table:table-cell>
          <table:table-cell office:value-type="float" office:value="-7.4478781410195283E-3" table:formula="of:=([.T39]-[.B39])*[.T39]*(1-[.T39])*[.L39]" table:style-name="ce1">
            <text:p>-0.00744787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1818733498910292" table:formula="of:=[.E39]-($$learning_rate*[.X39])" table:style-name="ce1">
            <text:p>0.218187335</text:p>
          </table:table-cell>
          <table:table-cell office:value-type="float" office:value="0.33637466997820575" table:formula="of:=[.F39]-($$learning_rate*[.Y39])" table:style-name="ce1">
            <text:p>0.33637467</text:p>
          </table:table-cell>
          <table:table-cell office:value-type="float" office:value="0.31771892068606566" table:formula="of:=[.G39]-($$learning_rate*[.Z39])" table:style-name="ce1">
            <text:p>0.317718921</text:p>
          </table:table-cell>
          <table:table-cell office:value-type="float" office:value="0.43543784137213121" table:formula="of:=[.H39]-($$learning_rate*[.AA39])" table:style-name="ce1">
            <text:p>0.435437841</text:p>
          </table:table-cell>
          <table:table-cell office:value-type="float" office:value="4.4546833747275721E-2" table:formula="of:=[.E40]*[.C40] + [.F40]*[.D40]" table:style-name="ce1">
            <text:p>0.044546834</text:p>
          </table:table-cell>
          <table:table-cell office:value-type="float" office:value="0.51113486714292677" table:formula="of:=1/(1+EXP(-[.I40]))" table:style-name="ce1">
            <text:p>0.511134867</text:p>
          </table:table-cell>
          <table:table-cell office:value-type="float" office:value="5.9429730171516412E-2" table:formula="of:=[.G40]*[.C40]+[.H40]*[.D40]" table:style-name="ce1">
            <text:p>0.05942973</text:p>
          </table:table-cell>
          <table:table-cell office:value-type="float" office:value="0.51485306118183682" table:formula="of:=1/(1+EXP(-1*[.K40]))" table:style-name="ce1">
            <text:p>0.514853061</text:p>
          </table:table-cell>
          <table:table-cell office:value-type="float" office:value="-1.7179640812520585" table:formula="of:=[.M39]-($$learning_rate*[.AB39])" table:style-name="ce1">
            <text:p>-1.717964081</text:p>
          </table:table-cell>
          <table:table-cell office:value-type="float" office:value="-1.6834933573706508" table:formula="of:=[.N39]-($$learning_rate*[.AC39])" table:style-name="ce1">
            <text:p>-1.683493357</text:p>
          </table:table-cell>
          <table:table-cell office:value-type="float" office:value="1.8008566597844848" table:formula="of:=[.O39]-($$learning_rate*[.AD39])" table:style-name="ce1">
            <text:p>1.80085666</text:p>
          </table:table-cell>
          <table:table-cell office:value-type="float" office:value="1.8603893926085551" table:formula="of:=[.P39]-($$learning_rate*[.AE39])" table:style-name="ce1">
            <text:p>1.860389393</text:p>
          </table:table-cell>
          <table:table-cell office:value-type="float" office:value="-1.7448630509486587" table:formula="of:=[.M40]*[.J40]+[.N40]*[.L40]" table:style-name="ce1">
            <text:p>-1.744863051</text:p>
          </table:table-cell>
          <table:table-cell office:value-type="float" office:value="0.1486962895418249" table:formula="of:=1/(1+EXP(-1*[.Q40]))" table:style-name="ce1">
            <text:p>0.14869629</text:p>
          </table:table-cell>
          <table:table-cell office:value-type="float" office:value="1.8783078033171301" table:formula="of:=[.O40]*[.J40]+[.P40]*[.L40]" table:style-name="ce1">
            <text:p>1.878307803</text:p>
          </table:table-cell>
          <table:table-cell office:value-type="float" office:value="0.86741663632138288" table:formula="of:=1/(1+EXP(-1*[.S40]))" table:style-name="ce1">
            <text:p>0.867416636</text:p>
          </table:table-cell>
          <table:table-cell office:value-type="float" office:value="9.6183303663348631E-3" table:formula="of:=1/2*(POWER([.A40]-[.R40]; 2))" table:style-name="ce1">
            <text:p>0.00961833</text:p>
          </table:table-cell>
          <table:table-cell office:value-type="float" office:value="7.5133405253820524E-3" table:formula="of:=1/2*POWER([.B40]-[.T40]; 2)" table:style-name="ce1">
            <text:p>0.007513341</text:p>
          </table:table-cell>
          <table:table-cell office:value-type="float" office:value="1.7131670891716917E-2" table:formula="of:=[.U40]+[.V40]" table:style-name="ce1">
            <text:p>0.017131671</text:p>
          </table:table-cell>
          <table:table-cell office:value-type="float" office:value="-6.940328683277152E-4" table:formula="of:=(([.R40]-[.A40])*[.R40]*(1-[.R40])*[.M40]+([.T40]-[.B40])*[.T40]*(1-[.T40])*[.O40])*[.J40]*(1-[.J40])*[.C40]" table:style-name="ce1">
            <text:p>-0.000694033</text:p>
          </table:table-cell>
          <table:table-cell office:value-type="float" office:value="-1.3880657366554304E-3" table:formula="of:=(([.R40]-[.A40])*[.R40]*(1-[.R40])*[.M40]+([.T40]-[.B40])*[.T40]*(1-[.T40])*[.O40])*[.J40]*(1-[.J40])*[.D40]" table:style-name="ce1">
            <text:p>-0.001388066</text:p>
          </table:table-cell>
          <table:table-cell office:value-type="float" office:value="-6.9695733388919212E-4" table:formula="of:=(([.R40]-[.A40])*[.R40]*(1-[.R40])*[.N40]+([.T40]-[.B40])*[.T40]*(1-[.T40])*[.P40])*[.J40]*(1-[.J40])*[.C40]" table:style-name="ce1">
            <text:p>-0.000696957</text:p>
          </table:table-cell>
          <table:table-cell office:value-type="float" office:value="-1.3939146677783842E-3" table:formula="of:=(([.R40]-[.A40])*[.R40]*(1-[.R40])*[.N40]+([.T40]-[.B40])*[.T40]*(1-[.T40])*[.P40])*[.J40]*(1-[.J40])*[.D40]" table:style-name="ce1">
            <text:p>-0.001393915</text:p>
          </table:table-cell>
          <table:table-cell office:value-type="float" office:value="8.9739781573572128E-3" table:formula="of:=([.R40]-[.A40])*[.R40]*(1-[.R40])*[.J40]" table:style-name="ce1">
            <text:p>0.008973978</text:p>
          </table:table-cell>
          <table:table-cell office:value-type="float" office:value="9.0392583685791651E-3" table:formula="of:=([.R40]-[.A40])*[.R40]*(1-[.R40])*[.L40]" table:style-name="ce1">
            <text:p>0.009039258</text:p>
          </table:table-cell>
          <table:table-cell office:value-type="float" office:value="-7.2058268456013904E-3" table:formula="of:=([.T40]-[.B40])*[.T40]*(1-[.T40])*[.J40]" table:style-name="ce1">
            <text:p>-0.007205827</text:p>
          </table:table-cell>
          <table:table-cell office:value-type="float" office:value="-7.2582448357347874E-3" table:formula="of:=([.T40]-[.B40])*[.T40]*(1-[.T40])*[.L40]" table:style-name="ce1">
            <text:p>-0.00725824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1957540072575835" table:formula="of:=[.E40]-($$learning_rate*[.X40])" table:style-name="ce1">
            <text:p>0.219575401</text:p>
          </table:table-cell>
          <table:table-cell office:value-type="float" office:value="0.3391508014515166" table:formula="of:=[.F40]-($$learning_rate*[.Y40])" table:style-name="ce1">
            <text:p>0.339150801</text:p>
          </table:table-cell>
          <table:table-cell office:value-type="float" office:value="0.31911283535384405" table:formula="of:=[.G40]-($$learning_rate*[.Z40])" table:style-name="ce1">
            <text:p>0.319112835</text:p>
          </table:table-cell>
          <table:table-cell office:value-type="float" office:value="0.43822567070768798" table:formula="of:=[.H40]-($$learning_rate*[.AA40])" table:style-name="ce1">
            <text:p>0.438225671</text:p>
          </table:table-cell>
          <table:table-cell office:value-type="float" office:value="4.4893850181439578E-2" table:formula="of:=[.E41]*[.C41] + [.F41]*[.D41]" table:style-name="ce1">
            <text:p>0.04489385</text:p>
          </table:table-cell>
          <table:table-cell office:value-type="float" office:value="0.51122157789062384" table:formula="of:=1/(1+EXP(-[.I41]))" table:style-name="ce1">
            <text:p>0.511221578</text:p>
          </table:table-cell>
          <table:table-cell office:value-type="float" office:value="5.9778208838461008E-2" table:formula="of:=[.G41]*[.C41]+[.H41]*[.D41]" table:style-name="ce1">
            <text:p>0.059778209</text:p>
          </table:table-cell>
          <table:table-cell office:value-type="float" office:value="0.51494010351809039" table:formula="of:=1/(1+EXP(-1*[.K41]))" table:style-name="ce1">
            <text:p>0.514940104</text:p>
          </table:table-cell>
          <table:table-cell office:value-type="float" office:value="-1.7359120375667729" table:formula="of:=[.M40]-($$learning_rate*[.AB40])" table:style-name="ce1">
            <text:p>-1.735912038</text:p>
          </table:table-cell>
          <table:table-cell office:value-type="float" office:value="-1.7015718741078092" table:formula="of:=[.N40]-($$learning_rate*[.AC40])" table:style-name="ce1">
            <text:p>-1.701571874</text:p>
          </table:table-cell>
          <table:table-cell office:value-type="float" office:value="1.8152683134756875" table:formula="of:=[.O40]-($$learning_rate*[.AD40])" table:style-name="ce1">
            <text:p>1.815268313</text:p>
          </table:table-cell>
          <table:table-cell office:value-type="float" office:value="1.8749058822800246" table:formula="of:=[.P40]-($$learning_rate*[.AE40])" table:style-name="ce1">
            <text:p>1.874905882</text:p>
          </table:table-cell>
          <table:table-cell office:value-type="float" office:value="-1.7636432879207598" table:formula="of:=[.M41]*[.J41]+[.N41]*[.L41]" table:style-name="ce1">
            <text:p>-1.763643288</text:p>
          </table:table-cell>
          <table:table-cell office:value-type="float" office:value="0.14633463065657731" table:formula="of:=1/(1+EXP(-1*[.Q41]))" table:style-name="ce1">
            <text:p>0.146334631</text:p>
          </table:table-cell>
          <table:table-cell office:value-type="float" office:value="1.893468560617845" table:formula="of:=[.O41]*[.J41]+[.P41]*[.L41]" table:style-name="ce1">
            <text:p>1.893468561</text:p>
          </table:table-cell>
          <table:table-cell office:value-type="float" office:value="0.86915050802638605" table:formula="of:=1/(1+EXP(-1*[.S41]))" table:style-name="ce1">
            <text:p>0.869150508</text:p>
          </table:table-cell>
          <table:table-cell office:value-type="float" office:value="9.2935657581326749E-3" table:formula="of:=1/2*(POWER([.A41]-[.R41]; 2))" table:style-name="ce1">
            <text:p>0.009293566</text:p>
          </table:table-cell>
          <table:table-cell office:value-type="float" office:value="7.3022998551402901E-3" table:formula="of:=1/2*POWER([.B41]-[.T41]; 2)" table:style-name="ce1">
            <text:p>0.0073023</text:p>
          </table:table-cell>
          <table:table-cell office:value-type="float" office:value="1.6595865613272965E-2" table:formula="of:=[.U41]+[.V41]" table:style-name="ce1">
            <text:p>0.016595866</text:p>
          </table:table-cell>
          <table:table-cell office:value-type="float" office:value="-6.8107361343444346E-4" table:formula="of:=(([.R41]-[.A41])*[.R41]*(1-[.R41])*[.M41]+([.T41]-[.B41])*[.T41]*(1-[.T41])*[.O41])*[.J41]*(1-[.J41])*[.C41]" table:style-name="ce1">
            <text:p>-0.000681074</text:p>
          </table:table-cell>
          <table:table-cell office:value-type="float" office:value="-1.3621472268688869E-3" table:formula="of:=(([.R41]-[.A41])*[.R41]*(1-[.R41])*[.M41]+([.T41]-[.B41])*[.T41]*(1-[.T41])*[.O41])*[.J41]*(1-[.J41])*[.D41]" table:style-name="ce1">
            <text:p>-0.001362147</text:p>
          </table:table-cell>
          <table:table-cell office:value-type="float" office:value="-6.8400723367519338E-4" table:formula="of:=(([.R41]-[.A41])*[.R41]*(1-[.R41])*[.N41]+([.T41]-[.B41])*[.T41]*(1-[.T41])*[.P41])*[.J41]*(1-[.J41])*[.C41]" table:style-name="ce1">
            <text:p>-0.000684007</text:p>
          </table:table-cell>
          <table:table-cell office:value-type="float" office:value="-1.3680144673503868E-3" table:formula="of:=(([.R41]-[.A41])*[.R41]*(1-[.R41])*[.N41]+([.T41]-[.B41])*[.T41]*(1-[.T41])*[.P41])*[.J41]*(1-[.J41])*[.D41]" table:style-name="ce1">
            <text:p>-0.001368014</text:p>
          </table:table-cell>
          <table:table-cell office:value-type="float" office:value="8.7066310619636628E-3" table:formula="of:=([.R41]-[.A41])*[.R41]*(1-[.R41])*[.J41]" table:style-name="ce1">
            <text:p>0.008706631</text:p>
          </table:table-cell>
          <table:table-cell office:value-type="float" office:value="8.7699613909892789E-3" table:formula="of:=([.R41]-[.A41])*[.R41]*(1-[.R41])*[.L41]" table:style-name="ce1">
            <text:p>0.008769961</text:p>
          </table:table-cell>
          <table:table-cell office:value-type="float" office:value="-7.0262085246120647E-3" table:formula="of:=([.T41]-[.B41])*[.T41]*(1-[.T41])*[.J41]" table:style-name="ce1">
            <text:p>-0.007026209</text:p>
          </table:table-cell>
          <table:table-cell office:value-type="float" office:value="-7.0773157892359455E-3" table:formula="of:=([.T41]-[.B41])*[.T41]*(1-[.T41])*[.L41]" table:style-name="ce1">
            <text:p>-0.007077316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2093754795262724" table:formula="of:=[.E41]-($$learning_rate*[.X41])" table:style-name="ce1">
            <text:p>0.220937548</text:p>
          </table:table-cell>
          <table:table-cell office:value-type="float" office:value="0.34187509590525439" table:formula="of:=[.F41]-($$learning_rate*[.Y41])" table:style-name="ce1">
            <text:p>0.341875096</text:p>
          </table:table-cell>
          <table:table-cell office:value-type="float" office:value="0.32048084982119446" table:formula="of:=[.G41]-($$learning_rate*[.Z41])" table:style-name="ce1">
            <text:p>0.32048085</text:p>
          </table:table-cell>
          <table:table-cell office:value-type="float" office:value="0.44096169964238874" table:formula="of:=[.H41]-($$learning_rate*[.AA41])" table:style-name="ce1">
            <text:p>0.4409617</text:p>
          </table:table-cell>
          <table:table-cell office:value-type="float" office:value="4.5234386988156801E-2" table:formula="of:=[.E42]*[.C42] + [.F42]*[.D42]" table:style-name="ce1">
            <text:p>0.045234387</text:p>
          </table:table-cell>
          <table:table-cell office:value-type="float" office:value="0.51130666888462528" table:formula="of:=1/(1+EXP(-[.I42]))" table:style-name="ce1">
            <text:p>0.511306669</text:p>
          </table:table-cell>
          <table:table-cell office:value-type="float" office:value="6.0120212455298597E-2" table:formula="of:=[.G42]*[.C42]+[.H42]*[.D42]" table:style-name="ce1">
            <text:p>0.060120212</text:p>
          </table:table-cell>
          <table:table-cell office:value-type="float" office:value="0.51502552764749021" table:formula="of:=1/(1+EXP(-1*[.K42]))" table:style-name="ce1">
            <text:p>0.515025528</text:p>
          </table:table-cell>
          <table:table-cell office:value-type="float" office:value="-1.7533252996907003" table:formula="of:=[.M41]-($$learning_rate*[.AB41])" table:style-name="ce1">
            <text:p>-1.7533253</text:p>
          </table:table-cell>
          <table:table-cell office:value-type="float" office:value="-1.7191117968897878" table:formula="of:=[.N41]-($$learning_rate*[.AC41])" table:style-name="ce1">
            <text:p>-1.719111797</text:p>
          </table:table-cell>
          <table:table-cell office:value-type="float" office:value="1.8293207305249117" table:formula="of:=[.O41]-($$learning_rate*[.AD41])" table:style-name="ce1">
            <text:p>1.829320731</text:p>
          </table:table-cell>
          <table:table-cell office:value-type="float" office:value="1.8890605138584966" table:formula="of:=[.P41]-($$learning_rate*[.AE41])" table:style-name="ce1">
            <text:p>1.889060514</text:p>
          </table:table-cell>
          <table:table-cell office:value-type="float" office:value="-1.7818733787341774" table:formula="of:=[.M42]*[.J42]+[.N42]*[.L42]" table:style-name="ce1">
            <text:p>-1.781873379</text:p>
          </table:table-cell>
          <table:table-cell office:value-type="float" office:value="0.14407196388130422" table:formula="of:=1/(1+EXP(-1*[.Q42]))" table:style-name="ce1">
            <text:p>0.144071964</text:p>
          </table:table-cell>
          <table:table-cell office:value-type="float" office:value="1.9082582769542931" table:formula="of:=[.O42]*[.J42]+[.P42]*[.L42]" table:style-name="ce1">
            <text:p>1.908258277</text:p>
          </table:table-cell>
          <table:table-cell office:value-type="float" office:value="0.87082334786167814" table:formula="of:=1/(1+EXP(-1*[.S42]))" table:style-name="ce1">
            <text:p>0.870823348</text:p>
          </table:table-cell>
          <table:table-cell office:value-type="float" office:value="8.9876457494948714E-3" table:formula="of:=1/2*(POWER([.A42]-[.R42]; 2))" table:style-name="ce1">
            <text:p>0.008987646</text:p>
          </table:table-cell>
          <table:table-cell office:value-type="float" office:value="7.1015372074492867E-3" table:formula="of:=1/2*POWER([.B42]-[.T42]; 2)" table:style-name="ce1">
            <text:p>0.007101537</text:p>
          </table:table-cell>
          <table:table-cell office:value-type="float" office:value="1.6089182956944156E-2" table:formula="of:=[.U42]+[.V42]" table:style-name="ce1">
            <text:p>0.016089183</text:p>
          </table:table-cell>
          <table:table-cell office:value-type="float" office:value="-6.6855976469249823E-4" table:formula="of:=(([.R42]-[.A42])*[.R42]*(1-[.R42])*[.M42]+([.T42]-[.B42])*[.T42]*(1-[.T42])*[.O42])*[.J42]*(1-[.J42])*[.C42]" table:style-name="ce1">
            <text:p>-0.00066856</text:p>
          </table:table-cell>
          <table:table-cell office:value-type="float" office:value="-1.3371195293849965E-3" table:formula="of:=(([.R42]-[.A42])*[.R42]*(1-[.R42])*[.M42]+([.T42]-[.B42])*[.T42]*(1-[.T42])*[.O42])*[.J42]*(1-[.J42])*[.D42]" table:style-name="ce1">
            <text:p>-0.00133712</text:p>
          </table:table-cell>
          <table:table-cell office:value-type="float" office:value="-6.7149859748092127E-4" table:formula="of:=(([.R42]-[.A42])*[.R42]*(1-[.R42])*[.N42]+([.T42]-[.B42])*[.T42]*(1-[.T42])*[.P42])*[.J42]*(1-[.J42])*[.C42]" table:style-name="ce1">
            <text:p>-0.000671499</text:p>
          </table:table-cell>
          <table:table-cell office:value-type="float" office:value="-1.3429971949618425E-3" table:formula="of:=(([.R42]-[.A42])*[.R42]*(1-[.R42])*[.N42]+([.T42]-[.B42])*[.T42]*(1-[.T42])*[.P42])*[.J42]*(1-[.J42])*[.D42]" table:style-name="ce1">
            <text:p>-0.001342997</text:p>
          </table:table-cell>
          <table:table-cell office:value-type="float" office:value="8.4534922017635589E-3" table:formula="of:=([.R42]-[.A42])*[.R42]*(1-[.R42])*[.J42]" table:style-name="ce1">
            <text:p>0.008453492</text:p>
          </table:table-cell>
          <table:table-cell office:value-type="float" office:value="8.5149765231394507E-3" table:formula="of:=([.R42]-[.A42])*[.R42]*(1-[.R42])*[.L42]" table:style-name="ce1">
            <text:p>0.008514977</text:p>
          </table:table-cell>
          <table:table-cell office:value-type="float" office:value="-6.8546727785197409E-3" table:formula="of:=([.T42]-[.B42])*[.T42]*(1-[.T42])*[.J42]" table:style-name="ce1">
            <text:p>-0.006854673</text:p>
          </table:table-cell>
          <table:table-cell office:value-type="float" office:value="-6.9045284942384063E-3" table:formula="of:=([.T42]-[.B42])*[.T42]*(1-[.T42])*[.L42]" table:style-name="ce1">
            <text:p>-0.00690452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2227466748201224" table:formula="of:=[.E42]-($$learning_rate*[.X42])" table:style-name="ce1">
            <text:p>0.222274667</text:p>
          </table:table-cell>
          <table:table-cell office:value-type="float" office:value="0.3445493349640244" table:formula="of:=[.F42]-($$learning_rate*[.Y42])" table:style-name="ce1">
            <text:p>0.344549335</text:p>
          </table:table-cell>
          <table:table-cell office:value-type="float" office:value="0.32182384701615629" table:formula="of:=[.G42]-($$learning_rate*[.Z42])" table:style-name="ce1">
            <text:p>0.321823847</text:p>
          </table:table-cell>
          <table:table-cell office:value-type="float" office:value="0.44364769403231241" table:formula="of:=[.H42]-($$learning_rate*[.AA42])" table:style-name="ce1">
            <text:p>0.443647694</text:p>
          </table:table-cell>
          <table:table-cell office:value-type="float" office:value="4.5568666870503052E-2" table:formula="of:=[.E43]*[.C43] + [.F43]*[.D43]" table:style-name="ce1">
            <text:p>0.045568667</text:p>
          </table:table-cell>
          <table:table-cell office:value-type="float" office:value="0.51139019580414169" table:formula="of:=1/(1+EXP(-[.I43]))" table:style-name="ce1">
            <text:p>0.511390196</text:p>
          </table:table-cell>
          <table:table-cell office:value-type="float" office:value="6.0455961754039056E-2" table:formula="of:=[.G43]*[.C43]+[.H43]*[.D43]" table:style-name="ce1">
            <text:p>0.060455962</text:p>
          </table:table-cell>
          <table:table-cell office:value-type="float" office:value="0.51510938874738654" table:formula="of:=1/(1+EXP(-1*[.K43]))" table:style-name="ce1">
            <text:p>0.515109389</text:p>
          </table:table-cell>
          <table:table-cell office:value-type="float" office:value="-1.7702322840942275" table:formula="of:=[.M42]-($$learning_rate*[.AB42])" table:style-name="ce1">
            <text:p>-1.770232284</text:p>
          </table:table-cell>
          <table:table-cell office:value-type="float" office:value="-1.7361417499360667" table:formula="of:=[.N42]-($$learning_rate*[.AC42])" table:style-name="ce1">
            <text:p>-1.73614175</text:p>
          </table:table-cell>
          <table:table-cell office:value-type="float" office:value="1.8430300760819511" table:formula="of:=[.O42]-($$learning_rate*[.AD42])" table:style-name="ce1">
            <text:p>1.843030076</text:p>
          </table:table-cell>
          <table:table-cell office:value-type="float" office:value="1.9028695708469734" table:formula="of:=[.P42]-($$learning_rate*[.AE42])" table:style-name="ce1">
            <text:p>1.902869571</text:p>
          </table:table-cell>
          <table:table-cell office:value-type="float" office:value="-1.7995823499701453" table:formula="of:=[.M43]*[.J43]+[.N43]*[.L43]" table:style-name="ce1">
            <text:p>-1.79958235</text:p>
          </table:table-cell>
          <table:table-cell office:value-type="float" office:value="0.14190191276822428" table:formula="of:=1/(1+EXP(-1*[.Q43]))" table:style-name="ce1">
            <text:p>0.141901913</text:p>
          </table:table-cell>
          <table:table-cell office:value-type="float" office:value="1.9226934929854576" table:formula="of:=[.O43]*[.J43]+[.P43]*[.L43]" table:style-name="ce1">
            <text:p>1.922693493</text:p>
          </table:table-cell>
          <table:table-cell office:value-type="float" office:value="0.87243849218125114" table:formula="of:=1/(1+EXP(-1*[.S43]))" table:style-name="ce1">
            <text:p>0.872438492</text:p>
          </table:table-cell>
          <table:table-cell office:value-type="float" office:value="8.6990572959581222E-3" table:formula="of:=1/2*(POWER([.A43]-[.R43]; 2))" table:style-name="ce1">
            <text:p>0.008699057</text:p>
          </table:table-cell>
          <table:table-cell office:value-type="float" office:value="6.9103540603088738E-3" table:formula="of:=1/2*POWER([.B43]-[.T43]; 2)" table:style-name="ce1">
            <text:p>0.006910354</text:p>
          </table:table-cell>
          <table:table-cell office:value-type="float" office:value="1.5609411356266995E-2" table:formula="of:=[.U43]+[.V43]" table:style-name="ce1">
            <text:p>0.015609411</text:p>
          </table:table-cell>
          <table:table-cell office:value-type="float" office:value="-6.564714781369255E-4" table:formula="of:=(([.R43]-[.A43])*[.R43]*(1-[.R43])*[.M43]+([.T43]-[.B43])*[.T43]*(1-[.T43])*[.O43])*[.J43]*(1-[.J43])*[.C43]" table:style-name="ce1">
            <text:p>-0.000656471</text:p>
          </table:table-cell>
          <table:table-cell office:value-type="float" office:value="-1.312942956273851E-3" table:formula="of:=(([.R43]-[.A43])*[.R43]*(1-[.R43])*[.M43]+([.T43]-[.B43])*[.T43]*(1-[.T43])*[.O43])*[.J43]*(1-[.J43])*[.D43]" table:style-name="ce1">
            <text:p>-0.001312943</text:p>
          </table:table-cell>
          <table:table-cell office:value-type="float" office:value="-6.594120700769893E-4" table:formula="of:=(([.R43]-[.A43])*[.R43]*(1-[.R43])*[.N43]+([.T43]-[.B43])*[.T43]*(1-[.T43])*[.P43])*[.J43]*(1-[.J43])*[.C43]" table:style-name="ce1">
            <text:p>-0.000659412</text:p>
          </table:table-cell>
          <table:table-cell office:value-type="float" office:value="-1.3188241401539786E-3" table:formula="of:=(([.R43]-[.A43])*[.R43]*(1-[.R43])*[.N43]+([.T43]-[.B43])*[.T43]*(1-[.T43])*[.P43])*[.J43]*(1-[.J43])*[.D43]" table:style-name="ce1">
            <text:p>-0.001318824</text:p>
          </table:table-cell>
          <table:table-cell office:value-type="float" office:value="8.2135078128280966E-3" table:formula="of:=([.R43]-[.A43])*[.R43]*(1-[.R43])*[.J43]" table:style-name="ce1">
            <text:p>0.008213508</text:p>
          </table:table-cell>
          <table:table-cell office:value-type="float" office:value="8.2732422788921595E-3" table:formula="of:=([.R43]-[.A43])*[.R43]*(1-[.R43])*[.L43]" table:style-name="ce1">
            <text:p>0.008273242</text:p>
          </table:table-cell>
          <table:table-cell office:value-type="float" office:value="-6.6907069414341791E-3" table:formula="of:=([.T43]-[.B43])*[.T43]*(1-[.T43])*[.J43]" table:style-name="ce1">
            <text:p>-0.006690707</text:p>
          </table:table-cell>
          <table:table-cell office:value-type="float" office:value="-6.7393665173237248E-3" table:formula="of:=([.T43]-[.B43])*[.T43]*(1-[.T43])*[.L43]" table:style-name="ce1">
            <text:p>-0.00673936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2358761043828609" table:formula="of:=[.E43]-($$learning_rate*[.X43])" table:style-name="ce1">
            <text:p>0.22358761</text:p>
          </table:table-cell>
          <table:table-cell office:value-type="float" office:value="0.3471752208765721" table:formula="of:=[.F43]-($$learning_rate*[.Y43])" table:style-name="ce1">
            <text:p>0.347175221</text:p>
          </table:table-cell>
          <table:table-cell office:value-type="float" office:value="0.32314267115631029" table:formula="of:=[.G43]-($$learning_rate*[.Z43])" table:style-name="ce1">
            <text:p>0.323142671</text:p>
          </table:table-cell>
          <table:table-cell office:value-type="float" office:value="0.44628534231262035" table:formula="of:=[.H43]-($$learning_rate*[.AA43])" table:style-name="ce1">
            <text:p>0.446285342</text:p>
          </table:table-cell>
          <table:table-cell office:value-type="float" office:value="4.5896902609571515E-2" table:formula="of:=[.E44]*[.C44] + [.F44]*[.D44]" table:style-name="ce1">
            <text:p>0.045896903</text:p>
          </table:table-cell>
          <table:table-cell office:value-type="float" office:value="0.5114722118473658" table:formula="of:=1/(1+EXP(-[.I44]))" table:style-name="ce1">
            <text:p>0.511472212</text:p>
          </table:table-cell>
          <table:table-cell office:value-type="float" office:value="6.0785667789077555E-2" table:formula="of:=[.G44]*[.C44]+[.H44]*[.D44]" table:style-name="ce1">
            <text:p>0.060785668</text:p>
          </table:table-cell>
          <table:table-cell office:value-type="float" office:value="0.51519173957536957" table:formula="of:=1/(1+EXP(-1*[.K44]))" table:style-name="ce1">
            <text:p>0.51519174</text:p>
          </table:table-cell>
          <table:table-cell office:value-type="float" office:value="-1.7866592997198838" table:formula="of:=[.M43]-($$learning_rate*[.AB43])" table:style-name="ce1">
            <text:p>-1.7866593</text:p>
          </table:table-cell>
          <table:table-cell office:value-type="float" office:value="-1.752688234493851" table:formula="of:=[.N43]-($$learning_rate*[.AC43])" table:style-name="ce1">
            <text:p>-1.752688234</text:p>
          </table:table-cell>
          <table:table-cell office:value-type="float" office:value="1.8564114899648194" table:formula="of:=[.O43]-($$learning_rate*[.AD43])" table:style-name="ce1">
            <text:p>1.85641149</text:p>
          </table:table-cell>
          <table:table-cell office:value-type="float" office:value="1.9163483038816209" table:formula="of:=[.P43]-($$learning_rate*[.AE43])" table:style-name="ce1">
            <text:p>1.916348304</text:p>
          </table:table-cell>
          <table:table-cell office:value-type="float" office:value="-1.8167970843075649" table:formula="of:=[.M44]*[.J44]+[.N44]*[.L44]" table:style-name="ce1">
            <text:p>-1.816797084</text:p>
          </table:table-cell>
          <table:table-cell office:value-type="float" office:value="0.13981864146525738" table:formula="of:=1/(1+EXP(-1*[.Q44]))" table:style-name="ce1">
            <text:p>0.139818641</text:p>
          </table:table-cell>
          <table:table-cell office:value-type="float" office:value="1.9367897071802513" table:formula="of:=[.O44]*[.J44]+[.P44]*[.L44]" table:style-name="ce1">
            <text:p>1.936789707</text:p>
          </table:table-cell>
          <table:table-cell office:value-type="float" office:value="0.87399903514279076" table:formula="of:=1/(1+EXP(-1*[.S44]))" table:style-name="ce1">
            <text:p>0.873999035</text:p>
          </table:table-cell>
          <table:table-cell office:value-type="float" office:value="8.4264398359425209E-3" table:formula="of:=1/2*(POWER([.A44]-[.R44]; 2))" table:style-name="ce1">
            <text:p>0.00842644</text:p>
          </table:table-cell>
          <table:table-cell office:value-type="float" office:value="6.7281119239017461E-3" table:formula="of:=1/2*POWER([.B44]-[.T44]; 2)" table:style-name="ce1">
            <text:p>0.006728112</text:p>
          </table:table-cell>
          <table:table-cell office:value-type="float" office:value="1.5154551759844266E-2" table:formula="of:=[.U44]+[.V44]" table:style-name="ce1">
            <text:p>0.015154552</text:p>
          </table:table-cell>
          <table:table-cell office:value-type="float" office:value="-6.4478975383489316E-4" table:formula="of:=(([.R44]-[.A44])*[.R44]*(1-[.R44])*[.M44]+([.T44]-[.B44])*[.T44]*(1-[.T44])*[.O44])*[.J44]*(1-[.J44])*[.C44]" table:style-name="ce1">
            <text:p>-0.00064479</text:p>
          </table:table-cell>
          <table:table-cell office:value-type="float" office:value="-1.2895795076697863E-3" table:formula="of:=(([.R44]-[.A44])*[.R44]*(1-[.R44])*[.M44]+([.T44]-[.B44])*[.T44]*(1-[.T44])*[.O44])*[.J44]*(1-[.J44])*[.D44]" table:style-name="ce1">
            <text:p>-0.00128958</text:p>
          </table:table-cell>
          <table:table-cell office:value-type="float" office:value="-6.4772907977762688E-4" table:formula="of:=(([.R44]-[.A44])*[.R44]*(1-[.R44])*[.N44]+([.T44]-[.B44])*[.T44]*(1-[.T44])*[.P44])*[.J44]*(1-[.J44])*[.C44]" table:style-name="ce1">
            <text:p>-0.000647729</text:p>
          </table:table-cell>
          <table:table-cell office:value-type="float" office:value="-1.2954581595552538E-3" table:formula="of:=(([.R44]-[.A44])*[.R44]*(1-[.R44])*[.N44]+([.T44]-[.B44])*[.T44]*(1-[.T44])*[.P44])*[.J44]*(1-[.J44])*[.D44]" table:style-name="ce1">
            <text:p>-0.001295458</text:p>
          </table:table-cell>
          <table:table-cell office:value-type="float" office:value="7.9857223802393337E-3" table:formula="of:=([.R44]-[.A44])*[.R44]*(1-[.R44])*[.J44]" table:style-name="ce1">
            <text:p>0.007985722</text:p>
          </table:table-cell>
          <table:table-cell office:value-type="float" office:value="8.0437961428669394E-3" table:formula="of:=([.R44]-[.A44])*[.R44]*(1-[.R44])*[.L44]" table:style-name="ce1">
            <text:p>0.008043796</text:p>
          </table:table-cell>
          <table:table-cell office:value-type="float" office:value="-6.5338396055080149E-3" table:formula="of:=([.T44]-[.B44])*[.T44]*(1-[.T44])*[.J44]" table:style-name="ce1">
            <text:p>-0.00653384</text:p>
          </table:table-cell>
          <table:table-cell office:value-type="float" office:value="-6.5813549876149683E-3" table:formula="of:=([.T44]-[.B44])*[.T44]*(1-[.T44])*[.L44]" table:style-name="ce1">
            <text:p>-0.00658135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2487718994595587" table:formula="of:=[.E44]-($$learning_rate*[.X44])" table:style-name="ce1">
            <text:p>0.22487719</text:p>
          </table:table-cell>
          <table:table-cell office:value-type="float" office:value="0.34975437989191166" table:formula="of:=[.F44]-($$learning_rate*[.Y44])" table:style-name="ce1">
            <text:p>0.34975438</text:p>
          </table:table-cell>
          <table:table-cell office:value-type="float" office:value="0.32443812931586552" table:formula="of:=[.G44]-($$learning_rate*[.Z44])" table:style-name="ce1">
            <text:p>0.324438129</text:p>
          </table:table-cell>
          <table:table-cell office:value-type="float" office:value="0.44887625863173086" table:formula="of:=[.H44]-($$learning_rate*[.AA44])" table:style-name="ce1">
            <text:p>0.448876259</text:p>
          </table:table-cell>
          <table:table-cell office:value-type="float" office:value="4.621929748648896E-2" table:formula="of:=[.E45]*[.C45] + [.F45]*[.D45]" table:style-name="ce1">
            <text:p>0.046219297</text:p>
          </table:table-cell>
          <table:table-cell office:value-type="float" office:value="0.51155276783703452" table:formula="of:=1/(1+EXP(-[.I45]))" table:style-name="ce1">
            <text:p>0.511552768</text:p>
          </table:table-cell>
          <table:table-cell office:value-type="float" office:value="6.1109532328966362E-2" table:formula="of:=[.G45]*[.C45]+[.H45]*[.D45]" table:style-name="ce1">
            <text:p>0.061109532</text:p>
          </table:table-cell>
          <table:table-cell office:value-type="float" office:value="0.51527263056728823" table:formula="of:=1/(1+EXP(-1*[.K45]))" table:style-name="ce1">
            <text:p>0.515272631</text:p>
          </table:table-cell>
          <table:table-cell office:value-type="float" office:value="-1.8026307444803624" table:formula="of:=[.M44]-($$learning_rate*[.AB44])" table:style-name="ce1">
            <text:p>-1.802630744</text:p>
          </table:table-cell>
          <table:table-cell office:value-type="float" office:value="-1.768775826779585" table:formula="of:=[.N44]-($$learning_rate*[.AC44])" table:style-name="ce1">
            <text:p>-1.768775827</text:p>
          </table:table-cell>
          <table:table-cell office:value-type="float" office:value="1.8694791691758355" table:formula="of:=[.O44]-($$learning_rate*[.AD44])" table:style-name="ce1">
            <text:p>1.869479169</text:p>
          </table:table-cell>
          <table:table-cell office:value-type="float" office:value="1.9295110138568508" table:formula="of:=[.P44]-($$learning_rate*[.AE44])" table:style-name="ce1">
            <text:p>1.929511014</text:p>
          </table:table-cell>
          <table:table-cell office:value-type="float" office:value="-1.8335425198756103" table:formula="of:=[.M45]*[.J45]+[.N45]*[.L45]" table:style-name="ce1">
            <text:p>-1.83354252</text:p>
          </table:table-cell>
          <table:table-cell office:value-type="float" office:value="0.13781679884038606" table:formula="of:=1/(1+EXP(-1*[.Q45]))" table:style-name="ce1">
            <text:p>0.137816799</text:p>
          </table:table-cell>
          <table:table-cell office:value-type="float" office:value="1.9505614592241531" table:formula="of:=[.O45]*[.J45]+[.P45]*[.L45]" table:style-name="ce1">
            <text:p>1.950561459</text:p>
          </table:table-cell>
          <table:table-cell office:value-type="float" office:value="0.87550785032060852" table:formula="of:=1/(1+EXP(-1*[.S45]))" table:style-name="ce1">
            <text:p>0.87550785</text:p>
          </table:table-cell>
          <table:table-cell office:value-type="float" office:value="8.1685670329018564E-3" table:formula="of:=1/2*(POWER([.A45]-[.R45]; 2))" table:style-name="ce1">
            <text:p>0.008168567</text:p>
          </table:table-cell>
          <table:table-cell office:value-type="float" office:value="6.5542261691040908E-3" table:formula="of:=1/2*POWER([.B45]-[.T45]; 2)" table:style-name="ce1">
            <text:p>0.006554226</text:p>
          </table:table-cell>
          <table:table-cell office:value-type="float" office:value="1.4722793202005948E-2" table:formula="of:=[.U45]+[.V45]" table:style-name="ce1">
            <text:p>0.014722793</text:p>
          </table:table-cell>
          <table:table-cell office:value-type="float" office:value="-6.3349644144136165E-4" table:formula="of:=(([.R45]-[.A45])*[.R45]*(1-[.R45])*[.M45]+([.T45]-[.B45])*[.T45]*(1-[.T45])*[.O45])*[.J45]*(1-[.J45])*[.C45]" table:style-name="ce1">
            <text:p>-0.000633496</text:p>
          </table:table-cell>
          <table:table-cell office:value-type="float" office:value="-1.2669928828827233E-3" table:formula="of:=(([.R45]-[.A45])*[.R45]*(1-[.R45])*[.M45]+([.T45]-[.B45])*[.T45]*(1-[.T45])*[.O45])*[.J45]*(1-[.J45])*[.D45]" table:style-name="ce1">
            <text:p>-0.001266993</text:p>
          </table:table-cell>
          <table:table-cell office:value-type="float" office:value="-6.3643185208933802E-4" table:formula="of:=(([.R45]-[.A45])*[.R45]*(1-[.R45])*[.N45]+([.T45]-[.B45])*[.T45]*(1-[.T45])*[.P45])*[.J45]*(1-[.J45])*[.C45]" table:style-name="ce1">
            <text:p>-0.000636432</text:p>
          </table:table-cell>
          <table:table-cell office:value-type="float" office:value="-1.272863704178676E-3" table:formula="of:=(([.R45]-[.A45])*[.R45]*(1-[.R45])*[.N45]+([.T45]-[.B45])*[.T45]*(1-[.T45])*[.P45])*[.J45]*(1-[.J45])*[.D45]" table:style-name="ce1">
            <text:p>-0.001272864</text:p>
          </table:table-cell>
          <table:table-cell office:value-type="float" office:value="7.7692677763876901E-3" table:formula="of:=([.R45]-[.A45])*[.R45]*(1-[.R45])*[.J45]" table:style-name="ce1">
            <text:p>0.007769268</text:p>
          </table:table-cell>
          <table:table-cell office:value-type="float" office:value="7.8257636287411905E-3" table:formula="of:=([.R45]-[.A45])*[.R45]*(1-[.R45])*[.L45]" table:style-name="ce1">
            <text:p>0.007825764</text:p>
          </table:table-cell>
          <table:table-cell office:value-type="float" office:value="-6.3836366476479698E-3" table:formula="of:=([.T45]-[.B45])*[.T45]*(1-[.T45])*[.J45]" table:style-name="ce1">
            <text:p>-0.006383637</text:p>
          </table:table-cell>
          <table:table-cell office:value-type="float" office:value="-6.4300565940192348E-3" table:formula="of:=([.T45]-[.B45])*[.T45]*(1-[.T45])*[.L45]" table:style-name="ce1">
            <text:p>-0.00643005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2614418282883861" table:formula="of:=[.E45]-($$learning_rate*[.X45])" table:style-name="ce1">
            <text:p>0.226144183</text:p>
          </table:table-cell>
          <table:table-cell office:value-type="float" office:value="0.35228836565767713" table:formula="of:=[.F45]-($$learning_rate*[.Y45])" table:style-name="ce1">
            <text:p>0.352288366</text:p>
          </table:table-cell>
          <table:table-cell office:value-type="float" office:value="0.32571099302004419" table:formula="of:=[.G45]-($$learning_rate*[.Z45])" table:style-name="ce1">
            <text:p>0.325710993</text:p>
          </table:table-cell>
          <table:table-cell office:value-type="float" office:value="0.45142198604008821" table:formula="of:=[.H45]-($$learning_rate*[.AA45])" table:style-name="ce1">
            <text:p>0.451421986</text:p>
          </table:table-cell>
          <table:table-cell office:value-type="float" office:value="4.653604570720965E-2" table:formula="of:=[.E46]*[.C46] + [.F46]*[.D46]" table:style-name="ce1">
            <text:p>0.046536046</text:p>
          </table:table-cell>
          <table:table-cell office:value-type="float" office:value="0.51163191232667915" table:formula="of:=1/(1+EXP(-[.I46]))" table:style-name="ce1">
            <text:p>0.511631912</text:p>
          </table:table-cell>
          <table:table-cell office:value-type="float" office:value="6.142774825501103E-2" table:formula="of:=[.G46]*[.C46]+[.H46]*[.D46]" table:style-name="ce1">
            <text:p>0.061427748</text:p>
          </table:table-cell>
          <table:table-cell office:value-type="float" office:value="0.51535210993696223" table:formula="of:=1/(1+EXP(-1*[.K46]))" table:style-name="ce1">
            <text:p>0.51535211</text:p>
          </table:table-cell>
          <table:table-cell office:value-type="float" office:value="-1.8181692800331377" table:formula="of:=[.M45]-($$learning_rate*[.AB45])" table:style-name="ce1">
            <text:p>-1.81816928</text:p>
          </table:table-cell>
          <table:table-cell office:value-type="float" office:value="-1.7844273540370674" table:formula="of:=[.N45]-($$learning_rate*[.AC45])" table:style-name="ce1">
            <text:p>-1.784427354</text:p>
          </table:table-cell>
          <table:table-cell office:value-type="float" office:value="1.8822464424711314" table:formula="of:=[.O45]-($$learning_rate*[.AD45])" table:style-name="ce1">
            <text:p>1.882246442</text:p>
          </table:table-cell>
          <table:table-cell office:value-type="float" office:value="1.9423711270448891" table:formula="of:=[.P45]-($$learning_rate*[.AE45])" table:style-name="ce1">
            <text:p>1.942371127</text:p>
          </table:table-cell>
          <table:table-cell office:value-type="float" office:value="-1.849841827609209" table:formula="of:=[.M46]*[.J46]+[.N46]*[.L46]" table:style-name="ce1">
            <text:p>-1.849841828</text:p>
          </table:table-cell>
          <table:table-cell office:value-type="float" office:value="0.13589146932893187" table:formula="of:=1/(1+EXP(-1*[.Q46]))" table:style-name="ce1">
            <text:p>0.135891469</text:p>
          </table:table-cell>
          <table:table-cell office:value-type="float" office:value="1.9640224054348123" table:formula="of:=[.O46]*[.J46]+[.P46]*[.L46]" table:style-name="ce1">
            <text:p>1.964022405</text:p>
          </table:table-cell>
          <table:table-cell office:value-type="float" office:value="0.87696761005496982" table:formula="of:=1/(1+EXP(-1*[.S46]))" table:style-name="ce1">
            <text:p>0.87696761</text:p>
          </table:table-cell>
          <table:table-cell office:value-type="float" office:value="7.9243310248986957E-3" table:formula="of:=1/2*(POWER([.A46]-[.R46]; 2))" table:style-name="ce1">
            <text:p>0.007924331</text:p>
          </table:table-cell>
          <table:table-cell office:value-type="float" office:value="6.3881605883426796E-3" table:formula="of:=1/2*POWER([.B46]-[.T46]; 2)" table:style-name="ce1">
            <text:p>0.006388161</text:p>
          </table:table-cell>
          <table:table-cell office:value-type="float" office:value="1.4312491613241374E-2" table:formula="of:=[.U46]+[.V46]" table:style-name="ce1">
            <text:p>0.014312492</text:p>
          </table:table-cell>
          <table:table-cell office:value-type="float" office:value="-6.225742331369224E-4" table:formula="of:=(([.R46]-[.A46])*[.R46]*(1-[.R46])*[.M46]+([.T46]-[.B46])*[.T46]*(1-[.T46])*[.O46])*[.J46]*(1-[.J46])*[.C46]" table:style-name="ce1">
            <text:p>-0.000622574</text:p>
          </table:table-cell>
          <table:table-cell office:value-type="float" office:value="-1.2451484662738448E-3" table:formula="of:=(([.R46]-[.A46])*[.R46]*(1-[.R46])*[.M46]+([.T46]-[.B46])*[.T46]*(1-[.T46])*[.O46])*[.J46]*(1-[.J46])*[.D46]" table:style-name="ce1">
            <text:p>-0.001245148</text:p>
          </table:table-cell>
          <table:table-cell office:value-type="float" office:value="-6.2550340956284145E-4" table:formula="of:=(([.R46]-[.A46])*[.R46]*(1-[.R46])*[.N46]+([.T46]-[.B46])*[.T46]*(1-[.T46])*[.P46])*[.J46]*(1-[.J46])*[.C46]" table:style-name="ce1">
            <text:p>-0.000625503</text:p>
          </table:table-cell>
          <table:table-cell office:value-type="float" office:value="-1.2510068191256829E-3" table:formula="of:=(([.R46]-[.A46])*[.R46]*(1-[.R46])*[.N46]+([.T46]-[.B46])*[.T46]*(1-[.T46])*[.P46])*[.J46]*(1-[.J46])*[.D46]" table:style-name="ce1">
            <text:p>-0.001251007</text:p>
          </table:table-cell>
          <table:table-cell office:value-type="float" office:value="7.5633537698768655E-3" table:formula="of:=([.R46]-[.A46])*[.R46]*(1-[.R46])*[.J46]" table:style-name="ce1">
            <text:p>0.007563354</text:p>
          </table:table-cell>
          <table:table-cell office:value-type="float" office:value="7.6183487182812093E-3" table:formula="of:=([.R46]-[.A46])*[.R46]*(1-[.R46])*[.L46]" table:style-name="ce1">
            <text:p>0.007618349</text:p>
          </table:table-cell>
          <table:table-cell office:value-type="float" office:value="-6.2396976972257517E-3" table:formula="of:=([.T46]-[.B46])*[.T46]*(1-[.T46])*[.J46]" table:style-name="ce1">
            <text:p>-0.006239698</text:p>
          </table:table-cell>
          <table:table-cell office:value-type="float" office:value="-6.2850680267592359E-3" table:formula="of:=([.T46]-[.B46])*[.T46]*(1-[.T46])*[.L46]" table:style-name="ce1">
            <text:p>-0.00628506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2738933129511246" table:formula="of:=[.E46]-($$learning_rate*[.X46])" table:style-name="ce1">
            <text:p>0.227389331</text:p>
          </table:table-cell>
          <table:table-cell office:value-type="float" office:value="0.35477866259022484" table:formula="of:=[.F46]-($$learning_rate*[.Y46])" table:style-name="ce1">
            <text:p>0.354778663</text:p>
          </table:table-cell>
          <table:table-cell office:value-type="float" office:value="0.32696199983916985" table:formula="of:=[.G46]-($$learning_rate*[.Z46])" table:style-name="ce1">
            <text:p>0.326962</text:p>
          </table:table-cell>
          <table:table-cell office:value-type="float" office:value="0.45392399967833957" table:formula="of:=[.H46]-($$learning_rate*[.AA46])" table:style-name="ce1">
            <text:p>0.453924</text:p>
          </table:table-cell>
          <table:table-cell office:value-type="float" office:value="4.6847332823778114E-2" table:formula="of:=[.E47]*[.C47] + [.F47]*[.D47]" table:style-name="ce1">
            <text:p>0.046847333</text:p>
          </table:table-cell>
          <table:table-cell office:value-type="float" office:value="0.51170969170598679" table:formula="of:=1/(1+EXP(-[.I47]))" table:style-name="ce1">
            <text:p>0.511709692</text:p>
          </table:table-cell>
          <table:table-cell office:value-type="float" office:value="6.1740499959792451E-2" table:formula="of:=[.G47]*[.C47]+[.H47]*[.D47]" table:style-name="ce1">
            <text:p>0.0617405</text:p>
          </table:table-cell>
          <table:table-cell office:value-type="float" office:value="0.51543022377586667" table:formula="of:=1/(1+EXP(-1*[.K47]))" table:style-name="ce1">
            <text:p>0.515430224</text:p>
          </table:table-cell>
          <table:table-cell office:value-type="float" office:value="-1.8332959875728914" table:formula="of:=[.M46]-($$learning_rate*[.AB46])" table:style-name="ce1">
            <text:p>-1.833295988</text:p>
          </table:table-cell>
          <table:table-cell office:value-type="float" office:value="-1.7996640514736297" table:formula="of:=[.N46]-($$learning_rate*[.AC46])" table:style-name="ce1">
            <text:p>-1.799664051</text:p>
          </table:table-cell>
          <table:table-cell office:value-type="float" office:value="1.8947258378655829" table:formula="of:=[.O46]-($$learning_rate*[.AD46])" table:style-name="ce1">
            <text:p>1.894725838</text:p>
          </table:table-cell>
          <table:table-cell office:value-type="float" office:value="1.9549412630984075" table:formula="of:=[.P46]-($$learning_rate*[.AE46])" table:style-name="ce1">
            <text:p>1.954941263</text:p>
          </table:table-cell>
          <table:table-cell office:value-type="float" office:value="-1.8657165693791826" table:formula="of:=[.M47]*[.J47]+[.N47]*[.L47]" table:style-name="ce1">
            <text:p>-1.865716569</text:p>
          </table:table-cell>
          <table:table-cell office:value-type="float" office:value="0.1340381295912412" table:formula="of:=1/(1+EXP(-1*[.Q47]))" table:style-name="ce1">
            <text:p>0.13403813</text:p>
          </table:table-cell>
          <table:table-cell office:value-type="float" office:value="1.9771853870690526" table:formula="of:=[.O47]*[.J47]+[.P47]*[.L47]" table:style-name="ce1">
            <text:p>1.977185387</text:p>
          </table:table-cell>
          <table:table-cell office:value-type="float" office:value="0.87838080280754782" table:formula="of:=1/(1+EXP(-1*[.S47]))" table:style-name="ce1">
            <text:p>0.878380803</text:p>
          </table:table-cell>
          <table:table-cell office:value-type="float" office:value="7.6927287962467736E-3" table:formula="of:=1/2*(POWER([.A47]-[.R47]; 2))" table:style-name="ce1">
            <text:p>0.007692729</text:p>
          </table:table-cell>
          <table:table-cell office:value-type="float" office:value="6.229422590943761E-3" table:formula="of:=1/2*POWER([.B47]-[.T47]; 2)" table:style-name="ce1">
            <text:p>0.006229423</text:p>
          </table:table-cell>
          <table:table-cell office:value-type="float" office:value="1.3922151387190534E-2" table:formula="of:=[.U47]+[.V47]" table:style-name="ce1">
            <text:p>0.013922151</text:p>
          </table:table-cell>
          <table:table-cell office:value-type="float" office:value="-6.1200664742368932E-4" table:formula="of:=(([.R47]-[.A47])*[.R47]*(1-[.R47])*[.M47]+([.T47]-[.B47])*[.T47]*(1-[.T47])*[.O47])*[.J47]*(1-[.J47])*[.C47]" table:style-name="ce1">
            <text:p>-0.000612007</text:p>
          </table:table-cell>
          <table:table-cell office:value-type="float" office:value="-1.2240132948473786E-3" table:formula="of:=(([.R47]-[.A47])*[.R47]*(1-[.R47])*[.M47]+([.T47]-[.B47])*[.T47]*(1-[.T47])*[.O47])*[.J47]*(1-[.J47])*[.D47]" table:style-name="ce1">
            <text:p>-0.001224013</text:p>
          </table:table-cell>
          <table:table-cell office:value-type="float" office:value="-6.1492756150990186E-4" table:formula="of:=(([.R47]-[.A47])*[.R47]*(1-[.R47])*[.N47]+([.T47]-[.B47])*[.T47]*(1-[.T47])*[.P47])*[.J47]*(1-[.J47])*[.C47]" table:style-name="ce1">
            <text:p>-0.000614928</text:p>
          </table:table-cell>
          <table:table-cell office:value-type="float" office:value="-1.2298551230198037E-3" table:formula="of:=(([.R47]-[.A47])*[.R47]*(1-[.R47])*[.N47]+([.T47]-[.B47])*[.T47]*(1-[.T47])*[.P47])*[.J47]*(1-[.J47])*[.D47]" table:style-name="ce1">
            <text:p>-0.001229855</text:p>
          </table:table-cell>
          <table:table-cell office:value-type="float" office:value="7.3672597129989985E-3" table:formula="of:=([.R47]-[.A47])*[.R47]*(1-[.R47])*[.J47]" table:style-name="ce1">
            <text:p>0.00736726</text:p>
          </table:table-cell>
          <table:table-cell office:value-type="float" office:value="7.420825487643533E-3" table:formula="of:=([.R47]-[.A47])*[.R47]*(1-[.R47])*[.L47]" table:style-name="ce1">
            <text:p>0.007420825</text:p>
          </table:table-cell>
          <table:table-cell office:value-type="float" office:value="-6.1016529898500352E-3" table:formula="of:=([.T47]-[.B47])*[.T47]*(1-[.T47])*[.J47]" table:style-name="ce1">
            <text:p>-0.006101653</text:p>
          </table:table-cell>
          <table:table-cell office:value-type="float" office:value="-6.1460168078428731E-3" table:formula="of:=([.T47]-[.B47])*[.T47]*(1-[.T47])*[.L47]" table:style-name="ce1">
            <text:p>-0.00614601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2861334458995985" table:formula="of:=[.E47]-($$learning_rate*[.X47])" table:style-name="ce1">
            <text:p>0.228613345</text:p>
          </table:table-cell>
          <table:table-cell office:value-type="float" office:value="0.35722668917991962" table:formula="of:=[.F47]-($$learning_rate*[.Y47])" table:style-name="ce1">
            <text:p>0.357226689</text:p>
          </table:table-cell>
          <table:table-cell office:value-type="float" office:value="0.32819185496218967" table:formula="of:=[.G47]-($$learning_rate*[.Z47])" table:style-name="ce1">
            <text:p>0.328191855</text:p>
          </table:table-cell>
          <table:table-cell office:value-type="float" office:value="0.45638370992437916" table:formula="of:=[.H47]-($$learning_rate*[.AA47])" table:style-name="ce1">
            <text:p>0.45638371</text:p>
          </table:table-cell>
          <table:table-cell office:value-type="float" office:value="4.7153336147489962E-2" table:formula="of:=[.E48]*[.C48] + [.F48]*[.D48]" table:style-name="ce1">
            <text:p>0.047153336</text:p>
          </table:table-cell>
          <table:table-cell office:value-type="float" office:value="0.51178615030413044" table:formula="of:=1/(1+EXP(-[.I48]))" table:style-name="ce1">
            <text:p>0.51178615</text:p>
          </table:table-cell>
          <table:table-cell office:value-type="float" office:value="6.2047963740547406E-2" table:formula="of:=[.G48]*[.C48]+[.H48]*[.D48]" table:style-name="ce1">
            <text:p>0.062047964</text:p>
          </table:table-cell>
          <table:table-cell office:value-type="float" office:value="0.51550701615152261" table:formula="of:=1/(1+EXP(-1*[.K48]))" table:style-name="ce1">
            <text:p>0.515507016</text:p>
          </table:table-cell>
          <table:table-cell office:value-type="float" office:value="-1.8480305069988894" table:formula="of:=[.M47]-($$learning_rate*[.AB47])" table:style-name="ce1">
            <text:p>-1.848030507</text:p>
          </table:table-cell>
          <table:table-cell office:value-type="float" office:value="-1.8145057024489168" table:formula="of:=[.N47]-($$learning_rate*[.AC47])" table:style-name="ce1">
            <text:p>-1.814505702</text:p>
          </table:table-cell>
          <table:table-cell office:value-type="float" office:value="1.9069291438452829" table:formula="of:=[.O47]-($$learning_rate*[.AD47])" table:style-name="ce1">
            <text:p>1.906929144</text:p>
          </table:table-cell>
          <table:table-cell office:value-type="float" office:value="1.9672332967140933" table:formula="of:=[.P47]-($$learning_rate*[.AE47])" table:style-name="ce1">
            <text:p>1.967233297</text:p>
          </table:table-cell>
          <table:table-cell office:value-type="float" office:value="-1.8811868392809157" table:formula="of:=[.M48]*[.J48]+[.N48]*[.L48]" table:style-name="ce1">
            <text:p>-1.881186839</text:p>
          </table:table-cell>
          <table:table-cell office:value-type="float" office:value="0.13225261020477333" table:formula="of:=1/(1+EXP(-1*[.Q48]))" table:style-name="ce1">
            <text:p>0.13225261</text:p>
          </table:table-cell>
          <table:table-cell office:value-type="float" office:value="1.9900624922943337" table:formula="of:=[.O48]*[.J48]+[.P48]*[.L48]" table:style-name="ce1">
            <text:p>1.990062492</text:p>
          </table:table-cell>
          <table:table-cell office:value-type="float" office:value="0.87974974875697731" table:formula="of:=1/(1+EXP(-1*[.S48]))" table:style-name="ce1">
            <text:p>0.879749749</text:p>
          </table:table-cell>
          <table:table-cell office:value-type="float" office:value="7.4728503509401247E-3" table:formula="of:=1/2*(POWER([.A48]-[.R48]; 2))" table:style-name="ce1">
            <text:p>0.00747285</text:p>
          </table:table-cell>
          <table:table-cell office:value-type="float" office:value="6.0775589495748123E-3" table:formula="of:=1/2*POWER([.B48]-[.T48]; 2)" table:style-name="ce1">
            <text:p>0.006077559</text:p>
          </table:table-cell>
          <table:table-cell office:value-type="float" office:value="1.3550409300514937E-2" table:formula="of:=[.U48]+[.V48]" table:style-name="ce1">
            <text:p>0.013550409</text:p>
          </table:table-cell>
          <table:table-cell office:value-type="float" office:value="-6.0177800644124475E-4" table:formula="of:=(([.R48]-[.A48])*[.R48]*(1-[.R48])*[.M48]+([.T48]-[.B48])*[.T48]*(1-[.T48])*[.O48])*[.J48]*(1-[.J48])*[.C48]" table:style-name="ce1">
            <text:p>-0.000601778</text:p>
          </table:table-cell>
          <table:table-cell office:value-type="float" office:value="-1.2035560128824895E-3" table:formula="of:=(([.R48]-[.A48])*[.R48]*(1-[.R48])*[.M48]+([.T48]-[.B48])*[.T48]*(1-[.T48])*[.O48])*[.J48]*(1-[.J48])*[.D48]" table:style-name="ce1">
            <text:p>-0.001203556</text:p>
          </table:table-cell>
          <table:table-cell office:value-type="float" office:value="-6.0468888640144306E-4" table:formula="of:=(([.R48]-[.A48])*[.R48]*(1-[.R48])*[.N48]+([.T48]-[.B48])*[.T48]*(1-[.T48])*[.P48])*[.J48]*(1-[.J48])*[.C48]" table:style-name="ce1">
            <text:p>-0.000604689</text:p>
          </table:table-cell>
          <table:table-cell office:value-type="float" office:value="-1.2093777728028861E-3" table:formula="of:=(([.R48]-[.A48])*[.R48]*(1-[.R48])*[.N48]+([.T48]-[.B48])*[.T48]*(1-[.T48])*[.P48])*[.J48]*(1-[.J48])*[.D48]" table:style-name="ce1">
            <text:p>-0.001209378</text:p>
          </table:table-cell>
          <table:table-cell office:value-type="float" office:value="7.1803272449671536E-3" table:formula="of:=([.R48]-[.A48])*[.R48]*(1-[.R48])*[.J48]" table:style-name="ce1">
            <text:p>0.007180327</text:p>
          </table:table-cell>
          <table:table-cell office:value-type="float" office:value="7.2325307569281964E-3" table:formula="of:=([.R48]-[.A48])*[.R48]*(1-[.R48])*[.L48]" table:style-name="ce1">
            <text:p>0.007232531</text:p>
          </table:table-cell>
          <table:table-cell office:value-type="float" office:value="-5.9691605597908251E-3" table:formula="of:=([.T48]-[.B48])*[.T48]*(1-[.T48])*[.J48]" table:style-name="ce1">
            <text:p>-0.005969161</text:p>
          </table:table-cell>
          <table:table-cell office:value-type="float" office:value="-6.0125584627065782E-3" table:formula="of:=([.T48]-[.B48])*[.T48]*(1-[.T48])*[.L48]" table:style-name="ce1">
            <text:p>-0.00601255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2981690060284235" table:formula="of:=[.E48]-($$learning_rate*[.X48])" table:style-name="ce1">
            <text:p>0.229816901</text:p>
          </table:table-cell>
          <table:table-cell office:value-type="float" office:value="0.35963380120568461" table:formula="of:=[.F48]-($$learning_rate*[.Y48])" table:style-name="ce1">
            <text:p>0.359633801</text:p>
          </table:table-cell>
          <table:table-cell office:value-type="float" office:value="0.32940123273499256" table:formula="of:=[.G48]-($$learning_rate*[.Z48])" table:style-name="ce1">
            <text:p>0.329401233</text:p>
          </table:table-cell>
          <table:table-cell office:value-type="float" office:value="0.45880246546998493" table:formula="of:=[.H48]-($$learning_rate*[.AA48])" table:style-name="ce1">
            <text:p>0.458802465</text:p>
          </table:table-cell>
          <table:table-cell office:value-type="float" office:value="4.7454225150710579E-2" table:formula="of:=[.E49]*[.C49] + [.F49]*[.D49]" table:style-name="ce1">
            <text:p>0.047454225</text:p>
          </table:table-cell>
          <table:table-cell office:value-type="float" office:value="0.51186133049025906" table:formula="of:=1/(1+EXP(-[.I49]))" table:style-name="ce1">
            <text:p>0.51186133</text:p>
          </table:table-cell>
          <table:table-cell office:value-type="float" office:value="6.2350308183748121E-2" table:formula="of:=[.G49]*[.C49]+[.H49]*[.D49]" table:style-name="ce1">
            <text:p>0.062350308</text:p>
          </table:table-cell>
          <table:table-cell office:value-type="float" office:value="0.5155825292036802" table:formula="of:=1/(1+EXP(-1*[.K49]))" table:style-name="ce1">
            <text:p>0.515582529</text:p>
          </table:table-cell>
          <table:table-cell office:value-type="float" office:value="-1.8623911614888238" table:formula="of:=[.M48]-($$learning_rate*[.AB48])" table:style-name="ce1">
            <text:p>-1.862391161</text:p>
          </table:table-cell>
          <table:table-cell office:value-type="float" office:value="-1.8289707639627732" table:formula="of:=[.N48]-($$learning_rate*[.AC48])" table:style-name="ce1">
            <text:p>-1.828970764</text:p>
          </table:table-cell>
          <table:table-cell office:value-type="float" office:value="1.9188674649648645" table:formula="of:=[.O48]-($$learning_rate*[.AD48])" table:style-name="ce1">
            <text:p>1.918867465</text:p>
          </table:table-cell>
          <table:table-cell office:value-type="float" office:value="1.9792584136395064" table:formula="of:=[.P48]-($$learning_rate*[.AE48])" table:style-name="ce1">
            <text:p>1.979258414</text:p>
          </table:table-cell>
          <table:table-cell office:value-type="float" office:value="-1.8962713901364823" table:formula="of:=[.M49]*[.J49]+[.N49]*[.L49]" table:style-name="ce1">
            <text:p>-1.89627139</text:p>
          </table:table-cell>
          <table:table-cell office:value-type="float" office:value="0.13053106172899803" table:formula="of:=1/(1+EXP(-1*[.Q49]))" table:style-name="ce1">
            <text:p>0.130531062</text:p>
          </table:table-cell>
          <table:table-cell office:value-type="float" office:value="2.0026651125033066" table:formula="of:=[.O49]*[.J49]+[.P49]*[.L49]" table:style-name="ce1">
            <text:p>2.002665113</text:p>
          </table:table-cell>
          <table:table-cell office:value-type="float" office:value="0.8810766138379158" table:formula="of:=1/(1+EXP(-1*[.S49]))" table:style-name="ce1">
            <text:p>0.881076614</text:p>
          </table:table-cell>
          <table:table-cell office:value-type="float" office:value="7.2638684207597679E-3" table:formula="of:=1/2*(POWER([.A49]-[.R49]; 2))" table:style-name="ce1">
            <text:p>0.007263868</text:p>
          </table:table-cell>
          <table:table-cell office:value-type="float" office:value="5.9321520265072569E-3" table:formula="of:=1/2*POWER([.B49]-[.T49]; 2)" table:style-name="ce1">
            <text:p>0.005932152</text:p>
          </table:table-cell>
          <table:table-cell office:value-type="float" office:value="1.3196020447267025E-2" table:formula="of:=[.U49]+[.V49]" table:style-name="ce1">
            <text:p>0.01319602</text:p>
          </table:table-cell>
          <table:table-cell office:value-type="float" office:value="-5.9187340883716999E-4" table:formula="of:=(([.R49]-[.A49])*[.R49]*(1-[.R49])*[.M49]+([.T49]-[.B49])*[.T49]*(1-[.T49])*[.O49])*[.J49]*(1-[.J49])*[.C49]" table:style-name="ce1">
            <text:p>-0.000591873</text:p>
          </table:table-cell>
          <table:table-cell office:value-type="float" office:value="-1.18374681767434E-3" table:formula="of:=(([.R49]-[.A49])*[.R49]*(1-[.R49])*[.M49]+([.T49]-[.B49])*[.T49]*(1-[.T49])*[.O49])*[.J49]*(1-[.J49])*[.D49]" table:style-name="ce1">
            <text:p>-0.001183747</text:p>
          </table:table-cell>
          <table:table-cell office:value-type="float" office:value="-5.9477270911012861E-4" table:formula="of:=(([.R49]-[.A49])*[.R49]*(1-[.R49])*[.N49]+([.T49]-[.B49])*[.T49]*(1-[.T49])*[.P49])*[.J49]*(1-[.J49])*[.C49]" table:style-name="ce1">
            <text:p>-0.000594773</text:p>
          </table:table-cell>
          <table:table-cell office:value-type="float" office:value="-1.1895454182202572E-3" table:formula="of:=(([.R49]-[.A49])*[.R49]*(1-[.R49])*[.N49]+([.T49]-[.B49])*[.T49]*(1-[.T49])*[.P49])*[.J49]*(1-[.J49])*[.D49]" table:style-name="ce1">
            <text:p>-0.001189545</text:p>
          </table:table-cell>
          <table:table-cell office:value-type="float" office:value="7.0019538725799892E-3" table:formula="of:=([.R49]-[.A49])*[.R49]*(1-[.R49])*[.J49]" table:style-name="ce1">
            <text:p>0.007001954</text:p>
          </table:table-cell>
          <table:table-cell office:value-type="float" office:value="7.0528576236352268E-3" table:formula="of:=([.R49]-[.A49])*[.R49]*(1-[.R49])*[.L49]" table:style-name="ce1">
            <text:p>0.007052858</text:p>
          </table:table-cell>
          <table:table-cell office:value-type="float" office:value="-5.8419037300595925E-3" table:formula="of:=([.T49]-[.B49])*[.T49]*(1-[.T49])*[.J49]" table:style-name="ce1">
            <text:p>-0.005841904</text:p>
          </table:table-cell>
          <table:table-cell office:value-type="float" office:value="-5.8843739917287183E-3" table:formula="of:=([.T49]-[.B49])*[.T49]*(1-[.T49])*[.L49]" table:style-name="ce1">
            <text:p>-0.00588437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100064742051668" table:formula="of:=[.E49]-($$learning_rate*[.X49])" table:style-name="ce1">
            <text:p>0.231000647</text:p>
          </table:table-cell>
          <table:table-cell office:value-type="float" office:value="0.36200129484103327" table:formula="of:=[.F49]-($$learning_rate*[.Y49])" table:style-name="ce1">
            <text:p>0.362001295</text:p>
          </table:table-cell>
          <table:table-cell office:value-type="float" office:value="0.33059077815321281" table:formula="of:=[.G49]-($$learning_rate*[.Z49])" table:style-name="ce1">
            <text:p>0.330590778</text:p>
          </table:table-cell>
          <table:table-cell office:value-type="float" office:value="0.46118155630642543" table:formula="of:=[.H49]-($$learning_rate*[.AA49])" table:style-name="ce1">
            <text:p>0.461181556</text:p>
          </table:table-cell>
          <table:table-cell office:value-type="float" office:value="4.7750161855129168E-2" table:formula="of:=[.E50]*[.C50] + [.F50]*[.D50]" table:style-name="ce1">
            <text:p>0.047750162</text:p>
          </table:table-cell>
          <table:table-cell office:value-type="float" office:value="0.51193527277059303" table:formula="of:=1/(1+EXP(-[.I50]))" table:style-name="ce1">
            <text:p>0.511935273</text:p>
          </table:table-cell>
          <table:table-cell office:value-type="float" office:value="6.2647694538303184E-2" table:formula="of:=[.G50]*[.C50]+[.H50]*[.D50]" table:style-name="ce1">
            <text:p>0.062647695</text:p>
          </table:table-cell>
          <table:table-cell office:value-type="float" office:value="0.51565680323765128" table:formula="of:=1/(1+EXP(-1*[.K50]))" table:style-name="ce1">
            <text:p>0.515656803</text:p>
          </table:table-cell>
          <table:table-cell office:value-type="float" office:value="-1.8763950692339837" table:formula="of:=[.M49]-($$learning_rate*[.AB49])" table:style-name="ce1">
            <text:p>-1.876395069</text:p>
          </table:table-cell>
          <table:table-cell office:value-type="float" office:value="-1.8430764792100438" table:formula="of:=[.N49]-($$learning_rate*[.AC49])" table:style-name="ce1">
            <text:p>-1.843076479</text:p>
          </table:table-cell>
          <table:table-cell office:value-type="float" office:value="1.9305512724249836" table:formula="of:=[.O49]-($$learning_rate*[.AD49])" table:style-name="ce1">
            <text:p>1.930551272</text:p>
          </table:table-cell>
          <table:table-cell office:value-type="float" office:value="1.9910271616229638" table:formula="of:=[.P49]-($$learning_rate*[.AE49])" table:style-name="ce1">
            <text:p>1.991027162</text:p>
          </table:table-cell>
          <table:table-cell office:value-type="float" office:value="-1.910987746985652" table:formula="of:=[.M50]*[.J50]+[.N50]*[.L50]" table:style-name="ce1">
            <text:p>-1.910987747</text:p>
          </table:table-cell>
          <table:table-cell office:value-type="float" office:value="0.12886992457763985" table:formula="of:=1/(1+EXP(-1*[.Q50]))" table:style-name="ce1">
            <text:p>0.128869925</text:p>
          </table:table-cell>
          <table:table-cell office:value-type="float" office:value="2.0150039935683313" table:formula="of:=[.O50]*[.J50]+[.P50]*[.L50]" table:style-name="ce1">
            <text:p>2.015003994</text:p>
          </table:table-cell>
          <table:table-cell office:value-type="float" office:value="0.882363422400813" table:formula="of:=1/(1+EXP(-1*[.S50]))" table:style-name="ce1">
            <text:p>0.882363422</text:p>
          </table:table-cell>
          <table:table-cell office:value-type="float" office:value="7.0650294845468935E-3" table:formula="of:=1/2*(POWER([.A50]-[.R50]; 2))" table:style-name="ce1">
            <text:p>0.007065029</text:p>
          </table:table-cell>
          <table:table-cell office:value-type="float" office:value="5.792816418632901E-3" table:formula="of:=1/2*POWER([.B50]-[.T50]; 2)" table:style-name="ce1">
            <text:p>0.005792816</text:p>
          </table:table-cell>
          <table:table-cell office:value-type="float" office:value="1.2857845903179795E-2" table:formula="of:=[.U50]+[.V50]" table:style-name="ce1">
            <text:p>0.012857846</text:p>
          </table:table-cell>
          <table:table-cell office:value-type="float" office:value="-5.8227869974225761E-4" table:formula="of:=(([.R50]-[.A50])*[.R50]*(1-[.R50])*[.M50]+([.T50]-[.B50])*[.T50]*(1-[.T50])*[.O50])*[.J50]*(1-[.J50])*[.C50]" table:style-name="ce1">
            <text:p>-0.000582279</text:p>
          </table:table-cell>
          <table:table-cell office:value-type="float" office:value="-1.1645573994845152E-3" table:formula="of:=(([.R50]-[.A50])*[.R50]*(1-[.R50])*[.M50]+([.T50]-[.B50])*[.T50]*(1-[.T50])*[.O50])*[.J50]*(1-[.J50])*[.D50]" table:style-name="ce1">
            <text:p>-0.001164557</text:p>
          </table:table-cell>
          <table:table-cell office:value-type="float" office:value="-5.8516507465498034E-4" table:formula="of:=(([.R50]-[.A50])*[.R50]*(1-[.R50])*[.N50]+([.T50]-[.B50])*[.T50]*(1-[.T50])*[.P50])*[.J50]*(1-[.J50])*[.C50]" table:style-name="ce1">
            <text:p>-0.000585165</text:p>
          </table:table-cell>
          <table:table-cell office:value-type="float" office:value="-1.1703301493099607E-3" table:formula="of:=(([.R50]-[.A50])*[.R50]*(1-[.R50])*[.N50]+([.T50]-[.B50])*[.T50]*(1-[.T50])*[.P50])*[.J50]*(1-[.J50])*[.D50]" table:style-name="ce1">
            <text:p>-0.00117033</text:p>
          </table:table-cell>
          <table:table-cell office:value-type="float" office:value="6.831587310545513E-3" table:formula="of:=([.R50]-[.A50])*[.R50]*(1-[.R50])*[.J50]" table:style-name="ce1">
            <text:p>0.006831587</text:p>
          </table:table-cell>
          <table:table-cell office:value-type="float" office:value="6.8812497613803016E-3" table:formula="of:=([.R50]-[.A50])*[.R50]*(1-[.R50])*[.L50]" table:style-name="ce1">
            <text:p>0.00688125</text:p>
          </table:table-cell>
          <table:table-cell office:value-type="float" office:value="-5.7195888646213349E-3" table:formula="of:=([.T50]-[.B50])*[.T50]*(1-[.T50])*[.J50]" table:style-name="ce1">
            <text:p>-0.005719589</text:p>
          </table:table-cell>
          <table:table-cell office:value-type="float" office:value="-5.7611676058233969E-3" table:formula="of:=([.T50]-[.B50])*[.T50]*(1-[.T50])*[.L50]" table:style-name="ce1">
            <text:p>-0.00576116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216520482000119" table:formula="of:=[.E50]-($$learning_rate*[.X50])" table:style-name="ce1">
            <text:p>0.232165205</text:p>
          </table:table-cell>
          <table:table-cell office:value-type="float" office:value="0.3643304096400023" table:formula="of:=[.F50]-($$learning_rate*[.Y50])" table:style-name="ce1">
            <text:p>0.36433041</text:p>
          </table:table-cell>
          <table:table-cell office:value-type="float" office:value="0.33176110830252276" table:formula="of:=[.G50]-($$learning_rate*[.Z50])" table:style-name="ce1">
            <text:p>0.331761108</text:p>
          </table:table-cell>
          <table:table-cell office:value-type="float" office:value="0.46352221660504533" table:formula="of:=[.H50]-($$learning_rate*[.AA50])" table:style-name="ce1">
            <text:p>0.463522217</text:p>
          </table:table-cell>
          <table:table-cell office:value-type="float" office:value="4.8041301205000296E-2" table:formula="of:=[.E51]*[.C51] + [.F51]*[.D51]" table:style-name="ce1">
            <text:p>0.048041301</text:p>
          </table:table-cell>
          <table:table-cell office:value-type="float" office:value="0.51200801588176259" table:formula="of:=1/(1+EXP(-[.I51]))" table:style-name="ce1">
            <text:p>0.512008016</text:p>
          </table:table-cell>
          <table:table-cell office:value-type="float" office:value="6.2940277075630685E-2" table:formula="of:=[.G51]*[.C51]+[.H51]*[.D51]" table:style-name="ce1">
            <text:p>0.062940277</text:p>
          </table:table-cell>
          <table:table-cell office:value-type="float" office:value="0.51572987681435556" table:formula="of:=1/(1+EXP(-1*[.K51]))" table:style-name="ce1">
            <text:p>0.515729877</text:p>
          </table:table-cell>
          <table:table-cell office:value-type="float" office:value="-1.8900582438550748" table:formula="of:=[.M50]-($$learning_rate*[.AB50])" table:style-name="ce1">
            <text:p>-1.890058244</text:p>
          </table:table-cell>
          <table:table-cell office:value-type="float" office:value="-1.8568389787328043" table:formula="of:=[.N50]-($$learning_rate*[.AC50])" table:style-name="ce1">
            <text:p>-1.856838979</text:p>
          </table:table-cell>
          <table:table-cell office:value-type="float" office:value="1.9419904501542262" table:formula="of:=[.O50]-($$learning_rate*[.AD50])" table:style-name="ce1">
            <text:p>1.94199045</text:p>
          </table:table-cell>
          <table:table-cell office:value-type="float" office:value="2.0025494968346105" table:formula="of:=[.P50]-($$learning_rate*[.AE50])" table:style-name="ce1">
            <text:p>2.002549497</text:p>
          </table:table-cell>
          <table:table-cell office:value-type="float" office:value="-1.9253523091031686" table:formula="of:=[.M51]*[.J51]+[.N51]*[.L51]" table:style-name="ce1">
            <text:p>-1.925352309</text:p>
          </table:table-cell>
          <table:table-cell office:value-type="float" office:value="0.12726590221377193" table:formula="of:=1/(1+EXP(-1*[.Q51]))" table:style-name="ce1">
            <text:p>0.127265902</text:p>
          </table:table-cell>
          <table:table-cell office:value-type="float" office:value="2.0270892825619597" table:formula="of:=[.O51]*[.J51]+[.P51]*[.L51]" table:style-name="ce1">
            <text:p>2.027089283</text:p>
          </table:table-cell>
          <table:table-cell office:value-type="float" office:value="0.88361206864709418" table:formula="of:=1/(1+EXP(-1*[.S51]))" table:style-name="ce1">
            <text:p>0.883612069</text:p>
          </table:table-cell>
          <table:table-cell office:value-type="float" office:value="6.8756459110049612E-3" table:formula="of:=1/2*(POWER([.A51]-[.R51]; 2))" table:style-name="ce1">
            <text:p>0.006875646</text:p>
          </table:table-cell>
          <table:table-cell office:value-type="float" office:value="5.6591959687752992E-3" table:formula="of:=1/2*POWER([.B51]-[.T51]; 2)" table:style-name="ce1">
            <text:p>0.005659196</text:p>
          </table:table-cell>
          <table:table-cell office:value-type="float" office:value="1.253484187978026E-2" table:formula="of:=[.U51]+[.V51]" table:style-name="ce1">
            <text:p>0.012534842</text:p>
          </table:table-cell>
          <table:table-cell office:value-type="float" office:value="-5.7298043902609288E-4" table:formula="of:=(([.R51]-[.A51])*[.R51]*(1-[.R51])*[.M51]+([.T51]-[.B51])*[.T51]*(1-[.T51])*[.O51])*[.J51]*(1-[.J51])*[.C51]" table:style-name="ce1">
            <text:p>-0.00057298</text:p>
          </table:table-cell>
          <table:table-cell office:value-type="float" office:value="-1.1459608780521858E-3" table:formula="of:=(([.R51]-[.A51])*[.R51]*(1-[.R51])*[.M51]+([.T51]-[.B51])*[.T51]*(1-[.T51])*[.O51])*[.J51]*(1-[.J51])*[.D51]" table:style-name="ce1">
            <text:p>-0.001145961</text:p>
          </table:table-cell>
          <table:table-cell office:value-type="float" office:value="-5.758527197137251E-4" table:formula="of:=(([.R51]-[.A51])*[.R51]*(1-[.R51])*[.N51]+([.T51]-[.B51])*[.T51]*(1-[.T51])*[.P51])*[.J51]*(1-[.J51])*[.C51]" table:style-name="ce1">
            <text:p>-0.000575853</text:p>
          </table:table-cell>
          <table:table-cell office:value-type="float" office:value="-1.1517054394274502E-3" table:formula="of:=(([.R51]-[.A51])*[.R51]*(1-[.R51])*[.N51]+([.T51]-[.B51])*[.T51]*(1-[.T51])*[.P51])*[.J51]*(1-[.J51])*[.D51]" table:style-name="ce1">
            <text:p>-0.001151705</text:p>
          </table:table-cell>
          <table:table-cell office:value-type="float" office:value="6.6687204809715381E-3" table:formula="of:=([.R51]-[.A51])*[.R51]*(1-[.R51])*[.J51]" table:style-name="ce1">
            <text:p>0.00666872</text:p>
          </table:table-cell>
          <table:table-cell office:value-type="float" office:value="6.7171963826344579E-3" table:formula="of:=([.R51]-[.A51])*[.R51]*(1-[.R51])*[.L51]" table:style-name="ce1">
            <text:p>0.006717196</text:p>
          </table:table-cell>
          <table:table-cell office:value-type="float" office:value="-5.601943351893417E-3" table:formula="of:=([.T51]-[.B51])*[.T51]*(1-[.T51])*[.J51]" table:style-name="ce1">
            <text:p>-0.005601943</text:p>
          </table:table-cell>
          <table:table-cell office:value-type="float" office:value="-5.6426646950390015E-3" table:formula="of:=([.T51]-[.B51])*[.T51]*(1-[.T51])*[.L51]" table:style-name="ce1">
            <text:p>-0.00564266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331116569805338" table:formula="of:=[.E51]-($$learning_rate*[.X51])" table:style-name="ce1">
            <text:p>0.233311166</text:p>
          </table:table-cell>
          <table:table-cell office:value-type="float" office:value="0.36662233139610667" table:formula="of:=[.F51]-($$learning_rate*[.Y51])" table:style-name="ce1">
            <text:p>0.366622331</text:p>
          </table:table-cell>
          <table:table-cell office:value-type="float" office:value="0.3329128137419502" table:formula="of:=[.G51]-($$learning_rate*[.Z51])" table:style-name="ce1">
            <text:p>0.332912814</text:p>
          </table:table-cell>
          <table:table-cell office:value-type="float" office:value="0.46582562748390022" table:formula="of:=[.H51]-($$learning_rate*[.AA51])" table:style-name="ce1">
            <text:p>0.465825627</text:p>
          </table:table-cell>
          <table:table-cell office:value-type="float" office:value="4.8327791424513336E-2" table:formula="of:=[.E52]*[.C52] + [.F52]*[.D52]" table:style-name="ce1">
            <text:p>0.048327791</text:p>
          </table:table-cell>
          <table:table-cell office:value-type="float" office:value="0.51207959688017446" table:formula="of:=1/(1+EXP(-[.I52]))" table:style-name="ce1">
            <text:p>0.512079597</text:p>
          </table:table-cell>
          <table:table-cell office:value-type="float" office:value="6.3228203435487532E-2" table:formula="of:=[.G52]*[.C52]+[.H52]*[.D52]" table:style-name="ce1">
            <text:p>0.063228203</text:p>
          </table:table-cell>
          <table:table-cell office:value-type="float" office:value="0.51580178683680089" table:formula="of:=1/(1+EXP(-1*[.K52]))" table:style-name="ce1">
            <text:p>0.515801787</text:p>
          </table:table-cell>
          <table:table-cell office:value-type="float" office:value="-1.9033956848170179" table:formula="of:=[.M51]-($$learning_rate*[.AB51])" table:style-name="ce1">
            <text:p>-1.903395685</text:p>
          </table:table-cell>
          <table:table-cell office:value-type="float" office:value="-1.8702733714980733" table:formula="of:=[.N51]-($$learning_rate*[.AC51])" table:style-name="ce1">
            <text:p>-1.870273371</text:p>
          </table:table-cell>
          <table:table-cell office:value-type="float" office:value="1.9531943368580131" table:formula="of:=[.O51]-($$learning_rate*[.AD51])" table:style-name="ce1">
            <text:p>1.953194337</text:p>
          </table:table-cell>
          <table:table-cell office:value-type="float" office:value="2.0138348262246883" table:formula="of:=[.P51]-($$learning_rate*[.AE51])" table:style-name="ce1">
            <text:p>2.013834826</text:p>
          </table:table-cell>
          <table:table-cell office:value-type="float" office:value="-1.9393804418765561" table:formula="of:=[.M52]*[.J52]+[.N52]*[.L52]" table:style-name="ce1">
            <text:p>-1.939380442</text:p>
          </table:table-cell>
          <table:table-cell office:value-type="float" office:value="0.12571593725161842" table:formula="of:=1/(1+EXP(-1*[.Q52]))" table:style-name="ce1">
            <text:p>0.125715937</text:p>
          </table:table-cell>
          <table:table-cell office:value-type="float" office:value="2.0389305704077638" table:formula="of:=[.O52]*[.J52]+[.P52]*[.L52]" table:style-name="ce1">
            <text:p>2.03893057</text:p>
          </table:table-cell>
          <table:table-cell office:value-type="float" office:value="0.88482432697508517" table:formula="of:=1/(1+EXP(-1*[.S52]))" table:style-name="ce1">
            <text:p>0.884824327</text:p>
          </table:table-cell>
          <table:table-cell office:value-type="float" office:value="6.6950890670102467E-3" table:formula="of:=1/2*(POWER([.A52]-[.R52]; 2))" table:style-name="ce1">
            <text:p>0.006695089</text:p>
          </table:table-cell>
          <table:table-cell office:value-type="float" office:value="5.5309610981218969E-3" table:formula="of:=1/2*POWER([.B52]-[.T52]; 2)" table:style-name="ce1">
            <text:p>0.005530961</text:p>
          </table:table-cell>
          <table:table-cell office:value-type="float" office:value="1.2226050165132143E-2" table:formula="of:=[.U52]+[.V52]" table:style-name="ce1">
            <text:p>0.01222605</text:p>
          </table:table-cell>
          <table:table-cell office:value-type="float" office:value="-5.6396586871917736E-4" table:formula="of:=(([.R52]-[.A52])*[.R52]*(1-[.R52])*[.M52]+([.T52]-[.B52])*[.T52]*(1-[.T52])*[.O52])*[.J52]*(1-[.J52])*[.C52]" table:style-name="ce1">
            <text:p>-0.000563966</text:p>
          </table:table-cell>
          <table:table-cell office:value-type="float" office:value="-1.1279317374383547E-3" table:formula="of:=(([.R52]-[.A52])*[.R52]*(1-[.R52])*[.M52]+([.T52]-[.B52])*[.T52]*(1-[.T52])*[.O52])*[.J52]*(1-[.J52])*[.D52]" table:style-name="ce1">
            <text:p>-0.001127932</text:p>
          </table:table-cell>
          <table:table-cell office:value-type="float" office:value="-5.668230428645969E-4" table:formula="of:=(([.R52]-[.A52])*[.R52]*(1-[.R52])*[.N52]+([.T52]-[.B52])*[.T52]*(1-[.T52])*[.P52])*[.J52]*(1-[.J52])*[.C52]" table:style-name="ce1">
            <text:p>-0.000566823</text:p>
          </table:table-cell>
          <table:table-cell office:value-type="float" office:value="-1.1336460857291938E-3" table:formula="of:=(([.R52]-[.A52])*[.R52]*(1-[.R52])*[.N52]+([.T52]-[.B52])*[.T52]*(1-[.T52])*[.P52])*[.J52]*(1-[.J52])*[.D52]" table:style-name="ce1">
            <text:p>-0.001133646</text:p>
          </table:table-cell>
          <table:table-cell office:value-type="float" office:value="6.512887086087377E-3" table:formula="of:=([.R52]-[.A52])*[.R52]*(1-[.R52])*[.J52]" table:style-name="ce1">
            <text:p>0.006512887</text:p>
          </table:table-cell>
          <table:table-cell office:value-type="float" office:value="6.5602277789174983E-3" table:formula="of:=([.R52]-[.A52])*[.R52]*(1-[.R52])*[.L52]" table:style-name="ce1">
            <text:p>0.006560228</text:p>
          </table:table-cell>
          <table:table-cell office:value-type="float" office:value="-5.4887137926964771E-3" table:formula="of:=([.T52]-[.B52])*[.T52]*(1-[.T52])*[.J52]" table:style-name="ce1">
            <text:p>-0.005488714</text:p>
          </table:table-cell>
          <table:table-cell office:value-type="float" office:value="-5.5286100031263418E-3" table:formula="of:=([.T52]-[.B52])*[.T52]*(1-[.T52])*[.L52]" table:style-name="ce1">
            <text:p>-0.0055286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443909743549174" table:formula="of:=[.E52]-($$learning_rate*[.X52])" table:style-name="ce1">
            <text:p>0.234439097</text:p>
          </table:table-cell>
          <table:table-cell office:value-type="float" office:value="0.36887819487098339" table:formula="of:=[.F52]-($$learning_rate*[.Y52])" table:style-name="ce1">
            <text:p>0.368878195</text:p>
          </table:table-cell>
          <table:table-cell office:value-type="float" office:value="0.33404645982767939" table:formula="of:=[.G52]-($$learning_rate*[.Z52])" table:style-name="ce1">
            <text:p>0.33404646</text:p>
          </table:table-cell>
          <table:table-cell office:value-type="float" office:value="0.4680929196553586" table:formula="of:=[.H52]-($$learning_rate*[.AA52])" table:style-name="ce1">
            <text:p>0.46809292</text:p>
          </table:table-cell>
          <table:table-cell office:value-type="float" office:value="4.8609774358872933E-2" table:formula="of:=[.E53]*[.C53] + [.F53]*[.D53]" table:style-name="ce1">
            <text:p>0.048609774</text:p>
          </table:table-cell>
          <table:table-cell office:value-type="float" office:value="0.51215005122730495" table:formula="of:=1/(1+EXP(-[.I53]))" table:style-name="ce1">
            <text:p>0.512150051</text:p>
          </table:table-cell>
          <table:table-cell office:value-type="float" office:value="6.3511614956919829E-2" table:formula="of:=[.G53]*[.C53]+[.H53]*[.D53]" table:style-name="ce1">
            <text:p>0.063511615</text:p>
          </table:table-cell>
          <table:table-cell office:value-type="float" office:value="0.5158725686328397" table:formula="of:=1/(1+EXP(-1*[.K53]))" table:style-name="ce1">
            <text:p>0.515872569</text:p>
          </table:table-cell>
          <table:table-cell office:value-type="float" office:value="-1.9164214589891926" table:formula="of:=[.M52]-($$learning_rate*[.AB52])" table:style-name="ce1">
            <text:p>-1.916421459</text:p>
          </table:table-cell>
          <table:table-cell office:value-type="float" office:value="-1.8833938270559083" table:formula="of:=[.N52]-($$learning_rate*[.AC52])" table:style-name="ce1">
            <text:p>-1.883393827</text:p>
          </table:table-cell>
          <table:table-cell office:value-type="float" office:value="1.964171764443406" table:formula="of:=[.O52]-($$learning_rate*[.AD52])" table:style-name="ce1">
            <text:p>1.964171764</text:p>
          </table:table-cell>
          <table:table-cell office:value-type="float" office:value="2.0248920462309412" table:formula="of:=[.P52]-($$learning_rate*[.AE52])" table:style-name="ce1">
            <text:p>2.024892046</text:p>
          </table:table-cell>
          <table:table-cell office:value-type="float" office:value="-1.9530865597049871" table:formula="of:=[.M53]*[.J53]+[.N53]*[.L53]" table:style-name="ce1">
            <text:p>-1.95308656</text:p>
          </table:table-cell>
          <table:table-cell office:value-type="float" office:value="0.12421719010677529" table:formula="of:=1/(1+EXP(-1*[.Q53]))" table:style-name="ce1">
            <text:p>0.12421719</text:p>
          </table:table-cell>
          <table:table-cell office:value-type="float" office:value="2.050536930872279" table:formula="of:=[.O53]*[.J53]+[.P53]*[.L53]" table:style-name="ce1">
            <text:p>2.050536931</text:p>
          </table:table-cell>
          <table:table-cell office:value-type="float" office:value="0.8860018613553049" table:formula="of:=1/(1+EXP(-1*[.S53]))" table:style-name="ce1">
            <text:p>0.886001861</text:p>
          </table:table-cell>
          <table:table-cell office:value-type="float" office:value="6.5227832579436238E-3" table:formula="of:=1/2*(POWER([.A53]-[.R53]; 2))" table:style-name="ce1">
            <text:p>0.006522783</text:p>
          </table:table-cell>
          <table:table-cell office:value-type="float" office:value="5.4078064207806111E-3" table:formula="of:=1/2*POWER([.B53]-[.T53]; 2)" table:style-name="ce1">
            <text:p>0.005407806</text:p>
          </table:table-cell>
          <table:table-cell office:value-type="float" office:value="1.1930589678724235E-2" table:formula="of:=[.U53]+[.V53]" table:style-name="ce1">
            <text:p>0.01193059</text:p>
          </table:table-cell>
          <table:table-cell office:value-type="float" office:value="-5.5522288026381048E-4" table:formula="of:=(([.R53]-[.A53])*[.R53]*(1-[.R53])*[.M53]+([.T53]-[.B53])*[.T53]*(1-[.T53])*[.O53])*[.J53]*(1-[.J53])*[.C53]" table:style-name="ce1">
            <text:p>-0.000555223</text:p>
          </table:table-cell>
          <table:table-cell office:value-type="float" office:value="-1.110445760527621E-3" table:formula="of:=(([.R53]-[.A53])*[.R53]*(1-[.R53])*[.M53]+([.T53]-[.B53])*[.T53]*(1-[.T53])*[.O53])*[.J53]*(1-[.J53])*[.D53]" table:style-name="ce1">
            <text:p>-0.001110446</text:p>
          </table:table-cell>
          <table:table-cell office:value-type="float" office:value="-5.5806407428337886E-4" table:formula="of:=(([.R53]-[.A53])*[.R53]*(1-[.R53])*[.N53]+([.T53]-[.B53])*[.T53]*(1-[.T53])*[.P53])*[.J53]*(1-[.J53])*[.C53]" table:style-name="ce1">
            <text:p>-0.000558064</text:p>
          </table:table-cell>
          <table:table-cell office:value-type="float" office:value="-1.1161281485667577E-3" table:formula="of:=(([.R53]-[.A53])*[.R53]*(1-[.R53])*[.N53]+([.T53]-[.B53])*[.T53]*(1-[.T53])*[.P53])*[.J53]*(1-[.J53])*[.D53]" table:style-name="ce1">
            <text:p>-0.001116128</text:p>
          </table:table-cell>
          <table:table-cell office:value-type="float" office:value="6.3636576805485446E-3" table:formula="of:=([.R53]-[.A53])*[.R53]*(1-[.R53])*[.J53]" table:style-name="ce1">
            <text:p>0.006363658</text:p>
          </table:table-cell>
          <table:table-cell office:value-type="float" office:value="6.4099113642530365E-3" table:formula="of:=([.R53]-[.A53])*[.R53]*(1-[.R53])*[.L53]" table:style-name="ce1">
            <text:p>0.006409911</text:p>
          </table:table-cell>
          <table:table-cell office:value-type="float" office:value="-5.3796643692647457E-3" table:formula="of:=([.T53]-[.B53])*[.T53]*(1-[.T53])*[.J53]" table:style-name="ce1">
            <text:p>-0.005379664</text:p>
          </table:table-cell>
          <table:table-cell office:value-type="float" office:value="-5.418765984509211E-3" table:formula="of:=([.T53]-[.B53])*[.T53]*(1-[.T53])*[.L53]" table:style-name="ce1">
            <text:p>-0.005418766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554954319601937" table:formula="of:=[.E53]-($$learning_rate*[.X53])" table:style-name="ce1">
            <text:p>0.235549543</text:p>
          </table:table-cell>
          <table:table-cell office:value-type="float" office:value="0.37109908639203865" table:formula="of:=[.F53]-($$learning_rate*[.Y53])" table:style-name="ce1">
            <text:p>0.371099086</text:p>
          </table:table-cell>
          <table:table-cell office:value-type="float" office:value="0.33516258797624615" table:formula="of:=[.G53]-($$learning_rate*[.Z53])" table:style-name="ce1">
            <text:p>0.335162588</text:p>
          </table:table-cell>
          <table:table-cell office:value-type="float" office:value="0.47032517595249212" table:formula="of:=[.H53]-($$learning_rate*[.AA53])" table:style-name="ce1">
            <text:p>0.470325176</text:p>
          </table:table-cell>
          <table:table-cell office:value-type="float" office:value="4.888738579900484E-2" table:formula="of:=[.E54]*[.C54] + [.F54]*[.D54]" table:style-name="ce1">
            <text:p>0.048887386</text:p>
          </table:table-cell>
          <table:table-cell office:value-type="float" office:value="0.51221941287089556" table:formula="of:=1/(1+EXP(-[.I54]))" table:style-name="ce1">
            <text:p>0.512219413</text:p>
          </table:table-cell>
          <table:table-cell office:value-type="float" office:value="6.379064699406152E-2" table:formula="of:=[.G54]*[.C54]+[.H54]*[.D54]" table:style-name="ce1">
            <text:p>0.063790647</text:p>
          </table:table-cell>
          <table:table-cell office:value-type="float" office:value="0.5159422560341359" table:formula="of:=1/(1+EXP(-1*[.K54]))" table:style-name="ce1">
            <text:p>0.515942256</text:p>
          </table:table-cell>
          <table:table-cell office:value-type="float" office:value="-1.9291487743502898" table:formula="of:=[.M53]-($$learning_rate*[.AB53])" table:style-name="ce1">
            <text:p>-1.929148774</text:p>
          </table:table-cell>
          <table:table-cell office:value-type="float" office:value="-1.8962136497844144" table:formula="of:=[.N53]-($$learning_rate*[.AC53])" table:style-name="ce1">
            <text:p>-1.89621365</text:p>
          </table:table-cell>
          <table:table-cell office:value-type="float" office:value="1.9749310931819355" table:formula="of:=[.O53]-($$learning_rate*[.AD53])" table:style-name="ce1">
            <text:p>1.974931093</text:p>
          </table:table-cell>
          <table:table-cell office:value-type="float" office:value="2.0357295781999598" table:formula="of:=[.P53]-($$learning_rate*[.AE53])" table:style-name="ce1">
            <text:p>2.035729578</text:p>
          </table:table-cell>
          <table:table-cell office:value-type="float" office:value="-1.9664842009308068" table:formula="of:=[.M54]*[.J54]+[.N54]*[.L54]" table:style-name="ce1">
            <text:p>-1.966484201</text:p>
          </table:table-cell>
          <table:table-cell office:value-type="float" office:value="0.12276701988564079" table:formula="of:=1/(1+EXP(-1*[.Q54]))" table:style-name="ce1">
            <text:p>0.12276702</text:p>
          </table:table-cell>
          <table:table-cell office:value-type="float" office:value="2.0619169562620341" table:formula="of:=[.O54]*[.J54]+[.P54]*[.L54]" table:style-name="ce1">
            <text:p>2.061916956</text:p>
          </table:table-cell>
          <table:table-cell office:value-type="float" office:value="0.88714623383930613" table:formula="of:=1/(1+EXP(-1*[.S54]))" table:style-name="ce1">
            <text:p>0.887146234</text:p>
          </table:table-cell>
          <table:table-cell office:value-type="float" office:value="6.3582003869442532E-3" table:formula="of:=1/2*(POWER([.A54]-[.R54]; 2))" table:style-name="ce1">
            <text:p>0.0063582</text:p>
          </table:table-cell>
          <table:table-cell office:value-type="float" office:value="5.2894486067193471E-3" table:formula="of:=1/2*POWER([.B54]-[.T54]; 2)" table:style-name="ce1">
            <text:p>0.005289449</text:p>
          </table:table-cell>
          <table:table-cell office:value-type="float" office:value="1.1647648993663599E-2" table:formula="of:=[.U54]+[.V54]" table:style-name="ce1">
            <text:p>0.011647649</text:p>
          </table:table-cell>
          <table:table-cell office:value-type="float" office:value="-5.4673998208281153E-4" table:formula="of:=(([.R54]-[.A54])*[.R54]*(1-[.R54])*[.M54]+([.T54]-[.B54])*[.T54]*(1-[.T54])*[.O54])*[.J54]*(1-[.J54])*[.C54]" table:style-name="ce1">
            <text:p>-0.00054674</text:p>
          </table:table-cell>
          <table:table-cell office:value-type="float" office:value="-1.0934799641656231E-3" table:formula="of:=(([.R54]-[.A54])*[.R54]*(1-[.R54])*[.M54]+([.T54]-[.B54])*[.T54]*(1-[.T54])*[.O54])*[.J54]*(1-[.J54])*[.D54]" table:style-name="ce1">
            <text:p>-0.00109348</text:p>
          </table:table-cell>
          <table:table-cell office:value-type="float" office:value="-5.4956444543839634E-4" table:formula="of:=(([.R54]-[.A54])*[.R54]*(1-[.R54])*[.N54]+([.T54]-[.B54])*[.T54]*(1-[.T54])*[.P54])*[.J54]*(1-[.J54])*[.C54]" table:style-name="ce1">
            <text:p>-0.000549564</text:p>
          </table:table-cell>
          <table:table-cell office:value-type="float" office:value="-1.0991288908767927E-3" table:formula="of:=(([.R54]-[.A54])*[.R54]*(1-[.R54])*[.N54]+([.T54]-[.B54])*[.T54]*(1-[.T54])*[.P54])*[.J54]*(1-[.J54])*[.D54]" table:style-name="ce1">
            <text:p>-0.001099129</text:p>
          </table:table-cell>
          <table:table-cell office:value-type="float" office:value="6.2206361800687766E-3" table:formula="of:=([.R54]-[.A54])*[.R54]*(1-[.R54])*[.J54]" table:style-name="ce1">
            <text:p>0.006220636</text:p>
          </table:table-cell>
          <table:table-cell office:value-type="float" office:value="6.265848158162648E-3" table:formula="of:=([.R54]-[.A54])*[.R54]*(1-[.R54])*[.L54]" table:style-name="ce1">
            <text:p>0.006265848</text:p>
          </table:table-cell>
          <table:table-cell office:value-type="float" office:value="-5.2745753748851864E-3" table:formula="of:=([.T54]-[.B54])*[.T54]*(1-[.T54])*[.J54]" table:style-name="ce1">
            <text:p>-0.005274575</text:p>
          </table:table-cell>
          <table:table-cell office:value-type="float" office:value="-5.3129113230745151E-3" table:formula="of:=([.T54]-[.B54])*[.T54]*(1-[.T54])*[.L54]" table:style-name="ce1">
            <text:p>-0.00531291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664302316018498" table:formula="of:=[.E54]-($$learning_rate*[.X54])" table:style-name="ce1">
            <text:p>0.236643023</text:p>
          </table:table-cell>
          <table:table-cell office:value-type="float" office:value="0.37328604632036988" table:formula="of:=[.F54]-($$learning_rate*[.Y54])" table:style-name="ce1">
            <text:p>0.373286046</text:p>
          </table:table-cell>
          <table:table-cell office:value-type="float" office:value="0.33626171686712292" table:formula="of:=[.G54]-($$learning_rate*[.Z54])" table:style-name="ce1">
            <text:p>0.336261717</text:p>
          </table:table-cell>
          <table:table-cell office:value-type="float" office:value="0.47252343373424571" table:formula="of:=[.H54]-($$learning_rate*[.AA54])" table:style-name="ce1">
            <text:p>0.472523434</text:p>
          </table:table-cell>
          <table:table-cell office:value-type="float" office:value="4.9160755790046237E-2" table:formula="of:=[.E55]*[.C55] + [.F55]*[.D55]" table:style-name="ce1">
            <text:p>0.049160756</text:p>
          </table:table-cell>
          <table:table-cell office:value-type="float" office:value="0.5122877143220943" table:formula="of:=1/(1+EXP(-[.I55]))" table:style-name="ce1">
            <text:p>0.512287714</text:p>
          </table:table-cell>
          <table:table-cell office:value-type="float" office:value="6.4065429216780712E-2" table:formula="of:=[.G55]*[.C55]+[.H55]*[.D55]" table:style-name="ce1">
            <text:p>0.064065429</text:p>
          </table:table-cell>
          <table:table-cell office:value-type="float" office:value="0.51601088145133933" table:formula="of:=1/(1+EXP(-1*[.K55]))" table:style-name="ce1">
            <text:p>0.516010881</text:p>
          </table:table-cell>
          <table:table-cell office:value-type="float" office:value="-1.9415900467104272" table:formula="of:=[.M54]-($$learning_rate*[.AB54])" table:style-name="ce1">
            <text:p>-1.941590047</text:p>
          </table:table-cell>
          <table:table-cell office:value-type="float" office:value="-1.9087453461007398" table:formula="of:=[.N54]-($$learning_rate*[.AC54])" table:style-name="ce1">
            <text:p>-1.908745346</text:p>
          </table:table-cell>
          <table:table-cell office:value-type="float" office:value="1.9854802439317059" table:formula="of:=[.O54]-($$learning_rate*[.AD54])" table:style-name="ce1">
            <text:p>1.985480244</text:p>
          </table:table-cell>
          <table:table-cell office:value-type="float" office:value="2.0463554008461089" table:formula="of:=[.P54]-($$learning_rate*[.AE54])" table:style-name="ce1">
            <text:p>2.046355401</text:p>
          </table:table-cell>
          <table:table-cell office:value-type="float" office:value="-1.9795860956873976" table:formula="of:=[.M55]*[.J55]+[.N55]*[.L55]" table:style-name="ce1">
            <text:p>-1.979586096</text:p>
          </table:table-cell>
          <table:table-cell office:value-type="float" office:value="0.12136296724658176" table:formula="of:=1/(1+EXP(-1*[.Q55]))" table:style-name="ce1">
            <text:p>0.121362967</text:p>
          </table:table-cell>
          <table:table-cell office:value-type="float" office:value="2.0730787901487573" table:formula="of:=[.O55]*[.J55]+[.P55]*[.L55]" table:style-name="ce1">
            <text:p>2.07307879</text:p>
          </table:table-cell>
          <table:table-cell office:value-type="float" office:value="0.88825891229373422" table:formula="of:=1/(1+EXP(-1*[.S55]))" table:style-name="ce1">
            <text:p>0.888258912</text:p>
          </table:table-cell>
          <table:table-cell office:value-type="float" office:value="6.2008552369816209E-3" table:formula="of:=1/2*(POWER([.A55]-[.R55]; 2))" table:style-name="ce1">
            <text:p>0.006200855</text:p>
          </table:table-cell>
          <table:table-cell office:value-type="float" office:value="5.1756244638270325E-3" table:formula="of:=1/2*POWER([.B55]-[.T55]; 2)" table:style-name="ce1">
            <text:p>0.005175624</text:p>
          </table:table-cell>
          <table:table-cell office:value-type="float" office:value="1.1376479700808653E-2" table:formula="of:=[.U55]+[.V55]" table:style-name="ce1">
            <text:p>0.01137648</text:p>
          </table:table-cell>
          <table:table-cell office:value-type="float" office:value="-5.3850626782144353E-4" table:formula="of:=(([.R55]-[.A55])*[.R55]*(1-[.R55])*[.M55]+([.T55]-[.B55])*[.T55]*(1-[.T55])*[.O55])*[.J55]*(1-[.J55])*[.C55]" table:style-name="ce1">
            <text:p>-0.000538506</text:p>
          </table:table-cell>
          <table:table-cell office:value-type="float" office:value="-1.0770125356428871E-3" table:formula="of:=(([.R55]-[.A55])*[.R55]*(1-[.R55])*[.M55]+([.T55]-[.B55])*[.T55]*(1-[.T55])*[.O55])*[.J55]*(1-[.J55])*[.D55]" table:style-name="ce1">
            <text:p>-0.001077013</text:p>
          </table:table-cell>
          <table:table-cell office:value-type="float" office:value="-5.4131335918415114E-4" table:formula="of:=(([.R55]-[.A55])*[.R55]*(1-[.R55])*[.N55]+([.T55]-[.B55])*[.T55]*(1-[.T55])*[.P55])*[.J55]*(1-[.J55])*[.C55]" table:style-name="ce1">
            <text:p>-0.000541313</text:p>
          </table:table-cell>
          <table:table-cell office:value-type="float" office:value="-1.0826267183683023E-3" table:formula="of:=(([.R55]-[.A55])*[.R55]*(1-[.R55])*[.N55]+([.T55]-[.B55])*[.T55]*(1-[.T55])*[.P55])*[.J55]*(1-[.J55])*[.D55]" table:style-name="ce1">
            <text:p>-0.001082627</text:p>
          </table:table-cell>
          <table:table-cell office:value-type="float" office:value="6.0834567519317288E-3" table:formula="of:=([.R55]-[.A55])*[.R55]*(1-[.R55])*[.J55]" table:style-name="ce1">
            <text:p>0.006083457</text:p>
          </table:table-cell>
          <table:table-cell office:value-type="float" office:value="6.1276696533497299E-3" table:formula="of:=([.R55]-[.A55])*[.R55]*(1-[.R55])*[.L55]" table:style-name="ce1">
            <text:p>0.00612767</text:p>
          </table:table-cell>
          <table:table-cell office:value-type="float" office:value="-5.1732418862880719E-3" table:formula="of:=([.T55]-[.B55])*[.T55]*(1-[.T55])*[.J55]" table:style-name="ce1">
            <text:p>-0.005173242</text:p>
          </table:table-cell>
          <table:table-cell office:value-type="float" office:value="-5.2108395947713781E-3" table:formula="of:=([.T55]-[.B55])*[.T55]*(1-[.T55])*[.L55]" table:style-name="ce1">
            <text:p>-0.0052108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772003569582786" table:formula="of:=[.E55]-($$learning_rate*[.X55])" table:style-name="ce1">
            <text:p>0.237720036</text:p>
          </table:table-cell>
          <table:table-cell office:value-type="float" office:value="0.37544007139165564" table:formula="of:=[.F55]-($$learning_rate*[.Y55])" table:style-name="ce1">
            <text:p>0.375440071</text:p>
          </table:table-cell>
          <table:table-cell office:value-type="float" office:value="0.3373443435854912" table:formula="of:=[.G55]-($$learning_rate*[.Z55])" table:style-name="ce1">
            <text:p>0.337344344</text:p>
          </table:table-cell>
          <table:table-cell office:value-type="float" office:value="0.47468868717098234" table:formula="of:=[.H55]-($$learning_rate*[.AA55])" table:style-name="ce1">
            <text:p>0.474688687</text:p>
          </table:table-cell>
          <table:table-cell office:value-type="float" office:value="4.9430008923956957E-2" table:formula="of:=[.E56]*[.C56] + [.F56]*[.D56]" table:style-name="ce1">
            <text:p>0.049430009</text:p>
          </table:table-cell>
          <table:table-cell office:value-type="float" office:value="0.5123549867286229" table:formula="of:=1/(1+EXP(-[.I56]))" table:style-name="ce1">
            <text:p>0.512354987</text:p>
          </table:table-cell>
          <table:table-cell office:value-type="float" office:value="6.4336085896372797E-2" table:formula="of:=[.G56]*[.C56]+[.H56]*[.D56]" table:style-name="ce1">
            <text:p>0.064336086</text:p>
          </table:table-cell>
          <table:table-cell office:value-type="float" office:value="0.51607847594552081" table:formula="of:=1/(1+EXP(-1*[.K56]))" table:style-name="ce1">
            <text:p>0.516078476</text:p>
          </table:table-cell>
          <table:table-cell office:value-type="float" office:value="-1.9537569602142908" table:formula="of:=[.M55]-($$learning_rate*[.AB55])" table:style-name="ce1">
            <text:p>-1.95375696</text:p>
          </table:table-cell>
          <table:table-cell office:value-type="float" office:value="-1.9210006854074393" table:formula="of:=[.N55]-($$learning_rate*[.AC55])" table:style-name="ce1">
            <text:p>-1.921000685</text:p>
          </table:table-cell>
          <table:table-cell office:value-type="float" office:value="1.995826727704282" table:formula="of:=[.O55]-($$learning_rate*[.AD55])" table:style-name="ce1">
            <text:p>1.995826728</text:p>
          </table:table-cell>
          <table:table-cell office:value-type="float" office:value="2.0567770800356517" table:formula="of:=[.P55]-($$learning_rate*[.AE55])" table:style-name="ce1">
            <text:p>2.05677708</text:p>
          </table:table-cell>
          <table:table-cell office:value-type="float" office:value="-1.9924042274369196" table:formula="of:=[.M56]*[.J56]+[.N56]*[.L56]" table:style-name="ce1">
            <text:p>-1.992404227</text:p>
          </table:table-cell>
          <table:table-cell office:value-type="float" office:value="0.12000273900094292" table:formula="of:=1/(1+EXP(-1*[.Q56]))" table:style-name="ce1">
            <text:p>0.120002739</text:p>
          </table:table-cell>
          <table:table-cell office:value-type="float" office:value="2.0840301574100355" table:formula="of:=[.O56]*[.J56]+[.P56]*[.L56]" table:style-name="ce1">
            <text:p>2.084030157</text:p>
          </table:table-cell>
          <table:table-cell office:value-type="float" office:value="0.88934127744041769" table:formula="of:=1/(1+EXP(-1*[.S56]))" table:style-name="ce1">
            <text:p>0.889341277</text:p>
          </table:table-cell>
          <table:table-cell office:value-type="float" office:value="6.0503012938547852E-3" table:formula="of:=1/2*(POWER([.A56]-[.R56]; 2))" table:style-name="ce1">
            <text:p>0.006050301</text:p>
          </table:table-cell>
          <table:table-cell office:value-type="float" office:value="5.0660892136634821E-3" table:formula="of:=1/2*POWER([.B56]-[.T56]; 2)" table:style-name="ce1">
            <text:p>0.005066089</text:p>
          </table:table-cell>
          <table:table-cell office:value-type="float" office:value="1.1116390507518267E-2" table:formula="of:=[.U56]+[.V56]" table:style-name="ce1">
            <text:p>0.011116391</text:p>
          </table:table-cell>
          <table:table-cell office:value-type="float" office:value="-5.3051138551480173E-4" table:formula="of:=(([.R56]-[.A56])*[.R56]*(1-[.R56])*[.M56]+([.T56]-[.B56])*[.T56]*(1-[.T56])*[.O56])*[.J56]*(1-[.J56])*[.C56]" table:style-name="ce1">
            <text:p>-0.000530511</text:p>
          </table:table-cell>
          <table:table-cell office:value-type="float" office:value="-1.0610227710296035E-3" table:formula="of:=(([.R56]-[.A56])*[.R56]*(1-[.R56])*[.M56]+([.T56]-[.B56])*[.T56]*(1-[.T56])*[.O56])*[.J56]*(1-[.J56])*[.D56]" table:style-name="ce1">
            <text:p>-0.001061023</text:p>
          </table:table-cell>
          <table:table-cell office:value-type="float" office:value="-5.3330056054427507E-4" table:formula="of:=(([.R56]-[.A56])*[.R56]*(1-[.R56])*[.N56]+([.T56]-[.B56])*[.T56]*(1-[.T56])*[.P56])*[.J56]*(1-[.J56])*[.C56]" table:style-name="ce1">
            <text:p>-0.000533301</text:p>
          </table:table-cell>
          <table:table-cell office:value-type="float" office:value="-1.0666011210885501E-3" table:formula="of:=(([.R56]-[.A56])*[.R56]*(1-[.R56])*[.N56]+([.T56]-[.B56])*[.T56]*(1-[.T56])*[.P56])*[.J56]*(1-[.J56])*[.D56]" table:style-name="ce1">
            <text:p>-0.001066601</text:p>
          </table:table-cell>
          <table:table-cell office:value-type="float" office:value="5.9517810404159134E-3" table:formula="of:=([.R56]-[.A56])*[.R56]*(1-[.R56])*[.J56]" table:style-name="ce1">
            <text:p>0.005951781</text:p>
          </table:table-cell>
          <table:table-cell office:value-type="float" office:value="5.9950350207603345E-3" table:formula="of:=([.R56]-[.A56])*[.R56]*(1-[.R56])*[.L56]" table:style-name="ce1">
            <text:p>0.005995035</text:p>
          </table:table-cell>
          <table:table-cell office:value-type="float" office:value="-5.0754725631166004E-3" table:formula="of:=([.T56]-[.B56])*[.T56]*(1-[.T56])*[.J56]" table:style-name="ce1">
            <text:p>-0.005075473</text:p>
          </table:table-cell>
          <table:table-cell office:value-type="float" office:value="-5.1123580582302366E-3" table:formula="of:=([.T56]-[.B56])*[.T56]*(1-[.T56])*[.L56]" table:style-name="ce1">
            <text:p>-0.00511235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878105846685746" table:formula="of:=[.E56]-($$learning_rate*[.X56])" table:style-name="ce1">
            <text:p>0.238781058</text:p>
          </table:table-cell>
          <table:table-cell office:value-type="float" office:value="0.37756211693371483" table:formula="of:=[.F56]-($$learning_rate*[.Y56])" table:style-name="ce1">
            <text:p>0.377562117</text:p>
          </table:table-cell>
          <table:table-cell office:value-type="float" office:value="0.33841094470657973" table:formula="of:=[.G56]-($$learning_rate*[.Z56])" table:style-name="ce1">
            <text:p>0.338410945</text:p>
          </table:table-cell>
          <table:table-cell office:value-type="float" office:value="0.47682188941315945" table:formula="of:=[.H56]-($$learning_rate*[.AA56])" table:style-name="ce1">
            <text:p>0.476821889</text:p>
          </table:table-cell>
          <table:table-cell office:value-type="float" office:value="4.9695264616714356E-2" table:formula="of:=[.E57]*[.C57] + [.F57]*[.D57]" table:style-name="ce1">
            <text:p>0.049695265</text:p>
          </table:table-cell>
          <table:table-cell office:value-type="float" office:value="0.51242125994409093" table:formula="of:=1/(1+EXP(-[.I57]))" table:style-name="ce1">
            <text:p>0.51242126</text:p>
          </table:table-cell>
          <table:table-cell office:value-type="float" office:value="6.4602736176644943E-2" table:formula="of:=[.G57]*[.C57]+[.H57]*[.D57]" table:style-name="ce1">
            <text:p>0.064602736</text:p>
          </table:table-cell>
          <table:table-cell office:value-type="float" office:value="0.51614506929595239" table:formula="of:=1/(1+EXP(-1*[.K57]))" table:style-name="ce1">
            <text:p>0.516145069</text:p>
          </table:table-cell>
          <table:table-cell office:value-type="float" office:value="-1.9656605222951227" table:formula="of:=[.M56]-($$learning_rate*[.AB56])" table:style-name="ce1">
            <text:p>-1.965660522</text:p>
          </table:table-cell>
          <table:table-cell office:value-type="float" office:value="-1.93299075544896" table:formula="of:=[.N56]-($$learning_rate*[.AC56])" table:style-name="ce1">
            <text:p>-1.932990755</text:p>
          </table:table-cell>
          <table:table-cell office:value-type="float" office:value="2.0059776728305154" table:formula="of:=[.O56]-($$learning_rate*[.AD56])" table:style-name="ce1">
            <text:p>2.005977673</text:p>
          </table:table-cell>
          <table:table-cell office:value-type="float" office:value="2.0670017961521121" table:formula="of:=[.P56]-($$learning_rate*[.AE56])" table:style-name="ce1">
            <text:p>2.067001796</text:p>
          </table:table-cell>
          <table:table-cell office:value-type="float" office:value="-2.0049498888764656" table:formula="of:=[.M57]*[.J57]+[.N57]*[.L57]" table:style-name="ce1">
            <text:p>-2.004949889</text:p>
          </table:table-cell>
          <table:table-cell office:value-type="float" office:value="0.11868419425240145" table:formula="of:=1/(1+EXP(-1*[.Q57]))" table:style-name="ce1">
            <text:p>0.118684194</text:p>
          </table:table-cell>
          <table:table-cell office:value-type="float" office:value="2.0947783918413183" table:formula="of:=[.O57]*[.J57]+[.P57]*[.L57]" table:style-name="ce1">
            <text:p>2.094778392</text:p>
          </table:table-cell>
          <table:table-cell office:value-type="float" office:value="0.89039462927386381" table:formula="of:=1/(1+EXP(-1*[.S57]))" table:style-name="ce1">
            <text:p>0.890394629</text:p>
          </table:table-cell>
          <table:table-cell office:value-type="float" office:value="5.9061270401468673E-3" table:formula="of:=1/2*(POWER([.A57]-[.R57]; 2))" table:style-name="ce1">
            <text:p>0.005906127</text:p>
          </table:table-cell>
          <table:table-cell office:value-type="float" office:value="4.9606149387455131E-3" table:formula="of:=1/2*POWER([.B57]-[.T57]; 2)" table:style-name="ce1">
            <text:p>0.004960615</text:p>
          </table:table-cell>
          <table:table-cell office:value-type="float" office:value="1.086674197889238E-2" table:formula="of:=[.U57]+[.V57]" table:style-name="ce1">
            <text:p>0.010866742</text:p>
          </table:table-cell>
          <table:table-cell office:value-type="float" office:value="-5.2274550785363081E-4" table:formula="of:=(([.R57]-[.A57])*[.R57]*(1-[.R57])*[.M57]+([.T57]-[.B57])*[.T57]*(1-[.T57])*[.O57])*[.J57]*(1-[.J57])*[.C57]" table:style-name="ce1">
            <text:p>-0.000522746</text:p>
          </table:table-cell>
          <table:table-cell office:value-type="float" office:value="-1.0454910157072616E-3" table:formula="of:=(([.R57]-[.A57])*[.R57]*(1-[.R57])*[.M57]+([.T57]-[.B57])*[.T57]*(1-[.T57])*[.O57])*[.J57]*(1-[.J57])*[.D57]" table:style-name="ce1">
            <text:p>-0.001045491</text:p>
          </table:table-cell>
          <table:table-cell office:value-type="float" office:value="-5.2551630838938777E-4" table:formula="of:=(([.R57]-[.A57])*[.R57]*(1-[.R57])*[.N57]+([.T57]-[.B57])*[.T57]*(1-[.T57])*[.P57])*[.J57]*(1-[.J57])*[.C57]" table:style-name="ce1">
            <text:p>-0.000525516</text:p>
          </table:table-cell>
          <table:table-cell office:value-type="float" office:value="-1.0510326167787755E-3" table:formula="of:=(([.R57]-[.A57])*[.R57]*(1-[.R57])*[.N57]+([.T57]-[.B57])*[.T57]*(1-[.T57])*[.P57])*[.J57]*(1-[.J57])*[.D57]" table:style-name="ce1">
            <text:p>-0.001051033</text:p>
          </table:table-cell>
          <table:table-cell office:value-type="float" office:value="5.8252956865335118E-3" table:formula="of:=([.R57]-[.A57])*[.R57]*(1-[.R57])*[.J57]" table:style-name="ce1">
            <text:p>0.005825296</text:p>
          </table:table-cell>
          <table:table-cell office:value-type="float" office:value="5.867628611122235E-3" table:formula="of:=([.R57]-[.A57])*[.R57]*(1-[.R57])*[.L57]" table:style-name="ce1">
            <text:p>0.005867629</text:p>
          </table:table-cell>
          <table:table-cell office:value-type="float" office:value="-4.981088560711321E-3" table:formula="of:=([.T57]-[.B57])*[.T57]*(1-[.T57])*[.J57]" table:style-name="ce1">
            <text:p>-0.004981089</text:p>
          </table:table-cell>
          <table:table-cell office:value-type="float" office:value="-5.0172865595352785E-3" table:formula="of:=([.T57]-[.B57])*[.T57]*(1-[.T57])*[.L57]" table:style-name="ce1">
            <text:p>-0.00501728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3982654948256471" table:formula="of:=[.E57]-($$learning_rate*[.X57])" table:style-name="ce1">
            <text:p>0.239826549</text:p>
          </table:table-cell>
          <table:table-cell office:value-type="float" office:value="0.37965309896512933" table:formula="of:=[.F57]-($$learning_rate*[.Y57])" table:style-name="ce1">
            <text:p>0.379653099</text:p>
          </table:table-cell>
          <table:table-cell office:value-type="float" office:value="0.33946197732335853" table:formula="of:=[.G57]-($$learning_rate*[.Z57])" table:style-name="ce1">
            <text:p>0.339461977</text:p>
          </table:table-cell>
          <table:table-cell office:value-type="float" office:value="0.478923954646717" table:formula="of:=[.H57]-($$learning_rate*[.AA57])" table:style-name="ce1">
            <text:p>0.478923955</text:p>
          </table:table-cell>
          <table:table-cell office:value-type="float" office:value="4.9956637370641169E-2" table:formula="of:=[.E58]*[.C58] + [.F58]*[.D58]" table:style-name="ce1">
            <text:p>0.049956637</text:p>
          </table:table-cell>
          <table:table-cell office:value-type="float" office:value="0.51248656259358993" table:formula="of:=1/(1+EXP(-[.I58]))" table:style-name="ce1">
            <text:p>0.512486563</text:p>
          </table:table-cell>
          <table:table-cell office:value-type="float" office:value="6.4865494330839629E-2" table:formula="of:=[.G58]*[.C58]+[.H58]*[.D58]" table:style-name="ce1">
            <text:p>0.064865494</text:p>
          </table:table-cell>
          <table:table-cell office:value-type="float" office:value="0.51621069006434617" table:formula="of:=1/(1+EXP(-1*[.K58]))" table:style-name="ce1">
            <text:p>0.51621069</text:p>
          </table:table-cell>
          <table:table-cell office:value-type="float" office:value="-1.9773111136681898" table:formula="of:=[.M57]-($$learning_rate*[.AB57])" table:style-name="ce1">
            <text:p>-1.977311114</text:p>
          </table:table-cell>
          <table:table-cell office:value-type="float" office:value="-1.9447260126712045" table:formula="of:=[.N57]-($$learning_rate*[.AC57])" table:style-name="ce1">
            <text:p>-1.944726013</text:p>
          </table:table-cell>
          <table:table-cell office:value-type="float" office:value="2.0159398499519381" table:formula="of:=[.O57]-($$learning_rate*[.AD57])" table:style-name="ce1">
            <text:p>2.01593985</text:p>
          </table:table-cell>
          <table:table-cell office:value-type="float" office:value="2.0770363692711826" table:formula="of:=[.P57]-($$learning_rate*[.AE57])" table:style-name="ce1">
            <text:p>2.077036369</text:p>
          </table:table-cell>
          <table:table-cell office:value-type="float" office:value="-2.0172337328090006" table:formula="of:=[.M58]*[.J58]+[.N58]*[.L58]" table:style-name="ce1">
            <text:p>-2.017233733</text:p>
          </table:table-cell>
          <table:table-cell office:value-type="float" office:value="0.11740533189920375" table:formula="of:=1/(1+EXP(-1*[.Q58]))" table:style-name="ce1">
            <text:p>0.117405332</text:p>
          </table:table-cell>
          <table:table-cell office:value-type="float" office:value="2.1053304615675277" table:formula="of:=[.O58]*[.J58]+[.P58]*[.L58]" table:style-name="ce1">
            <text:p>2.105330462</text:p>
          </table:table-cell>
          <table:table-cell office:value-type="float" office:value="0.89142019291929797" table:formula="of:=1/(1+EXP(-1*[.S58]))" table:style-name="ce1">
            <text:p>0.891420193</text:p>
          </table:table-cell>
          <table:table-cell office:value-type="float" office:value="5.7679526601890586E-3" table:formula="of:=1/2*(POWER([.A58]-[.R58]; 2))" table:style-name="ce1">
            <text:p>0.005767953</text:p>
          </table:table-cell>
          <table:table-cell office:value-type="float" office:value="4.8589891820342143E-3" table:formula="of:=1/2*POWER([.B58]-[.T58]; 2)" table:style-name="ce1">
            <text:p>0.004858989</text:p>
          </table:table-cell>
          <table:table-cell office:value-type="float" office:value="1.0626941842223273E-2" table:formula="of:=[.U58]+[.V58]" table:style-name="ce1">
            <text:p>0.010626942</text:p>
          </table:table-cell>
          <table:table-cell office:value-type="float" office:value="-5.1519930366084878E-4" table:formula="of:=(([.R58]-[.A58])*[.R58]*(1-[.R58])*[.M58]+([.T58]-[.B58])*[.T58]*(1-[.T58])*[.O58])*[.J58]*(1-[.J58])*[.C58]" table:style-name="ce1">
            <text:p>-0.000515199</text:p>
          </table:table-cell>
          <table:table-cell office:value-type="float" office:value="-1.0303986073216976E-3" table:formula="of:=(([.R58]-[.A58])*[.R58]*(1-[.R58])*[.M58]+([.T58]-[.B58])*[.T58]*(1-[.T58])*[.O58])*[.J58]*(1-[.J58])*[.D58]" table:style-name="ce1">
            <text:p>-0.001030399</text:p>
          </table:table-cell>
          <table:table-cell office:value-type="float" office:value="-5.1795134814990463E-4" table:formula="of:=(([.R58]-[.A58])*[.R58]*(1-[.R58])*[.N58]+([.T58]-[.B58])*[.T58]*(1-[.T58])*[.P58])*[.J58]*(1-[.J58])*[.C58]" table:style-name="ce1">
            <text:p>-0.000517951</text:p>
          </table:table-cell>
          <table:table-cell office:value-type="float" office:value="-1.0359026962998093E-3" table:formula="of:=(([.R58]-[.A58])*[.R58]*(1-[.R58])*[.N58]+([.T58]-[.B58])*[.T58]*(1-[.T58])*[.P58])*[.J58]*(1-[.J58])*[.D58]" table:style-name="ce1">
            <text:p>-0.001035903</text:p>
          </table:table-cell>
          <table:table-cell office:value-type="float" office:value="5.7037101069145682E-3" table:formula="of:=([.R58]-[.A58])*[.R58]*(1-[.R58])*[.J58]" table:style-name="ce1">
            <text:p>0.00570371</text:p>
          </table:table-cell>
          <table:table-cell office:value-type="float" office:value="5.7451577175346253E-3" table:formula="of:=([.R58]-[.A58])*[.R58]*(1-[.R58])*[.L58]" table:style-name="ce1">
            <text:p>0.005745158</text:p>
          </table:table-cell>
          <table:table-cell office:value-type="float" office:value="-4.889922544100137E-3" table:formula="of:=([.T58]-[.B58])*[.T58]*(1-[.T58])*[.J58]" table:style-name="ce1">
            <text:p>-0.004889923</text:p>
          </table:table-cell>
          <table:table-cell office:value-type="float" office:value="-4.9254565389510313E-3" table:formula="of:=([.T58]-[.B58])*[.T58]*(1-[.T58])*[.L58]" table:style-name="ce1">
            <text:p>-0.00492545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085694808988642" table:formula="of:=[.E58]-($$learning_rate*[.X58])" table:style-name="ce1">
            <text:p>0.240856948</text:p>
          </table:table-cell>
          <table:table-cell office:value-type="float" office:value="0.38171389617977275" table:formula="of:=[.F58]-($$learning_rate*[.Y58])" table:style-name="ce1">
            <text:p>0.381713896</text:p>
          </table:table-cell>
          <table:table-cell office:value-type="float" office:value="0.34049788001965836" table:formula="of:=[.G58]-($$learning_rate*[.Z58])" table:style-name="ce1">
            <text:p>0.34049788</text:p>
          </table:table-cell>
          <table:table-cell office:value-type="float" office:value="0.4809957600393166" table:formula="of:=[.H58]-($$learning_rate*[.AA58])" table:style-name="ce1">
            <text:p>0.48099576</text:p>
          </table:table-cell>
          <table:table-cell office:value-type="float" office:value="5.0214237022471603E-2" table:formula="of:=[.E59]*[.C59] + [.F59]*[.D59]" table:style-name="ce1">
            <text:p>0.050214237</text:p>
          </table:table-cell>
          <table:table-cell office:value-type="float" office:value="0.51255092213572173" table:formula="of:=1/(1+EXP(-[.I59]))" table:style-name="ce1">
            <text:p>0.512550922</text:p>
          </table:table-cell>
          <table:table-cell office:value-type="float" office:value="6.5124470004914586E-2" table:formula="of:=[.G59]*[.C59]+[.H59]*[.D59]" table:style-name="ce1">
            <text:p>0.06512447</text:p>
          </table:table-cell>
          <table:table-cell office:value-type="float" office:value="0.51627536565568022" table:formula="of:=1/(1+EXP(-1*[.K59]))" table:style-name="ce1">
            <text:p>0.516275366</text:p>
          </table:table-cell>
          <table:table-cell office:value-type="float" office:value="-1.988718533882019" table:formula="of:=[.M58]-($$learning_rate*[.AB58])" table:style-name="ce1">
            <text:p>-1.988718534</text:p>
          </table:table-cell>
          <table:table-cell office:value-type="float" office:value="-1.9562163281062737" table:formula="of:=[.N58]-($$learning_rate*[.AC58])" table:style-name="ce1">
            <text:p>-1.956216328</text:p>
          </table:table-cell>
          <table:table-cell office:value-type="float" office:value="2.0257196950401384" table:formula="of:=[.O58]-($$learning_rate*[.AD58])" table:style-name="ce1">
            <text:p>2.025719695</text:p>
          </table:table-cell>
          <table:table-cell office:value-type="float" office:value="2.0868872823490845" table:formula="of:=[.P58]-($$learning_rate*[.AE58])" table:style-name="ce1">
            <text:p>2.086887282</text:p>
          </table:table-cell>
          <table:table-cell office:value-type="float" office:value="-2.0292658185043075" table:formula="of:=[.M59]*[.J59]+[.N59]*[.L59]" table:style-name="ce1">
            <text:p>-2.029265819</text:p>
          </table:table-cell>
          <table:table-cell office:value-type="float" office:value="0.116164279346164" table:formula="of:=1/(1+EXP(-1*[.Q59]))" table:style-name="ce1">
            <text:p>0.116164279</text:p>
          </table:table-cell>
          <table:table-cell office:value-type="float" office:value="2.1156929924582784" table:formula="of:=[.O59]*[.J59]+[.P59]*[.L59]" table:style-name="ce1">
            <text:p>2.115692992</text:p>
          </table:table-cell>
          <table:table-cell office:value-type="float" office:value="0.89241912398721623" table:formula="of:=1/(1+EXP(-1*[.S59]))" table:style-name="ce1">
            <text:p>0.892419124</text:p>
          </table:table-cell>
          <table:table-cell office:value-type="float" office:value="5.6354271045451721E-3" table:formula="of:=1/2*(POWER([.A59]-[.R59]; 2))" table:style-name="ce1">
            <text:p>0.005635427</text:p>
          </table:table-cell>
          <table:table-cell office:value-type="float" office:value="4.7610136817111386E-3" table:formula="of:=1/2*POWER([.B59]-[.T59]; 2)" table:style-name="ce1">
            <text:p>0.004761014</text:p>
          </table:table-cell>
          <table:table-cell office:value-type="float" office:value="1.039644078625631E-2" table:formula="of:=[.U59]+[.V59]" table:style-name="ce1">
            <text:p>0.010396441</text:p>
          </table:table-cell>
          <table:table-cell office:value-type="float" office:value="-5.0786391064470623E-4" table:formula="of:=(([.R59]-[.A59])*[.R59]*(1-[.R59])*[.M59]+([.T59]-[.B59])*[.T59]*(1-[.T59])*[.O59])*[.J59]*(1-[.J59])*[.C59]" table:style-name="ce1">
            <text:p>-0.000507864</text:p>
          </table:table-cell>
          <table:table-cell office:value-type="float" office:value="-1.0157278212894125E-3" table:formula="of:=(([.R59]-[.A59])*[.R59]*(1-[.R59])*[.M59]+([.T59]-[.B59])*[.T59]*(1-[.T59])*[.O59])*[.J59]*(1-[.J59])*[.D59]" table:style-name="ce1">
            <text:p>-0.001015728</text:p>
          </table:table-cell>
          <table:table-cell office:value-type="float" office:value="-5.1059688565340184E-4" table:formula="of:=(([.R59]-[.A59])*[.R59]*(1-[.R59])*[.N59]+([.T59]-[.B59])*[.T59]*(1-[.T59])*[.P59])*[.J59]*(1-[.J59])*[.C59]" table:style-name="ce1">
            <text:p>-0.000510597</text:p>
          </table:table-cell>
          <table:table-cell office:value-type="float" office:value="-1.0211937713068037E-3" table:formula="of:=(([.R59]-[.A59])*[.R59]*(1-[.R59])*[.N59]+([.T59]-[.B59])*[.T59]*(1-[.T59])*[.P59])*[.J59]*(1-[.J59])*[.D59]" table:style-name="ce1">
            <text:p>-0.001021194</text:p>
          </table:table-cell>
          <table:table-cell office:value-type="float" office:value="5.586754501309508E-3" table:formula="of:=([.R59]-[.A59])*[.R59]*(1-[.R59])*[.J59]" table:style-name="ce1">
            <text:p>0.005586755</text:p>
          </table:table-cell>
          <table:table-cell office:value-type="float" office:value="5.627350568356464E-3" table:formula="of:=([.R59]-[.A59])*[.R59]*(1-[.R59])*[.L59]" table:style-name="ce1">
            <text:p>0.005627351</text:p>
          </table:table-cell>
          <table:table-cell office:value-type="float" office:value="-4.8018177925206644E-3" table:formula="of:=([.T59]-[.B59])*[.T59]*(1-[.T59])*[.J59]" table:style-name="ce1">
            <text:p>-0.004801818</text:p>
          </table:table-cell>
          <table:table-cell office:value-type="float" office:value="-4.8367101288505935E-3" table:formula="of:=([.T59]-[.B59])*[.T59]*(1-[.T59])*[.L59]" table:style-name="ce1">
            <text:p>-0.0048367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187267591117584" table:formula="of:=[.E59]-($$learning_rate*[.X59])" table:style-name="ce1">
            <text:p>0.241872676</text:p>
          </table:table-cell>
          <table:table-cell office:value-type="float" office:value="0.38374535182235159" table:formula="of:=[.F59]-($$learning_rate*[.Y59])" table:style-name="ce1">
            <text:p>0.383745352</text:p>
          </table:table-cell>
          <table:table-cell office:value-type="float" office:value="0.34151907379096519" table:formula="of:=[.G59]-($$learning_rate*[.Z59])" table:style-name="ce1">
            <text:p>0.341519074</text:p>
          </table:table-cell>
          <table:table-cell office:value-type="float" office:value="0.4830381475819302" table:formula="of:=[.H59]-($$learning_rate*[.AA59])" table:style-name="ce1">
            <text:p>0.483038148</text:p>
          </table:table-cell>
          <table:table-cell office:value-type="float" office:value="5.0468168977793951E-2" table:formula="of:=[.E60]*[.C60] + [.F60]*[.D60]" table:style-name="ce1">
            <text:p>0.050468169</text:p>
          </table:table-cell>
          <table:table-cell office:value-type="float" office:value="0.5126143649212187" table:formula="of:=1/(1+EXP(-[.I60]))" table:style-name="ce1">
            <text:p>0.512614365</text:p>
          </table:table-cell>
          <table:table-cell office:value-type="float" office:value="6.5379768447741279E-2" table:formula="of:=[.G60]*[.C60]+[.H60]*[.D60]" table:style-name="ce1">
            <text:p>0.065379768</text:p>
          </table:table-cell>
          <table:table-cell office:value-type="float" office:value="0.5163391223757533" table:formula="of:=1/(1+EXP(-1*[.K60]))" table:style-name="ce1">
            <text:p>0.516339122</text:p>
          </table:table-cell>
          <table:table-cell office:value-type="float" office:value="-1.9998920428846381" table:formula="of:=[.M59]-($$learning_rate*[.AB59])" table:style-name="ce1">
            <text:p>-1.999892043</text:p>
          </table:table-cell>
          <table:table-cell office:value-type="float" office:value="-1.9674710292429867" table:formula="of:=[.N59]-($$learning_rate*[.AC59])" table:style-name="ce1">
            <text:p>-1.967471029</text:p>
          </table:table-cell>
          <table:table-cell office:value-type="float" office:value="2.0353233306251797" table:formula="of:=[.O59]-($$learning_rate*[.AD59])" table:style-name="ce1">
            <text:p>2.035323331</text:p>
          </table:table-cell>
          <table:table-cell office:value-type="float" office:value="2.0965607026067858" table:formula="of:=[.P59]-($$learning_rate*[.AE59])" table:style-name="ce1">
            <text:p>2.096560703</text:p>
          </table:table-cell>
          <table:table-cell office:value-type="float" office:value="-2.0410556540133511" table:formula="of:=[.M60]*[.J60]+[.N60]*[.L60]" table:style-name="ce1">
            <text:p>-2.041055654</text:p>
          </table:table-cell>
          <table:table-cell office:value-type="float" office:value="0.1149592822925271" table:formula="of:=1/(1+EXP(-1*[.Q60]))" table:style-name="ce1">
            <text:p>0.114959282</text:p>
          </table:table-cell>
          <table:table-cell office:value-type="float" office:value="2.1258722897292466" table:formula="of:=[.O60]*[.J60]+[.P60]*[.L60]" table:style-name="ce1">
            <text:p>2.12587229</text:p>
          </table:table-cell>
          <table:table-cell office:value-type="float" office:value="0.89339251347412441" table:formula="of:=1/(1+EXP(-1*[.S60]))" table:style-name="ce1">
            <text:p>0.893392513</text:p>
          </table:table-cell>
          <table:table-cell office:value-type="float" office:value="5.5082254696811961E-3" table:formula="of:=1/2*(POWER([.A60]-[.R60]; 2))" table:style-name="ce1">
            <text:p>0.005508225</text:p>
          </table:table-cell>
          <table:table-cell office:value-type="float" office:value="4.6665032264236166E-3" table:formula="of:=1/2*POWER([.B60]-[.T60]; 2)" table:style-name="ce1">
            <text:p>0.004666503</text:p>
          </table:table-cell>
          <table:table-cell office:value-type="float" office:value="1.0174728696104814E-2" table:formula="of:=[.U60]+[.V60]" table:style-name="ce1">
            <text:p>0.010174729</text:p>
          </table:table-cell>
          <table:table-cell office:value-type="float" office:value="-5.0073090945955542E-4" table:formula="of:=(([.R60]-[.A60])*[.R60]*(1-[.R60])*[.M60]+([.T60]-[.B60])*[.T60]*(1-[.T60])*[.O60])*[.J60]*(1-[.J60])*[.C60]" table:style-name="ce1">
            <text:p>-0.000500731</text:p>
          </table:table-cell>
          <table:table-cell office:value-type="float" office:value="-1.0014618189191108E-3" table:formula="of:=(([.R60]-[.A60])*[.R60]*(1-[.R60])*[.M60]+([.T60]-[.B60])*[.T60]*(1-[.T60])*[.O60])*[.J60]*(1-[.J60])*[.D60]" table:style-name="ce1">
            <text:p>-0.001001462</text:p>
          </table:table-cell>
          <table:table-cell office:value-type="float" office:value="-5.0344456213775933E-4" table:formula="of:=(([.R60]-[.A60])*[.R60]*(1-[.R60])*[.N60]+([.T60]-[.B60])*[.T60]*(1-[.T60])*[.P60])*[.J60]*(1-[.J60])*[.C60]" table:style-name="ce1">
            <text:p>-0.000503445</text:p>
          </table:table-cell>
          <table:table-cell office:value-type="float" office:value="-1.0068891242755187E-3" table:formula="of:=(([.R60]-[.A60])*[.R60]*(1-[.R60])*[.N60]+([.T60]-[.B60])*[.T60]*(1-[.T60])*[.P60])*[.J60]*(1-[.J60])*[.D60]" table:style-name="ce1">
            <text:p>-0.001006889</text:p>
          </table:table-cell>
          <table:table-cell office:value-type="float" office:value="5.4741780621586113E-3" table:formula="of:=([.R60]-[.A60])*[.R60]*(1-[.R60])*[.J60]" table:style-name="ce1">
            <text:p>0.005474178</text:p>
          </table:table-cell>
          <table:table-cell office:value-type="float" office:value="5.5139545236465928E-3" table:formula="of:=([.R60]-[.A60])*[.R60]*(1-[.R60])*[.L60]" table:style-name="ce1">
            <text:p>0.005513955</text:p>
          </table:table-cell>
          <table:table-cell office:value-type="float" office:value="-4.7166273850535343E-3" table:formula="of:=([.T60]-[.B60])*[.T60]*(1-[.T60])*[.J60]" table:style-name="ce1">
            <text:p>-0.004716627</text:p>
          </table:table-cell>
          <table:table-cell office:value-type="float" office:value="-4.750899333354164E-3" table:formula="of:=([.T60]-[.B60])*[.T60]*(1-[.T60])*[.L60]" table:style-name="ce1">
            <text:p>-0.004750899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287413773009495" table:formula="of:=[.E60]-($$learning_rate*[.X60])" table:style-name="ce1">
            <text:p>0.242874138</text:p>
          </table:table-cell>
          <table:table-cell office:value-type="float" office:value="0.3857482754601898" table:formula="of:=[.F60]-($$learning_rate*[.Y60])" table:style-name="ce1">
            <text:p>0.385748275</text:p>
          </table:table-cell>
          <table:table-cell office:value-type="float" office:value="0.34252596291524073" table:formula="of:=[.G60]-($$learning_rate*[.Z60])" table:style-name="ce1">
            <text:p>0.342525963</text:p>
          </table:table-cell>
          <table:table-cell office:value-type="float" office:value="0.48505192583048123" table:formula="of:=[.H60]-($$learning_rate*[.AA60])" table:style-name="ce1">
            <text:p>0.485051926</text:p>
          </table:table-cell>
          <table:table-cell office:value-type="float" office:value="5.0718534432523735E-2" table:formula="of:=[.E61]*[.C61] + [.F61]*[.D61]" table:style-name="ce1">
            <text:p>0.050718534</text:p>
          </table:table-cell>
          <table:table-cell office:value-type="float" office:value="0.51267691624832223" table:formula="of:=1/(1+EXP(-[.I61]))" table:style-name="ce1">
            <text:p>0.512676916</text:p>
          </table:table-cell>
          <table:table-cell office:value-type="float" office:value="6.5631490728810166E-2" table:formula="of:=[.G61]*[.C61]+[.H61]*[.D61]" table:style-name="ce1">
            <text:p>0.065631491</text:p>
          </table:table-cell>
          <table:table-cell office:value-type="float" office:value="0.51640198548561556" table:formula="of:=1/(1+EXP(-1*[.K61]))" table:style-name="ce1">
            <text:p>0.516401985</text:p>
          </table:table-cell>
          <table:table-cell office:value-type="float" office:value="-2.0108403990089552" table:formula="of:=[.M60]-($$learning_rate*[.AB60])" table:style-name="ce1">
            <text:p>-2.010840399</text:p>
          </table:table-cell>
          <table:table-cell office:value-type="float" office:value="-1.9784989382902798" table:formula="of:=[.N60]-($$learning_rate*[.AC60])" table:style-name="ce1">
            <text:p>-1.978498938</text:p>
          </table:table-cell>
          <table:table-cell office:value-type="float" office:value="2.0447565853952869" table:formula="of:=[.O60]-($$learning_rate*[.AD60])" table:style-name="ce1">
            <text:p>2.044756585</text:p>
          </table:table-cell>
          <table:table-cell office:value-type="float" office:value="2.1060625012734944" table:formula="of:=[.P60]-($$learning_rate*[.AE60])" table:style-name="ce1">
            <text:p>2.106062501</text:p>
          </table:table-cell>
          <table:table-cell office:value-type="float" office:value="-2.0526122348457401" table:formula="of:=[.M61]*[.J61]+[.N61]*[.L61]" table:style-name="ce1">
            <text:p>-2.052612235</text:p>
          </table:table-cell>
          <table:table-cell office:value-type="float" office:value="0.11378869547836719" table:formula="of:=1/(1+EXP(-1*[.Q61]))" table:style-name="ce1">
            <text:p>0.113788695</text:p>
          </table:table-cell>
          <table:table-cell office:value-type="float" office:value="2.1358743578933392" table:formula="of:=[.O61]*[.J61]+[.P61]*[.L61]" table:style-name="ce1">
            <text:p>2.135874358</text:p>
          </table:table-cell>
          <table:table-cell office:value-type="float" office:value="0.89434139225364773" table:formula="of:=1/(1+EXP(-1*[.S61]))" table:style-name="ce1">
            <text:p>0.894341392</text:p>
          </table:table-cell>
          <table:table-cell office:value-type="float" office:value="5.3860466545506197E-3" table:formula="of:=1/2*(POWER([.A61]-[.R61]; 2))" table:style-name="ce1">
            <text:p>0.005386047</text:p>
          </table:table-cell>
          <table:table-cell office:value-type="float" office:value="4.5752846179852426E-3" table:formula="of:=1/2*POWER([.B61]-[.T61]; 2)" table:style-name="ce1">
            <text:p>0.004575285</text:p>
          </table:table-cell>
          <table:table-cell office:value-type="float" office:value="9.9613312725358623E-3" table:formula="of:=[.U61]+[.V61]" table:style-name="ce1">
            <text:p>0.009961331</text:p>
          </table:table-cell>
          <table:table-cell office:value-type="float" office:value="-4.9379229907886416E-4" table:formula="of:=(([.R61]-[.A61])*[.R61]*(1-[.R61])*[.M61]+([.T61]-[.B61])*[.T61]*(1-[.T61])*[.O61])*[.J61]*(1-[.J61])*[.C61]" table:style-name="ce1">
            <text:p>-0.000493792</text:p>
          </table:table-cell>
          <table:table-cell office:value-type="float" office:value="-9.8758459815772833E-4" table:formula="of:=(([.R61]-[.A61])*[.R61]*(1-[.R61])*[.M61]+([.T61]-[.B61])*[.T61]*(1-[.T61])*[.O61])*[.J61]*(1-[.J61])*[.D61]" table:style-name="ce1">
            <text:p>-0.000987585</text:p>
          </table:table-cell>
          <table:table-cell office:value-type="float" office:value="-4.9648643046205075E-4" table:formula="of:=(([.R61]-[.A61])*[.R61]*(1-[.R61])*[.N61]+([.T61]-[.B61])*[.T61]*(1-[.T61])*[.P61])*[.J61]*(1-[.J61])*[.C61]" table:style-name="ce1">
            <text:p>-0.000496486</text:p>
          </table:table-cell>
          <table:table-cell office:value-type="float" office:value="-9.9297286092410149E-4" table:formula="of:=(([.R61]-[.A61])*[.R61]*(1-[.R61])*[.N61]+([.T61]-[.B61])*[.T61]*(1-[.T61])*[.P61])*[.J61]*(1-[.J61])*[.D61]" table:style-name="ce1">
            <text:p>-0.000992973</text:p>
          </table:table-cell>
          <table:table-cell office:value-type="float" office:value="5.3657473630887124E-3" table:formula="of:=([.R61]-[.A61])*[.R61]*(1-[.R61])*[.J61]" table:style-name="ce1">
            <text:p>0.005365747</text:p>
          </table:table-cell>
          <table:table-cell office:value-type="float" office:value="5.4047344518454998E-3" table:formula="of:=([.R61]-[.A61])*[.R61]*(1-[.R61])*[.L61]" table:style-name="ce1">
            <text:p>0.005404734</text:p>
          </table:table-cell>
          <table:table-cell office:value-type="float" office:value="-4.6342134590341248E-3" table:formula="of:=([.T61]-[.B61])*[.T61]*(1-[.T61])*[.J61]" table:style-name="ce1">
            <text:p>-0.004634213</text:p>
          </table:table-cell>
          <table:table-cell office:value-type="float" office:value="-4.6678852812835538E-3" table:formula="of:=([.T61]-[.B61])*[.T61]*(1-[.T61])*[.L61]" table:style-name="ce1">
            <text:p>-0.00466788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386172232825268" table:formula="of:=[.E61]-($$learning_rate*[.X61])" table:style-name="ce1">
            <text:p>0.243861722</text:p>
          </table:table-cell>
          <table:table-cell office:value-type="float" office:value="0.38772344465650527" table:formula="of:=[.F61]-($$learning_rate*[.Y61])" table:style-name="ce1">
            <text:p>0.387723445</text:p>
          </table:table-cell>
          <table:table-cell office:value-type="float" office:value="0.34351893577616482" table:formula="of:=[.G61]-($$learning_rate*[.Z61])" table:style-name="ce1">
            <text:p>0.343518936</text:p>
          </table:table-cell>
          <table:table-cell office:value-type="float" office:value="0.48703787155232942" table:formula="of:=[.H61]-($$learning_rate*[.AA61])" table:style-name="ce1">
            <text:p>0.487037872</text:p>
          </table:table-cell>
          <table:table-cell office:value-type="float" office:value="5.0965430582063168E-2" table:formula="of:=[.E62]*[.C62] + [.F62]*[.D62]" table:style-name="ce1">
            <text:p>0.050965431</text:p>
          </table:table-cell>
          <table:table-cell office:value-type="float" office:value="0.51273860041508001" table:formula="of:=1/(1+EXP(-[.I62]))" table:style-name="ce1">
            <text:p>0.5127386</text:p>
          </table:table-cell>
          <table:table-cell office:value-type="float" office:value="6.5879733944041188E-2" table:formula="of:=[.G62]*[.C62]+[.H62]*[.D62]" table:style-name="ce1">
            <text:p>0.065879734</text:p>
          </table:table-cell>
          <table:table-cell office:value-type="float" office:value="0.51646397925302334" table:formula="of:=1/(1+EXP(-1*[.K62]))" table:style-name="ce1">
            <text:p>0.516463979</text:p>
          </table:table-cell>
          <table:table-cell office:value-type="float" office:value="-2.0215718937351328" table:formula="of:=[.M61]-($$learning_rate*[.AB61])" table:style-name="ce1">
            <text:p>-2.021571894</text:p>
          </table:table-cell>
          <table:table-cell office:value-type="float" office:value="-1.9893084071939708" table:formula="of:=[.N61]-($$learning_rate*[.AC61])" table:style-name="ce1">
            <text:p>-1.989308407</text:p>
          </table:table-cell>
          <table:table-cell office:value-type="float" office:value="2.054025012313355" table:formula="of:=[.O61]-($$learning_rate*[.AD61])" table:style-name="ce1">
            <text:p>2.054025012</text:p>
          </table:table-cell>
          <table:table-cell office:value-type="float" office:value="2.1153982718360616" table:formula="of:=[.P61]-($$learning_rate*[.AE61])" table:style-name="ce1">
            <text:p>2.115398272</text:p>
          </table:table-cell>
          <table:table-cell office:value-type="float" office:value="-2.0639440793731065" table:formula="of:=[.M62]*[.J62]+[.N62]*[.L62]" table:style-name="ce1">
            <text:p>-2.063944079</text:p>
          </table:table-cell>
          <table:table-cell office:value-type="float" office:value="0.11265097428651122" table:formula="of:=1/(1+EXP(-1*[.Q62]))" table:style-name="ce1">
            <text:p>0.112650974</text:p>
          </table:table-cell>
          <table:table-cell office:value-type="float" office:value="2.145704919208538" table:formula="of:=[.O62]*[.J62]+[.P62]*[.L62]" table:style-name="ce1">
            <text:p>2.145704919</text:p>
          </table:table-cell>
          <table:table-cell office:value-type="float" office:value="0.89526673519735067" table:formula="of:=1/(1+EXP(-1*[.S62]))" table:style-name="ce1">
            <text:p>0.895266735</text:p>
          </table:table-cell>
          <table:table-cell office:value-type="float" office:value="5.2686112609849943E-3" table:formula="of:=1/2*(POWER([.A62]-[.R62]; 2))" table:style-name="ce1">
            <text:p>0.005268611</text:p>
          </table:table-cell>
          <table:table-cell office:value-type="float" office:value="4.4871957300844385E-3" table:formula="of:=1/2*POWER([.B62]-[.T62]; 2)" table:style-name="ce1">
            <text:p>0.004487196</text:p>
          </table:table-cell>
          <table:table-cell office:value-type="float" office:value="9.7558069910694337E-3" table:formula="of:=[.U62]+[.V62]" table:style-name="ce1">
            <text:p>0.009755807</text:p>
          </table:table-cell>
          <table:table-cell office:value-type="float" office:value="-4.8704047346573602E-4" table:formula="of:=(([.R62]-[.A62])*[.R62]*(1-[.R62])*[.M62]+([.T62]-[.B62])*[.T62]*(1-[.T62])*[.O62])*[.J62]*(1-[.J62])*[.C62]" table:style-name="ce1">
            <text:p>-0.00048704</text:p>
          </table:table-cell>
          <table:table-cell office:value-type="float" office:value="-9.7408094693147203E-4" table:formula="of:=(([.R62]-[.A62])*[.R62]*(1-[.R62])*[.M62]+([.T62]-[.B62])*[.T62]*(1-[.T62])*[.O62])*[.J62]*(1-[.J62])*[.D62]" table:style-name="ce1">
            <text:p>-0.000974081</text:p>
          </table:table-cell>
          <table:table-cell office:value-type="float" office:value="-4.8971493251532292E-4" table:formula="of:=(([.R62]-[.A62])*[.R62]*(1-[.R62])*[.N62]+([.T62]-[.B62])*[.T62]*(1-[.T62])*[.P62])*[.J62]*(1-[.J62])*[.C62]" table:style-name="ce1">
            <text:p>-0.000489715</text:p>
          </table:table-cell>
          <table:table-cell office:value-type="float" office:value="-9.7942986503064583E-4" table:formula="of:=(([.R62]-[.A62])*[.R62]*(1-[.R62])*[.N62]+([.T62]-[.B62])*[.T62]*(1-[.T62])*[.P62])*[.J62]*(1-[.J62])*[.D62]" table:style-name="ce1">
            <text:p>-0.00097943</text:p>
          </table:table-cell>
          <table:table-cell office:value-type="float" office:value="5.2612449061317903E-3" table:formula="of:=([.R62]-[.A62])*[.R62]*(1-[.R62])*[.J62]" table:style-name="ce1">
            <text:p>0.005261245</text:p>
          </table:table-cell>
          <table:table-cell office:value-type="float" office:value="5.2994712663447206E-3" table:formula="of:=([.R62]-[.A62])*[.R62]*(1-[.R62])*[.L62]" table:style-name="ce1">
            <text:p>0.005299471</text:p>
          </table:table-cell>
          <table:table-cell office:value-type="float" office:value="-4.5544465338634536E-3" table:formula="of:=([.T62]-[.B62])*[.T62]*(1-[.T62])*[.J62]" table:style-name="ce1">
            <text:p>-0.004554447</text:p>
          </table:table-cell>
          <table:table-cell office:value-type="float" office:value="-4.5875375449986868E-3" table:formula="of:=([.T62]-[.B62])*[.T62]*(1-[.T62])*[.L62]" table:style-name="ce1">
            <text:p>-0.00458753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483580327518414" table:formula="of:=[.E62]-($$learning_rate*[.X62])" table:style-name="ce1">
            <text:p>0.244835803</text:p>
          </table:table-cell>
          <table:table-cell office:value-type="float" office:value="0.3896716065503682" table:formula="of:=[.F62]-($$learning_rate*[.Y62])" table:style-name="ce1">
            <text:p>0.389671607</text:p>
          </table:table-cell>
          <table:table-cell office:value-type="float" office:value="0.34449836564119546" table:formula="of:=[.G62]-($$learning_rate*[.Z62])" table:style-name="ce1">
            <text:p>0.344498366</text:p>
          </table:table-cell>
          <table:table-cell office:value-type="float" office:value="0.48899673128239068" table:formula="of:=[.H62]-($$learning_rate*[.AA62])" table:style-name="ce1">
            <text:p>0.488996731</text:p>
          </table:table-cell>
          <table:table-cell office:value-type="float" office:value="5.1208950818796034E-2" table:formula="of:=[.E63]*[.C63] + [.F63]*[.D63]" table:style-name="ce1">
            <text:p>0.051208951</text:p>
          </table:table-cell>
          <table:table-cell office:value-type="float" office:value="0.51279944076872785" table:formula="of:=1/(1+EXP(-[.I63]))" table:style-name="ce1">
            <text:p>0.512799441</text:p>
          </table:table-cell>
          <table:table-cell office:value-type="float" office:value="6.6124591410298847E-2" table:formula="of:=[.G63]*[.C63]+[.H63]*[.D63]" table:style-name="ce1">
            <text:p>0.066124591</text:p>
          </table:table-cell>
          <table:table-cell office:value-type="float" office:value="0.516525127001071" table:formula="of:=1/(1+EXP(-1*[.K63]))" table:style-name="ce1">
            <text:p>0.516525127</text:p>
          </table:table-cell>
          <table:table-cell office:value-type="float" office:value="-2.0320943835473964" table:formula="of:=[.M62]-($$learning_rate*[.AB62])" table:style-name="ce1">
            <text:p>-2.032094384</text:p>
          </table:table-cell>
          <table:table-cell office:value-type="float" office:value="-1.9999073497266602" table:formula="of:=[.N62]-($$learning_rate*[.AC62])" table:style-name="ce1">
            <text:p>-1.99990735</text:p>
          </table:table-cell>
          <table:table-cell office:value-type="float" office:value="2.0631339053810818" table:formula="of:=[.O62]-($$learning_rate*[.AD62])" table:style-name="ce1">
            <text:p>2.063133905</text:p>
          </table:table-cell>
          <table:table-cell office:value-type="float" office:value="2.1245733469260588" table:formula="of:=[.P62]-($$learning_rate*[.AE62])" table:style-name="ce1">
            <text:p>2.124573347</text:p>
          </table:table-cell>
          <table:table-cell office:value-type="float" office:value="-2.075059261280316" table:formula="of:=[.M63]*[.J63]+[.N63]*[.L63]" table:style-name="ce1">
            <text:p>-2.075059261</text:p>
          </table:table-cell>
          <table:table-cell office:value-type="float" office:value="0.11154466710937069" table:formula="of:=1/(1+EXP(-1*[.Q63]))" table:style-name="ce1">
            <text:p>0.111544667</text:p>
          </table:table-cell>
          <table:table-cell office:value-type="float" office:value="2.1553694307544933" table:formula="of:=[.O63]*[.J63]+[.P63]*[.L63]" table:style-name="ce1">
            <text:p>2.155369431</text:p>
          </table:table-cell>
          <table:table-cell office:value-type="float" office:value="0.89616946496037575" table:formula="of:=1/(1+EXP(-1*[.S63]))" table:style-name="ce1">
            <text:p>0.896169465</text:p>
          </table:table-cell>
          <table:table-cell office:value-type="float" office:value="5.1556597091764553E-3" table:formula="of:=1/2*(POWER([.A63]-[.R63]; 2))" table:style-name="ce1">
            <text:p>0.00515566</text:p>
          </table:table-cell>
          <table:table-cell office:value-type="float" office:value="4.4020846529110765E-3" table:formula="of:=1/2*POWER([.B63]-[.T63]; 2)" table:style-name="ce1">
            <text:p>0.004402085</text:p>
          </table:table-cell>
          <table:table-cell office:value-type="float" office:value="9.5577443620875318E-3" table:formula="of:=[.U63]+[.V63]" table:style-name="ce1">
            <text:p>0.009557744</text:p>
          </table:table-cell>
          <table:table-cell office:value-type="float" office:value="-4.8046819951196317E-4" table:formula="of:=(([.R63]-[.A63])*[.R63]*(1-[.R63])*[.M63]+([.T63]-[.B63])*[.T63]*(1-[.T63])*[.O63])*[.J63]*(1-[.J63])*[.C63]" table:style-name="ce1">
            <text:p>-0.000480468</text:p>
          </table:table-cell>
          <table:table-cell office:value-type="float" office:value="-9.6093639902392633E-4" table:formula="of:=(([.R63]-[.A63])*[.R63]*(1-[.R63])*[.M63]+([.T63]-[.B63])*[.T63]*(1-[.T63])*[.O63])*[.J63]*(1-[.J63])*[.D63]" table:style-name="ce1">
            <text:p>-0.000960936</text:p>
          </table:table-cell>
          <table:table-cell office:value-type="float" office:value="-4.8312287780708299E-4" table:formula="of:=(([.R63]-[.A63])*[.R63]*(1-[.R63])*[.N63]+([.T63]-[.B63])*[.T63]*(1-[.T63])*[.P63])*[.J63]*(1-[.J63])*[.C63]" table:style-name="ce1">
            <text:p>-0.000483123</text:p>
          </table:table-cell>
          <table:table-cell office:value-type="float" office:value="-9.6624575561416598E-4" table:formula="of:=(([.R63]-[.A63])*[.R63]*(1-[.R63])*[.N63]+([.T63]-[.B63])*[.T63]*(1-[.T63])*[.P63])*[.J63]*(1-[.J63])*[.D63]" table:style-name="ce1">
            <text:p>-0.000966246</text:p>
          </table:table-cell>
          <table:table-cell office:value-type="float" office:value="5.160467809988481E-3" table:formula="of:=([.R63]-[.A63])*[.R63]*(1-[.R63])*[.J63]" table:style-name="ce1">
            <text:p>0.005160468</text:p>
          </table:table-cell>
          <table:table-cell office:value-type="float" office:value="5.1979606041368176E-3" table:formula="of:=([.R63]-[.A63])*[.R63]*(1-[.R63])*[.L63]" table:style-name="ce1">
            <text:p>0.005197961</text:p>
          </table:table-cell>
          <table:table-cell office:value-type="float" office:value="-4.4772048936703559E-3" table:formula="of:=([.T63]-[.B63])*[.T63]*(1-[.T63])*[.J63]" table:style-name="ce1">
            <text:p>-0.004477205</text:p>
          </table:table-cell>
          <table:table-cell office:value-type="float" office:value="-4.5097335185197143E-3" table:formula="of:=([.T63]-[.B63])*[.T63]*(1-[.T63])*[.L63]" table:style-name="ce1">
            <text:p>-0.00450973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579673967420806" table:formula="of:=[.E63]-($$learning_rate*[.X63])" table:style-name="ce1">
            <text:p>0.24579674</text:p>
          </table:table-cell>
          <table:table-cell office:value-type="float" office:value="0.39159347934841604" table:formula="of:=[.F63]-($$learning_rate*[.Y63])" table:style-name="ce1">
            <text:p>0.391593479</text:p>
          </table:table-cell>
          <table:table-cell office:value-type="float" office:value="0.34546461139680962" table:formula="of:=[.G63]-($$learning_rate*[.Z63])" table:style-name="ce1">
            <text:p>0.345464611</text:p>
          </table:table-cell>
          <table:table-cell office:value-type="float" office:value="0.490929222793619" table:formula="of:=[.H63]-($$learning_rate*[.AA63])" table:style-name="ce1">
            <text:p>0.490929223</text:p>
          </table:table-cell>
          <table:table-cell office:value-type="float" office:value="5.1449184918552007E-2" table:formula="of:=[.E64]*[.C64] + [.F64]*[.D64]" table:style-name="ce1">
            <text:p>0.051449185</text:p>
          </table:table-cell>
          <table:table-cell office:value-type="float" office:value="0.5128594597523124" table:formula="of:=1/(1+EXP(-[.I64]))" table:style-name="ce1">
            <text:p>0.51285946</text:p>
          </table:table-cell>
          <table:table-cell office:value-type="float" office:value="6.6366152849202387E-2" table:formula="of:=[.G64]*[.C64]+[.H64]*[.D64]" table:style-name="ce1">
            <text:p>0.066366153</text:p>
          </table:table-cell>
          <table:table-cell office:value-type="float" office:value="0.51658545115414478" table:formula="of:=1/(1+EXP(-1*[.K64]))" table:style-name="ce1">
            <text:p>0.516585451</text:p>
          </table:table-cell>
          <table:table-cell office:value-type="float" office:value="-2.0424153191673735" table:formula="of:=[.M63]-($$learning_rate*[.AB63])" table:style-name="ce1">
            <text:p>-2.042415319</text:p>
          </table:table-cell>
          <table:table-cell office:value-type="float" office:value="-2.010303270934934" table:formula="of:=[.N63]-($$learning_rate*[.AC63])" table:style-name="ce1">
            <text:p>-2.010303271</text:p>
          </table:table-cell>
          <table:table-cell office:value-type="float" office:value="2.0720883151684224" table:formula="of:=[.O63]-($$learning_rate*[.AD63])" table:style-name="ce1">
            <text:p>2.072088315</text:p>
          </table:table-cell>
          <table:table-cell office:value-type="float" office:value="2.1335928139630984" table:formula="of:=[.P63]-($$learning_rate*[.AE63])" table:style-name="ce1">
            <text:p>2.133592814</text:p>
          </table:table-cell>
          <table:table-cell office:value-type="float" office:value="-2.085965439350602" table:formula="of:=[.M64]*[.J64]+[.N64]*[.L64]" table:style-name="ce1">
            <text:p>-2.085965439</text:p>
          </table:table-cell>
          <table:table-cell office:value-type="float" office:value="0.11046840840081815" table:formula="of:=1/(1+EXP(-1*[.Q64]))" table:style-name="ce1">
            <text:p>0.110468408</text:p>
          </table:table-cell>
          <table:table-cell office:value-type="float" office:value="2.1648731002567247" table:formula="of:=[.O64]*[.J64]+[.P64]*[.L64]" table:style-name="ce1">
            <text:p>2.1648731</text:p>
          </table:table-cell>
          <table:table-cell office:value-type="float" office:value="0.89705045546325202" table:formula="of:=1/(1+EXP(-1*[.S64]))" table:style-name="ce1">
            <text:p>0.897050455</text:p>
          </table:table-cell>
          <table:table-cell office:value-type="float" office:value="5.0469505432967935E-3" table:formula="of:=1/2*(POWER([.A64]-[.R64]; 2))" table:style-name="ce1">
            <text:p>0.005046951</text:p>
          </table:table-cell>
          <table:table-cell office:value-type="float" office:value="4.3198089147944473E-3" table:formula="of:=1/2*POWER([.B64]-[.T64]; 2)" table:style-name="ce1">
            <text:p>0.004319809</text:p>
          </table:table-cell>
          <table:table-cell office:value-type="float" office:value="9.3667594580912408E-3" table:formula="of:=[.U64]+[.V64]" table:style-name="ce1">
            <text:p>0.009366759</text:p>
          </table:table-cell>
          <table:table-cell office:value-type="float" office:value="-4.7406859620667682E-4" table:formula="of:=(([.R64]-[.A64])*[.R64]*(1-[.R64])*[.M64]+([.T64]-[.B64])*[.T64]*(1-[.T64])*[.O64])*[.J64]*(1-[.J64])*[.C64]" table:style-name="ce1">
            <text:p>-0.000474069</text:p>
          </table:table-cell>
          <table:table-cell office:value-type="float" office:value="-9.4813719241335363E-4" table:formula="of:=(([.R64]-[.A64])*[.R64]*(1-[.R64])*[.M64]+([.T64]-[.B64])*[.T64]*(1-[.T64])*[.O64])*[.J64]*(1-[.J64])*[.D64]" table:style-name="ce1">
            <text:p>-0.000948137</text:p>
          </table:table-cell>
          <table:table-cell office:value-type="float" office:value="-4.767034232115869E-4" table:formula="of:=(([.R64]-[.A64])*[.R64]*(1-[.R64])*[.N64]+([.T64]-[.B64])*[.T64]*(1-[.T64])*[.P64])*[.J64]*(1-[.J64])*[.C64]" table:style-name="ce1">
            <text:p>-0.000476703</text:p>
          </table:table-cell>
          <table:table-cell office:value-type="float" office:value="-9.534068464231738E-4" table:formula="of:=(([.R64]-[.A64])*[.R64]*(1-[.R64])*[.N64]+([.T64]-[.B64])*[.T64]*(1-[.T64])*[.P64])*[.J64]*(1-[.J64])*[.D64]" table:style-name="ce1">
            <text:p>-0.000953407</text:p>
          </table:table-cell>
          <table:table-cell office:value-type="float" office:value="5.0632266238427514E-3" table:formula="of:=([.R64]-[.A64])*[.R64]*(1-[.R64])*[.J64]" table:style-name="ce1">
            <text:p>0.005063227</text:p>
          </table:table-cell>
          <table:table-cell office:value-type="float" office:value="5.1000116309382199E-3" table:formula="of:=([.R64]-[.A64])*[.R64]*(1-[.R64])*[.L64]" table:style-name="ce1">
            <text:p>0.005100012</text:p>
          </table:table-cell>
          <table:table-cell office:value-type="float" office:value="-4.4023740230083744E-3" table:formula="of:=([.T64]-[.B64])*[.T64]*(1-[.T64])*[.J64]" table:style-name="ce1">
            <text:p>-0.004402374</text:p>
          </table:table-cell>
          <table:table-cell office:value-type="float" office:value="-4.434357849075074E-3" table:formula="of:=([.T64]-[.B64])*[.T64]*(1-[.T64])*[.L64]" table:style-name="ce1">
            <text:p>-0.00443435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674487686662142" table:formula="of:=[.E64]-($$learning_rate*[.X64])" table:style-name="ce1">
            <text:p>0.246744877</text:p>
          </table:table-cell>
          <table:table-cell office:value-type="float" office:value="0.39348975373324274" table:formula="of:=[.F64]-($$learning_rate*[.Y64])" table:style-name="ce1">
            <text:p>0.393489754</text:p>
          </table:table-cell>
          <table:table-cell office:value-type="float" office:value="0.34641801824323282" table:formula="of:=[.G64]-($$learning_rate*[.Z64])" table:style-name="ce1">
            <text:p>0.346418018</text:p>
          </table:table-cell>
          <table:table-cell office:value-type="float" office:value="0.49283603648646535" table:formula="of:=[.H64]-($$learning_rate*[.AA64])" table:style-name="ce1">
            <text:p>0.492836036</text:p>
          </table:table-cell>
          <table:table-cell office:value-type="float" office:value="5.1686219216655345E-2" table:formula="of:=[.E65]*[.C65] + [.F65]*[.D65]" table:style-name="ce1">
            <text:p>0.051686219</text:p>
          </table:table-cell>
          <table:table-cell office:value-type="float" office:value="0.51291867894870913" table:formula="of:=1/(1+EXP(-[.I65]))" table:style-name="ce1">
            <text:p>0.512918679</text:p>
          </table:table-cell>
          <table:table-cell office:value-type="float" office:value="6.6604504560808173E-2" table:formula="of:=[.G65]*[.C65]+[.H65]*[.D65]" table:style-name="ce1">
            <text:p>0.066604505</text:p>
          </table:table-cell>
          <table:table-cell office:value-type="float" office:value="0.51664497328134418" table:formula="of:=1/(1+EXP(-1*[.K65]))" table:style-name="ce1">
            <text:p>0.516644973</text:p>
          </table:table-cell>
          <table:table-cell office:value-type="float" office:value="-2.0525417724150592" table:formula="of:=[.M64]-($$learning_rate*[.AB64])" table:style-name="ce1">
            <text:p>-2.052541772</text:p>
          </table:table-cell>
          <table:table-cell office:value-type="float" office:value="-2.0205032941968106" table:formula="of:=[.N64]-($$learning_rate*[.AC64])" table:style-name="ce1">
            <text:p>-2.020503294</text:p>
          </table:table-cell>
          <table:table-cell office:value-type="float" office:value="2.0808930632144391" table:formula="of:=[.O64]-($$learning_rate*[.AD64])" table:style-name="ce1">
            <text:p>2.080893063</text:p>
          </table:table-cell>
          <table:table-cell office:value-type="float" office:value="2.1424615296612486" table:formula="of:=[.P64]-($$learning_rate*[.AE64])" table:style-name="ce1">
            <text:p>2.14246153</text:p>
          </table:table-cell>
          <table:table-cell office:value-type="float" office:value="-2.0966698848393532" table:formula="of:=[.M65]*[.J65]+[.N65]*[.L65]" table:style-name="ce1">
            <text:p>-2.096669885</text:p>
          </table:table-cell>
          <table:table-cell office:value-type="float" office:value="0.10942091234259278" table:formula="of:=1/(1+EXP(-1*[.Q65]))" table:style-name="ce1">
            <text:p>0.109420912</text:p>
          </table:table-cell>
          <table:table-cell office:value-type="float" office:value="2.1742209007656266" table:formula="of:=[.O65]*[.J65]+[.P65]*[.L65]" table:style-name="ce1">
            <text:p>2.174220901</text:p>
          </table:table-cell>
          <table:table-cell office:value-type="float" office:value="0.89791053509793695" table:formula="of:=1/(1+EXP(-1*[.S65]))" table:style-name="ce1">
            <text:p>0.897910535</text:p>
          </table:table-cell>
          <table:table-cell office:value-type="float" office:value="4.9422589055167594E-3" table:formula="of:=1/2*(POWER([.A65]-[.R65]; 2))" table:style-name="ce1">
            <text:p>0.004942259</text:p>
          </table:table-cell>
          <table:table-cell office:value-type="float" office:value="4.2402347729741507E-3" table:formula="of:=1/2*POWER([.B65]-[.T65]; 2)" table:style-name="ce1">
            <text:p>0.004240235</text:p>
          </table:table-cell>
          <table:table-cell office:value-type="float" office:value="9.1824936784909092E-3" table:formula="of:=[.U65]+[.V65]" table:style-name="ce1">
            <text:p>0.009182494</text:p>
          </table:table-cell>
          <table:table-cell office:value-type="float" office:value="-4.6783511498872763E-4" table:formula="of:=(([.R65]-[.A65])*[.R65]*(1-[.R65])*[.M65]+([.T65]-[.B65])*[.T65]*(1-[.T65])*[.O65])*[.J65]*(1-[.J65])*[.C65]" table:style-name="ce1">
            <text:p>-0.000467835</text:p>
          </table:table-cell>
          <table:table-cell office:value-type="float" office:value="-9.3567022997745526E-4" table:formula="of:=(([.R65]-[.A65])*[.R65]*(1-[.R65])*[.M65]+([.T65]-[.B65])*[.T65]*(1-[.T65])*[.O65])*[.J65]*(1-[.J65])*[.D65]" table:style-name="ce1">
            <text:p>-0.00093567</text:p>
          </table:table-cell>
          <table:table-cell office:value-type="float" office:value="-4.7045005382956653E-4" table:formula="of:=(([.R65]-[.A65])*[.R65]*(1-[.R65])*[.N65]+([.T65]-[.B65])*[.T65]*(1-[.T65])*[.P65])*[.J65]*(1-[.J65])*[.C65]" table:style-name="ce1">
            <text:p>-0.00047045</text:p>
          </table:table-cell>
          <table:table-cell office:value-type="float" office:value="-9.4090010765913307E-4" table:formula="of:=(([.R65]-[.A65])*[.R65]*(1-[.R65])*[.N65]+([.T65]-[.B65])*[.T65]*(1-[.T65])*[.P65])*[.J65]*(1-[.J65])*[.D65]" table:style-name="ce1">
            <text:p>-0.0009409</text:p>
          </table:table-cell>
          <table:table-cell office:value-type="float" office:value="4.9693442531226232E-3" table:formula="of:=([.R65]-[.A65])*[.R65]*(1-[.R65])*[.J65]" table:style-name="ce1">
            <text:p>0.004969344</text:p>
          </table:table-cell>
          <table:table-cell office:value-type="float" office:value="5.0054459590797478E-3" table:formula="of:=([.R65]-[.A65])*[.R65]*(1-[.R65])*[.L65]" table:style-name="ce1">
            <text:p>0.005005446</text:p>
          </table:table-cell>
          <table:table-cell office:value-type="float" office:value="-4.3298460904102089E-3" table:formula="of:=([.T65]-[.B65])*[.T65]*(1-[.T65])*[.J65]" table:style-name="ce1">
            <text:p>-0.004329846</text:p>
          </table:table-cell>
          <table:table-cell office:value-type="float" office:value="-4.3613019168600208E-3" table:formula="of:=([.T65]-[.B65])*[.T65]*(1-[.T65])*[.L65]" table:style-name="ce1">
            <text:p>-0.00436130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768054709659887" table:formula="of:=[.E65]-($$learning_rate*[.X65])" table:style-name="ce1">
            <text:p>0.247680547</text:p>
          </table:table-cell>
          <table:table-cell office:value-type="float" office:value="0.39536109419319765" table:formula="of:=[.F65]-($$learning_rate*[.Y65])" table:style-name="ce1">
            <text:p>0.395361094</text:p>
          </table:table-cell>
          <table:table-cell office:value-type="float" office:value="0.34735891835089194" table:formula="of:=[.G65]-($$learning_rate*[.Z65])" table:style-name="ce1">
            <text:p>0.347358918</text:p>
          </table:table-cell>
          <table:table-cell office:value-type="float" office:value="0.4947178367017836" table:formula="of:=[.H65]-($$learning_rate*[.AA65])" table:style-name="ce1">
            <text:p>0.494717837</text:p>
          </table:table-cell>
          <table:table-cell office:value-type="float" office:value="5.1920136774149708E-2" table:formula="of:=[.E66]*[.C66] + [.F66]*[.D66]" table:style-name="ce1">
            <text:p>0.051920137</text:p>
          </table:table-cell>
          <table:table-cell office:value-type="float" office:value="0.51297711912218436" table:formula="of:=1/(1+EXP(-[.I66]))" table:style-name="ce1">
            <text:p>0.512977119</text:p>
          </table:table-cell>
          <table:table-cell office:value-type="float" office:value="6.6839729587722968E-2" table:formula="of:=[.G66]*[.C66]+[.H66]*[.D66]" table:style-name="ce1">
            <text:p>0.06683973</text:p>
          </table:table-cell>
          <table:table-cell office:value-type="float" office:value="0.51670371413751137" table:formula="of:=1/(1+EXP(-1*[.K66]))" table:style-name="ce1">
            <text:p>0.516703714</text:p>
          </table:table-cell>
          <table:table-cell office:value-type="float" office:value="-2.0624804609213045" table:formula="of:=[.M65]-($$learning_rate*[.AB65])" table:style-name="ce1">
            <text:p>-2.062480461</text:p>
          </table:table-cell>
          <table:table-cell office:value-type="float" office:value="-2.0305141861149703" table:formula="of:=[.N65]-($$learning_rate*[.AC65])" table:style-name="ce1">
            <text:p>-2.030514186</text:p>
          </table:table-cell>
          <table:table-cell office:value-type="float" office:value="2.0895527553952595" table:formula="of:=[.O65]-($$learning_rate*[.AD65])" table:style-name="ce1">
            <text:p>2.089552755</text:p>
          </table:table-cell>
          <table:table-cell office:value-type="float" office:value="2.1511841334949686" table:formula="of:=[.P65]-($$learning_rate*[.AE65])" table:style-name="ce1">
            <text:p>2.151184133</text:p>
          </table:table-cell>
          <table:table-cell office:value-type="float" office:value="-2.1071795066637167" table:formula="of:=[.M66]*[.J66]+[.N66]*[.L66]" table:style-name="ce1">
            <text:p>-2.107179507</text:p>
          </table:table-cell>
          <table:table-cell office:value-type="float" office:value="0.10840096706285887" table:formula="of:=1/(1+EXP(-1*[.Q66]))" table:style-name="ce1">
            <text:p>0.108400967</text:p>
          </table:table-cell>
          <table:table-cell office:value-type="float" office:value="2.1834175842870169" table:formula="of:=[.O66]*[.J66]+[.P66]*[.L66]" table:style-name="ce1">
            <text:p>2.183417584</text:p>
          </table:table-cell>
          <table:table-cell office:value-type="float" office:value="0.89875048968323634" table:formula="of:=1/(1+EXP(-1*[.S66]))" table:style-name="ce1">
            <text:p>0.89875049</text:p>
          </table:table-cell>
          <table:table-cell office:value-type="float" office:value="4.8413751594529189E-3" table:formula="of:=1/2*(POWER([.A66]-[.R66]; 2))" table:style-name="ce1">
            <text:p>0.004841375</text:p>
          </table:table-cell>
          <table:table-cell office:value-type="float" office:value="4.163236566524578E-3" table:formula="of:=1/2*POWER([.B66]-[.T66]; 2)" table:style-name="ce1">
            <text:p>0.004163237</text:p>
          </table:table-cell>
          <table:table-cell office:value-type="float" office:value="9.004611725977496E-3" table:formula="of:=[.U66]+[.V66]" table:style-name="ce1">
            <text:p>0.009004612</text:p>
          </table:table-cell>
          <table:table-cell office:value-type="float" office:value="-4.6176152123249454E-4" table:formula="of:=(([.R66]-[.A66])*[.R66]*(1-[.R66])*[.M66]+([.T66]-[.B66])*[.T66]*(1-[.T66])*[.O66])*[.J66]*(1-[.J66])*[.C66]" table:style-name="ce1">
            <text:p>-0.000461762</text:p>
          </table:table-cell>
          <table:table-cell office:value-type="float" office:value="-9.2352304246498909E-4" table:formula="of:=(([.R66]-[.A66])*[.R66]*(1-[.R66])*[.M66]+([.T66]-[.B66])*[.T66]*(1-[.T66])*[.O66])*[.J66]*(1-[.J66])*[.D66]" table:style-name="ce1">
            <text:p>-0.000923523</text:p>
          </table:table-cell>
          <table:table-cell office:value-type="float" office:value="-4.6435656492533001E-4" table:formula="of:=(([.R66]-[.A66])*[.R66]*(1-[.R66])*[.N66]+([.T66]-[.B66])*[.T66]*(1-[.T66])*[.P66])*[.J66]*(1-[.J66])*[.C66]" table:style-name="ce1">
            <text:p>-0.000464357</text:p>
          </table:table-cell>
          <table:table-cell office:value-type="float" office:value="-9.2871312985066002E-4" table:formula="of:=(([.R66]-[.A66])*[.R66]*(1-[.R66])*[.N66]+([.T66]-[.B66])*[.T66]*(1-[.T66])*[.P66])*[.J66]*(1-[.J66])*[.D66]" table:style-name="ce1">
            <text:p>-0.000928713</text:p>
          </table:table-cell>
          <table:table-cell office:value-type="float" office:value="4.878654985238688E-3" table:formula="of:=([.R66]-[.A66])*[.R66]*(1-[.R66])*[.J66]" table:style-name="ce1">
            <text:p>0.004878655</text:p>
          </table:table-cell>
          <table:table-cell office:value-type="float" office:value="4.9140966661085908E-3" table:formula="of:=([.R66]-[.A66])*[.R66]*(1-[.R66])*[.L66]" table:style-name="ce1">
            <text:p>0.004914097</text:p>
          </table:table-cell>
          <table:table-cell office:value-type="float" office:value="-4.2595194751860266E-3" table:formula="of:=([.T66]-[.B66])*[.T66]*(1-[.T66])*[.J66]" table:style-name="ce1">
            <text:p>-0.004259519</text:p>
          </table:table-cell>
          <table:table-cell office:value-type="float" office:value="-4.2904633583578135E-3" table:formula="of:=([.T66]-[.B66])*[.T66]*(1-[.T66])*[.L66]" table:style-name="ce1">
            <text:p>-0.00429046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860407013906385" table:formula="of:=[.E66]-($$learning_rate*[.X66])" table:style-name="ce1">
            <text:p>0.24860407</text:p>
          </table:table-cell>
          <table:table-cell office:value-type="float" office:value="0.39720814027812762" table:formula="of:=[.F66]-($$learning_rate*[.Y66])" table:style-name="ce1">
            <text:p>0.39720814</text:p>
          </table:table-cell>
          <table:table-cell office:value-type="float" office:value="0.3482876314807426" table:formula="of:=[.G66]-($$learning_rate*[.Z66])" table:style-name="ce1">
            <text:p>0.348287631</text:p>
          </table:table-cell>
          <table:table-cell office:value-type="float" office:value="0.49657526296148491" table:formula="of:=[.H66]-($$learning_rate*[.AA66])" table:style-name="ce1">
            <text:p>0.496575263</text:p>
          </table:table-cell>
          <table:table-cell office:value-type="float" office:value="5.2151017534765962E-2" table:formula="of:=[.E67]*[.C67] + [.F67]*[.D67]" table:style-name="ce1">
            <text:p>0.052151018</text:p>
          </table:table-cell>
          <table:table-cell office:value-type="float" office:value="0.51303480025764214" table:formula="of:=1/(1+EXP(-[.I67]))" table:style-name="ce1">
            <text:p>0.5130348</text:p>
          </table:table-cell>
          <table:table-cell office:value-type="float" office:value="6.7071907870185632E-2" table:formula="of:=[.G67]*[.C67]+[.H67]*[.D67]" table:style-name="ce1">
            <text:p>0.067071908</text:p>
          </table:table-cell>
          <table:table-cell office:value-type="float" office:value="0.51676169370200142" table:formula="of:=1/(1+EXP(-1*[.K67]))" table:style-name="ce1">
            <text:p>0.516761694</text:p>
          </table:table-cell>
          <table:table-cell office:value-type="float" office:value="-2.0722377708917818" table:formula="of:=[.M66]-($$learning_rate*[.AB66])" table:style-name="ce1">
            <text:p>-2.072237771</text:p>
          </table:table-cell>
          <table:table-cell office:value-type="float" office:value="-2.0403423794471873" table:formula="of:=[.N66]-($$learning_rate*[.AC66])" table:style-name="ce1">
            <text:p>-2.040342379</text:p>
          </table:table-cell>
          <table:table-cell office:value-type="float" office:value="2.0980717943456315" table:formula="of:=[.O66]-($$learning_rate*[.AD66])" table:style-name="ce1">
            <text:p>2.098071794</text:p>
          </table:table-cell>
          <table:table-cell office:value-type="float" office:value="2.1597650602116842" table:formula="of:=[.P66]-($$learning_rate*[.AE66])" table:style-name="ce1">
            <text:p>2.15976506</text:p>
          </table:table-cell>
          <table:table-cell office:value-type="float" office:value="-2.117500874610907" table:formula="of:=[.M67]*[.J67]+[.N67]*[.L67]" table:style-name="ce1">
            <text:p>-2.117500875</text:p>
          </table:table-cell>
          <table:table-cell office:value-type="float" office:value="0.10740742935164933" table:formula="of:=1/(1+EXP(-1*[.Q67]))" table:style-name="ce1">
            <text:p>0.107407429</text:p>
          </table:table-cell>
          <table:table-cell office:value-type="float" office:value="2.192467694451699" table:formula="of:=[.O67]*[.J67]+[.P67]*[.L67]" table:style-name="ce1">
            <text:p>2.192467694</text:p>
          </table:table-cell>
          <table:table-cell office:value-type="float" office:value="0.89957106519216012" table:formula="of:=1/(1+EXP(-1*[.S67]))" table:style-name="ce1">
            <text:p>0.899571065</text:p>
          </table:table-cell>
          <table:table-cell office:value-type="float" office:value="4.7441036464482781E-3" table:formula="of:=1/2*(POWER([.A67]-[.R67]; 2))" table:style-name="ce1">
            <text:p>0.004744104</text:p>
          </table:table-cell>
          <table:table-cell office:value-type="float" office:value="4.0886961252402767E-3" table:formula="of:=1/2*POWER([.B67]-[.T67]; 2)" table:style-name="ce1">
            <text:p>0.004088696</text:p>
          </table:table-cell>
          <table:table-cell office:value-type="float" office:value="8.8327997716885556E-3" table:formula="of:=[.U67]+[.V67]" table:style-name="ce1">
            <text:p>0.0088328</text:p>
          </table:table-cell>
          <table:table-cell office:value-type="float" office:value="-4.5584187681429236E-4" table:formula="of:=(([.R67]-[.A67])*[.R67]*(1-[.R67])*[.M67]+([.T67]-[.B67])*[.T67]*(1-[.T67])*[.O67])*[.J67]*(1-[.J67])*[.C67]" table:style-name="ce1">
            <text:p>-0.000455842</text:p>
          </table:table-cell>
          <table:table-cell office:value-type="float" office:value="-9.1168375362858471E-4" table:formula="of:=(([.R67]-[.A67])*[.R67]*(1-[.R67])*[.M67]+([.T67]-[.B67])*[.T67]*(1-[.T67])*[.O67])*[.J67]*(1-[.J67])*[.D67]" table:style-name="ce1">
            <text:p>-0.000911684</text:p>
          </table:table-cell>
          <table:table-cell office:value-type="float" office:value="-4.5841704489352854E-4" table:formula="of:=(([.R67]-[.A67])*[.R67]*(1-[.R67])*[.N67]+([.T67]-[.B67])*[.T67]*(1-[.T67])*[.P67])*[.J67]*(1-[.J67])*[.C67]" table:style-name="ce1">
            <text:p>-0.000458417</text:p>
          </table:table-cell>
          <table:table-cell office:value-type="float" office:value="-9.1683408978705707E-4" table:formula="of:=(([.R67]-[.A67])*[.R67]*(1-[.R67])*[.N67]+([.T67]-[.B67])*[.T67]*(1-[.T67])*[.P67])*[.J67]*(1-[.J67])*[.D67]" table:style-name="ce1">
            <text:p>-0.000916834</text:p>
          </table:table-cell>
          <table:table-cell office:value-type="float" office:value="4.7910036047540917E-3" table:formula="of:=([.R67]-[.A67])*[.R67]*(1-[.R67])*[.J67]" table:style-name="ce1">
            <text:p>0.004791004</text:p>
          </table:table-cell>
          <table:table-cell office:value-type="float" office:value="4.825807403477868E-3" table:formula="of:=([.R67]-[.A67])*[.R67]*(1-[.R67])*[.L67]" table:style-name="ce1">
            <text:p>0.004825807</text:p>
          </table:table-cell>
          <table:table-cell office:value-type="float" office:value="-4.1912983333482982E-3" table:formula="of:=([.T67]-[.B67])*[.T67]*(1-[.T67])*[.J67]" table:style-name="ce1">
            <text:p>-0.004191298</text:p>
          </table:table-cell>
          <table:table-cell office:value-type="float" office:value="-4.2217456290757332E-3" table:formula="of:=([.T67]-[.B67])*[.T67]*(1-[.T67])*[.L67]" table:style-name="ce1">
            <text:p>-0.004221746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4951575389269243" table:formula="of:=[.E67]-($$learning_rate*[.X67])" table:style-name="ce1">
            <text:p>0.249515754</text:p>
          </table:table-cell>
          <table:table-cell office:value-type="float" office:value="0.39903150778538476" table:formula="of:=[.F67]-($$learning_rate*[.Y67])" table:style-name="ce1">
            <text:p>0.399031508</text:p>
          </table:table-cell>
          <table:table-cell office:value-type="float" office:value="0.34920446557052964" table:formula="of:=[.G67]-($$learning_rate*[.Z67])" table:style-name="ce1">
            <text:p>0.349204466</text:p>
          </table:table-cell>
          <table:table-cell office:value-type="float" office:value="0.498408931141059" table:formula="of:=[.H67]-($$learning_rate*[.AA67])" table:style-name="ce1">
            <text:p>0.498408931</text:p>
          </table:table-cell>
          <table:table-cell office:value-type="float" office:value="5.2378938473173105E-2" table:formula="of:=[.E68]*[.C68] + [.F68]*[.D68]" table:style-name="ce1">
            <text:p>0.052378938</text:p>
          </table:table-cell>
          <table:table-cell office:value-type="float" office:value="0.51309174159769111" table:formula="of:=1/(1+EXP(-[.I68]))" table:style-name="ce1">
            <text:p>0.513091742</text:p>
          </table:table-cell>
          <table:table-cell office:value-type="float" office:value="6.7301116392632393E-2" table:formula="of:=[.G68]*[.C68]+[.H68]*[.D68]" table:style-name="ce1">
            <text:p>0.067301116</text:p>
          </table:table-cell>
          <table:table-cell office:value-type="float" office:value="0.51681893121532307" table:formula="of:=1/(1+EXP(-1*[.K68]))" table:style-name="ce1">
            <text:p>0.516818931</text:p>
          </table:table-cell>
          <table:table-cell office:value-type="float" office:value="-2.0818197781012899" table:formula="of:=[.M67]-($$learning_rate*[.AB67])" table:style-name="ce1">
            <text:p>-2.081819778</text:p>
          </table:table-cell>
          <table:table-cell office:value-type="float" office:value="-2.0499939942541432" table:formula="of:=[.N67]-($$learning_rate*[.AC67])" table:style-name="ce1">
            <text:p>-2.049993994</text:p>
          </table:table-cell>
          <table:table-cell office:value-type="float" office:value="2.1064543910123281" table:formula="of:=[.O67]-($$learning_rate*[.AD67])" table:style-name="ce1">
            <text:p>2.106454391</text:p>
          </table:table-cell>
          <table:table-cell office:value-type="float" office:value="2.1682085514698355" table:formula="of:=[.P67]-($$learning_rate*[.AE67])" table:style-name="ce1">
            <text:p>2.168208551</text:p>
          </table:table-cell>
          <table:table-cell office:value-type="float" office:value="-2.1276402407467669" table:formula="of:=[.M68]*[.J68]+[.N68]*[.L68]" table:style-name="ce1">
            <text:p>-2.127640241</text:p>
          </table:table-cell>
          <table:table-cell office:value-type="float" office:value="0.10643921982413544" table:formula="of:=1/(1+EXP(-1*[.Q68]))" table:style-name="ce1">
            <text:p>0.10643922</text:p>
          </table:table-cell>
          <table:table-cell office:value-type="float" office:value="2.2013755783031836" table:formula="of:=[.O68]*[.J68]+[.P68]*[.L68]" table:style-name="ce1">
            <text:p>2.201375578</text:p>
          </table:table-cell>
          <table:table-cell office:value-type="float" office:value="0.90037297027149554" table:formula="of:=1/(1+EXP(-1*[.S68]))" table:style-name="ce1">
            <text:p>0.90037297</text:p>
          </table:table-cell>
          <table:table-cell office:value-type="float" office:value="4.65026156014396E-3" table:formula="of:=1/2*(POWER([.A68]-[.R68]; 2))" table:style-name="ce1">
            <text:p>0.004650262</text:p>
          </table:table-cell>
          <table:table-cell office:value-type="float" office:value="4.0165022289771098E-3" table:formula="of:=1/2*POWER([.B68]-[.T68]; 2)" table:style-name="ce1">
            <text:p>0.004016502</text:p>
          </table:table-cell>
          <table:table-cell office:value-type="float" office:value="8.6667637891210698E-3" table:formula="of:=[.U68]+[.V68]" table:style-name="ce1">
            <text:p>0.008666764</text:p>
          </table:table-cell>
          <table:table-cell office:value-type="float" office:value="-4.5007052370533345E-4" table:formula="of:=(([.R68]-[.A68])*[.R68]*(1-[.R68])*[.M68]+([.T68]-[.B68])*[.T68]*(1-[.T68])*[.O68])*[.J68]*(1-[.J68])*[.C68]" table:style-name="ce1">
            <text:p>-0.000450071</text:p>
          </table:table-cell>
          <table:table-cell office:value-type="float" office:value="-9.0014104741066689E-4" table:formula="of:=(([.R68]-[.A68])*[.R68]*(1-[.R68])*[.M68]+([.T68]-[.B68])*[.T68]*(1-[.T68])*[.O68])*[.J68]*(1-[.J68])*[.D68]" table:style-name="ce1">
            <text:p>-0.000900141</text:p>
          </table:table-cell>
          <table:table-cell office:value-type="float" office:value="-4.5262585920772912E-4" table:formula="of:=(([.R68]-[.A68])*[.R68]*(1-[.R68])*[.N68]+([.T68]-[.B68])*[.T68]*(1-[.T68])*[.P68])*[.J68]*(1-[.J68])*[.C68]" table:style-name="ce1">
            <text:p>-0.000452626</text:p>
          </table:table-cell>
          <table:table-cell office:value-type="float" office:value="-9.0525171841545824E-4" table:formula="of:=(([.R68]-[.A68])*[.R68]*(1-[.R68])*[.N68]+([.T68]-[.B68])*[.T68]*(1-[.T68])*[.P68])*[.J68]*(1-[.J68])*[.D68]" table:style-name="ce1">
            <text:p>-0.000905252</text:p>
          </table:table-cell>
          <table:table-cell office:value-type="float" office:value="4.7062445886761088E-3" table:formula="of:=([.R68]-[.A68])*[.R68]*(1-[.R68])*[.J68]" table:style-name="ce1">
            <text:p>0.004706245</text:p>
          </table:table-cell>
          <table:table-cell office:value-type="float" office:value="4.7404315859455046E-3" table:formula="of:=([.R68]-[.A68])*[.R68]*(1-[.R68])*[.L68]" table:style-name="ce1">
            <text:p>0.004740432</text:p>
          </table:table-cell>
          <table:table-cell office:value-type="float" office:value="-4.1250921989822564E-3" table:formula="of:=([.T68]-[.B68])*[.T68]*(1-[.T68])*[.J68]" table:style-name="ce1">
            <text:p>-0.004125092</text:p>
          </table:table-cell>
          <table:table-cell office:value-type="float" office:value="-4.1550576019878591E-3" table:formula="of:=([.T68]-[.B68])*[.T68]*(1-[.T68])*[.L68]" table:style-name="ce1">
            <text:p>-0.00415505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041589494010308" table:formula="of:=[.E68]-($$learning_rate*[.X68])" table:style-name="ce1">
            <text:p>0.250415895</text:p>
          </table:table-cell>
          <table:table-cell office:value-type="float" office:value="0.40083178988020612" table:formula="of:=[.F68]-($$learning_rate*[.Y68])" table:style-name="ce1">
            <text:p>0.40083179</text:p>
          </table:table-cell>
          <table:table-cell office:value-type="float" office:value="0.35010971728894508" table:formula="of:=[.G68]-($$learning_rate*[.Z68])" table:style-name="ce1">
            <text:p>0.350109717</text:p>
          </table:table-cell>
          <table:table-cell office:value-type="float" office:value="0.50021943457788987" table:formula="of:=[.H68]-($$learning_rate*[.AA68])" table:style-name="ce1">
            <text:p>0.500219435</text:p>
          </table:table-cell>
          <table:table-cell office:value-type="float" office:value="5.2603973735025768E-2" table:formula="of:=[.E69]*[.C69] + [.F69]*[.D69]" table:style-name="ce1">
            <text:p>0.052603974</text:p>
          </table:table-cell>
          <table:table-cell office:value-type="float" office:value="0.51314796167766119" table:formula="of:=1/(1+EXP(-[.I69]))" table:style-name="ce1">
            <text:p>0.513147962</text:p>
          </table:table-cell>
          <table:table-cell office:value-type="float" office:value="6.7527429322236238E-2" table:formula="of:=[.G69]*[.C69]+[.H69]*[.D69]" table:style-name="ce1">
            <text:p>0.067527429</text:p>
          </table:table-cell>
          <table:table-cell office:value-type="float" office:value="0.51687544521377371" table:formula="of:=1/(1+EXP(-1*[.K69]))" table:style-name="ce1">
            <text:p>0.516875445</text:p>
          </table:table-cell>
          <table:table-cell office:value-type="float" office:value="-2.0912322672786421" table:formula="of:=[.M68]-($$learning_rate*[.AB68])" table:style-name="ce1">
            <text:p>-2.091232267</text:p>
          </table:table-cell>
          <table:table-cell office:value-type="float" office:value="-2.0594748574260344" table:formula="of:=[.N68]-($$learning_rate*[.AC68])" table:style-name="ce1">
            <text:p>-2.059474857</text:p>
          </table:table-cell>
          <table:table-cell office:value-type="float" office:value="2.1147045754102924" table:formula="of:=[.O68]-($$learning_rate*[.AD68])" table:style-name="ce1">
            <text:p>2.114704575</text:p>
          </table:table-cell>
          <table:table-cell office:value-type="float" office:value="2.176518666673811" table:formula="of:=[.P68]-($$learning_rate*[.AE68])" table:style-name="ce1">
            <text:p>2.176518667</text:p>
          </table:table-cell>
          <table:table-cell office:value-type="float" office:value="-2.1376035591872435" table:formula="of:=[.M69]*[.J69]+[.N69]*[.L69]" table:style-name="ce1">
            <text:p>-2.137603559</text:p>
          </table:table-cell>
          <table:table-cell office:value-type="float" office:value="0.10549531848810549" table:formula="of:=1/(1+EXP(-1*[.Q69]))" table:style-name="ce1">
            <text:p>0.105495318</text:p>
          </table:table-cell>
          <table:table-cell office:value-type="float" office:value="2.2101453972753307" table:formula="of:=[.O69]*[.J69]+[.P69]*[.L69]" table:style-name="ce1">
            <text:p>2.210145397</text:p>
          </table:table-cell>
          <table:table-cell office:value-type="float" office:value="0.90115687857183702" table:formula="of:=1/(1+EXP(-1*[.S69]))" table:style-name="ce1">
            <text:p>0.901156879</text:p>
          </table:table-cell>
          <table:table-cell office:value-type="float" office:value="4.5596779265723517E-3" table:formula="of:=1/2*(POWER([.A69]-[.R69]; 2))" table:style-name="ce1">
            <text:p>0.004559678</text:p>
          </table:table-cell>
          <table:table-cell office:value-type="float" office:value="3.9465501125496554E-3" table:formula="of:=1/2*POWER([.B69]-[.T69]; 2)" table:style-name="ce1">
            <text:p>0.00394655</text:p>
          </table:table-cell>
          <table:table-cell office:value-type="float" office:value="8.5062280391220071E-3" table:formula="of:=[.U69]+[.V69]" table:style-name="ce1">
            <text:p>0.008506228</text:p>
          </table:table-cell>
          <table:table-cell office:value-type="float" office:value="-4.4444206853716002E-4" table:formula="of:=(([.R69]-[.A69])*[.R69]*(1-[.R69])*[.M69]+([.T69]-[.B69])*[.T69]*(1-[.T69])*[.O69])*[.J69]*(1-[.J69])*[.C69]" table:style-name="ce1">
            <text:p>-0.000444442</text:p>
          </table:table-cell>
          <table:table-cell office:value-type="float" office:value="-8.8888413707432004E-4" table:formula="of:=(([.R69]-[.A69])*[.R69]*(1-[.R69])*[.M69]+([.T69]-[.B69])*[.T69]*(1-[.T69])*[.O69])*[.J69]*(1-[.J69])*[.D69]" table:style-name="ce1">
            <text:p>-0.000888884</text:p>
          </table:table-cell>
          <table:table-cell office:value-type="float" office:value="-4.4697763530208594E-4" table:formula="of:=(([.R69]-[.A69])*[.R69]*(1-[.R69])*[.N69]+([.T69]-[.B69])*[.T69]*(1-[.T69])*[.P69])*[.J69]*(1-[.J69])*[.C69]" table:style-name="ce1">
            <text:p>-0.000446978</text:p>
          </table:table-cell>
          <table:table-cell office:value-type="float" office:value="-8.9395527060417187E-4" table:formula="of:=(([.R69]-[.A69])*[.R69]*(1-[.R69])*[.N69]+([.T69]-[.B69])*[.T69]*(1-[.T69])*[.P69])*[.J69]*(1-[.J69])*[.D69]" table:style-name="ce1">
            <text:p>-0.000893955</text:p>
          </table:table-cell>
          <table:table-cell office:value-type="float" office:value="4.6242413736375066E-3" table:formula="of:=([.R69]-[.A69])*[.R69]*(1-[.R69])*[.J69]" table:style-name="ce1">
            <text:p>0.004624241</text:p>
          </table:table-cell>
          <table:table-cell office:value-type="float" office:value="4.6578316533901357E-3" table:formula="of:=([.R69]-[.A69])*[.R69]*(1-[.R69])*[.L69]" table:style-name="ce1">
            <text:p>0.004657832</text:p>
          </table:table-cell>
          <table:table-cell office:value-type="float" office:value="-4.0608156177683622E-3" table:formula="of:=([.T69]-[.B69])*[.T69]*(1-[.T69])*[.J69]" table:style-name="ce1">
            <text:p>-0.004060816</text:p>
          </table:table-cell>
          <table:table-cell office:value-type="float" office:value="-4.0903131983666225E-3" table:formula="of:=([.T69]-[.B69])*[.T69]*(1-[.T69])*[.L69]" table:style-name="ce1">
            <text:p>-0.00409031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130477907717741" table:formula="of:=[.E69]-($$learning_rate*[.X69])" table:style-name="ce1">
            <text:p>0.251304779</text:p>
          </table:table-cell>
          <table:table-cell office:value-type="float" office:value="0.40260955815435479" table:formula="of:=[.F69]-($$learning_rate*[.Y69])" table:style-name="ce1">
            <text:p>0.402609558</text:p>
          </table:table-cell>
          <table:table-cell office:value-type="float" office:value="0.35100367255954923" table:formula="of:=[.G69]-($$learning_rate*[.Z69])" table:style-name="ce1">
            <text:p>0.351003673</text:p>
          </table:table-cell>
          <table:table-cell office:value-type="float" office:value="0.50200734511909817" table:formula="of:=[.H69]-($$learning_rate*[.AA69])" table:style-name="ce1">
            <text:p>0.502007345</text:p>
          </table:table-cell>
          <table:table-cell office:value-type="float" office:value="5.2826194769294357E-2" table:formula="of:=[.E70]*[.C70] + [.F70]*[.D70]" table:style-name="ce1">
            <text:p>0.052826195</text:p>
          </table:table-cell>
          <table:table-cell office:value-type="float" office:value="0.51320347835868885" table:formula="of:=1/(1+EXP(-[.I70]))" table:style-name="ce1">
            <text:p>0.513203478</text:p>
          </table:table-cell>
          <table:table-cell office:value-type="float" office:value="6.7750918139887276E-2" table:formula="of:=[.G70]*[.C70]+[.H70]*[.D70]" table:style-name="ce1">
            <text:p>0.067750918</text:p>
          </table:table-cell>
          <table:table-cell office:value-type="float" office:value="0.51693125356218339" table:formula="of:=1/(1+EXP(-1*[.K70]))" table:style-name="ce1">
            <text:p>0.516931254</text:p>
          </table:table-cell>
          <table:table-cell office:value-type="float" office:value="-2.1004807500259171" table:formula="of:=[.M69]-($$learning_rate*[.AB69])" table:style-name="ce1">
            <text:p>-2.10048075</text:p>
          </table:table-cell>
          <table:table-cell office:value-type="float" office:value="-2.0687905207328146" table:formula="of:=[.N69]-($$learning_rate*[.AC69])" table:style-name="ce1">
            <text:p>-2.068790521</text:p>
          </table:table-cell>
          <table:table-cell office:value-type="float" office:value="2.1228262066458292" table:formula="of:=[.O69]-($$learning_rate*[.AD69])" table:style-name="ce1">
            <text:p>2.122826207</text:p>
          </table:table-cell>
          <table:table-cell office:value-type="float" office:value="2.1846992930705444" table:formula="of:=[.P69]-($$learning_rate*[.AE69])" table:style-name="ce1">
            <text:p>2.184699293</text:p>
          </table:table-cell>
          <table:table-cell office:value-type="float" office:value="-2.1473965043787446" table:formula="of:=[.M70]*[.J70]+[.N70]*[.L70]" table:style-name="ce1">
            <text:p>-2.147396504</text:p>
          </table:table-cell>
          <table:table-cell office:value-type="float" office:value="0.10457476067681121" table:formula="of:=1/(1+EXP(-1*[.Q70]))" table:style-name="ce1">
            <text:p>0.104574761</text:p>
          </table:table-cell>
          <table:table-cell office:value-type="float" office:value="2.2187811374249926" table:formula="of:=[.O70]*[.J70]+[.P70]*[.L70]" table:style-name="ce1">
            <text:p>2.218781137</text:p>
          </table:table-cell>
          <table:table-cell office:value-type="float" office:value="0.90192343090451566" table:formula="of:=1/(1+EXP(-1*[.S70]))" table:style-name="ce1">
            <text:p>0.901923431</text:p>
          </table:table-cell>
          <table:table-cell office:value-type="float" office:value="4.472192678538058E-3" table:formula="of:=1/2*(POWER([.A70]-[.R70]; 2))" table:style-name="ce1">
            <text:p>0.004472193</text:p>
          </table:table-cell>
          <table:table-cell office:value-type="float" office:value="3.8787410118158133E-3" table:formula="of:=1/2*POWER([.B70]-[.T70]; 2)" table:style-name="ce1">
            <text:p>0.003878741</text:p>
          </table:table-cell>
          <table:table-cell office:value-type="float" office:value="8.3509336903538709E-3" table:formula="of:=[.U70]+[.V70]" table:style-name="ce1">
            <text:p>0.008350934</text:p>
          </table:table-cell>
          <table:table-cell office:value-type="float" office:value="-4.3895136808612655E-4" table:formula="of:=(([.R70]-[.A70])*[.R70]*(1-[.R70])*[.M70]+([.T70]-[.B70])*[.T70]*(1-[.T70])*[.O70])*[.J70]*(1-[.J70])*[.C70]" table:style-name="ce1">
            <text:p>-0.000438951</text:p>
          </table:table-cell>
          <table:table-cell office:value-type="float" office:value="-8.7790273617225311E-4" table:formula="of:=(([.R70]-[.A70])*[.R70]*(1-[.R70])*[.M70]+([.T70]-[.B70])*[.T70]*(1-[.T70])*[.O70])*[.J70]*(1-[.J70])*[.D70]" table:style-name="ce1">
            <text:p>-0.000877903</text:p>
          </table:table-cell>
          <table:table-cell office:value-type="float" office:value="-4.4146724833737179E-4" table:formula="of:=(([.R70]-[.A70])*[.R70]*(1-[.R70])*[.N70]+([.T70]-[.B70])*[.T70]*(1-[.T70])*[.P70])*[.J70]*(1-[.J70])*[.C70]" table:style-name="ce1">
            <text:p>-0.000441467</text:p>
          </table:table-cell>
          <table:table-cell office:value-type="float" office:value="-8.8293449667474358E-4" table:formula="of:=(([.R70]-[.A70])*[.R70]*(1-[.R70])*[.N70]+([.T70]-[.B70])*[.T70]*(1-[.T70])*[.P70])*[.J70]*(1-[.J70])*[.D70]" table:style-name="ce1">
            <text:p>-0.000882934</text:p>
          </table:table-cell>
          <table:table-cell office:value-type="float" office:value="4.5448656876771812E-3" table:formula="of:=([.R70]-[.A70])*[.R70]*(1-[.R70])*[.J70]" table:style-name="ce1">
            <text:p>0.004544866</text:p>
          </table:table-cell>
          <table:table-cell office:value-type="float" office:value="4.5778783976999585E-3" table:formula="of:=([.R70]-[.A70])*[.R70]*(1-[.R70])*[.L70]" table:style-name="ce1">
            <text:p>0.004577878</text:p>
          </table:table-cell>
          <table:table-cell office:value-type="float" office:value="-3.9983878097040442E-3" table:formula="of:=([.T70]-[.B70])*[.T70]*(1-[.T70])*[.J70]" table:style-name="ce1">
            <text:p>-0.003998388</text:p>
          </table:table-cell>
          <table:table-cell office:value-type="float" office:value="-4.0274310480286138E-3" table:formula="of:=([.T70]-[.B70])*[.T70]*(1-[.T70])*[.L70]" table:style-name="ce1">
            <text:p>-0.00402743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218268181334969" table:formula="of:=[.E70]-($$learning_rate*[.X70])" table:style-name="ce1">
            <text:p>0.252182682</text:p>
          </table:table-cell>
          <table:table-cell office:value-type="float" office:value="0.40436536362669928" table:formula="of:=[.F70]-($$learning_rate*[.Y70])" table:style-name="ce1">
            <text:p>0.404365364</text:p>
          </table:table-cell>
          <table:table-cell office:value-type="float" office:value="0.35188660705622399" table:formula="of:=[.G70]-($$learning_rate*[.Z70])" table:style-name="ce1">
            <text:p>0.351886607</text:p>
          </table:table-cell>
          <table:table-cell office:value-type="float" office:value="0.50377321411244769" table:formula="of:=[.H70]-($$learning_rate*[.AA70])" table:style-name="ce1">
            <text:p>0.503773214</text:p>
          </table:table-cell>
          <table:table-cell office:value-type="float" office:value="5.3045670453337412E-2" table:formula="of:=[.E71]*[.C71] + [.F71]*[.D71]" table:style-name="ce1">
            <text:p>0.05304567</text:p>
          </table:table-cell>
          <table:table-cell office:value-type="float" office:value="0.51325830885898938" table:formula="of:=1/(1+EXP(-[.I71]))" table:style-name="ce1">
            <text:p>0.513258309</text:p>
          </table:table-cell>
          <table:table-cell office:value-type="float" office:value="6.7971651764055965E-2" table:formula="of:=[.G71]*[.C71]+[.H71]*[.D71]" table:style-name="ce1">
            <text:p>0.067971652</text:p>
          </table:table-cell>
          <table:table-cell office:value-type="float" office:value="0.51698637348487986" table:formula="of:=1/(1+EXP(-1*[.K71]))" table:style-name="ce1">
            <text:p>0.516986373</text:p>
          </table:table-cell>
          <table:table-cell office:value-type="float" office:value="-2.1095704814012715" table:formula="of:=[.M70]-($$learning_rate*[.AB70])" table:style-name="ce1">
            <text:p>-2.109570481</text:p>
          </table:table-cell>
          <table:table-cell office:value-type="float" office:value="-2.0779462775282145" table:formula="of:=[.N70]-($$learning_rate*[.AC70])" table:style-name="ce1">
            <text:p>-2.077946278</text:p>
          </table:table-cell>
          <table:table-cell office:value-type="float" office:value="2.1308229822652374" table:formula="of:=[.O70]-($$learning_rate*[.AD70])" table:style-name="ce1">
            <text:p>2.130822982</text:p>
          </table:table-cell>
          <table:table-cell office:value-type="float" office:value="2.1927541551666017" table:formula="of:=[.P70]-($$learning_rate*[.AE70])" table:style-name="ce1">
            <text:p>2.192754155</text:p>
          </table:table-cell>
          <table:table-cell office:value-type="float" office:value="-2.1570244880185783" table:formula="of:=[.M71]*[.J71]+[.N71]*[.L71]" table:style-name="ce1">
            <text:p>-2.157024488</text:p>
          </table:table-cell>
          <table:table-cell office:value-type="float" office:value="0.10367663331253567" table:formula="of:=1/(1+EXP(-1*[.Q71]))" table:style-name="ce1">
            <text:p>0.103676633</text:p>
          </table:table-cell>
          <table:table-cell office:value-type="float" office:value="2.2272866189788072" table:formula="of:=[.O71]*[.J71]+[.P71]*[.L71]" table:style-name="ce1">
            <text:p>2.227286619</text:p>
          </table:table-cell>
          <table:table-cell office:value-type="float" office:value="0.90267323724025972" table:formula="of:=1/(1+EXP(-1*[.S71]))" table:style-name="ce1">
            <text:p>0.902673237</text:p>
          </table:table-cell>
          <table:table-cell office:value-type="float" office:value="4.3876558143856343E-3" table:formula="of:=1/2*(POWER([.A71]-[.R71]; 2))" table:style-name="ce1">
            <text:p>0.004387656</text:p>
          </table:table-cell>
          <table:table-cell office:value-type="float" office:value="3.8129817470479803E-3" table:formula="of:=1/2*POWER([.B71]-[.T71]; 2)" table:style-name="ce1">
            <text:p>0.003812982</text:p>
          </table:table-cell>
          <table:table-cell office:value-type="float" office:value="8.2006375614336151E-3" table:formula="of:=[.U71]+[.V71]" table:style-name="ce1">
            <text:p>0.008200638</text:p>
          </table:table-cell>
          <table:table-cell office:value-type="float" office:value="-4.3359351562479971E-4" table:formula="of:=(([.R71]-[.A71])*[.R71]*(1-[.R71])*[.M71]+([.T71]-[.B71])*[.T71]*(1-[.T71])*[.O71])*[.J71]*(1-[.J71])*[.C71]" table:style-name="ce1">
            <text:p>-0.000433594</text:p>
          </table:table-cell>
          <table:table-cell office:value-type="float" office:value="-8.6718703124959943E-4" table:formula="of:=(([.R71]-[.A71])*[.R71]*(1-[.R71])*[.M71]+([.T71]-[.B71])*[.T71]*(1-[.T71])*[.O71])*[.J71]*(1-[.J71])*[.D71]" table:style-name="ce1">
            <text:p>-0.000867187</text:p>
          </table:table-cell>
          <table:table-cell office:value-type="float" office:value="-4.3608980780331558E-4" table:formula="of:=(([.R71]-[.A71])*[.R71]*(1-[.R71])*[.N71]+([.T71]-[.B71])*[.T71]*(1-[.T71])*[.P71])*[.J71]*(1-[.J71])*[.C71]" table:style-name="ce1">
            <text:p>-0.00043609</text:p>
          </table:table-cell>
          <table:table-cell office:value-type="float" office:value="-8.7217961560663115E-4" table:formula="of:=(([.R71]-[.A71])*[.R71]*(1-[.R71])*[.N71]+([.T71]-[.B71])*[.T71]*(1-[.T71])*[.P71])*[.J71]*(1-[.J71])*[.D71]" table:style-name="ce1">
            <text:p>-0.00087218</text:p>
          </table:table-cell>
          <table:table-cell office:value-type="float" office:value="4.4679969401526347E-3" table:formula="of:=([.R71]-[.A71])*[.R71]*(1-[.R71])*[.J71]" table:style-name="ce1">
            <text:p>0.004467997</text:p>
          </table:table-cell>
          <table:table-cell office:value-type="float" office:value="4.5004503482196168E-3" table:formula="of:=([.R71]-[.A71])*[.R71]*(1-[.R71])*[.L71]" table:style-name="ce1">
            <text:p>0.00450045</text:p>
          </table:table-cell>
          <table:table-cell office:value-type="float" office:value="-3.9377323583751874E-3" table:formula="of:=([.T71]-[.B71])*[.T71]*(1-[.T71])*[.J71]" table:style-name="ce1">
            <text:p>-0.003937732</text:p>
          </table:table-cell>
          <table:table-cell office:value-type="float" office:value="-3.9663341763255247E-3" table:formula="of:=([.T71]-[.B71])*[.T71]*(1-[.T71])*[.L71]" table:style-name="ce1">
            <text:p>-0.00396633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304986884459929" table:formula="of:=[.E71]-($$learning_rate*[.X71])" table:style-name="ce1">
            <text:p>0.253049869</text:p>
          </table:table-cell>
          <table:table-cell office:value-type="float" office:value="0.40609973768919849" table:formula="of:=[.F71]-($$learning_rate*[.Y71])" table:style-name="ce1">
            <text:p>0.406099738</text:p>
          </table:table-cell>
          <table:table-cell office:value-type="float" office:value="0.35275878667183064" table:formula="of:=[.G71]-($$learning_rate*[.Z71])" table:style-name="ce1">
            <text:p>0.352758787</text:p>
          </table:table-cell>
          <table:table-cell office:value-type="float" office:value="0.50551757334366099" table:formula="of:=[.H71]-($$learning_rate*[.AA71])" table:style-name="ce1">
            <text:p>0.505517573</text:p>
          </table:table-cell>
          <table:table-cell office:value-type="float" office:value="5.3262467211149814E-2" table:formula="of:=[.E72]*[.C72] + [.F72]*[.D72]" table:style-name="ce1">
            <text:p>0.053262467</text:p>
          </table:table-cell>
          <table:table-cell office:value-type="float" office:value="0.51331246978342127" table:formula="of:=1/(1+EXP(-[.I72]))" table:style-name="ce1">
            <text:p>0.51331247</text:p>
          </table:table-cell>
          <table:table-cell office:value-type="float" office:value="6.8189696667957628E-2" table:formula="of:=[.G72]*[.C72]+[.H72]*[.D72]" table:style-name="ce1">
            <text:p>0.068189697</text:p>
          </table:table-cell>
          <table:table-cell office:value-type="float" office:value="0.51704082159497788" table:formula="of:=1/(1+EXP(-1*[.K72]))" table:style-name="ce1">
            <text:p>0.517040822</text:p>
          </table:table-cell>
          <table:table-cell office:value-type="float" office:value="-2.1185064752815768" table:formula="of:=[.M71]-($$learning_rate*[.AB71])" table:style-name="ce1">
            <text:p>-2.118506475</text:p>
          </table:table-cell>
          <table:table-cell office:value-type="float" office:value="-2.0869471782246536" table:formula="of:=[.N71]-($$learning_rate*[.AC71])" table:style-name="ce1">
            <text:p>-2.086947178</text:p>
          </table:table-cell>
          <table:table-cell office:value-type="float" office:value="2.1386984469819876" table:formula="of:=[.O71]-($$learning_rate*[.AD71])" table:style-name="ce1">
            <text:p>2.138698447</text:p>
          </table:table-cell>
          <table:table-cell office:value-type="float" office:value="2.2006868235192525" table:formula="of:=[.P71]-($$learning_rate*[.AE71])" table:style-name="ce1">
            <text:p>2.200686824</text:p>
          </table:table-cell>
          <table:table-cell office:value-type="float" office:value="-2.1664926747335524" table:formula="of:=[.M72]*[.J72]+[.N72]*[.L72]" table:style-name="ce1">
            <text:p>-2.166492675</text:p>
          </table:table-cell>
          <table:table-cell office:value-type="float" office:value="0.10280007146993292" table:formula="of:=1/(1+EXP(-1*[.Q72]))" table:style-name="ce1">
            <text:p>0.102800071</text:p>
          </table:table-cell>
          <table:table-cell office:value-type="float" office:value="2.235665505247928" table:formula="of:=[.O72]*[.J72]+[.P72]*[.L72]" table:style-name="ce1">
            <text:p>2.235665505</text:p>
          </table:table-cell>
          <table:table-cell office:value-type="float" office:value="0.90340687856298185" table:formula="of:=1/(1+EXP(-1*[.S72]))" table:style-name="ce1">
            <text:p>0.903406879</text:p>
          </table:table-cell>
          <table:table-cell office:value-type="float" office:value="4.305926632412329E-3" table:formula="of:=1/2*(POWER([.A72]-[.R72]; 2))" table:style-name="ce1">
            <text:p>0.004305927</text:p>
          </table:table-cell>
          <table:table-cell office:value-type="float" office:value="3.749184340103085E-3" table:formula="of:=1/2*POWER([.B72]-[.T72]; 2)" table:style-name="ce1">
            <text:p>0.003749184</text:p>
          </table:table-cell>
          <table:table-cell office:value-type="float" office:value="8.0551109725154144E-3" table:formula="of:=[.U72]+[.V72]" table:style-name="ce1">
            <text:p>0.008055111</text:p>
          </table:table-cell>
          <table:table-cell office:value-type="float" office:value="-4.2836382808983137E-4" table:formula="of:=(([.R72]-[.A72])*[.R72]*(1-[.R72])*[.M72]+([.T72]-[.B72])*[.T72]*(1-[.T72])*[.O72])*[.J72]*(1-[.J72])*[.C72]" table:style-name="ce1">
            <text:p>-0.000428364</text:p>
          </table:table-cell>
          <table:table-cell office:value-type="float" office:value="-8.5672765617966274E-4" table:formula="of:=(([.R72]-[.A72])*[.R72]*(1-[.R72])*[.M72]+([.T72]-[.B72])*[.T72]*(1-[.T72])*[.O72])*[.J72]*(1-[.J72])*[.D72]" table:style-name="ce1">
            <text:p>-0.000856728</text:p>
          </table:table-cell>
          <table:table-cell office:value-type="float" office:value="-4.3084064491036815E-4" table:formula="of:=(([.R72]-[.A72])*[.R72]*(1-[.R72])*[.N72]+([.T72]-[.B72])*[.T72]*(1-[.T72])*[.P72])*[.J72]*(1-[.J72])*[.C72]" table:style-name="ce1">
            <text:p>-0.000430841</text:p>
          </table:table-cell>
          <table:table-cell office:value-type="float" office:value="-8.616812898207363E-4" table:formula="of:=(([.R72]-[.A72])*[.R72]*(1-[.R72])*[.N72]+([.T72]-[.B72])*[.T72]*(1-[.T72])*[.P72])*[.J72]*(1-[.J72])*[.D72]" table:style-name="ce1">
            <text:p>-0.000861681</text:p>
          </table:table-cell>
          <table:table-cell office:value-type="float" office:value="4.3935216640381318E-3" table:formula="of:=([.R72]-[.A72])*[.R72]*(1-[.R72])*[.J72]" table:style-name="ce1">
            <text:p>0.004393522</text:p>
          </table:table-cell>
          <table:table-cell office:value-type="float" office:value="4.4254332099667578E-3" table:formula="of:=([.R72]-[.A72])*[.R72]*(1-[.R72])*[.L72]" table:style-name="ce1">
            <text:p>0.004425433</text:p>
          </table:table-cell>
          <table:table-cell office:value-type="float" office:value="-3.8787769243965077E-3" table:formula="of:=([.T72]-[.B72])*[.T72]*(1-[.T72])*[.J72]" table:style-name="ce1">
            <text:p>-0.003878777</text:p>
          </table:table-cell>
          <table:table-cell office:value-type="float" office:value="-3.9069497154818273E-3" table:formula="of:=([.T72]-[.B72])*[.T72]*(1-[.T72])*[.L72]" table:style-name="ce1">
            <text:p>-0.0039069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390659650077896" table:formula="of:=[.E72]-($$learning_rate*[.X72])" table:style-name="ce1">
            <text:p>0.253906597</text:p>
          </table:table-cell>
          <table:table-cell office:value-type="float" office:value="0.40781319300155783" table:formula="of:=[.F72]-($$learning_rate*[.Y72])" table:style-name="ce1">
            <text:p>0.407813193</text:p>
          </table:table-cell>
          <table:table-cell office:value-type="float" office:value="0.35362046796165136" table:formula="of:=[.G72]-($$learning_rate*[.Z72])" table:style-name="ce1">
            <text:p>0.353620468</text:p>
          </table:table-cell>
          <table:table-cell office:value-type="float" office:value="0.50724093592330244" table:formula="of:=[.H72]-($$learning_rate*[.AA72])" table:style-name="ce1">
            <text:p>0.507240936</text:p>
          </table:table-cell>
          <table:table-cell office:value-type="float" office:value="5.3476649125194731E-2" table:formula="of:=[.E73]*[.C73] + [.F73]*[.D73]" table:style-name="ce1">
            <text:p>0.053476649</text:p>
          </table:table-cell>
          <table:table-cell office:value-type="float" office:value="0.51336597715144761" table:formula="of:=1/(1+EXP(-[.I73]))" table:style-name="ce1">
            <text:p>0.513365977</text:p>
          </table:table-cell>
          <table:table-cell office:value-type="float" office:value="6.8405116990412809E-2" table:formula="of:=[.G73]*[.C73]+[.H73]*[.D73]" table:style-name="ce1">
            <text:p>0.068405117</text:p>
          </table:table-cell>
          <table:table-cell office:value-type="float" office:value="0.51709461392209388" table:formula="of:=1/(1+EXP(-1*[.K73]))" table:style-name="ce1">
            <text:p>0.517094614</text:p>
          </table:table-cell>
          <table:table-cell office:value-type="float" office:value="-2.1272935186096529" table:formula="of:=[.M72]-($$learning_rate*[.AB72])" table:style-name="ce1">
            <text:p>-2.127293519</text:p>
          </table:table-cell>
          <table:table-cell office:value-type="float" office:value="-2.095798044644587" table:formula="of:=[.N72]-($$learning_rate*[.AC72])" table:style-name="ce1">
            <text:p>-2.095798045</text:p>
          </table:table-cell>
          <table:table-cell office:value-type="float" office:value="2.1464560008307805" table:formula="of:=[.O72]-($$learning_rate*[.AD72])" table:style-name="ce1">
            <text:p>2.146456001</text:p>
          </table:table-cell>
          <table:table-cell office:value-type="float" office:value="2.208500722950216" table:formula="of:=[.P72]-($$learning_rate*[.AE72])" table:style-name="ce1">
            <text:p>2.208500723</text:p>
          </table:table-cell>
          <table:table-cell office:value-type="float" office:value="-2.1758059966231578" table:formula="of:=[.M73]*[.J73]+[.N73]*[.L73]" table:style-name="ce1">
            <text:p>-2.175805997</text:p>
          </table:table-cell>
          <table:table-cell office:value-type="float" office:value="0.10194425521144934" table:formula="of:=1/(1+EXP(-1*[.Q73]))" table:style-name="ce1">
            <text:p>0.101944255</text:p>
          </table:table-cell>
          <table:table-cell office:value-type="float" office:value="2.2439213109596894" table:formula="of:=[.O73]*[.J73]+[.P73]*[.L73]" table:style-name="ce1">
            <text:p>2.243921311</text:p>
          </table:table-cell>
          <table:table-cell office:value-type="float" office:value="0.90412490859081796" table:formula="of:=1/(1+EXP(-1*[.S73]))" table:style-name="ce1">
            <text:p>0.904124909</text:p>
          </table:table-cell>
          <table:table-cell office:value-type="float" office:value="4.2268730331940655E-3" table:formula="of:=1/2*(POWER([.A73]-[.R73]; 2))" table:style-name="ce1">
            <text:p>0.004226873</text:p>
          </table:table-cell>
          <table:table-cell office:value-type="float" office:value="3.687265662267685E-3" table:formula="of:=1/2*POWER([.B73]-[.T73]; 2)" table:style-name="ce1">
            <text:p>0.003687266</text:p>
          </table:table-cell>
          <table:table-cell office:value-type="float" office:value="7.9141386954617501E-3" table:formula="of:=[.U73]+[.V73]" table:style-name="ce1">
            <text:p>0.007914139</text:p>
          </table:table-cell>
          <table:table-cell office:value-type="float" office:value="-4.232578340177879E-4" table:formula="of:=(([.R73]-[.A73])*[.R73]*(1-[.R73])*[.M73]+([.T73]-[.B73])*[.T73]*(1-[.T73])*[.O73])*[.J73]*(1-[.J73])*[.C73]" table:style-name="ce1">
            <text:p>-0.000423258</text:p>
          </table:table-cell>
          <table:table-cell office:value-type="float" office:value="-8.465156680355758E-4" table:formula="of:=(([.R73]-[.A73])*[.R73]*(1-[.R73])*[.M73]+([.T73]-[.B73])*[.T73]*(1-[.T73])*[.O73])*[.J73]*(1-[.J73])*[.D73]" table:style-name="ce1">
            <text:p>-0.000846516</text:p>
          </table:table-cell>
          <table:table-cell office:value-type="float" office:value="-4.2571530072549915E-4" table:formula="of:=(([.R73]-[.A73])*[.R73]*(1-[.R73])*[.N73]+([.T73]-[.B73])*[.T73]*(1-[.T73])*[.P73])*[.J73]*(1-[.J73])*[.C73]" table:style-name="ce1">
            <text:p>-0.000425715</text:p>
          </table:table-cell>
          <table:table-cell office:value-type="float" office:value="-8.514306014509983E-4" table:formula="of:=(([.R73]-[.A73])*[.R73]*(1-[.R73])*[.N73]+([.T73]-[.B73])*[.T73]*(1-[.T73])*[.P73])*[.J73]*(1-[.J73])*[.D73]" table:style-name="ce1">
            <text:p>-0.000851431</text:p>
          </table:table-cell>
          <table:table-cell office:value-type="float" office:value="4.3213330054954896E-3" table:formula="of:=([.R73]-[.A73])*[.R73]*(1-[.R73])*[.J73]" table:style-name="ce1">
            <text:p>0.004321333</text:p>
          </table:table-cell>
          <table:table-cell office:value-type="float" office:value="4.3527193494676862E-3" table:formula="of:=([.R73]-[.A73])*[.R73]*(1-[.R73])*[.L73]" table:style-name="ce1">
            <text:p>0.004352719</text:p>
          </table:table-cell>
          <table:table-cell office:value-type="float" office:value="-3.8214529808779413E-3" table:formula="of:=([.T73]-[.B73])*[.T73]*(1-[.T73])*[.J73]" table:style-name="ce1">
            <text:p>-0.003821453</text:p>
          </table:table-cell>
          <table:table-cell office:value-type="float" office:value="-3.8492086381204816E-3" table:formula="of:=([.T73]-[.B73])*[.T73]*(1-[.T73])*[.L73]" table:style-name="ce1">
            <text:p>-0.003849209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475311216881452" table:formula="of:=[.E73]-($$learning_rate*[.X73])" table:style-name="ce1">
            <text:p>0.254753112</text:p>
          </table:table-cell>
          <table:table-cell office:value-type="float" office:value="0.40950622433762895" table:formula="of:=[.F73]-($$learning_rate*[.Y73])" table:style-name="ce1">
            <text:p>0.409506224</text:p>
          </table:table-cell>
          <table:table-cell office:value-type="float" office:value="0.35447189856310235" table:formula="of:=[.G73]-($$learning_rate*[.Z73])" table:style-name="ce1">
            <text:p>0.354471899</text:p>
          </table:table-cell>
          <table:table-cell office:value-type="float" office:value="0.50894379712620441" table:formula="of:=[.H73]-($$learning_rate*[.AA73])" table:style-name="ce1">
            <text:p>0.508943797</text:p>
          </table:table-cell>
          <table:table-cell office:value-type="float" office:value="5.3688278042203628E-2" table:formula="of:=[.E74]*[.C74] + [.F74]*[.D74]" table:style-name="ce1">
            <text:p>0.053688278</text:p>
          </table:table-cell>
          <table:table-cell office:value-type="float" office:value="0.51341884642358759" table:formula="of:=1/(1+EXP(-[.I74]))" table:style-name="ce1">
            <text:p>0.513418846</text:p>
          </table:table-cell>
          <table:table-cell office:value-type="float" office:value="6.861797464077557E-2" table:formula="of:=[.G74]*[.C74]+[.H74]*[.D74]" table:style-name="ce1">
            <text:p>0.068617975</text:p>
          </table:table-cell>
          <table:table-cell office:value-type="float" office:value="0.51714776593857603" table:formula="of:=1/(1+EXP(-1*[.K74]))" table:style-name="ce1">
            <text:p>0.517147766</text:p>
          </table:table-cell>
          <table:table-cell office:value-type="float" office:value="-2.1359361846206437" table:formula="of:=[.M73]-($$learning_rate*[.AB73])" table:style-name="ce1">
            <text:p>-2.135936185</text:p>
          </table:table-cell>
          <table:table-cell office:value-type="float" office:value="-2.1045034833435223" table:formula="of:=[.N73]-($$learning_rate*[.AC73])" table:style-name="ce1">
            <text:p>-2.104503483</text:p>
          </table:table-cell>
          <table:table-cell office:value-type="float" office:value="2.1540989067925365" table:formula="of:=[.O73]-($$learning_rate*[.AD73])" table:style-name="ce1">
            <text:p>2.154098907</text:p>
          </table:table-cell>
          <table:table-cell office:value-type="float" office:value="2.2161991402264571" table:formula="of:=[.P73]-($$learning_rate*[.AE73])" table:style-name="ce1">
            <text:p>2.21619914</text:p>
          </table:table-cell>
          <table:table-cell office:value-type="float" office:value="-2.1849691667633837" table:formula="of:=[.M74]*[.J74]+[.N74]*[.L74]" table:style-name="ce1">
            <text:p>-2.184969167</text:p>
          </table:table-cell>
          <table:table-cell office:value-type="float" office:value="0.10110840667001589" table:formula="of:=1/(1+EXP(-1*[.Q74]))" table:style-name="ce1">
            <text:p>0.101108407</text:p>
          </table:table-cell>
          <table:table-cell office:value-type="float" office:value="2.2520574100508401" table:formula="of:=[.O74]*[.J74]+[.P74]*[.L74]" table:style-name="ce1">
            <text:p>2.25205741</text:p>
          </table:table-cell>
          <table:table-cell office:value-type="float" office:value="0.90482785537538601" table:formula="of:=1/(1+EXP(-1*[.S74]))" table:style-name="ce1">
            <text:p>0.904827855</text:p>
          </table:table-cell>
          <table:table-cell office:value-type="float" office:value="4.1503708829744987E-3" table:formula="of:=1/2*(POWER([.A74]-[.R74]; 2))" table:style-name="ce1">
            <text:p>0.004150371</text:p>
          </table:table-cell>
          <table:table-cell office:value-type="float" office:value="3.6271471099780799E-3" table:formula="of:=1/2*POWER([.B74]-[.T74]; 2)" table:style-name="ce1">
            <text:p>0.003627147</text:p>
          </table:table-cell>
          <table:table-cell office:value-type="float" office:value="7.777517992952579E-3" table:formula="of:=[.U74]+[.V74]" table:style-name="ce1">
            <text:p>0.007777518</text:p>
          </table:table-cell>
          <table:table-cell office:value-type="float" office:value="-4.1827126220260366E-4" table:formula="of:=(([.R74]-[.A74])*[.R74]*(1-[.R74])*[.M74]+([.T74]-[.B74])*[.T74]*(1-[.T74])*[.O74])*[.J74]*(1-[.J74])*[.C74]" table:style-name="ce1">
            <text:p>-0.000418271</text:p>
          </table:table-cell>
          <table:table-cell office:value-type="float" office:value="-8.3654252440520732E-4" table:formula="of:=(([.R74]-[.A74])*[.R74]*(1-[.R74])*[.M74]+([.T74]-[.B74])*[.T74]*(1-[.T74])*[.O74])*[.J74]*(1-[.J74])*[.D74]" table:style-name="ce1">
            <text:p>-0.000836543</text:p>
          </table:table-cell>
          <table:table-cell office:value-type="float" office:value="-4.2070951500842042E-4" table:formula="of:=(([.R74]-[.A74])*[.R74]*(1-[.R74])*[.N74]+([.T74]-[.B74])*[.T74]*(1-[.T74])*[.P74])*[.J74]*(1-[.J74])*[.C74]" table:style-name="ce1">
            <text:p>-0.00042071</text:p>
          </table:table-cell>
          <table:table-cell office:value-type="float" office:value="-8.4141903001684084E-4" table:formula="of:=(([.R74]-[.A74])*[.R74]*(1-[.R74])*[.N74]+([.T74]-[.B74])*[.T74]*(1-[.T74])*[.P74])*[.J74]*(1-[.J74])*[.D74]" table:style-name="ce1">
            <text:p>-0.000841419</text:p>
          </table:table-cell>
          <table:table-cell office:value-type="float" office:value="4.2513302561607179E-3" table:formula="of:=([.R74]-[.A74])*[.R74]*(1-[.R74])*[.J74]" table:style-name="ce1">
            <text:p>0.00425133</text:p>
          </table:table-cell>
          <table:table-cell office:value-type="float" office:value="4.2822073236218903E-3" table:formula="of:=([.R74]-[.A74])*[.R74]*(1-[.R74])*[.L74]" table:style-name="ce1">
            <text:p>0.004282207</text:p>
          </table:table-cell>
          <table:table-cell office:value-type="float" office:value="-3.7656955689874282E-3" table:formula="of:=([.T74]-[.B74])*[.T74]*(1-[.T74])*[.J74]" table:style-name="ce1">
            <text:p>-0.003765696</text:p>
          </table:table-cell>
          <table:table-cell office:value-type="float" office:value="-3.7930455110328312E-3" table:formula="of:=([.T74]-[.B74])*[.T74]*(1-[.T74])*[.L74]" table:style-name="ce1">
            <text:p>-0.003793046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55896546932197" table:formula="of:=[.E74]-($$learning_rate*[.X74])" table:style-name="ce1">
            <text:p>0.255589655</text:p>
          </table:table-cell>
          <table:table-cell office:value-type="float" office:value="0.41117930938643937" table:formula="of:=[.F74]-($$learning_rate*[.Y74])" table:style-name="ce1">
            <text:p>0.411179309</text:p>
          </table:table-cell>
          <table:table-cell office:value-type="float" office:value="0.35531331759311918" table:formula="of:=[.G74]-($$learning_rate*[.Z74])" table:style-name="ce1">
            <text:p>0.355313318</text:p>
          </table:table-cell>
          <table:table-cell office:value-type="float" office:value="0.51062663518623808" table:formula="of:=[.H74]-($$learning_rate*[.AA74])" table:style-name="ce1">
            <text:p>0.510626635</text:p>
          </table:table-cell>
          <table:table-cell office:value-type="float" office:value="5.3897413673304924E-2" table:formula="of:=[.E75]*[.C75] + [.F75]*[.D75]" table:style-name="ce1">
            <text:p>0.053897414</text:p>
          </table:table-cell>
          <table:table-cell office:value-type="float" office:value="0.51347109252645184" table:formula="of:=1/(1+EXP(-[.I75]))" table:style-name="ce1">
            <text:p>0.513471093</text:p>
          </table:table-cell>
          <table:table-cell office:value-type="float" office:value="6.8828329398279764E-2" table:formula="of:=[.G75]*[.C75]+[.H75]*[.D75]" table:style-name="ce1">
            <text:p>0.068828329</text:p>
          </table:table-cell>
          <table:table-cell office:value-type="float" office:value="0.51720029258433975" table:formula="of:=1/(1+EXP(-1*[.K75]))" table:style-name="ce1">
            <text:p>0.517200293</text:p>
          </table:table-cell>
          <table:table-cell office:value-type="float" office:value="-2.144438845132965" table:formula="of:=[.M74]-($$learning_rate*[.AB74])" table:style-name="ce1">
            <text:p>-2.144438845</text:p>
          </table:table-cell>
          <table:table-cell office:value-type="float" office:value="-2.1130678979907662" table:formula="of:=[.N74]-($$learning_rate*[.AC74])" table:style-name="ce1">
            <text:p>-2.113067898</text:p>
          </table:table-cell>
          <table:table-cell office:value-type="float" office:value="2.1616302979305115" table:formula="of:=[.O74]-($$learning_rate*[.AD74])" table:style-name="ce1">
            <text:p>2.161630298</text:p>
          </table:table-cell>
          <table:table-cell office:value-type="float" office:value="2.2237852312485229" table:formula="of:=[.P74]-($$learning_rate*[.AE74])" table:style-name="ce1">
            <text:p>2.223785231</text:p>
          </table:table-cell>
          <table:table-cell office:value-type="float" office:value="-2.1939866917579867" table:formula="of:=[.M75]*[.J75]+[.N75]*[.L75]" table:style-name="ce1">
            <text:p>-2.193986692</text:p>
          </table:table-cell>
          <table:table-cell office:value-type="float" office:value="0.10029178735674819" table:formula="of:=1/(1+EXP(-1*[.Q75]))" table:style-name="ce1">
            <text:p>0.100291787</text:p>
          </table:table-cell>
          <table:table-cell office:value-type="float" office:value="2.2600770429631289" table:formula="of:=[.O75]*[.J75]+[.P75]*[.L75]" table:style-name="ce1">
            <text:p>2.260077043</text:p>
          </table:table-cell>
          <table:table-cell office:value-type="float" office:value="0.90551622278922184" table:formula="of:=1/(1+EXP(-1*[.S75]))" table:style-name="ce1">
            <text:p>0.905516223</text:p>
          </table:table-cell>
          <table:table-cell office:value-type="float" office:value="4.076303432038117E-3" table:formula="of:=1/2*(POWER([.A75]-[.R75]; 2))" table:style-name="ce1">
            <text:p>0.004076303</text:p>
          </table:table-cell>
          <table:table-cell office:value-type="float" office:value="3.5687543059001992E-3" table:formula="of:=1/2*POWER([.B75]-[.T75]; 2)" table:style-name="ce1">
            <text:p>0.003568754</text:p>
          </table:table-cell>
          <table:table-cell office:value-type="float" office:value="7.6450577379383166E-3" table:formula="of:=[.U75]+[.V75]" table:style-name="ce1">
            <text:p>0.007645058</text:p>
          </table:table-cell>
          <table:table-cell office:value-type="float" office:value="-4.1340003103050593E-4" table:formula="of:=(([.R75]-[.A75])*[.R75]*(1-[.R75])*[.M75]+([.T75]-[.B75])*[.T75]*(1-[.T75])*[.O75])*[.J75]*(1-[.J75])*[.C75]" table:style-name="ce1">
            <text:p>-0.0004134</text:p>
          </table:table-cell>
          <table:table-cell office:value-type="float" office:value="-8.2680006206101186E-4" table:formula="of:=(([.R75]-[.A75])*[.R75]*(1-[.R75])*[.M75]+([.T75]-[.B75])*[.T75]*(1-[.T75])*[.O75])*[.J75]*(1-[.J75])*[.D75]" table:style-name="ce1">
            <text:p>-0.0008268</text:p>
          </table:table-cell>
          <table:table-cell office:value-type="float" office:value="-4.1581921570648479E-4" table:formula="of:=(([.R75]-[.A75])*[.R75]*(1-[.R75])*[.N75]+([.T75]-[.B75])*[.T75]*(1-[.T75])*[.P75])*[.J75]*(1-[.J75])*[.C75]" table:style-name="ce1">
            <text:p>-0.000415819</text:p>
          </table:table-cell>
          <table:table-cell office:value-type="float" office:value="-8.3163843141296958E-4" table:formula="of:=(([.R75]-[.A75])*[.R75]*(1-[.R75])*[.N75]+([.T75]-[.B75])*[.T75]*(1-[.T75])*[.P75])*[.J75]*(1-[.J75])*[.D75]" table:style-name="ce1">
            <text:p>-0.000831638</text:p>
          </table:table-cell>
          <table:table-cell office:value-type="float" office:value="4.1834184240797179E-3" table:formula="of:=([.R75]-[.A75])*[.R75]*(1-[.R75])*[.J75]" table:style-name="ce1">
            <text:p>0.004183418</text:p>
          </table:table-cell>
          <table:table-cell office:value-type="float" office:value="4.2138014474987894E-3" table:formula="of:=([.R75]-[.A75])*[.R75]*(1-[.R75])*[.L75]" table:style-name="ce1">
            <text:p>0.004213801</text:p>
          </table:table-cell>
          <table:table-cell office:value-type="float" office:value="-3.7114430718685992E-3" table:formula="of:=([.T75]-[.B75])*[.T75]*(1-[.T75])*[.J75]" table:style-name="ce1">
            <text:p>-0.003711443</text:p>
          </table:table-cell>
          <table:table-cell office:value-type="float" office:value="-3.7383982674383423E-3" table:formula="of:=([.T75]-[.B75])*[.T75]*(1-[.T75])*[.L75]" table:style-name="ce1">
            <text:p>-0.00373839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641645475528074" table:formula="of:=[.E75]-($$learning_rate*[.X75])" table:style-name="ce1">
            <text:p>0.256416455</text:p>
          </table:table-cell>
          <table:table-cell office:value-type="float" office:value="0.4128329095105614" table:formula="of:=[.F75]-($$learning_rate*[.Y75])" table:style-name="ce1">
            <text:p>0.41283291</text:p>
          </table:table-cell>
          <table:table-cell office:value-type="float" office:value="0.35614495602453217" table:formula="of:=[.G75]-($$learning_rate*[.Z75])" table:style-name="ce1">
            <text:p>0.356144956</text:p>
          </table:table-cell>
          <table:table-cell office:value-type="float" office:value="0.51228991204906404" table:formula="of:=[.H75]-($$learning_rate*[.AA75])" table:style-name="ce1">
            <text:p>0.512289912</text:p>
          </table:table-cell>
          <table:table-cell office:value-type="float" office:value="5.4104113688820184E-2" table:formula="of:=[.E76]*[.C76] + [.F76]*[.D76]" table:style-name="ce1">
            <text:p>0.054104114</text:p>
          </table:table-cell>
          <table:table-cell office:value-type="float" office:value="0.51352272987644298" table:formula="of:=1/(1+EXP(-[.I76]))" table:style-name="ce1">
            <text:p>0.51352273</text:p>
          </table:table-cell>
          <table:table-cell office:value-type="float" office:value="6.903623900613301E-2" table:formula="of:=[.G76]*[.C76]+[.H76]*[.D76]" table:style-name="ce1">
            <text:p>0.069036239</text:p>
          </table:table-cell>
          <table:table-cell office:value-type="float" office:value="0.51725220829038898" table:formula="of:=1/(1+EXP(-1*[.K76]))" table:style-name="ce1">
            <text:p>0.517252208</text:p>
          </table:table-cell>
          <table:table-cell office:value-type="float" office:value="-2.1528056819811243" table:formula="of:=[.M75]-($$learning_rate*[.AB75])" table:style-name="ce1">
            <text:p>-2.152805682</text:p>
          </table:table-cell>
          <table:table-cell office:value-type="float" office:value="-2.1214955008857639" table:formula="of:=[.N75]-($$learning_rate*[.AC75])" table:style-name="ce1">
            <text:p>-2.121495501</text:p>
          </table:table-cell>
          <table:table-cell office:value-type="float" office:value="2.1690531840742486" table:formula="of:=[.O75]-($$learning_rate*[.AD75])" table:style-name="ce1">
            <text:p>2.169053184</text:p>
          </table:table-cell>
          <table:table-cell office:value-type="float" office:value="2.2312620277833997" table:formula="of:=[.P75]-($$learning_rate*[.AE75])" table:style-name="ce1">
            <text:p>2.231262028</text:p>
          </table:table-cell>
          <table:table-cell office:value-type="float" office:value="-2.2028628834157509" table:formula="of:=[.M76]*[.J76]+[.N76]*[.L76]" table:style-name="ce1">
            <text:p>-2.202862883</text:p>
          </table:table-cell>
          <table:table-cell office:value-type="float" office:value="9.9493695673651433E-2" table:formula="of:=1/(1+EXP(-1*[.Q76]))" table:style-name="ce1">
            <text:p>0.099493696</text:p>
          </table:table-cell>
          <table:table-cell office:value-type="float" office:value="2.2679833234784539" table:formula="of:=[.O76]*[.J76]+[.P76]*[.L76]" table:style-name="ce1">
            <text:p>2.267983323</text:p>
          </table:table-cell>
          <table:table-cell office:value-type="float" office:value="0.90619049191041912" table:formula="of:=1/(1+EXP(-1*[.S76]))" table:style-name="ce1">
            <text:p>0.906190492</text:p>
          </table:table-cell>
          <table:table-cell office:value-type="float" office:value="4.0045607826640689E-3" table:formula="of:=1/2*(POWER([.A76]-[.R76]; 2))" table:style-name="ce1">
            <text:p>0.004004561</text:p>
          </table:table-cell>
          <table:table-cell office:value-type="float" office:value="3.512016823108761E-3" table:formula="of:=1/2*POWER([.B76]-[.T76]; 2)" table:style-name="ce1">
            <text:p>0.003512017</text:p>
          </table:table-cell>
          <table:table-cell office:value-type="float" office:value="7.5165776057728294E-3" table:formula="of:=[.U76]+[.V76]" table:style-name="ce1">
            <text:p>0.007516578</text:p>
          </table:table-cell>
          <table:table-cell office:value-type="float" office:value="-4.0864023845060084E-4" table:formula="of:=(([.R76]-[.A76])*[.R76]*(1-[.R76])*[.M76]+([.T76]-[.B76])*[.T76]*(1-[.T76])*[.O76])*[.J76]*(1-[.J76])*[.C76]" table:style-name="ce1">
            <text:p>-0.00040864</text:p>
          </table:table-cell>
          <table:table-cell office:value-type="float" office:value="-8.1728047690120167E-4" table:formula="of:=(([.R76]-[.A76])*[.R76]*(1-[.R76])*[.M76]+([.T76]-[.B76])*[.T76]*(1-[.T76])*[.O76])*[.J76]*(1-[.J76])*[.D76]" table:style-name="ce1">
            <text:p>-0.00081728</text:p>
          </table:table-cell>
          <table:table-cell office:value-type="float" office:value="-4.1104050906855391E-4" table:formula="of:=(([.R76]-[.A76])*[.R76]*(1-[.R76])*[.N76]+([.T76]-[.B76])*[.T76]*(1-[.T76])*[.P76])*[.J76]*(1-[.J76])*[.C76]" table:style-name="ce1">
            <text:p>-0.000411041</text:p>
          </table:table-cell>
          <table:table-cell office:value-type="float" office:value="-8.2208101813710781E-4" table:formula="of:=(([.R76]-[.A76])*[.R76]*(1-[.R76])*[.N76]+([.T76]-[.B76])*[.T76]*(1-[.T76])*[.P76])*[.J76]*(1-[.J76])*[.D76]" table:style-name="ce1">
            <text:p>-0.000822081</text:p>
          </table:table-cell>
          <table:table-cell office:value-type="float" office:value="4.117507839658357E-3" table:formula="of:=([.R76]-[.A76])*[.R76]*(1-[.R76])*[.J76]" table:style-name="ce1">
            <text:p>0.004117508</text:p>
          </table:table-cell>
          <table:table-cell office:value-type="float" office:value="4.1474113974053614E-3" table:formula="of:=([.R76]-[.A76])*[.R76]*(1-[.R76])*[.L76]" table:style-name="ce1">
            <text:p>0.004147411</text:p>
          </table:table-cell>
          <table:table-cell office:value-type="float" office:value="-3.6586370053414688E-3" table:formula="of:=([.T76]-[.B76])*[.T76]*(1-[.T76])*[.J76]" table:style-name="ce1">
            <text:p>-0.003658637</text:p>
          </table:table-cell>
          <table:table-cell office:value-type="float" office:value="-3.6852079961507134E-3" table:formula="of:=([.T76]-[.B76])*[.T76]*(1-[.T76])*[.L76]" table:style-name="ce1">
            <text:p>-0.00368520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723373523218196" table:formula="of:=[.E76]-($$learning_rate*[.X76])" table:style-name="ce1">
            <text:p>0.257233735</text:p>
          </table:table-cell>
          <table:table-cell office:value-type="float" office:value="0.41446747046436377" table:formula="of:=[.F76]-($$learning_rate*[.Y76])" table:style-name="ce1">
            <text:p>0.41446747</text:p>
          </table:table-cell>
          <table:table-cell office:value-type="float" office:value="0.3569670370426693" table:formula="of:=[.G76]-($$learning_rate*[.Z76])" table:style-name="ce1">
            <text:p>0.356967037</text:p>
          </table:table-cell>
          <table:table-cell office:value-type="float" office:value="0.51393407408533831" table:formula="of:=[.H76]-($$learning_rate*[.AA76])" table:style-name="ce1">
            <text:p>0.513934074</text:p>
          </table:table-cell>
          <table:table-cell office:value-type="float" office:value="5.4308433808045481E-2" table:formula="of:=[.E77]*[.C77] + [.F77]*[.D77]" table:style-name="ce1">
            <text:p>0.054308434</text:p>
          </table:table-cell>
          <table:table-cell office:value-type="float" office:value="0.51357377240220314" table:formula="of:=1/(1+EXP(-[.I77]))" table:style-name="ce1">
            <text:p>0.513573772</text:p>
          </table:table-cell>
          <table:table-cell office:value-type="float" office:value="6.9241759260667307E-2" table:formula="of:=[.G77]*[.C77]+[.H77]*[.D77]" table:style-name="ce1">
            <text:p>0.069241759</text:p>
          </table:table-cell>
          <table:table-cell office:value-type="float" office:value="0.51730352700110271" table:formula="of:=1/(1+EXP(-1*[.K77]))" table:style-name="ce1">
            <text:p>0.517303527</text:p>
          </table:table-cell>
          <table:table-cell office:value-type="float" office:value="-2.1610406976604408" table:formula="of:=[.M76]-($$learning_rate*[.AB76])" table:style-name="ce1">
            <text:p>-2.161040698</text:p>
          </table:table-cell>
          <table:table-cell office:value-type="float" office:value="-2.1297903236805746" table:formula="of:=[.N76]-($$learning_rate*[.AC76])" table:style-name="ce1">
            <text:p>-2.129790324</text:p>
          </table:table-cell>
          <table:table-cell office:value-type="float" office:value="2.1763704580849317" table:formula="of:=[.O76]-($$learning_rate*[.AD76])" table:style-name="ce1">
            <text:p>2.176370458</text:p>
          </table:table-cell>
          <table:table-cell office:value-type="float" office:value="2.238632443775701" table:formula="of:=[.P76]-($$learning_rate*[.AE76])" table:style-name="ce1">
            <text:p>2.238632444</text:p>
          </table:table-cell>
          <table:table-cell office:value-type="float" office:value="-2.2116018696249427" table:formula="of:=[.M77]*[.J77]+[.N77]*[.L77]" table:style-name="ce1">
            <text:p>-2.21160187</text:p>
          </table:table-cell>
          <table:table-cell office:value-type="float" office:value="9.8713464613328653E-2" table:formula="of:=1/(1+EXP(-1*[.Q77]))" table:style-name="ce1">
            <text:p>0.098713465</text:p>
          </table:table-cell>
          <table:table-cell office:value-type="float" office:value="2.2757792451276573" table:formula="of:=[.O77]*[.J77]+[.P77]*[.L77]" table:style-name="ce1">
            <text:p>2.275779245</text:p>
          </table:table-cell>
          <table:table-cell office:value-type="float" office:value="0.90685112231268705" table:formula="of:=1/(1+EXP(-1*[.S77]))" table:style-name="ce1">
            <text:p>0.906851122</text:p>
          </table:table-cell>
          <table:table-cell office:value-type="float" office:value="3.9350394018501577E-3" table:formula="of:=1/2*(POWER([.A77]-[.R77]; 2))" table:style-name="ce1">
            <text:p>0.003935039</text:p>
          </table:table-cell>
          <table:table-cell office:value-type="float" office:value="3.4568679303298637E-3" table:formula="of:=1/2*POWER([.B77]-[.T77]; 2)" table:style-name="ce1">
            <text:p>0.003456868</text:p>
          </table:table-cell>
          <table:table-cell office:value-type="float" office:value="7.391907332180021E-3" table:formula="of:=[.U77]+[.V77]" table:style-name="ce1">
            <text:p>0.007391907</text:p>
          </table:table-cell>
          <table:table-cell office:value-type="float" office:value="-4.0398815254153125E-4" table:formula="of:=(([.R77]-[.A77])*[.R77]*(1-[.R77])*[.M77]+([.T77]-[.B77])*[.T77]*(1-[.T77])*[.O77])*[.J77]*(1-[.J77])*[.C77]" table:style-name="ce1">
            <text:p>-0.000403988</text:p>
          </table:table-cell>
          <table:table-cell office:value-type="float" office:value="-8.0797630508306251E-4" table:formula="of:=(([.R77]-[.A77])*[.R77]*(1-[.R77])*[.M77]+([.T77]-[.B77])*[.T77]*(1-[.T77])*[.O77])*[.J77]*(1-[.J77])*[.D77]" table:style-name="ce1">
            <text:p>-0.000807976</text:p>
          </table:table-cell>
          <table:table-cell office:value-type="float" office:value="-4.0636967034009594E-4" table:formula="of:=(([.R77]-[.A77])*[.R77]*(1-[.R77])*[.N77]+([.T77]-[.B77])*[.T77]*(1-[.T77])*[.P77])*[.J77]*(1-[.J77])*[.C77]" table:style-name="ce1">
            <text:p>-0.00040637</text:p>
          </table:table-cell>
          <table:table-cell office:value-type="float" office:value="-8.1273934068019189E-4" table:formula="of:=(([.R77]-[.A77])*[.R77]*(1-[.R77])*[.N77]+([.T77]-[.B77])*[.T77]*(1-[.T77])*[.P77])*[.J77]*(1-[.J77])*[.D77]" table:style-name="ce1">
            <text:p>-0.000812739</text:p>
          </table:table-cell>
          <table:table-cell office:value-type="float" office:value="4.0535137933736193E-3" table:formula="of:=([.R77]-[.A77])*[.R77]*(1-[.R77])*[.J77]" table:style-name="ce1">
            <text:p>0.004053514</text:p>
          </table:table-cell>
          <table:table-cell office:value-type="float" office:value="4.0829518459474913E-3" table:formula="of:=([.R77]-[.A77])*[.R77]*(1-[.R77])*[.L77]" table:style-name="ce1">
            <text:p>0.004082952</text:p>
          </table:table-cell>
          <table:table-cell office:value-type="float" office:value="-3.6072218239641555E-3" table:formula="of:=([.T77]-[.B77])*[.T77]*(1-[.T77])*[.J77]" table:style-name="ce1">
            <text:p>-0.003607222</text:p>
          </table:table-cell>
          <table:table-cell office:value-type="float" office:value="-3.6334187462178967E-3" table:formula="of:=([.T77]-[.B77])*[.T77]*(1-[.T77])*[.L77]" table:style-name="ce1">
            <text:p>-0.003633419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804171153726502" table:formula="of:=[.E77]-($$learning_rate*[.X77])" table:style-name="ce1">
            <text:p>0.258041712</text:p>
          </table:table-cell>
          <table:table-cell office:value-type="float" office:value="0.41608342307452989" table:formula="of:=[.F77]-($$learning_rate*[.Y77])" table:style-name="ce1">
            <text:p>0.416083423</text:p>
          </table:table-cell>
          <table:table-cell office:value-type="float" office:value="0.35777977638334951" table:formula="of:=[.G77]-($$learning_rate*[.Z77])" table:style-name="ce1">
            <text:p>0.357779776</text:p>
          </table:table-cell>
          <table:table-cell office:value-type="float" office:value="0.51555955276669874" table:formula="of:=[.H77]-($$learning_rate*[.AA77])" table:style-name="ce1">
            <text:p>0.515559553</text:p>
          </table:table-cell>
          <table:table-cell office:value-type="float" office:value="5.4510427884316245E-2" table:formula="of:=[.E78]*[.C78] + [.F78]*[.D78]" table:style-name="ce1">
            <text:p>0.054510428</text:p>
          </table:table-cell>
          <table:table-cell office:value-type="float" office:value="0.51362423356588116" table:formula="of:=1/(1+EXP(-[.I78]))" table:style-name="ce1">
            <text:p>0.513624234</text:p>
          </table:table-cell>
          <table:table-cell office:value-type="float" office:value="6.9444944095837347E-2" table:formula="of:=[.G78]*[.C78]+[.H78]*[.D78]" table:style-name="ce1">
            <text:p>0.069444944</text:p>
          </table:table-cell>
          <table:table-cell office:value-type="float" office:value="0.51735426219535785" table:formula="of:=1/(1+EXP(-1*[.K78]))" table:style-name="ce1">
            <text:p>0.517354262</text:p>
          </table:table-cell>
          <table:table-cell office:value-type="float" office:value="-2.1691477252471882" table:formula="of:=[.M77]-($$learning_rate*[.AB77])" table:style-name="ce1">
            <text:p>-2.169147725</text:p>
          </table:table-cell>
          <table:table-cell office:value-type="float" office:value="-2.1379562273724697" table:formula="of:=[.N77]-($$learning_rate*[.AC77])" table:style-name="ce1">
            <text:p>-2.137956227</text:p>
          </table:table-cell>
          <table:table-cell office:value-type="float" office:value="2.1835849017328601" table:formula="of:=[.O77]-($$learning_rate*[.AD77])" table:style-name="ce1">
            <text:p>2.183584902</text:p>
          </table:table-cell>
          <table:table-cell office:value-type="float" office:value="2.2458992812681369" table:formula="of:=[.P77]-($$learning_rate*[.AE77])" table:style-name="ce1">
            <text:p>2.245899281</text:p>
          </table:table-cell>
          <table:table-cell office:value-type="float" office:value="-2.2202076044895165" table:formula="of:=[.M78]*[.J78]+[.N78]*[.L78]" table:style-name="ce1">
            <text:p>-2.220207604</text:p>
          </table:table-cell>
          <table:table-cell office:value-type="float" office:value="9.7950459629476183E-2" table:formula="of:=1/(1+EXP(-1*[.Q78]))" table:style-name="ce1">
            <text:p>0.09795046</text:p>
          </table:table-cell>
          <table:table-cell office:value-type="float" office:value="2.2834676872041317" table:formula="of:=[.O78]*[.J78]+[.P78]*[.L78]" table:style-name="ce1">
            <text:p>2.283467687</text:p>
          </table:table-cell>
          <table:table-cell office:value-type="float" office:value="0.90749855326828999" table:formula="of:=1/(1+EXP(-1*[.S78]))" table:style-name="ce1">
            <text:p>0.907498553</text:p>
          </table:table-cell>
          <table:table-cell office:value-type="float" office:value="3.8676416745180606E-3" table:formula="of:=1/2*(POWER([.A78]-[.R78]; 2))" table:style-name="ce1">
            <text:p>0.003867642</text:p>
          </table:table-cell>
          <table:table-cell office:value-type="float" office:value="3.4032443564125919E-3" table:formula="of:=1/2*POWER([.B78]-[.T78]; 2)" table:style-name="ce1">
            <text:p>0.003403244</text:p>
          </table:table-cell>
          <table:table-cell office:value-type="float" office:value="7.2708860309306528E-3" table:formula="of:=[.U78]+[.V78]" table:style-name="ce1">
            <text:p>0.007270886</text:p>
          </table:table-cell>
          <table:table-cell office:value-type="float" office:value="-3.9944020263691336E-4" table:formula="of:=(([.R78]-[.A78])*[.R78]*(1-[.R78])*[.M78]+([.T78]-[.B78])*[.T78]*(1-[.T78])*[.O78])*[.J78]*(1-[.J78])*[.C78]" table:style-name="ce1">
            <text:p>-0.00039944</text:p>
          </table:table-cell>
          <table:table-cell office:value-type="float" office:value="-7.9888040527382673E-4" table:formula="of:=(([.R78]-[.A78])*[.R78]*(1-[.R78])*[.M78]+([.T78]-[.B78])*[.T78]*(1-[.T78])*[.O78])*[.J78]*(1-[.J78])*[.D78]" table:style-name="ce1">
            <text:p>-0.00079888</text:p>
          </table:table-cell>
          <table:table-cell office:value-type="float" office:value="-4.0180313500385548E-4" table:formula="of:=(([.R78]-[.A78])*[.R78]*(1-[.R78])*[.N78]+([.T78]-[.B78])*[.T78]*(1-[.T78])*[.P78])*[.J78]*(1-[.J78])*[.C78]" table:style-name="ce1">
            <text:p>-0.000401803</text:p>
          </table:table-cell>
          <table:table-cell office:value-type="float" office:value="-8.0360627000771096E-4" table:formula="of:=(([.R78]-[.A78])*[.R78]*(1-[.R78])*[.N78]+([.T78]-[.B78])*[.T78]*(1-[.T78])*[.P78])*[.J78]*(1-[.J78])*[.D78]" table:style-name="ce1">
            <text:p>-0.000803606</text:p>
          </table:table-cell>
          <table:table-cell office:value-type="float" office:value="3.9913562023302504E-3" table:formula="of:=([.R78]-[.A78])*[.R78]*(1-[.R78])*[.J78]" table:style-name="ce1">
            <text:p>0.003991356</text:p>
          </table:table-cell>
          <table:table-cell office:value-type="float" office:value="4.0203421261480786E-3" table:formula="of:=([.R78]-[.A78])*[.R78]*(1-[.R78])*[.L78]" table:style-name="ce1">
            <text:p>0.004020342</text:p>
          </table:table-cell>
          <table:table-cell office:value-type="float" office:value="-3.5571447411690588E-3" table:formula="of:=([.T78]-[.B78])*[.T78]*(1-[.T78])*[.J78]" table:style-name="ce1">
            <text:p>-0.003557145</text:p>
          </table:table-cell>
          <table:table-cell office:value-type="float" office:value="-3.5829773457399859E-3" table:formula="of:=([.T78]-[.B78])*[.T78]*(1-[.T78])*[.L78]" table:style-name="ce1">
            <text:p>-0.00358297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884059194253883" table:formula="of:=[.E78]-($$learning_rate*[.X78])" table:style-name="ce1">
            <text:p>0.258840592</text:p>
          </table:table-cell>
          <table:table-cell office:value-type="float" office:value="0.41768118388507752" table:formula="of:=[.F78]-($$learning_rate*[.Y78])" table:style-name="ce1">
            <text:p>0.417681184</text:p>
          </table:table-cell>
          <table:table-cell office:value-type="float" office:value="0.35858338265335721" table:formula="of:=[.G78]-($$learning_rate*[.Z78])" table:style-name="ce1">
            <text:p>0.358583383</text:p>
          </table:table-cell>
          <table:table-cell office:value-type="float" office:value="0.51716676530671413" table:formula="of:=[.H78]-($$learning_rate*[.AA78])" table:style-name="ce1">
            <text:p>0.517166765</text:p>
          </table:table-cell>
          <table:table-cell office:value-type="float" office:value="5.4710147985634699E-2" table:formula="of:=[.E79]*[.C79] + [.F79]*[.D79]" table:style-name="ce1">
            <text:p>0.054710148</text:p>
          </table:table-cell>
          <table:table-cell office:value-type="float" office:value="0.51367412638329157" table:formula="of:=1/(1+EXP(-[.I79]))" table:style-name="ce1">
            <text:p>0.513674126</text:p>
          </table:table-cell>
          <table:table-cell office:value-type="float" office:value="6.964584566333927E-2" table:formula="of:=[.G79]*[.C79]+[.H79]*[.D79]" table:style-name="ce1">
            <text:p>0.069645846</text:p>
          </table:table-cell>
          <table:table-cell office:value-type="float" office:value="0.51740442690655675" table:formula="of:=1/(1+EXP(-1*[.K79]))" table:style-name="ce1">
            <text:p>0.517404427</text:p>
          </table:table-cell>
          <table:table-cell office:value-type="float" office:value="-2.1771304376518485" table:formula="of:=[.M78]-($$learning_rate*[.AB78])" table:style-name="ce1">
            <text:p>-2.177130438</text:p>
          </table:table-cell>
          <table:table-cell office:value-type="float" office:value="-2.1459969116247657" table:formula="of:=[.N78]-($$learning_rate*[.AC78])" table:style-name="ce1">
            <text:p>-2.145996912</text:p>
          </table:table-cell>
          <table:table-cell office:value-type="float" office:value="2.1906991912151983" table:formula="of:=[.O78]-($$learning_rate*[.AD78])" table:style-name="ce1">
            <text:p>2.190699191</text:p>
          </table:table-cell>
          <table:table-cell office:value-type="float" office:value="2.2530652359596171" table:formula="of:=[.P78]-($$learning_rate*[.AE78])" table:style-name="ce1">
            <text:p>2.253065236</text:p>
          </table:table-cell>
          <table:table-cell office:value-type="float" office:value="-2.228683877785739" table:formula="of:=[.M79]*[.J79]+[.N79]*[.L79]" table:style-name="ce1">
            <text:p>-2.228683878</text:p>
          </table:table-cell>
          <table:table-cell office:value-type="float" office:value="9.7204076663534561E-2" table:formula="of:=1/(1+EXP(-1*[.Q79]))" table:style-name="ce1">
            <text:p>0.097204077</text:p>
          </table:table-cell>
          <table:table-cell office:value-type="float" office:value="2.2910514204108221" table:formula="of:=[.O79]*[.J79]+[.P79]*[.L79]" table:style-name="ce1">
            <text:p>2.29105142</text:p>
          </table:table-cell>
          <table:table-cell office:value-type="float" office:value="0.90813320487067273" table:formula="of:=1/(1+EXP(-1*[.S79]))" table:style-name="ce1">
            <text:p>0.908133205</text:p>
          </table:table-cell>
          <table:table-cell office:value-type="float" office:value="3.8022754933698067E-3" table:formula="of:=1/2*(POWER([.A79]-[.R79]; 2))" table:style-name="ce1">
            <text:p>0.003802275</text:p>
          </table:table-cell>
          <table:table-cell office:value-type="float" office:value="3.3510860723736211E-3" table:formula="of:=1/2*POWER([.B79]-[.T79]; 2)" table:style-name="ce1">
            <text:p>0.003351086</text:p>
          </table:table-cell>
          <table:table-cell office:value-type="float" office:value="7.1533615657434282E-3" table:formula="of:=[.U79]+[.V79]" table:style-name="ce1">
            <text:p>0.007153362</text:p>
          </table:table-cell>
          <table:table-cell office:value-type="float" office:value="-3.9499297097441983E-4" table:formula="of:=(([.R79]-[.A79])*[.R79]*(1-[.R79])*[.M79]+([.T79]-[.B79])*[.T79]*(1-[.T79])*[.O79])*[.J79]*(1-[.J79])*[.C79]" table:style-name="ce1">
            <text:p>-0.000394993</text:p>
          </table:table-cell>
          <table:table-cell office:value-type="float" office:value="-7.8998594194883967E-4" table:formula="of:=(([.R79]-[.A79])*[.R79]*(1-[.R79])*[.M79]+([.T79]-[.B79])*[.T79]*(1-[.T79])*[.O79])*[.J79]*(1-[.J79])*[.D79]" table:style-name="ce1">
            <text:p>-0.000789986</text:p>
          </table:table-cell>
          <table:table-cell office:value-type="float" office:value="-3.9733749053240202E-4" table:formula="of:=(([.R79]-[.A79])*[.R79]*(1-[.R79])*[.N79]+([.T79]-[.B79])*[.T79]*(1-[.T79])*[.P79])*[.J79]*(1-[.J79])*[.C79]" table:style-name="ce1">
            <text:p>-0.000397337</text:p>
          </table:table-cell>
          <table:table-cell office:value-type="float" office:value="-7.9467498106480404E-4" table:formula="of:=(([.R79]-[.A79])*[.R79]*(1-[.R79])*[.N79]+([.T79]-[.B79])*[.T79]*(1-[.T79])*[.P79])*[.J79]*(1-[.J79])*[.D79]" table:style-name="ce1">
            <text:p>-0.000794675</text:p>
          </table:table-cell>
          <table:table-cell office:value-type="float" office:value="3.9309593030463037E-3" table:formula="of:=([.R79]-[.A79])*[.R79]*(1-[.R79])*[.J79]" table:style-name="ce1">
            <text:p>0.003930959</text:p>
          </table:table-cell>
          <table:table-cell office:value-type="float" office:value="3.9595059219860833E-3" table:formula="of:=([.R79]-[.A79])*[.R79]*(1-[.R79])*[.L79]" table:style-name="ce1">
            <text:p>0.003959506</text:p>
          </table:table-cell>
          <table:table-cell office:value-type="float" office:value="-3.5083555623072059E-3" table:formula="of:=([.T79]-[.B79])*[.T79]*(1-[.T79])*[.J79]" table:style-name="ce1">
            <text:p>-0.003508356</text:p>
          </table:table-cell>
          <table:table-cell office:value-type="float" office:value="-3.533833233690073E-3" table:formula="of:=([.T79]-[.B79])*[.T79]*(1-[.T79])*[.L79]" table:style-name="ce1">
            <text:p>-0.00353383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5963057788448768" table:formula="of:=[.E79]-($$learning_rate*[.X79])" table:style-name="ce1">
            <text:p>0.259630578</text:p>
          </table:table-cell>
          <table:table-cell office:value-type="float" office:value="0.41926115576897521" table:formula="of:=[.F79]-($$learning_rate*[.Y79])" table:style-name="ce1">
            <text:p>0.419261156</text:p>
          </table:table-cell>
          <table:table-cell office:value-type="float" office:value="0.35937805763442199" table:formula="of:=[.G79]-($$learning_rate*[.Z79])" table:style-name="ce1">
            <text:p>0.359378058</text:p>
          </table:table-cell>
          <table:table-cell office:value-type="float" office:value="0.51875611526884369" table:formula="of:=[.H79]-($$learning_rate*[.AA79])" table:style-name="ce1">
            <text:p>0.518756115</text:p>
          </table:table-cell>
          <table:table-cell office:value-type="float" office:value="5.4907644471121911E-2" table:formula="of:=[.E80]*[.C80] + [.F80]*[.D80]" table:style-name="ce1">
            <text:p>0.054907644</text:p>
          </table:table-cell>
          <table:table-cell office:value-type="float" office:value="0.51372346344302877" table:formula="of:=1/(1+EXP(-[.I80]))" table:style-name="ce1">
            <text:p>0.513723463</text:p>
          </table:table-cell>
          <table:table-cell office:value-type="float" office:value="6.9844514408605479E-2" table:formula="of:=[.G80]*[.C80]+[.H80]*[.D80]" table:style-name="ce1">
            <text:p>0.069844514</text:p>
          </table:table-cell>
          <table:table-cell office:value-type="float" office:value="0.51745403374162435" table:formula="of:=1/(1+EXP(-1*[.K80]))" table:style-name="ce1">
            <text:p>0.517454034</text:p>
          </table:table-cell>
          <table:table-cell office:value-type="float" office:value="-2.1849923562579412" table:formula="of:=[.M79]-($$learning_rate*[.AB79])" table:style-name="ce1">
            <text:p>-2.184992356</text:p>
          </table:table-cell>
          <table:table-cell office:value-type="float" office:value="-2.1539159234687379" table:formula="of:=[.N79]-($$learning_rate*[.AC79])" table:style-name="ce1">
            <text:p>-2.153915923</text:p>
          </table:table-cell>
          <table:table-cell office:value-type="float" office:value="2.1977159023398127" table:formula="of:=[.O79]-($$learning_rate*[.AD79])" table:style-name="ce1">
            <text:p>2.197715902</text:p>
          </table:table-cell>
          <table:table-cell office:value-type="float" office:value="2.2601329024269972" table:formula="of:=[.P79]-($$learning_rate*[.AE79])" table:style-name="ce1">
            <text:p>2.260132902</text:p>
          </table:table-cell>
          <table:table-cell office:value-type="float" office:value="-2.2370343237925878" table:formula="of:=[.M80]*[.J80]+[.N80]*[.L80]" table:style-name="ce1">
            <text:p>-2.237034324</text:p>
          </table:table-cell>
          <table:table-cell office:value-type="float" office:value="9.6473740314276121E-2" table:formula="of:=1/(1+EXP(-1*[.Q80]))" table:style-name="ce1">
            <text:p>0.09647374</text:p>
          </table:table-cell>
          <table:table-cell office:value-type="float" office:value="2.2985331121668446" table:formula="of:=[.O80]*[.J80]+[.P80]*[.L80]" table:style-name="ce1">
            <text:p>2.298533112</text:p>
          </table:table-cell>
          <table:table-cell office:value-type="float" office:value="0.90875547908297161" table:formula="of:=1/(1+EXP(-1*[.S80]))" table:style-name="ce1">
            <text:p>0.908755479</text:p>
          </table:table-cell>
          <table:table-cell office:value-type="float" office:value="3.7388538819704319E-3" table:formula="of:=1/2*(POWER([.A80]-[.R80]; 2))" table:style-name="ce1">
            <text:p>0.003738854</text:p>
          </table:table-cell>
          <table:table-cell office:value-type="float" office:value="3.3003360895187315E-3" table:formula="of:=1/2*POWER([.B80]-[.T80]; 2)" table:style-name="ce1">
            <text:p>0.003300336</text:p>
          </table:table-cell>
          <table:table-cell office:value-type="float" office:value="7.0391899714891629E-3" table:formula="of:=[.U80]+[.V80]" table:style-name="ce1">
            <text:p>0.00703919</text:p>
          </table:table-cell>
          <table:table-cell office:value-type="float" office:value="-3.906431848354991E-4" table:formula="of:=(([.R80]-[.A80])*[.R80]*(1-[.R80])*[.M80]+([.T80]-[.B80])*[.T80]*(1-[.T80])*[.O80])*[.J80]*(1-[.J80])*[.C80]" table:style-name="ce1">
            <text:p>-0.000390643</text:p>
          </table:table-cell>
          <table:table-cell office:value-type="float" office:value="-7.812863696709982E-4" table:formula="of:=(([.R80]-[.A80])*[.R80]*(1-[.R80])*[.M80]+([.T80]-[.B80])*[.T80]*(1-[.T80])*[.O80])*[.J80]*(1-[.J80])*[.D80]" table:style-name="ce1">
            <text:p>-0.000781286</text:p>
          </table:table-cell>
          <table:table-cell office:value-type="float" office:value="-3.929694686208174E-4" table:formula="of:=(([.R80]-[.A80])*[.R80]*(1-[.R80])*[.N80]+([.T80]-[.B80])*[.T80]*(1-[.T80])*[.P80])*[.J80]*(1-[.J80])*[.C80]" table:style-name="ce1">
            <text:p>-0.000392969</text:p>
          </table:table-cell>
          <table:table-cell office:value-type="float" office:value="-7.859389372416348E-4" table:formula="of:=(([.R80]-[.A80])*[.R80]*(1-[.R80])*[.N80]+([.T80]-[.B80])*[.T80]*(1-[.T80])*[.P80])*[.J80]*(1-[.J80])*[.D80]" table:style-name="ce1">
            <text:p>-0.000785939</text:p>
          </table:table-cell>
          <table:table-cell office:value-type="float" office:value="3.8722513681159467E-3" table:formula="of:=([.R80]-[.A80])*[.R80]*(1-[.R80])*[.J80]" table:style-name="ce1">
            <text:p>0.003872251</text:p>
          </table:table-cell>
          <table:table-cell office:value-type="float" office:value="3.9003709829876772E-3" table:formula="of:=([.R80]-[.A80])*[.R80]*(1-[.R80])*[.L80]" table:style-name="ce1">
            <text:p>0.003900371</text:p>
          </table:table-cell>
          <table:table-cell office:value-type="float" office:value="-3.4608065295428738E-3" table:formula="of:=([.T80]-[.B80])*[.T80]*(1-[.T80])*[.J80]" table:style-name="ce1">
            <text:p>-0.003460807</text:p>
          </table:table-cell>
          <table:table-cell office:value-type="float" office:value="-3.4859383036724197E-3" table:formula="of:=([.T80]-[.B80])*[.T80]*(1-[.T80])*[.L80]" table:style-name="ce1">
            <text:p>-0.00348593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041186425415869" table:formula="of:=[.E80]-($$learning_rate*[.X80])" table:style-name="ce1">
            <text:p>0.260411864</text:p>
          </table:table-cell>
          <table:table-cell office:value-type="float" office:value="0.42082372850831723" table:formula="of:=[.F80]-($$learning_rate*[.Y80])" table:style-name="ce1">
            <text:p>0.420823729</text:p>
          </table:table-cell>
          <table:table-cell office:value-type="float" office:value="0.36016399657166365" table:formula="of:=[.G80]-($$learning_rate*[.Z80])" table:style-name="ce1">
            <text:p>0.360163997</text:p>
          </table:table-cell>
          <table:table-cell office:value-type="float" office:value="0.52032799314332701" table:formula="of:=[.H80]-($$learning_rate*[.AA80])" table:style-name="ce1">
            <text:p>0.520327993</text:p>
          </table:table-cell>
          <table:table-cell office:value-type="float" office:value="5.5102966063539663E-2" table:formula="of:=[.E81]*[.C81] + [.F81]*[.D81]" table:style-name="ce1">
            <text:p>0.055102966</text:p>
          </table:table-cell>
          <table:table-cell office:value-type="float" office:value="0.51377225692459849" table:formula="of:=1/(1+EXP(-[.I81]))" table:style-name="ce1">
            <text:p>0.513772257</text:p>
          </table:table-cell>
          <table:table-cell office:value-type="float" office:value="7.0040999142915894E-2" table:formula="of:=[.G81]*[.C81]+[.H81]*[.D81]" table:style-name="ce1">
            <text:p>0.070040999</text:p>
          </table:table-cell>
          <table:table-cell office:value-type="float" office:value="0.51750309489903468" table:formula="of:=1/(1+EXP(-1*[.K81]))" table:style-name="ce1">
            <text:p>0.517503095</text:p>
          </table:table-cell>
          <table:table-cell office:value-type="float" office:value="-2.1927368589941731" table:formula="of:=[.M80]-($$learning_rate*[.AB80])" table:style-name="ce1">
            <text:p>-2.192736859</text:p>
          </table:table-cell>
          <table:table-cell office:value-type="float" office:value="-2.1617166654347133" table:formula="of:=[.N80]-($$learning_rate*[.AC80])" table:style-name="ce1">
            <text:p>-2.161716665</text:p>
          </table:table-cell>
          <table:table-cell office:value-type="float" office:value="2.2046375153988986" table:formula="of:=[.O80]-($$learning_rate*[.AD80])" table:style-name="ce1">
            <text:p>2.204637515</text:p>
          </table:table-cell>
          <table:table-cell office:value-type="float" office:value="2.2671047790343422" table:formula="of:=[.P80]-($$learning_rate*[.AE80])" table:style-name="ce1">
            <text:p>2.267104779</text:p>
          </table:table-cell>
          <table:table-cell office:value-type="float" office:value="-2.2452624295444767" table:formula="of:=[.M81]*[.J81]+[.N81]*[.L81]" table:style-name="ce1">
            <text:p>-2.24526243</text:p>
          </table:table-cell>
          <table:table-cell office:value-type="float" office:value="9.5758902138377164E-2" table:formula="of:=1/(1+EXP(-1*[.Q81]))" table:style-name="ce1">
            <text:p>0.095758902</text:p>
          </table:table-cell>
          <table:table-cell office:value-type="float" office:value="2.3059153315977956" table:formula="of:=[.O81]*[.J81]+[.P81]*[.L81]" table:style-name="ce1">
            <text:p>2.305915332</text:p>
          </table:table-cell>
          <table:table-cell office:value-type="float" office:value="0.9093657607180734" table:formula="of:=1/(1+EXP(-1*[.S81]))" table:style-name="ce1">
            <text:p>0.909365761</text:p>
          </table:table-cell>
          <table:table-cell office:value-type="float" office:value="3.677294647989876E-3" table:formula="of:=1/2*(POWER([.A81]-[.R81]; 2))" table:style-name="ce1">
            <text:p>0.003677295</text:p>
          </table:table-cell>
          <table:table-cell office:value-type="float" office:value="3.2509402722874967E-3" table:formula="of:=1/2*POWER([.B81]-[.T81]; 2)" table:style-name="ce1">
            <text:p>0.00325094</text:p>
          </table:table-cell>
          <table:table-cell office:value-type="float" office:value="6.9282349202773727E-3" table:formula="of:=[.U81]+[.V81]" table:style-name="ce1">
            <text:p>0.006928235</text:p>
          </table:table-cell>
          <table:table-cell office:value-type="float" office:value="-3.8638770914475743E-4" table:formula="of:=(([.R81]-[.A81])*[.R81]*(1-[.R81])*[.M81]+([.T81]-[.B81])*[.T81]*(1-[.T81])*[.O81])*[.J81]*(1-[.J81])*[.C81]" table:style-name="ce1">
            <text:p>-0.000386388</text:p>
          </table:table-cell>
          <table:table-cell office:value-type="float" office:value="-7.7277541828951486E-4" table:formula="of:=(([.R81]-[.A81])*[.R81]*(1-[.R81])*[.M81]+([.T81]-[.B81])*[.T81]*(1-[.T81])*[.O81])*[.J81]*(1-[.J81])*[.D81]" table:style-name="ce1">
            <text:p>-0.000772775</text:p>
          </table:table-cell>
          <table:table-cell office:value-type="float" office:value="-3.8869593786967384E-4" table:formula="of:=(([.R81]-[.A81])*[.R81]*(1-[.R81])*[.N81]+([.T81]-[.B81])*[.T81]*(1-[.T81])*[.P81])*[.J81]*(1-[.J81])*[.C81]" table:style-name="ce1">
            <text:p>-0.000388696</text:p>
          </table:table-cell>
          <table:table-cell office:value-type="float" office:value="-7.7739187573934768E-4" table:formula="of:=(([.R81]-[.A81])*[.R81]*(1-[.R81])*[.N81]+([.T81]-[.B81])*[.T81]*(1-[.T81])*[.P81])*[.J81]*(1-[.J81])*[.D81]" table:style-name="ce1">
            <text:p>-0.000777392</text:p>
          </table:table-cell>
          <table:table-cell office:value-type="float" office:value="3.8151644446340347E-3" table:formula="of:=([.R81]-[.A81])*[.R81]*(1-[.R81])*[.J81]" table:style-name="ce1">
            <text:p>0.003815164</text:p>
          </table:table-cell>
          <table:table-cell office:value-type="float" office:value="3.8428688607384806E-3" table:formula="of:=([.R81]-[.A81])*[.R81]*(1-[.R81])*[.L81]" table:style-name="ce1">
            <text:p>0.003842869</text:p>
          </table:table-cell>
          <table:table-cell office:value-type="float" office:value="-3.414452177637509E-3" table:formula="of:=([.T81]-[.B81])*[.T81]*(1-[.T81])*[.J81]" table:style-name="ce1">
            <text:p>-0.003414452</text:p>
          </table:table-cell>
          <table:table-cell office:value-type="float" office:value="-3.4392467586498812E-3" table:formula="of:=([.T81]-[.B81])*[.T81]*(1-[.T81])*[.L81]" table:style-name="ce1">
            <text:p>-0.00343924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11846396724482" table:formula="of:=[.E81]-($$learning_rate*[.X81])" table:style-name="ce1">
            <text:p>0.26118464</text:p>
          </table:table-cell>
          <table:table-cell office:value-type="float" office:value="0.42236927934489626" table:formula="of:=[.F81]-($$learning_rate*[.Y81])" table:style-name="ce1">
            <text:p>0.422369279</text:p>
          </table:table-cell>
          <table:table-cell office:value-type="float" office:value="0.36094138844740298" table:formula="of:=[.G81]-($$learning_rate*[.Z81])" table:style-name="ce1">
            <text:p>0.360941388</text:p>
          </table:table-cell>
          <table:table-cell office:value-type="float" office:value="0.52188277689480567" table:formula="of:=[.H81]-($$learning_rate*[.AA81])" table:style-name="ce1">
            <text:p>0.521882777</text:p>
          </table:table-cell>
          <table:table-cell office:value-type="float" office:value="5.5296159918112042E-2" table:formula="of:=[.E82]*[.C82] + [.F82]*[.D82]" table:style-name="ce1">
            <text:p>0.05529616</text:p>
          </table:table-cell>
          <table:table-cell office:value-type="float" office:value="0.51382051861562472" table:formula="of:=1/(1+EXP(-[.I82]))" table:style-name="ce1">
            <text:p>0.513820519</text:p>
          </table:table-cell>
          <table:table-cell office:value-type="float" office:value="7.0235347111850713E-2" table:formula="of:=[.G82]*[.C82]+[.H82]*[.D82]" table:style-name="ce1">
            <text:p>0.070235347</text:p>
          </table:table-cell>
          <table:table-cell office:value-type="float" office:value="0.51755162218592132" table:formula="of:=1/(1+EXP(-1*[.K82]))" table:style-name="ce1">
            <text:p>0.517551622</text:p>
          </table:table-cell>
          <table:table-cell office:value-type="float" office:value="-2.2003671878834412" table:formula="of:=[.M81]-($$learning_rate*[.AB81])" table:style-name="ce1">
            <text:p>-2.200367188</text:p>
          </table:table-cell>
          <table:table-cell office:value-type="float" office:value="-2.1694024031561905" table:formula="of:=[.N81]-($$learning_rate*[.AC81])" table:style-name="ce1">
            <text:p>-2.169402403</text:p>
          </table:table-cell>
          <table:table-cell office:value-type="float" office:value="2.2114664197541738" table:formula="of:=[.O81]-($$learning_rate*[.AD81])" table:style-name="ce1">
            <text:p>2.21146642</text:p>
          </table:table-cell>
          <table:table-cell office:value-type="float" office:value="2.273983272551642" table:formula="of:=[.P81]-($$learning_rate*[.AE81])" table:style-name="ce1">
            <text:p>2.273983273</text:p>
          </table:table-cell>
          <table:table-cell office:value-type="float" office:value="-2.253371542550596" table:formula="of:=[.M82]*[.J82]+[.N82]*[.L82]" table:style-name="ce1">
            <text:p>-2.253371543</text:p>
          </table:table-cell>
          <table:table-cell office:value-type="float" office:value="9.5059039071147294E-2" table:formula="of:=1/(1+EXP(-1*[.Q82]))" table:style-name="ce1">
            <text:p>0.095059039</text:p>
          </table:table-cell>
          <table:table-cell office:value-type="float" office:value="2.313200554231881" table:formula="of:=[.O82]*[.J82]+[.P82]*[.L82]" table:style-name="ce1">
            <text:p>2.313200554</text:p>
          </table:table-cell>
          <table:table-cell office:value-type="float" office:value="0.9099644183553891" table:formula="of:=1/(1+EXP(-1*[.S82]))" table:style-name="ce1">
            <text:p>0.909964418</text:p>
          </table:table-cell>
          <table:table-cell office:value-type="float" office:value="3.6175200638534815E-3" table:formula="of:=1/2*(POWER([.A82]-[.R82]; 2))" table:style-name="ce1">
            <text:p>0.00361752</text:p>
          </table:table-cell>
          <table:table-cell office:value-type="float" office:value="3.2028471645955876E-3" table:formula="of:=1/2*POWER([.B82]-[.T82]; 2)" table:style-name="ce1">
            <text:p>0.003202847</text:p>
          </table:table-cell>
          <table:table-cell office:value-type="float" office:value="6.8203672284490695E-3" table:formula="of:=[.U82]+[.V82]" table:style-name="ce1">
            <text:p>0.006820367</text:p>
          </table:table-cell>
          <table:table-cell office:value-type="float" office:value="-3.8222353949997405E-4" table:formula="of:=(([.R82]-[.A82])*[.R82]*(1-[.R82])*[.M82]+([.T82]-[.B82])*[.T82]*(1-[.T82])*[.O82])*[.J82]*(1-[.J82])*[.C82]" table:style-name="ce1">
            <text:p>-0.000382224</text:p>
          </table:table-cell>
          <table:table-cell office:value-type="float" office:value="-7.644470789999481E-4" table:formula="of:=(([.R82]-[.A82])*[.R82]*(1-[.R82])*[.M82]+([.T82]-[.B82])*[.T82]*(1-[.T82])*[.O82])*[.J82]*(1-[.J82])*[.D82]" table:style-name="ce1">
            <text:p>-0.000764447</text:p>
          </table:table-cell>
          <table:table-cell office:value-type="float" office:value="-3.8451389689026839E-4" table:formula="of:=(([.R82]-[.A82])*[.R82]*(1-[.R82])*[.N82]+([.T82]-[.B82])*[.T82]*(1-[.T82])*[.P82])*[.J82]*(1-[.J82])*[.C82]" table:style-name="ce1">
            <text:p>-0.000384514</text:p>
          </table:table-cell>
          <table:table-cell office:value-type="float" office:value="-7.6902779378053678E-4" table:formula="of:=(([.R82]-[.A82])*[.R82]*(1-[.R82])*[.N82]+([.T82]-[.B82])*[.T82]*(1-[.T82])*[.P82])*[.J82]*(1-[.J82])*[.D82]" table:style-name="ce1">
            <text:p>-0.000769028</text:p>
          </table:table-cell>
          <table:table-cell office:value-type="float" office:value="3.7596341124761646E-3" table:formula="of:=([.R82]-[.A82])*[.R82]*(1-[.R82])*[.J82]" table:style-name="ce1">
            <text:p>0.003759634</text:p>
          </table:table-cell>
          <table:table-cell office:value-type="float" office:value="3.7869346653965946E-3" table:formula="of:=([.R82]-[.A82])*[.R82]*(1-[.R82])*[.L82]" table:style-name="ce1">
            <text:p>0.003786935</text:p>
          </table:table-cell>
          <table:table-cell office:value-type="float" office:value="-3.3692491997497145E-3" table:formula="of:=([.T82]-[.B82])*[.T82]*(1-[.T82])*[.J82]" table:style-name="ce1">
            <text:p>-0.003369249</text:p>
          </table:table-cell>
          <table:table-cell office:value-type="float" office:value="-3.3937149757609082E-3" table:formula="of:=([.T82]-[.B82])*[.T82]*(1-[.T82])*[.L82]" table:style-name="ce1">
            <text:p>-0.003393715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194908675144818" table:formula="of:=[.E82]-($$learning_rate*[.X82])" table:style-name="ce1">
            <text:p>0.261949087</text:p>
          </table:table-cell>
          <table:table-cell office:value-type="float" office:value="0.42389817350289616" table:formula="of:=[.F82]-($$learning_rate*[.Y82])" table:style-name="ce1">
            <text:p>0.423898174</text:p>
          </table:table-cell>
          <table:table-cell office:value-type="float" office:value="0.3617104162411835" table:formula="of:=[.G82]-($$learning_rate*[.Z82])" table:style-name="ce1">
            <text:p>0.361710416</text:p>
          </table:table-cell>
          <table:table-cell office:value-type="float" office:value="0.5234208324823667" table:formula="of:=[.H82]-($$learning_rate*[.AA82])" table:style-name="ce1">
            <text:p>0.523420832</text:p>
          </table:table-cell>
          <table:table-cell office:value-type="float" office:value="5.5487271687862029E-2" table:formula="of:=[.E83]*[.C83] + [.F83]*[.D83]" table:style-name="ce1">
            <text:p>0.055487272</text:p>
          </table:table-cell>
          <table:table-cell office:value-type="float" office:value="0.51386825992818441" table:formula="of:=1/(1+EXP(-[.I83]))" table:style-name="ce1">
            <text:p>0.51386826</text:p>
          </table:table-cell>
          <table:table-cell office:value-type="float" office:value="7.0427604060295843E-2" table:formula="of:=[.G83]*[.C83]+[.H83]*[.D83]" table:style-name="ce1">
            <text:p>0.070427604</text:p>
          </table:table-cell>
          <table:table-cell office:value-type="float" office:value="0.51759962703432805" table:formula="of:=1/(1+EXP(-1*[.K83]))" table:style-name="ce1">
            <text:p>0.517599627</text:p>
          </table:table-cell>
          <table:table-cell office:value-type="float" office:value="-2.2078864561083935" table:formula="of:=[.M82]-($$learning_rate*[.AB82])" table:style-name="ce1">
            <text:p>-2.207886456</text:p>
          </table:table-cell>
          <table:table-cell office:value-type="float" office:value="-2.1769762724869839" table:formula="of:=[.N82]-($$learning_rate*[.AC82])" table:style-name="ce1">
            <text:p>-2.176976272</text:p>
          </table:table-cell>
          <table:table-cell office:value-type="float" office:value="2.2182049181536732" table:formula="of:=[.O82]-($$learning_rate*[.AD82])" table:style-name="ce1">
            <text:p>2.218204918</text:p>
          </table:table-cell>
          <table:table-cell office:value-type="float" office:value="2.2807707025031636" table:formula="of:=[.P82]-($$learning_rate*[.AE82])" table:style-name="ce1">
            <text:p>2.280770703</text:p>
          </table:table-cell>
          <table:table-cell office:value-type="float" office:value="-2.2613648780212703" table:formula="of:=[.M83]*[.J83]+[.N83]*[.L83]" table:style-name="ce1">
            <text:p>-2.261364878</text:p>
          </table:table-cell>
          <table:table-cell office:value-type="float" office:value="9.4373651957600391E-2" table:formula="of:=1/(1+EXP(-1*[.Q83]))" table:style-name="ce1">
            <text:p>0.094373652</text:p>
          </table:table-cell>
          <table:table-cell office:value-type="float" office:value="2.3203911664222288" table:formula="of:=[.O83]*[.J83]+[.P83]*[.L83]" table:style-name="ce1">
            <text:p>2.320391166</text:p>
          </table:table-cell>
          <table:table-cell office:value-type="float" office:value="0.91055180519907652" table:formula="of:=1/(1+EXP(-1*[.S83]))" table:style-name="ce1">
            <text:p>0.910551805</text:p>
          </table:table-cell>
          <table:table-cell office:value-type="float" office:value="3.5594565723311425E-3" table:formula="of:=1/2*(POWER([.A83]-[.R83]; 2))" table:style-name="ce1">
            <text:p>0.003559457</text:p>
          </table:table-cell>
          <table:table-cell office:value-type="float" office:value="3.1560078285627412E-3" table:formula="of:=1/2*POWER([.B83]-[.T83]; 2)" table:style-name="ce1">
            <text:p>0.003156008</text:p>
          </table:table-cell>
          <table:table-cell office:value-type="float" office:value="6.7154644008938832E-3" table:formula="of:=[.U83]+[.V83]" table:style-name="ce1">
            <text:p>0.006715464</text:p>
          </table:table-cell>
          <table:table-cell office:value-type="float" office:value="-3.7814779560553437E-4" table:formula="of:=(([.R83]-[.A83])*[.R83]*(1-[.R83])*[.M83]+([.T83]-[.B83])*[.T83]*(1-[.T83])*[.O83])*[.J83]*(1-[.J83])*[.C83]" table:style-name="ce1">
            <text:p>-0.000378148</text:p>
          </table:table-cell>
          <table:table-cell office:value-type="float" office:value="-7.5629559121106874E-4" table:formula="of:=(([.R83]-[.A83])*[.R83]*(1-[.R83])*[.M83]+([.T83]-[.B83])*[.T83]*(1-[.T83])*[.O83])*[.J83]*(1-[.J83])*[.D83]" table:style-name="ce1">
            <text:p>-0.000756296</text:p>
          </table:table-cell>
          <table:table-cell office:value-type="float" office:value="-3.8042046780578198E-4" table:formula="of:=(([.R83]-[.A83])*[.R83]*(1-[.R83])*[.N83]+([.T83]-[.B83])*[.T83]*(1-[.T83])*[.P83])*[.J83]*(1-[.J83])*[.C83]" table:style-name="ce1">
            <text:p>-0.00038042</text:p>
          </table:table-cell>
          <table:table-cell office:value-type="float" office:value="-7.6084093561156396E-4" table:formula="of:=(([.R83]-[.A83])*[.R83]*(1-[.R83])*[.N83]+([.T83]-[.B83])*[.T83]*(1-[.T83])*[.P83])*[.J83]*(1-[.J83])*[.D83]" table:style-name="ce1">
            <text:p>-0.000760841</text:p>
          </table:table-cell>
          <table:table-cell office:value-type="float" office:value="3.7055992607148303E-3" table:formula="of:=([.R83]-[.A83])*[.R83]*(1-[.R83])*[.J83]" table:style-name="ce1">
            <text:p>0.003705599</text:p>
          </table:table-cell>
          <table:table-cell office:value-type="float" office:value="3.7325068404745025E-3" table:formula="of:=([.R83]-[.A83])*[.R83]*(1-[.R83])*[.L83]" table:style-name="ce1">
            <text:p>0.003732507</text:p>
          </table:table-cell>
          <table:table-cell office:value-type="float" office:value="-3.3251563224558976E-3" table:formula="of:=([.T83]-[.B83])*[.T83]*(1-[.T83])*[.J83]" table:style-name="ce1">
            <text:p>-0.003325156</text:p>
          </table:table-cell>
          <table:table-cell office:value-type="float" office:value="-3.3493013804249019E-3" table:formula="of:=([.T83]-[.B83])*[.T83]*(1-[.T83])*[.L83]" table:style-name="ce1">
            <text:p>-0.00334930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270538234265922" table:formula="of:=[.E83]-($$learning_rate*[.X83])" table:style-name="ce1">
            <text:p>0.262705382</text:p>
          </table:table-cell>
          <table:table-cell office:value-type="float" office:value="0.4254107646853183" table:formula="of:=[.F83]-($$learning_rate*[.Y83])" table:style-name="ce1">
            <text:p>0.425410765</text:p>
          </table:table-cell>
          <table:table-cell office:value-type="float" office:value="0.36247125717679507" table:formula="of:=[.G83]-($$learning_rate*[.Z83])" table:style-name="ce1">
            <text:p>0.362471257</text:p>
          </table:table-cell>
          <table:table-cell office:value-type="float" office:value="0.52494251435358985" table:formula="of:=[.H83]-($$learning_rate*[.AA83])" table:style-name="ce1">
            <text:p>0.524942514</text:p>
          </table:table-cell>
          <table:table-cell office:value-type="float" office:value="5.5676345585664797E-2" table:formula="of:=[.E84]*[.C84] + [.F84]*[.D84]" table:style-name="ce1">
            <text:p>0.055676346</text:p>
          </table:table-cell>
          <table:table-cell office:value-type="float" office:value="0.51391549191432184" table:formula="of:=1/(1+EXP(-[.I84]))" table:style-name="ce1">
            <text:p>0.513915492</text:p>
          </table:table-cell>
          <table:table-cell office:value-type="float" office:value="7.061781429419875E-2" table:formula="of:=[.G84]*[.C84]+[.H84]*[.D84]" table:style-name="ce1">
            <text:p>0.070617814</text:p>
          </table:table-cell>
          <table:table-cell office:value-type="float" office:value="0.51764712051664508" table:formula="of:=1/(1+EXP(-1*[.K84]))" table:style-name="ce1">
            <text:p>0.517647121</text:p>
          </table:table-cell>
          <table:table-cell office:value-type="float" office:value="-2.2152976546298233" table:formula="of:=[.M83]-($$learning_rate*[.AB83])" table:style-name="ce1">
            <text:p>-2.215297655</text:p>
          </table:table-cell>
          <table:table-cell office:value-type="float" office:value="-2.184441286167933" table:formula="of:=[.N83]-($$learning_rate*[.AC83])" table:style-name="ce1">
            <text:p>-2.184441286</text:p>
          </table:table-cell>
          <table:table-cell office:value-type="float" office:value="2.2248552307985849" table:formula="of:=[.O83]-($$learning_rate*[.AD83])" table:style-name="ce1">
            <text:p>2.224855231</text:p>
          </table:table-cell>
          <table:table-cell office:value-type="float" office:value="2.2874693052640134" table:formula="of:=[.P83]-($$learning_rate*[.AE83])" table:style-name="ce1">
            <text:p>2.287469305</text:p>
          </table:table-cell>
          <table:table-cell office:value-type="float" office:value="-2.2692455256382362" table:formula="of:=[.M84]*[.J84]+[.N84]*[.L84]" table:style-name="ce1">
            <text:p>-2.269245526</text:p>
          </table:table-cell>
          <table:table-cell office:value-type="float" office:value="9.3702264184958931E-2" table:formula="of:=1/(1+EXP(-1*[.Q84]))" table:style-name="ce1">
            <text:p>0.093702264</text:p>
          </table:table-cell>
          <table:table-cell office:value-type="float" office:value="2.3274894695141342" table:formula="of:=[.O84]*[.J84]+[.P84]*[.L84]" table:style-name="ce1">
            <text:p>2.32748947</text:p>
          </table:table-cell>
          <table:table-cell office:value-type="float" office:value="0.91112825988203816" table:formula="of:=1/(1+EXP(-1*[.S84]))" table:style-name="ce1">
            <text:p>0.91112826</text:p>
          </table:table-cell>
          <table:table-cell office:value-type="float" office:value="3.5030345148443299E-3" table:formula="of:=1/2*(POWER([.A84]-[.R84]; 2))" table:style-name="ce1">
            <text:p>0.003503035</text:p>
          </table:table-cell>
          <table:table-cell office:value-type="float" office:value="3.1103756946176549E-3" table:formula="of:=1/2*POWER([.B84]-[.T84]; 2)" table:style-name="ce1">
            <text:p>0.003110376</text:p>
          </table:table-cell>
          <table:table-cell office:value-type="float" office:value="6.6134102094619843E-3" table:formula="of:=[.U84]+[.V84]" table:style-name="ce1">
            <text:p>0.00661341</text:p>
          </table:table-cell>
          <table:table-cell office:value-type="float" office:value="-3.7415771508384697E-4" table:formula="of:=(([.R84]-[.A84])*[.R84]*(1-[.R84])*[.M84]+([.T84]-[.B84])*[.T84]*(1-[.T84])*[.O84])*[.J84]*(1-[.J84])*[.C84]" table:style-name="ce1">
            <text:p>-0.000374158</text:p>
          </table:table-cell>
          <table:table-cell office:value-type="float" office:value="-7.4831543016769394E-4" table:formula="of:=(([.R84]-[.A84])*[.R84]*(1-[.R84])*[.M84]+([.T84]-[.B84])*[.T84]*(1-[.T84])*[.O84])*[.J84]*(1-[.J84])*[.D84]" table:style-name="ce1">
            <text:p>-0.000748315</text:p>
          </table:table-cell>
          <table:table-cell office:value-type="float" office:value="-3.764128901237113E-4" table:formula="of:=(([.R84]-[.A84])*[.R84]*(1-[.R84])*[.N84]+([.T84]-[.B84])*[.T84]*(1-[.T84])*[.P84])*[.J84]*(1-[.J84])*[.C84]" table:style-name="ce1">
            <text:p>-0.000376413</text:p>
          </table:table-cell>
          <table:table-cell office:value-type="float" office:value="-7.528257802474226E-4" table:formula="of:=(([.R84]-[.A84])*[.R84]*(1-[.R84])*[.N84]+([.T84]-[.B84])*[.T84]*(1-[.T84])*[.P84])*[.J84]*(1-[.J84])*[.D84]" table:style-name="ce1">
            <text:p>-0.000752826</text:p>
          </table:table-cell>
          <table:table-cell office:value-type="float" office:value="3.6530018806190004E-3" table:formula="of:=([.R84]-[.A84])*[.R84]*(1-[.R84])*[.J84]" table:style-name="ce1">
            <text:p>0.003653002</text:p>
          </table:table-cell>
          <table:table-cell office:value-type="float" office:value="3.679526954325732E-3" table:formula="of:=([.R84]-[.A84])*[.R84]*(1-[.R84])*[.L84]" table:style-name="ce1">
            <text:p>0.003679527</text:p>
          </table:table-cell>
          <table:table-cell office:value-type="float" office:value="-3.2821341892675382E-3" table:formula="of:=([.T84]-[.B84])*[.T84]*(1-[.T84])*[.J84]" table:style-name="ce1">
            <text:p>-0.003282134</text:p>
          </table:table-cell>
          <table:table-cell office:value-type="float" office:value="-3.3059663290065278E-3" table:formula="of:=([.T84]-[.B84])*[.T84]*(1-[.T84])*[.L84]" table:style-name="ce1">
            <text:p>-0.003305966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34536977728269" table:formula="of:=[.E84]-($$learning_rate*[.X84])" table:style-name="ce1">
            <text:p>0.263453698</text:p>
          </table:table-cell>
          <table:table-cell office:value-type="float" office:value="0.42690739554565371" table:formula="of:=[.F84]-($$learning_rate*[.Y84])" table:style-name="ce1">
            <text:p>0.426907396</text:p>
          </table:table-cell>
          <table:table-cell office:value-type="float" office:value="0.3632240829570425" table:formula="of:=[.G84]-($$learning_rate*[.Z84])" table:style-name="ce1">
            <text:p>0.363224083</text:p>
          </table:table-cell>
          <table:table-cell office:value-type="float" office:value="0.52644816591408472" table:formula="of:=[.H84]-($$learning_rate*[.AA84])" table:style-name="ce1">
            <text:p>0.526448166</text:p>
          </table:table-cell>
          <table:table-cell office:value-type="float" office:value="5.5863424443206716E-2" table:formula="of:=[.E85]*[.C85] + [.F85]*[.D85]" table:style-name="ce1">
            <text:p>0.055863424</text:p>
          </table:table-cell>
          <table:table-cell office:value-type="float" office:value="0.51396222528078905" table:formula="of:=1/(1+EXP(-[.I85]))" table:style-name="ce1">
            <text:p>0.513962225</text:p>
          </table:table-cell>
          <table:table-cell office:value-type="float" office:value="7.0806020739260594E-2" table:formula="of:=[.G85]*[.C85]+[.H85]*[.D85]" table:style-name="ce1">
            <text:p>0.070806021</text:p>
          </table:table-cell>
          <table:table-cell office:value-type="float" office:value="0.51769411336028093" table:formula="of:=1/(1+EXP(-1*[.K85]))" table:style-name="ce1">
            <text:p>0.517694113</text:p>
          </table:table-cell>
          <table:table-cell office:value-type="float" office:value="-2.2226036583910611" table:formula="of:=[.M84]-($$learning_rate*[.AB84])" table:style-name="ce1">
            <text:p>-2.222603658</text:p>
          </table:table-cell>
          <table:table-cell office:value-type="float" office:value="-2.1918003400765844" table:formula="of:=[.N84]-($$learning_rate*[.AC84])" table:style-name="ce1">
            <text:p>-2.19180034</text:p>
          </table:table-cell>
          <table:table-cell office:value-type="float" office:value="2.2314194991771199" table:formula="of:=[.O84]-($$learning_rate*[.AD84])" table:style-name="ce1">
            <text:p>2.231419499</text:p>
          </table:table-cell>
          <table:table-cell office:value-type="float" office:value="2.2940812379220263" table:formula="of:=[.P84]-($$learning_rate*[.AE84])" table:style-name="ce1">
            <text:p>2.294081238</text:p>
          </table:table-cell>
          <table:table-cell office:value-type="float" office:value="-2.277016455902602" table:formula="of:=[.M85]*[.J85]+[.N85]*[.L85]" table:style-name="ce1">
            <text:p>-2.277016456</text:p>
          </table:table-cell>
          <table:table-cell office:value-type="float" office:value="9.3044420408493686E-2" table:formula="of:=1/(1+EXP(-1*[.Q85]))" table:style-name="ce1">
            <text:p>0.09304442</text:p>
          </table:table-cell>
          <table:table-cell office:value-type="float" office:value="2.3344976837745155" table:formula="of:=[.O85]*[.J85]+[.P85]*[.L85]" table:style-name="ce1">
            <text:p>2.334497684</text:p>
          </table:table-cell>
          <table:table-cell office:value-type="float" office:value="0.91169410721966126" table:formula="of:=1/(1+EXP(-1*[.S85]))" table:style-name="ce1">
            <text:p>0.911694107</text:p>
          </table:table-cell>
          <table:table-cell office:value-type="float" office:value="3.4481878804913219E-3" table:formula="of:=1/2*(POWER([.A85]-[.R85]; 2))" table:style-name="ce1">
            <text:p>0.003448188</text:p>
          </table:table-cell>
          <table:table-cell office:value-type="float" office:value="3.0659064220629525E-3" table:formula="of:=1/2*POWER([.B85]-[.T85]; 2)" table:style-name="ce1">
            <text:p>0.003065906</text:p>
          </table:table-cell>
          <table:table-cell office:value-type="float" office:value="6.5140943025542748E-3" table:formula="of:=[.U85]+[.V85]" table:style-name="ce1">
            <text:p>0.006514094</text:p>
          </table:table-cell>
          <table:table-cell office:value-type="float" office:value="-3.7025064764093581E-4" table:formula="of:=(([.R85]-[.A85])*[.R85]*(1-[.R85])*[.M85]+([.T85]-[.B85])*[.T85]*(1-[.T85])*[.O85])*[.J85]*(1-[.J85])*[.C85]" table:style-name="ce1">
            <text:p>-0.000370251</text:p>
          </table:table-cell>
          <table:table-cell office:value-type="float" office:value="-7.4050129528187162E-4" table:formula="of:=(([.R85]-[.A85])*[.R85]*(1-[.R85])*[.M85]+([.T85]-[.B85])*[.T85]*(1-[.T85])*[.O85])*[.J85]*(1-[.J85])*[.D85]" table:style-name="ce1">
            <text:p>-0.000740501</text:p>
          </table:table-cell>
          <table:table-cell office:value-type="float" office:value="-3.724885149564601E-4" table:formula="of:=(([.R85]-[.A85])*[.R85]*(1-[.R85])*[.N85]+([.T85]-[.B85])*[.T85]*(1-[.T85])*[.P85])*[.J85]*(1-[.J85])*[.C85]" table:style-name="ce1">
            <text:p>-0.000372489</text:p>
          </table:table-cell>
          <table:table-cell office:value-type="float" office:value="-7.449770299129202E-4" table:formula="of:=(([.R85]-[.A85])*[.R85]*(1-[.R85])*[.N85]+([.T85]-[.B85])*[.T85]*(1-[.T85])*[.P85])*[.J85]*(1-[.J85])*[.D85]" table:style-name="ce1">
            <text:p>-0.000744977</text:p>
          </table:table-cell>
          <table:table-cell office:value-type="float" office:value="3.6017868738330459E-3" table:formula="of:=([.R85]-[.A85])*[.R85]*(1-[.R85])*[.J85]" table:style-name="ce1">
            <text:p>0.003601787</text:p>
          </table:table-cell>
          <table:table-cell office:value-type="float" office:value="3.6279395069219551E-3" table:formula="of:=([.R85]-[.A85])*[.R85]*(1-[.R85])*[.L85]" table:style-name="ce1">
            <text:p>0.00362794</text:p>
          </table:table-cell>
          <table:table-cell office:value-type="float" office:value="-3.2401452519845789E-3" table:formula="of:=([.T85]-[.B85])*[.T85]*(1-[.T85])*[.J85]" table:style-name="ce1">
            <text:p>-0.003240145</text:p>
          </table:table-cell>
          <table:table-cell office:value-type="float" office:value="-3.2636719993736451E-3" table:formula="of:=([.T85]-[.B85])*[.T85]*(1-[.T85])*[.L85]" table:style-name="ce1">
            <text:p>-0.00326367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419419906810876" table:formula="of:=[.E85]-($$learning_rate*[.X85])" table:style-name="ce1">
            <text:p>0.264194199</text:p>
          </table:table-cell>
          <table:table-cell office:value-type="float" office:value="0.42838839813621743" table:formula="of:=[.F85]-($$learning_rate*[.Y85])" table:style-name="ce1">
            <text:p>0.428388398</text:p>
          </table:table-cell>
          <table:table-cell office:value-type="float" office:value="0.36396905998695545" table:formula="of:=[.G85]-($$learning_rate*[.Z85])" table:style-name="ce1">
            <text:p>0.36396906</text:p>
          </table:table-cell>
          <table:table-cell office:value-type="float" office:value="0.5279381199739106" table:formula="of:=[.H85]-($$learning_rate*[.AA85])" table:style-name="ce1">
            <text:p>0.52793812</text:p>
          </table:table-cell>
          <table:table-cell office:value-type="float" office:value="5.6048549767027181E-2" table:formula="of:=[.E86]*[.C86] + [.F86]*[.D86]" table:style-name="ce1">
            <text:p>0.05604855</text:p>
          </table:table-cell>
          <table:table-cell office:value-type="float" office:value="0.51400847040305753" table:formula="of:=1/(1+EXP(-[.I86]))" table:style-name="ce1">
            <text:p>0.51400847</text:p>
          </table:table-cell>
          <table:table-cell office:value-type="float" office:value="7.099226499673883E-2" table:formula="of:=[.G86]*[.C86]+[.H86]*[.D86]" table:style-name="ce1">
            <text:p>0.070992265</text:p>
          </table:table-cell>
          <table:table-cell office:value-type="float" office:value="0.51774061596161114" table:formula="of:=1/(1+EXP(-1*[.K86]))" table:style-name="ce1">
            <text:p>0.517740616</text:p>
          </table:table-cell>
          <table:table-cell office:value-type="float" office:value="-2.229807232138727" table:formula="of:=[.M85]-($$learning_rate*[.AB85])" table:style-name="ce1">
            <text:p>-2.229807232</text:p>
          </table:table-cell>
          <table:table-cell office:value-type="float" office:value="-2.1990562190904281" table:formula="of:=[.N85]-($$learning_rate*[.AC85])" table:style-name="ce1">
            <text:p>-2.199056219</text:p>
          </table:table-cell>
          <table:table-cell office:value-type="float" office:value="2.237899789681089" table:formula="of:=[.O85]-($$learning_rate*[.AD85])" table:style-name="ce1">
            <text:p>2.23789979</text:p>
          </table:table-cell>
          <table:table-cell office:value-type="float" office:value="2.3006085819207738" table:formula="of:=[.P85]-($$learning_rate*[.AE85])" table:style-name="ce1">
            <text:p>2.300608582</text:p>
          </table:table-cell>
          <table:table-cell office:value-type="float" office:value="-2.2846805260913925" table:formula="of:=[.M86]*[.J86]+[.N86]*[.L86]" table:style-name="ce1">
            <text:p>-2.284680526</text:p>
          </table:table-cell>
          <table:table-cell office:value-type="float" office:value="9.239968536333279E-2" table:formula="of:=1/(1+EXP(-1*[.Q86]))" table:style-name="ce1">
            <text:p>0.092399685</text:p>
          </table:table-cell>
          <table:table-cell office:value-type="float" office:value="2.3414179520995306" table:formula="of:=[.O86]*[.J86]+[.P86]*[.L86]" table:style-name="ce1">
            <text:p>2.341417952</text:p>
          </table:table-cell>
          <table:table-cell office:value-type="float" office:value="0.91224965891693943" table:formula="of:=1/(1+EXP(-1*[.S86]))" table:style-name="ce1">
            <text:p>0.912249659</text:p>
          </table:table-cell>
          <table:table-cell office:value-type="float" office:value="3.3948540739881204E-3" table:formula="of:=1/2*(POWER([.A86]-[.R86]; 2))" table:style-name="ce1">
            <text:p>0.003394854</text:p>
          </table:table-cell>
          <table:table-cell office:value-type="float" office:value="3.0225577692661273E-3" table:formula="of:=1/2*POWER([.B86]-[.T86]; 2)" table:style-name="ce1">
            <text:p>0.003022558</text:p>
          </table:table-cell>
          <table:table-cell office:value-type="float" office:value="6.4174118432542473E-3" table:formula="of:=[.U86]+[.V86]" table:style-name="ce1">
            <text:p>0.006417412</text:p>
          </table:table-cell>
          <table:table-cell office:value-type="float" office:value="-3.6642404956394834E-4" table:formula="of:=(([.R86]-[.A86])*[.R86]*(1-[.R86])*[.M86]+([.T86]-[.B86])*[.T86]*(1-[.T86])*[.O86])*[.J86]*(1-[.J86])*[.C86]" table:style-name="ce1">
            <text:p>-0.000366424</text:p>
          </table:table-cell>
          <table:table-cell office:value-type="float" office:value="-7.3284809912789667E-4" table:formula="of:=(([.R86]-[.A86])*[.R86]*(1-[.R86])*[.M86]+([.T86]-[.B86])*[.T86]*(1-[.T86])*[.O86])*[.J86]*(1-[.J86])*[.D86]" table:style-name="ce1">
            <text:p>-0.000732848</text:p>
          </table:table-cell>
          <table:table-cell office:value-type="float" office:value="-3.6864479956845377E-4" table:formula="of:=(([.R86]-[.A86])*[.R86]*(1-[.R86])*[.N86]+([.T86]-[.B86])*[.T86]*(1-[.T86])*[.P86])*[.J86]*(1-[.J86])*[.C86]" table:style-name="ce1">
            <text:p>-0.000368645</text:p>
          </table:table-cell>
          <table:table-cell office:value-type="float" office:value="-7.3728959913690753E-4" table:formula="of:=(([.R86]-[.A86])*[.R86]*(1-[.R86])*[.N86]+([.T86]-[.B86])*[.T86]*(1-[.T86])*[.P86])*[.J86]*(1-[.J86])*[.D86]" table:style-name="ce1">
            <text:p>-0.00073729</text:p>
          </table:table-cell>
          <table:table-cell office:value-type="float" office:value="3.5519018744641128E-3" table:formula="of:=([.R86]-[.A86])*[.R86]*(1-[.R86])*[.J86]" table:style-name="ce1">
            <text:p>0.003551902</text:p>
          </table:table-cell>
          <table:table-cell office:value-type="float" office:value="3.5776917506402865E-3" table:formula="of:=([.R86]-[.A86])*[.R86]*(1-[.R86])*[.L86]" table:style-name="ce1">
            <text:p>0.003577692</text:p>
          </table:table-cell>
          <table:table-cell office:value-type="float" office:value="-3.199153669281959E-3" table:formula="of:=([.T86]-[.B86])*[.T86]*(1-[.T86])*[.J86]" table:style-name="ce1">
            <text:p>-0.003199154</text:p>
          </table:table-cell>
          <table:table-cell office:value-type="float" office:value="-3.2223822887414376E-3" table:formula="of:=([.T86]-[.B86])*[.T86]*(1-[.T86])*[.L86]" table:style-name="ce1">
            <text:p>-0.00322238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492704716723664" table:formula="of:=[.E86]-($$learning_rate*[.X86])" table:style-name="ce1">
            <text:p>0.264927047</text:p>
          </table:table-cell>
          <table:table-cell office:value-type="float" office:value="0.42985409433447325" table:formula="of:=[.F86]-($$learning_rate*[.Y86])" table:style-name="ce1">
            <text:p>0.429854094</text:p>
          </table:table-cell>
          <table:table-cell office:value-type="float" office:value="0.36470634958609233" table:formula="of:=[.G86]-($$learning_rate*[.Z86])" table:style-name="ce1">
            <text:p>0.36470635</text:p>
          </table:table-cell>
          <table:table-cell office:value-type="float" office:value="0.52941269917218436" table:formula="of:=[.H86]-($$learning_rate*[.AA86])" table:style-name="ce1">
            <text:p>0.529412699</text:p>
          </table:table-cell>
          <table:table-cell office:value-type="float" office:value="5.6231761791809165E-2" table:formula="of:=[.E87]*[.C87] + [.F87]*[.D87]" table:style-name="ce1">
            <text:p>0.056231762</text:p>
          </table:table-cell>
          <table:table-cell office:value-type="float" office:value="0.51405423733864064" table:formula="of:=1/(1+EXP(-[.I87]))" table:style-name="ce1">
            <text:p>0.514054237</text:p>
          </table:table-cell>
          <table:table-cell office:value-type="float" office:value="7.117658739652305E-2" table:formula="of:=[.G87]*[.C87]+[.H87]*[.D87]" table:style-name="ce1">
            <text:p>0.071176587</text:p>
          </table:table-cell>
          <table:table-cell office:value-type="float" office:value="0.51778663839924555" table:formula="of:=1/(1+EXP(-1*[.K87]))" table:style-name="ce1">
            <text:p>0.517786638</text:p>
          </table:table-cell>
          <table:table-cell office:value-type="float" office:value="-2.2369110358876552" table:formula="of:=[.M86]-($$learning_rate*[.AB86])" table:style-name="ce1">
            <text:p>-2.236911036</text:p>
          </table:table-cell>
          <table:table-cell office:value-type="float" office:value="-2.2062116025917087" table:formula="of:=[.N86]-($$learning_rate*[.AC86])" table:style-name="ce1">
            <text:p>-2.206211603</text:p>
          </table:table-cell>
          <table:table-cell office:value-type="float" office:value="2.2442980970196529" table:formula="of:=[.O86]-($$learning_rate*[.AD86])" table:style-name="ce1">
            <text:p>2.244298097</text:p>
          </table:table-cell>
          <table:table-cell office:value-type="float" office:value="2.3070533464982566" table:formula="of:=[.P86]-($$learning_rate*[.AE86])" table:style-name="ce1">
            <text:p>2.307053346</text:p>
          </table:table-cell>
          <table:table-cell office:value-type="float" office:value="-2.2922404858509902" table:formula="of:=[.M87]*[.J87]+[.N87]*[.L87]" table:style-name="ce1">
            <text:p>-2.292240486</text:p>
          </table:table-cell>
          <table:table-cell office:value-type="float" office:value="9.1767642755531925E-2" table:formula="of:=1/(1+EXP(-1*[.Q87]))" table:style-name="ce1">
            <text:p>0.091767643</text:p>
          </table:table-cell>
          <table:table-cell office:value-type="float" office:value="2.3482523435150622" table:formula="of:=[.O87]*[.J87]+[.P87]*[.L87]" table:style-name="ce1">
            <text:p>2.348252344</text:p>
          </table:table-cell>
          <table:table-cell office:value-type="float" office:value="0.91279521423231658" table:formula="of:=1/(1+EXP(-1*[.S87]))" table:style-name="ce1">
            <text:p>0.912795214</text:p>
          </table:table-cell>
          <table:table-cell office:value-type="float" office:value="3.3429737008981468E-3" table:formula="of:=1/2*(POWER([.A87]-[.R87]; 2))" table:style-name="ce1">
            <text:p>0.003342974</text:p>
          </table:table-cell>
          <table:table-cell office:value-type="float" office:value="2.980289472716946E-3" table:formula="of:=1/2*POWER([.B87]-[.T87]; 2)" table:style-name="ce1">
            <text:p>0.002980289</text:p>
          </table:table-cell>
          <table:table-cell office:value-type="float" office:value="6.3232631736150928E-3" table:formula="of:=[.U87]+[.V87]" table:style-name="ce1">
            <text:p>0.006323263</text:p>
          </table:table-cell>
          <table:table-cell office:value-type="float" office:value="-3.6267547852978575E-4" table:formula="of:=(([.R87]-[.A87])*[.R87]*(1-[.R87])*[.M87]+([.T87]-[.B87])*[.T87]*(1-[.T87])*[.O87])*[.J87]*(1-[.J87])*[.C87]" table:style-name="ce1">
            <text:p>-0.000362675</text:p>
          </table:table-cell>
          <table:table-cell office:value-type="float" office:value="-7.253509570595715E-4" table:formula="of:=(([.R87]-[.A87])*[.R87]*(1-[.R87])*[.M87]+([.T87]-[.B87])*[.T87]*(1-[.T87])*[.O87])*[.J87]*(1-[.J87])*[.D87]" table:style-name="ce1">
            <text:p>-0.000725351</text:p>
          </table:table-cell>
          <table:table-cell office:value-type="float" office:value="-3.6487930222952724E-4" table:formula="of:=(([.R87]-[.A87])*[.R87]*(1-[.R87])*[.N87]+([.T87]-[.B87])*[.T87]*(1-[.T87])*[.P87])*[.J87]*(1-[.J87])*[.C87]" table:style-name="ce1">
            <text:p>-0.000364879</text:p>
          </table:table-cell>
          <table:table-cell office:value-type="float" office:value="-7.2975860445905448E-4" table:formula="of:=(([.R87]-[.A87])*[.R87]*(1-[.R87])*[.N87]+([.T87]-[.B87])*[.T87]*(1-[.T87])*[.P87])*[.J87]*(1-[.J87])*[.D87]" table:style-name="ce1">
            <text:p>-0.000729759</text:p>
          </table:table-cell>
          <table:table-cell office:value-type="float" office:value="3.5032970839262473E-3" table:formula="of:=([.R87]-[.A87])*[.R87]*(1-[.R87])*[.J87]" table:style-name="ce1">
            <text:p>0.003503297</text:p>
          </table:table-cell>
          <table:table-cell office:value-type="float" office:value="3.5287335239006668E-3" table:formula="of:=([.R87]-[.A87])*[.R87]*(1-[.R87])*[.L87]" table:style-name="ce1">
            <text:p>0.003528734</text:p>
          </table:table-cell>
          <table:table-cell office:value-type="float" office:value="-3.1591252119783616E-3" table:formula="of:=([.T87]-[.B87])*[.T87]*(1-[.T87])*[.J87]" table:style-name="ce1">
            <text:p>-0.003159125</text:p>
          </table:table-cell>
          <table:table-cell office:value-type="float" office:value="-3.1820627182477714E-3" table:formula="of:=([.T87]-[.B87])*[.T87]*(1-[.T87])*[.L87]" table:style-name="ce1">
            <text:p>-0.00318206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56523981242962" table:formula="of:=[.E87]-($$learning_rate*[.X87])" table:style-name="ce1">
            <text:p>0.265652398</text:p>
          </table:table-cell>
          <table:table-cell office:value-type="float" office:value="0.43130479624859241" table:formula="of:=[.F87]-($$learning_rate*[.Y87])" table:style-name="ce1">
            <text:p>0.431304796</text:p>
          </table:table-cell>
          <table:table-cell office:value-type="float" office:value="0.36543610819055139" table:formula="of:=[.G87]-($$learning_rate*[.Z87])" table:style-name="ce1">
            <text:p>0.365436108</text:p>
          </table:table-cell>
          <table:table-cell office:value-type="float" office:value="0.53087221638110249" table:formula="of:=[.H87]-($$learning_rate*[.AA87])" table:style-name="ce1">
            <text:p>0.530872216</text:p>
          </table:table-cell>
          <table:table-cell office:value-type="float" office:value="5.6413099531074054E-2" table:formula="of:=[.E88]*[.C88] + [.F88]*[.D88]" table:style-name="ce1">
            <text:p>0.0564131</text:p>
          </table:table-cell>
          <table:table-cell office:value-type="float" office:value="0.51409953583976853" table:formula="of:=1/(1+EXP(-[.I88]))" table:style-name="ce1">
            <text:p>0.514099536</text:p>
          </table:table-cell>
          <table:table-cell office:value-type="float" office:value="7.1359027047637816E-2" table:formula="of:=[.G88]*[.C88]+[.H88]*[.D88]" table:style-name="ce1">
            <text:p>0.071359027</text:p>
          </table:table-cell>
          <table:table-cell office:value-type="float" office:value="0.51783219044665196" table:formula="of:=1/(1+EXP(-1*[.K88]))" table:style-name="ce1">
            <text:p>0.51783219</text:p>
          </table:table-cell>
          <table:table-cell office:value-type="float" office:value="-2.2439176300555075" table:formula="of:=[.M87]-($$learning_rate*[.AB87])" table:style-name="ce1">
            <text:p>-2.24391763</text:p>
          </table:table-cell>
          <table:table-cell office:value-type="float" office:value="-2.2132690696395101" table:formula="of:=[.N87]-($$learning_rate*[.AC87])" table:style-name="ce1">
            <text:p>-2.21326907</text:p>
          </table:table-cell>
          <table:table-cell office:value-type="float" office:value="2.2506163474436094" table:formula="of:=[.O87]-($$learning_rate*[.AD87])" table:style-name="ce1">
            <text:p>2.250616347</text:p>
          </table:table-cell>
          <table:table-cell office:value-type="float" office:value="2.313417471934752" table:formula="of:=[.P87]-($$learning_rate*[.AE87])" table:style-name="ce1">
            <text:p>2.313417472</text:p>
          </table:table-cell>
          <table:table-cell office:value-type="float" office:value="-2.299698982453461" table:formula="of:=[.M88]*[.J88]+[.N88]*[.L88]" table:style-name="ce1">
            <text:p>-2.299698982</text:p>
          </table:table-cell>
          <table:table-cell office:value-type="float" office:value="9.1147894226287635E-2" table:formula="of:=1/(1+EXP(-1*[.Q88]))" table:style-name="ce1">
            <text:p>0.091147894</text:p>
          </table:table-cell>
          <table:table-cell office:value-type="float" office:value="2.3550028564836833" table:formula="of:=[.O88]*[.J88]+[.P88]*[.L88]" table:style-name="ce1">
            <text:p>2.355002856</text:p>
          </table:table-cell>
          <table:table-cell office:value-type="float" office:value="0.91333106060131919" table:formula="of:=1/(1+EXP(-1*[.S88]))" table:style-name="ce1">
            <text:p>0.913331061</text:p>
          </table:table-cell>
          <table:table-cell office:value-type="float" office:value="3.2924903686803834E-3" table:formula="of:=1/2*(POWER([.A88]-[.R88]; 2))" table:style-name="ce1">
            <text:p>0.00329249</text:p>
          </table:table-cell>
          <table:table-cell office:value-type="float" office:value="2.9390631342592947E-3" table:formula="of:=1/2*POWER([.B88]-[.T88]; 2)" table:style-name="ce1">
            <text:p>0.002939063</text:p>
          </table:table-cell>
          <table:table-cell office:value-type="float" office:value="6.2315535029396785E-3" table:formula="of:=[.U88]+[.V88]" table:style-name="ce1">
            <text:p>0.006231554</text:p>
          </table:table-cell>
          <table:table-cell office:value-type="float" office:value="-3.590025887054296E-4" table:formula="of:=(([.R88]-[.A88])*[.R88]*(1-[.R88])*[.M88]+([.T88]-[.B88])*[.T88]*(1-[.T88])*[.O88])*[.J88]*(1-[.J88])*[.C88]" table:style-name="ce1">
            <text:p>-0.000359003</text:p>
          </table:table-cell>
          <table:table-cell office:value-type="float" office:value="-7.1800517741085919E-4" table:formula="of:=(([.R88]-[.A88])*[.R88]*(1-[.R88])*[.M88]+([.T88]-[.B88])*[.T88]*(1-[.T88])*[.O88])*[.J88]*(1-[.J88])*[.D88]" table:style-name="ce1">
            <text:p>-0.000718005</text:p>
          </table:table-cell>
          <table:table-cell office:value-type="float" office:value="-3.6118967735565994E-4" table:formula="of:=(([.R88]-[.A88])*[.R88]*(1-[.R88])*[.N88]+([.T88]-[.B88])*[.T88]*(1-[.T88])*[.P88])*[.J88]*(1-[.J88])*[.C88]" table:style-name="ce1">
            <text:p>-0.00036119</text:p>
          </table:table-cell>
          <table:table-cell office:value-type="float" office:value="-7.2237935471131988E-4" table:formula="of:=(([.R88]-[.A88])*[.R88]*(1-[.R88])*[.N88]+([.T88]-[.B88])*[.T88]*(1-[.T88])*[.P88])*[.J88]*(1-[.J88])*[.D88]" table:style-name="ce1">
            <text:p>-0.000722379</text:p>
          </table:table-cell>
          <table:table-cell office:value-type="float" office:value="3.4559251174962773E-3" table:formula="of:=([.R88]-[.A88])*[.R88]*(1-[.R88])*[.J88]" table:style-name="ce1">
            <text:p>0.003455925</text:p>
          </table:table-cell>
          <table:table-cell office:value-type="float" office:value="3.4810170966006644E-3" table:formula="of:=([.R88]-[.A88])*[.R88]*(1-[.R88])*[.L88]" table:style-name="ce1">
            <text:p>0.003481017</text:p>
          </table:table-cell>
          <table:table-cell office:value-type="float" office:value="-3.1200271744836138E-3" table:formula="of:=([.T88]-[.B88])*[.T88]*(1-[.T88])*[.J88]" table:style-name="ce1">
            <text:p>-0.003120027</text:p>
          </table:table-cell>
          <table:table-cell office:value-type="float" office:value="-3.1426803437525071E-3" table:formula="of:=([.T88]-[.B88])*[.T88]*(1-[.T88])*[.L88]" table:style-name="ce1">
            <text:p>-0.0031426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637040330170708" table:formula="of:=[.E88]-($$learning_rate*[.X88])" table:style-name="ce1">
            <text:p>0.266370403</text:p>
          </table:table-cell>
          <table:table-cell office:value-type="float" office:value="0.43274080660341413" table:formula="of:=[.F88]-($$learning_rate*[.Y88])" table:style-name="ce1">
            <text:p>0.432740807</text:p>
          </table:table-cell>
          <table:table-cell office:value-type="float" office:value="0.3661584875452627" table:formula="of:=[.G88]-($$learning_rate*[.Z88])" table:style-name="ce1">
            <text:p>0.366158488</text:p>
          </table:table-cell>
          <table:table-cell office:value-type="float" office:value="0.53231697509052511" table:formula="of:=[.H88]-($$learning_rate*[.AA88])" table:style-name="ce1">
            <text:p>0.532316975</text:p>
          </table:table-cell>
          <table:table-cell office:value-type="float" office:value="5.6592600825426768E-2" table:formula="of:=[.E89]*[.C89] + [.F89]*[.D89]" table:style-name="ce1">
            <text:p>0.056592601</text:p>
          </table:table-cell>
          <table:table-cell office:value-type="float" office:value="0.51414437536544977" table:formula="of:=1/(1+EXP(-[.I89]))" table:style-name="ce1">
            <text:p>0.514144375</text:p>
          </table:table-cell>
          <table:table-cell office:value-type="float" office:value="7.1539621886315657E-2" table:formula="of:=[.G89]*[.C89]+[.H89]*[.D89]" table:style-name="ce1">
            <text:p>0.071539622</text:p>
          </table:table-cell>
          <table:table-cell office:value-type="float" office:value="0.51787728158417345" table:formula="of:=1/(1+EXP(-1*[.K89]))" table:style-name="ce1">
            <text:p>0.517877282</text:p>
          </table:table-cell>
          <table:table-cell office:value-type="float" office:value="-2.2508294802905002" table:formula="of:=[.M88]-($$learning_rate*[.AB88])" table:style-name="ce1">
            <text:p>-2.25082948</text:p>
          </table:table-cell>
          <table:table-cell office:value-type="float" office:value="-2.2202311038327114" table:formula="of:=[.N88]-($$learning_rate*[.AC88])" table:style-name="ce1">
            <text:p>-2.220231104</text:p>
          </table:table-cell>
          <table:table-cell office:value-type="float" office:value="2.2568564017925765" table:formula="of:=[.O88]-($$learning_rate*[.AD88])" table:style-name="ce1">
            <text:p>2.256856402</text:p>
          </table:table-cell>
          <table:table-cell office:value-type="float" office:value="2.3197028326222568" table:formula="of:=[.P88]-($$learning_rate*[.AE88])" table:style-name="ce1">
            <text:p>2.319702833</text:p>
          </table:table-cell>
          <table:table-cell office:value-type="float" office:value="-2.3070585657396125" table:formula="of:=[.M89]*[.J89]+[.N89]*[.L89]" table:style-name="ce1">
            <text:p>-2.307058566</text:p>
          </table:table-cell>
          <table:table-cell office:value-type="float" office:value="9.0540058383711722E-2" table:formula="of:=1/(1+EXP(-1*[.Q89]))" table:style-name="ce1">
            <text:p>0.090540058</text:p>
          </table:table-cell>
          <table:table-cell office:value-type="float" office:value="2.3616714220306818" table:formula="of:=[.O89]*[.J89]+[.P89]*[.L89]" table:style-name="ce1">
            <text:p>2.361671422</text:p>
          </table:table-cell>
          <table:table-cell office:value-type="float" office:value="0.9138574742228055" table:formula="of:=1/(1+EXP(-1*[.S89]))" table:style-name="ce1">
            <text:p>0.913857474</text:p>
          </table:table-cell>
          <table:table-cell office:value-type="float" office:value="3.2433505022258467E-3" table:formula="of:=1/2*(POWER([.A89]-[.R89]; 2))" table:style-name="ce1">
            <text:p>0.003243351</text:p>
          </table:table-cell>
          <table:table-cell office:value-type="float" office:value="2.8988421158653637E-3" table:formula="of:=1/2*POWER([.B89]-[.T89]; 2)" table:style-name="ce1">
            <text:p>0.002898842</text:p>
          </table:table-cell>
          <table:table-cell office:value-type="float" office:value="6.1421926180912105E-3" table:formula="of:=[.U89]+[.V89]" table:style-name="ce1">
            <text:p>0.006142193</text:p>
          </table:table-cell>
          <table:table-cell office:value-type="float" office:value="-3.5540312612179509E-4" table:formula="of:=(([.R89]-[.A89])*[.R89]*(1-[.R89])*[.M89]+([.T89]-[.B89])*[.T89]*(1-[.T89])*[.O89])*[.J89]*(1-[.J89])*[.C89]" table:style-name="ce1">
            <text:p>-0.000355403</text:p>
          </table:table-cell>
          <table:table-cell office:value-type="float" office:value="-7.1080625224359019E-4" table:formula="of:=(([.R89]-[.A89])*[.R89]*(1-[.R89])*[.M89]+([.T89]-[.B89])*[.T89]*(1-[.T89])*[.O89])*[.J89]*(1-[.J89])*[.D89]" table:style-name="ce1">
            <text:p>-0.000710806</text:p>
          </table:table-cell>
          <table:table-cell office:value-type="float" office:value="-3.575736709193198E-4" table:formula="of:=(([.R89]-[.A89])*[.R89]*(1-[.R89])*[.N89]+([.T89]-[.B89])*[.T89]*(1-[.T89])*[.P89])*[.J89]*(1-[.J89])*[.C89]" table:style-name="ce1">
            <text:p>-0.000357574</text:p>
          </table:table-cell>
          <table:table-cell office:value-type="float" office:value="-7.151473418386396E-4" table:formula="of:=(([.R89]-[.A89])*[.R89]*(1-[.R89])*[.N89]+([.T89]-[.B89])*[.T89]*(1-[.T89])*[.P89])*[.J89]*(1-[.J89])*[.D89]" table:style-name="ce1">
            <text:p>-0.000715147</text:p>
          </table:table-cell>
          <table:table-cell office:value-type="float" office:value="3.4097408616325015E-3" table:formula="of:=([.R89]-[.A89])*[.R89]*(1-[.R89])*[.J89]" table:style-name="ce1">
            <text:p>0.003409741</text:p>
          </table:table-cell>
          <table:table-cell office:value-type="float" office:value="3.4344970263918209E-3" table:formula="of:=([.R89]-[.A89])*[.R89]*(1-[.R89])*[.L89]" table:style-name="ce1">
            <text:p>0.003434497</text:p>
          </table:table-cell>
          <table:table-cell office:value-type="float" office:value="-3.0818282919631108E-3" table:formula="of:=([.T89]-[.B89])*[.T89]*(1-[.T89])*[.J89]" table:style-name="ce1">
            <text:p>-0.003081828</text:p>
          </table:table-cell>
          <table:table-cell office:value-type="float" office:value="-3.1042036723957578E-3" table:formula="of:=([.T89]-[.B89])*[.T89]*(1-[.T89])*[.L89]" table:style-name="ce1">
            <text:p>-0.00310420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708120955395065" table:formula="of:=[.E89]-($$learning_rate*[.X89])" table:style-name="ce1">
            <text:p>0.26708121</text:p>
          </table:table-cell>
          <table:table-cell office:value-type="float" office:value="0.43416241910790132" table:formula="of:=[.F89]-($$learning_rate*[.Y89])" table:style-name="ce1">
            <text:p>0.434162419</text:p>
          </table:table-cell>
          <table:table-cell office:value-type="float" office:value="0.36687363488710134" table:formula="of:=[.G89]-($$learning_rate*[.Z89])" table:style-name="ce1">
            <text:p>0.366873635</text:p>
          </table:table-cell>
          <table:table-cell office:value-type="float" office:value="0.53374726977420239" table:formula="of:=[.H89]-($$learning_rate*[.AA89])" table:style-name="ce1">
            <text:p>0.53374727</text:p>
          </table:table-cell>
          <table:table-cell office:value-type="float" office:value="5.6770302388487667E-2" table:formula="of:=[.E90]*[.C90] + [.F90]*[.D90]" table:style-name="ce1">
            <text:p>0.056770302</text:p>
          </table:table-cell>
          <table:table-cell office:value-type="float" office:value="0.51418876509295486" table:formula="of:=1/(1+EXP(-[.I90]))" table:style-name="ce1">
            <text:p>0.514188765</text:p>
          </table:table-cell>
          <table:table-cell office:value-type="float" office:value="7.1718408721775304E-2" table:formula="of:=[.G90]*[.C90]+[.H90]*[.D90]" table:style-name="ce1">
            <text:p>0.071718409</text:p>
          </table:table-cell>
          <table:table-cell office:value-type="float" office:value="0.51792192101047041" table:formula="of:=1/(1+EXP(-1*[.K90]))" table:style-name="ce1">
            <text:p>0.517921921</text:p>
          </table:table-cell>
          <table:table-cell office:value-type="float" office:value="-2.2576489620137652" table:formula="of:=[.M89]-($$learning_rate*[.AB89])" table:style-name="ce1">
            <text:p>-2.257648962</text:p>
          </table:table-cell>
          <table:table-cell office:value-type="float" office:value="-2.2271000978854949" table:formula="of:=[.N89]-($$learning_rate*[.AC89])" table:style-name="ce1">
            <text:p>-2.227100098</text:p>
          </table:table-cell>
          <table:table-cell office:value-type="float" office:value="2.2630200583765028" table:formula="of:=[.O89]-($$learning_rate*[.AD89])" table:style-name="ce1">
            <text:p>2.263020058</text:p>
          </table:table-cell>
          <table:table-cell office:value-type="float" office:value="2.3259112399670485" table:formula="of:=[.P89]-($$learning_rate*[.AE89])" table:style-name="ce1">
            <text:p>2.32591124</text:p>
          </table:table-cell>
          <table:table-cell office:value-type="float" office:value="-2.3143216927707115" table:formula="of:=[.M90]*[.J90]+[.N90]*[.L90]" table:style-name="ce1">
            <text:p>-2.314321693</text:p>
          </table:table-cell>
          <table:table-cell office:value-type="float" office:value="8.9943769897065248E-2" table:formula="of:=1/(1+EXP(-1*[.Q90]))" table:style-name="ce1">
            <text:p>0.08994377</text:p>
          </table:table-cell>
          <table:table-cell office:value-type="float" office:value="2.3682599067007795" table:formula="of:=[.O90]*[.J90]+[.P90]*[.L90]" table:style-name="ce1">
            <text:p>2.368259907</text:p>
          </table:table-cell>
          <table:table-cell office:value-type="float" office:value="0.91437472061042135" table:formula="of:=1/(1+EXP(-1*[.S90]))" table:style-name="ce1">
            <text:p>0.914374721</text:p>
          </table:table-cell>
          <table:table-cell office:value-type="float" office:value="3.1955031726774584E-3" table:formula="of:=1/2*(POWER([.A90]-[.R90]; 2))" table:style-name="ce1">
            <text:p>0.003195503</text:p>
          </table:table-cell>
          <table:table-cell office:value-type="float" office:value="2.8595914413759136E-3" table:formula="of:=1/2*POWER([.B90]-[.T90]; 2)" table:style-name="ce1">
            <text:p>0.002859591</text:p>
          </table:table-cell>
          <table:table-cell office:value-type="float" office:value="6.055094614053372E-3" table:formula="of:=[.U90]+[.V90]" table:style-name="ce1">
            <text:p>0.006055095</text:p>
          </table:table-cell>
          <table:table-cell office:value-type="float" office:value="-3.5187492430418724E-4" table:formula="of:=(([.R90]-[.A90])*[.R90]*(1-[.R90])*[.M90]+([.T90]-[.B90])*[.T90]*(1-[.T90])*[.O90])*[.J90]*(1-[.J90])*[.C90]" table:style-name="ce1">
            <text:p>-0.000351875</text:p>
          </table:table-cell>
          <table:table-cell office:value-type="float" office:value="-7.0374984860837448E-4" table:formula="of:=(([.R90]-[.A90])*[.R90]*(1-[.R90])*[.M90]+([.T90]-[.B90])*[.T90]*(1-[.T90])*[.O90])*[.J90]*(1-[.J90])*[.D90]" table:style-name="ce1">
            <text:p>-0.00070375</text:p>
          </table:table-cell>
          <table:table-cell office:value-type="float" office:value="-3.5402911611288803E-4" table:formula="of:=(([.R90]-[.A90])*[.R90]*(1-[.R90])*[.N90]+([.T90]-[.B90])*[.T90]*(1-[.T90])*[.P90])*[.J90]*(1-[.J90])*[.C90]" table:style-name="ce1">
            <text:p>-0.000354029</text:p>
          </table:table-cell>
          <table:table-cell office:value-type="float" office:value="-7.0805823222577606E-4" table:formula="of:=(([.R90]-[.A90])*[.R90]*(1-[.R90])*[.N90]+([.T90]-[.B90])*[.T90]*(1-[.T90])*[.P90])*[.J90]*(1-[.J90])*[.D90]" table:style-name="ce1">
            <text:p>-0.000708058</text:p>
          </table:table-cell>
          <table:table-cell office:value-type="float" office:value="3.3647013411932914E-3" table:formula="of:=([.R90]-[.A90])*[.R90]*(1-[.R90])*[.J90]" table:style-name="ce1">
            <text:p>0.003364701</text:p>
          </table:table-cell>
          <table:table-cell office:value-type="float" office:value="3.3891300249282957E-3" table:formula="of:=([.R90]-[.A90])*[.R90]*(1-[.R90])*[.L90]" table:style-name="ce1">
            <text:p>0.00338913</text:p>
          </table:table-cell>
          <table:table-cell office:value-type="float" office:value="-3.0444986627973249E-3" table:formula="of:=([.T90]-[.B90])*[.T90]*(1-[.T90])*[.J90]" table:style-name="ce1">
            <text:p>-0.003044499</text:p>
          </table:table-cell>
          <table:table-cell office:value-type="float" office:value="-3.066602584490043E-3" table:formula="of:=([.T90]-[.B90])*[.T90]*(1-[.T90])*[.L90]" table:style-name="ce1">
            <text:p>-0.00306660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778495940255903" table:formula="of:=[.E90]-($$learning_rate*[.X90])" table:style-name="ce1">
            <text:p>0.267784959</text:p>
          </table:table-cell>
          <table:table-cell office:value-type="float" office:value="0.43556991880511808" table:formula="of:=[.F90]-($$learning_rate*[.Y90])" table:style-name="ce1">
            <text:p>0.435569919</text:p>
          </table:table-cell>
          <table:table-cell office:value-type="float" office:value="0.36758169311932709" table:formula="of:=[.G90]-($$learning_rate*[.Z90])" table:style-name="ce1">
            <text:p>0.367581693</text:p>
          </table:table-cell>
          <table:table-cell office:value-type="float" office:value="0.53516338623865389" table:formula="of:=[.H90]-($$learning_rate*[.AA90])" table:style-name="ce1">
            <text:p>0.535163386</text:p>
          </table:table-cell>
          <table:table-cell office:value-type="float" office:value="5.6946239850639763E-2" table:formula="of:=[.E91]*[.C91] + [.F91]*[.D91]" table:style-name="ce1">
            <text:p>0.05694624</text:p>
          </table:table-cell>
          <table:table-cell office:value-type="float" office:value="0.51423271392875292" table:formula="of:=1/(1+EXP(-[.I91]))" table:style-name="ce1">
            <text:p>0.514232714</text:p>
          </table:table-cell>
          <table:table-cell office:value-type="float" office:value="7.1895423279831755E-2" table:formula="of:=[.G91]*[.C91]+[.H91]*[.D91]" table:style-name="ce1">
            <text:p>0.071895423</text:p>
          </table:table-cell>
          <table:table-cell office:value-type="float" office:value="0.51796611765342226" table:formula="of:=1/(1+EXP(-1*[.K91]))" table:style-name="ce1">
            <text:p>0.517966118</text:p>
          </table:table-cell>
          <table:table-cell office:value-type="float" office:value="-2.2643783646961517" table:formula="of:=[.M90]-($$learning_rate*[.AB90])" table:style-name="ce1">
            <text:p>-2.264378365</text:p>
          </table:table-cell>
          <table:table-cell office:value-type="float" office:value="-2.2338783579353514" table:formula="of:=[.N90]-($$learning_rate*[.AC90])" table:style-name="ce1">
            <text:p>-2.233878358</text:p>
          </table:table-cell>
          <table:table-cell office:value-type="float" office:value="2.2691090557020974" table:formula="of:=[.O90]-($$learning_rate*[.AD90])" table:style-name="ce1">
            <text:p>2.269109056</text:p>
          </table:table-cell>
          <table:table-cell office:value-type="float" office:value="2.3320444451360287" table:formula="of:=[.P90]-($$learning_rate*[.AE90])" table:style-name="ce1">
            <text:p>2.332044445</text:p>
          </table:table-cell>
          <table:table-cell office:value-type="float" office:value="-2.3214907322090292" table:formula="of:=[.M91]*[.J91]+[.N91]*[.L91]" table:style-name="ce1">
            <text:p>-2.321490732</text:p>
          </table:table-cell>
          <table:table-cell office:value-type="float" office:value="8.9358678648787757E-2" table:formula="of:=1/(1+EXP(-1*[.Q91]))" table:style-name="ce1">
            <text:p>0.089358679</text:p>
          </table:table-cell>
          <table:table-cell office:value-type="float" office:value="2.3747701153563376" table:formula="of:=[.O91]*[.J91]+[.P91]*[.L91]" table:style-name="ce1">
            <text:p>2.374770115</text:p>
          </table:table-cell>
          <table:table-cell office:value-type="float" office:value="0.9148830551116649" table:formula="of:=1/(1+EXP(-1*[.S91]))" table:style-name="ce1">
            <text:p>0.914883055</text:p>
          </table:table-cell>
          <table:table-cell office:value-type="float" office:value="3.1488999384407814E-3" table:formula="of:=1/2*(POWER([.A91]-[.R91]; 2))" table:style-name="ce1">
            <text:p>0.0031489</text:p>
          </table:table-cell>
          <table:table-cell office:value-type="float" office:value="2.8212777046785855E-3" table:formula="of:=1/2*POWER([.B91]-[.T91]; 2)" table:style-name="ce1">
            <text:p>0.002821278</text:p>
          </table:table-cell>
          <table:table-cell office:value-type="float" office:value="5.9701776431193669E-3" table:formula="of:=[.U91]+[.V91]" table:style-name="ce1">
            <text:p>0.005970178</text:p>
          </table:table-cell>
          <table:table-cell office:value-type="float" office:value="-3.4841590014349238E-4" table:formula="of:=(([.R91]-[.A91])*[.R91]*(1-[.R91])*[.M91]+([.T91]-[.B91])*[.T91]*(1-[.T91])*[.O91])*[.J91]*(1-[.J91])*[.C91]" table:style-name="ce1">
            <text:p>-0.000348416</text:p>
          </table:table-cell>
          <table:table-cell office:value-type="float" office:value="-6.9683180028698476E-4" table:formula="of:=(([.R91]-[.A91])*[.R91]*(1-[.R91])*[.M91]+([.T91]-[.B91])*[.T91]*(1-[.T91])*[.O91])*[.J91]*(1-[.J91])*[.D91]" table:style-name="ce1">
            <text:p>-0.000696832</text:p>
          </table:table-cell>
          <table:table-cell office:value-type="float" office:value="-3.5055392924964574E-4" table:formula="of:=(([.R91]-[.A91])*[.R91]*(1-[.R91])*[.N91]+([.T91]-[.B91])*[.T91]*(1-[.T91])*[.P91])*[.J91]*(1-[.J91])*[.C91]" table:style-name="ce1">
            <text:p>-0.000350554</text:p>
          </table:table-cell>
          <table:table-cell office:value-type="float" office:value="-7.0110785849929148E-4" table:formula="of:=(([.R91]-[.A91])*[.R91]*(1-[.R91])*[.N91]+([.T91]-[.B91])*[.T91]*(1-[.T91])*[.P91])*[.J91]*(1-[.J91])*[.D91]" table:style-name="ce1">
            <text:p>-0.000701108</text:p>
          </table:table-cell>
          <table:table-cell office:value-type="float" office:value="3.3207655957703587E-3" table:formula="of:=([.R91]-[.A91])*[.R91]*(1-[.R91])*[.J91]" table:style-name="ce1">
            <text:p>0.003320766</text:p>
          </table:table-cell>
          <table:table-cell office:value-type="float" office:value="3.3448748332968545E-3" table:formula="of:=([.R91]-[.A91])*[.R91]*(1-[.R91])*[.L91]" table:style-name="ce1">
            <text:p>0.003344875</text:p>
          </table:table-cell>
          <table:table-cell office:value-type="float" office:value="-3.0080096759482985E-3" table:formula="of:=([.T91]-[.B91])*[.T91]*(1-[.T91])*[.J91]" table:style-name="ce1">
            <text:p>-0.00300801</text:p>
          </table:table-cell>
          <table:table-cell office:value-type="float" office:value="-3.0298482603554017E-3" table:formula="of:=([.T91]-[.B91])*[.T91]*(1-[.T91])*[.L91]" table:style-name="ce1">
            <text:p>-0.00302984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848179120284604" table:formula="of:=[.E91]-($$learning_rate*[.X91])" table:style-name="ce1">
            <text:p>0.268481791</text:p>
          </table:table-cell>
          <table:table-cell office:value-type="float" office:value="0.43696358240569205" table:formula="of:=[.F91]-($$learning_rate*[.Y91])" table:style-name="ce1">
            <text:p>0.436963582</text:p>
          </table:table-cell>
          <table:table-cell office:value-type="float" office:value="0.3682828009778264" table:formula="of:=[.G91]-($$learning_rate*[.Z91])" table:style-name="ce1">
            <text:p>0.368282801</text:p>
          </table:table-cell>
          <table:table-cell office:value-type="float" office:value="0.5365656019556525" table:formula="of:=[.H91]-($$learning_rate*[.AA91])" table:style-name="ce1">
            <text:p>0.536565602</text:p>
          </table:table-cell>
          <table:table-cell office:value-type="float" office:value="5.7120447800711509E-2" table:formula="of:=[.E92]*[.C92] + [.F92]*[.D92]" table:style-name="ce1">
            <text:p>0.057120448</text:p>
          </table:table-cell>
          <table:table-cell office:value-type="float" office:value="0.51427623051893367" table:formula="of:=1/(1+EXP(-[.I92]))" table:style-name="ce1">
            <text:p>0.514276231</text:p>
          </table:table-cell>
          <table:table-cell office:value-type="float" office:value="7.2070700244456568E-2" table:formula="of:=[.G92]*[.C92]+[.H92]*[.D92]" table:style-name="ce1">
            <text:p>0.0720707</text:p>
          </table:table-cell>
          <table:table-cell office:value-type="float" office:value="0.51800988018051497" table:formula="of:=1/(1+EXP(-1*[.K92]))" table:style-name="ce1">
            <text:p>0.51800988</text:p>
          </table:table-cell>
          <table:table-cell office:value-type="float" office:value="-2.2710198958876924" table:formula="of:=[.M91]-($$learning_rate*[.AB91])" table:style-name="ce1">
            <text:p>-2.271019896</text:p>
          </table:table-cell>
          <table:table-cell office:value-type="float" office:value="-2.2405681076019452" table:formula="of:=[.N91]-($$learning_rate*[.AC91])" table:style-name="ce1">
            <text:p>-2.240568108</text:p>
          </table:table-cell>
          <table:table-cell office:value-type="float" office:value="2.2751250750539942" table:formula="of:=[.O91]-($$learning_rate*[.AD91])" table:style-name="ce1">
            <text:p>2.275125075</text:p>
          </table:table-cell>
          <table:table-cell office:value-type="float" office:value="2.3381041416567396" table:formula="of:=[.P91]-($$learning_rate*[.AE91])" table:style-name="ce1">
            <text:p>2.338104142</text:p>
          </table:table-cell>
          <table:table-cell office:value-type="float" office:value="-2.3285679684457907" table:formula="of:=[.M92]*[.J92]+[.N92]*[.L92]" table:style-name="ce1">
            <text:p>-2.328567968</text:p>
          </table:table-cell>
          <table:table-cell office:value-type="float" office:value="8.8784448940050401E-2" table:formula="of:=1/(1+EXP(-1*[.Q92]))" table:style-name="ce1">
            <text:p>0.088784449</text:p>
          </table:table-cell>
          <table:table-cell office:value-type="float" office:value="2.3812037938270478" table:formula="of:=[.O92]*[.J92]+[.P92]*[.L92]" table:style-name="ce1">
            <text:p>2.381203794</text:p>
          </table:table-cell>
          <table:table-cell office:value-type="float" office:value="0.91538272339676063" table:formula="of:=1/(1+EXP(-1*[.S92]))" table:style-name="ce1">
            <text:p>0.915382723</text:p>
          </table:table-cell>
          <table:table-cell office:value-type="float" office:value="3.1034946973937049E-3" table:formula="of:=1/2*(POWER([.A92]-[.R92]; 2))" table:style-name="ce1">
            <text:p>0.003103495</text:p>
          </table:table-cell>
          <table:table-cell office:value-type="float" office:value="2.7838689838421658E-3" table:formula="of:=1/2*POWER([.B92]-[.T92]; 2)" table:style-name="ce1">
            <text:p>0.002783869</text:p>
          </table:table-cell>
          <table:table-cell office:value-type="float" office:value="5.8873636812358712E-3" table:formula="of:=[.U92]+[.V92]" table:style-name="ce1">
            <text:p>0.005887364</text:p>
          </table:table-cell>
          <table:table-cell office:value-type="float" office:value="-3.450240499933398E-4" table:formula="of:=(([.R92]-[.A92])*[.R92]*(1-[.R92])*[.M92]+([.T92]-[.B92])*[.T92]*(1-[.T92])*[.O92])*[.J92]*(1-[.J92])*[.C92]" table:style-name="ce1">
            <text:p>-0.000345024</text:p>
          </table:table-cell>
          <table:table-cell office:value-type="float" office:value="-6.900480999866796E-4" table:formula="of:=(([.R92]-[.A92])*[.R92]*(1-[.R92])*[.M92]+([.T92]-[.B92])*[.T92]*(1-[.T92])*[.O92])*[.J92]*(1-[.J92])*[.D92]" table:style-name="ce1">
            <text:p>-0.000690048</text:p>
          </table:table-cell>
          <table:table-cell office:value-type="float" office:value="-3.4714610588786992E-4" table:formula="of:=(([.R92]-[.A92])*[.R92]*(1-[.R92])*[.N92]+([.T92]-[.B92])*[.T92]*(1-[.T92])*[.P92])*[.J92]*(1-[.J92])*[.C92]" table:style-name="ce1">
            <text:p>-0.000347146</text:p>
          </table:table-cell>
          <table:table-cell office:value-type="float" office:value="-6.9429221177573985E-4" table:formula="of:=(([.R92]-[.A92])*[.R92]*(1-[.R92])*[.N92]+([.T92]-[.B92])*[.T92]*(1-[.T92])*[.P92])*[.J92]*(1-[.J92])*[.D92]" table:style-name="ce1">
            <text:p>-0.000694292</text:p>
          </table:table-cell>
          <table:table-cell office:value-type="float" office:value="3.2778945644212059E-3" table:formula="of:=([.R92]-[.A92])*[.R92]*(1-[.R92])*[.J92]" table:style-name="ce1">
            <text:p>0.003277895</text:p>
          </table:table-cell>
          <table:table-cell office:value-type="float" office:value="3.3016921059074245E-3" table:formula="of:=([.R92]-[.A92])*[.R92]*(1-[.R92])*[.L92]" table:style-name="ce1">
            <text:p>0.003301692</text:p>
          </table:table-cell>
          <table:table-cell office:value-type="float" office:value="-2.9723339428779248E-3" table:formula="of:=([.T92]-[.B92])*[.T92]*(1-[.T92])*[.J92]" table:style-name="ce1">
            <text:p>-0.002972334</text:p>
          </table:table-cell>
          <table:table-cell office:value-type="float" office:value="-2.9939131117396366E-3" table:formula="of:=([.T92]-[.B92])*[.T92]*(1-[.T92])*[.L92]" table:style-name="ce1">
            <text:p>-0.002993913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917183930283273" table:formula="of:=[.E92]-($$learning_rate*[.X92])" table:style-name="ce1">
            <text:p>0.269171839</text:p>
          </table:table-cell>
          <table:table-cell office:value-type="float" office:value="0.43834367860566542" table:formula="of:=[.F92]-($$learning_rate*[.Y92])" table:style-name="ce1">
            <text:p>0.438343679</text:p>
          </table:table-cell>
          <table:table-cell office:value-type="float" office:value="0.36897709318960215" table:formula="of:=[.G92]-($$learning_rate*[.Z92])" table:style-name="ce1">
            <text:p>0.368977093</text:p>
          </table:table-cell>
          <table:table-cell office:value-type="float" office:value="0.537954186379204" table:formula="of:=[.H92]-($$learning_rate*[.AA92])" table:style-name="ce1">
            <text:p>0.537954186</text:p>
          </table:table-cell>
          <table:table-cell office:value-type="float" office:value="5.7292959825708187E-2" table:formula="of:=[.E93]*[.C93] + [.F93]*[.D93]" table:style-name="ce1">
            <text:p>0.05729296</text:p>
          </table:table-cell>
          <table:table-cell office:value-type="float" office:value="0.51431932325913976" table:formula="of:=1/(1+EXP(-[.I93]))" table:style-name="ce1">
            <text:p>0.514319323</text:p>
          </table:table-cell>
          <table:table-cell office:value-type="float" office:value="7.2244273297400505E-2" table:formula="of:=[.G93]*[.C93]+[.H93]*[.D93]" table:style-name="ce1">
            <text:p>0.072244273</text:p>
          </table:table-cell>
          <table:table-cell office:value-type="float" office:value="0.51805321700874629" table:formula="of:=1/(1+EXP(-1*[.K93]))" table:style-name="ce1">
            <text:p>0.518053217</text:p>
          </table:table-cell>
          <table:table-cell office:value-type="float" office:value="-2.2775756850165347" table:formula="of:=[.M92]-($$learning_rate*[.AB92])" table:style-name="ce1">
            <text:p>-2.277575685</text:p>
          </table:table-cell>
          <table:table-cell office:value-type="float" office:value="-2.2471714918137602" table:formula="of:=[.N92]-($$learning_rate*[.AC92])" table:style-name="ce1">
            <text:p>-2.247171492</text:p>
          </table:table-cell>
          <table:table-cell office:value-type="float" office:value="2.2810697429397502" table:formula="of:=[.O92]-($$learning_rate*[.AD92])" table:style-name="ce1">
            <text:p>2.281069743</text:p>
          </table:table-cell>
          <table:table-cell office:value-type="float" office:value="2.3440919678802188" table:formula="of:=[.P92]-($$learning_rate*[.AE92])" table:style-name="ce1">
            <text:p>2.344091968</text:p>
          </table:table-cell>
          <table:table-cell office:value-type="float" office:value="-2.3355556054936377" table:formula="of:=[.M93]*[.J93]+[.N93]*[.L93]" table:style-name="ce1">
            <text:p>-2.335555605</text:p>
          </table:table-cell>
          <table:table-cell office:value-type="float" office:value="8.8220758745920599E-2" table:formula="of:=1/(1+EXP(-1*[.Q93]))" table:style-name="ce1">
            <text:p>0.088220759</text:p>
          </table:table-cell>
          <table:table-cell office:value-type="float" office:value="2.3875626314203826" table:formula="of:=[.O93]*[.J93]+[.P93]*[.L93]" table:style-name="ce1">
            <text:p>2.387562631</text:p>
          </table:table-cell>
          <table:table-cell office:value-type="float" office:value="0.91587396191938175" table:formula="of:=1/(1+EXP(-1*[.S93]))" table:style-name="ce1">
            <text:p>0.915873962</text:p>
          </table:table-cell>
          <table:table-cell office:value-type="float" office:value="3.0592435493937572E-3" table:formula="of:=1/2*(POWER([.A93]-[.R93]; 2))" table:style-name="ce1">
            <text:p>0.003059244</text:p>
          </table:table-cell>
          <table:table-cell office:value-type="float" office:value="2.7473347607646329E-3" table:formula="of:=1/2*POWER([.B93]-[.T93]; 2)" table:style-name="ce1">
            <text:p>0.002747335</text:p>
          </table:table-cell>
          <table:table-cell office:value-type="float" office:value="5.80657831015839E-3" table:formula="of:=[.U93]+[.V93]" table:style-name="ce1">
            <text:p>0.005806578</text:p>
          </table:table-cell>
          <table:table-cell office:value-type="float" office:value="-3.4169744597941E-4" table:formula="of:=(([.R93]-[.A93])*[.R93]*(1-[.R93])*[.M93]+([.T93]-[.B93])*[.T93]*(1-[.T93])*[.O93])*[.J93]*(1-[.J93])*[.C93]" table:style-name="ce1">
            <text:p>-0.000341697</text:p>
          </table:table-cell>
          <table:table-cell office:value-type="float" office:value="-6.8339489195881999E-4" table:formula="of:=(([.R93]-[.A93])*[.R93]*(1-[.R93])*[.M93]+([.T93]-[.B93])*[.T93]*(1-[.T93])*[.O93])*[.J93]*(1-[.J93])*[.D93]" table:style-name="ce1">
            <text:p>-0.000683395</text:p>
          </table:table-cell>
          <table:table-cell office:value-type="float" office:value="-3.438037171644963E-4" table:formula="of:=(([.R93]-[.A93])*[.R93]*(1-[.R93])*[.N93]+([.T93]-[.B93])*[.T93]*(1-[.T93])*[.P93])*[.J93]*(1-[.J93])*[.C93]" table:style-name="ce1">
            <text:p>-0.000343804</text:p>
          </table:table-cell>
          <table:table-cell office:value-type="float" office:value="-6.876074343289926E-4" table:formula="of:=(([.R93]-[.A93])*[.R93]*(1-[.R93])*[.N93]+([.T93]-[.B93])*[.T93]*(1-[.T93])*[.P93])*[.J93]*(1-[.J93])*[.D93]" table:style-name="ce1">
            <text:p>-0.000687607</text:p>
          </table:table-cell>
          <table:table-cell office:value-type="float" office:value="3.2360509781483261E-3" table:formula="of:=([.R93]-[.A93])*[.R93]*(1-[.R93])*[.J93]" table:style-name="ce1">
            <text:p>0.003236051</text:p>
          </table:table-cell>
          <table:table-cell office:value-type="float" office:value="3.2595443021870736E-3" table:formula="of:=([.R93]-[.A93])*[.R93]*(1-[.R93])*[.L93]" table:style-name="ce1">
            <text:p>0.003259544</text:p>
          </table:table-cell>
          <table:table-cell office:value-type="float" office:value="-2.9374452336911414E-3" table:formula="of:=([.T93]-[.B93])*[.T93]*(1-[.T93])*[.J93]" table:style-name="ce1">
            <text:p>-0.002937445</text:p>
          </table:table-cell>
          <table:table-cell office:value-type="float" office:value="-2.9587707174944487E-3" table:formula="of:=([.T93]-[.B93])*[.T93]*(1-[.T93])*[.L93]" table:style-name="ce1">
            <text:p>-0.00295877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6985523419479157" table:formula="of:=[.E93]-($$learning_rate*[.X93])" table:style-name="ce1">
            <text:p>0.269855234</text:p>
          </table:table-cell>
          <table:table-cell office:value-type="float" office:value="0.43971046838958305" table:formula="of:=[.F93]-($$learning_rate*[.Y93])" table:style-name="ce1">
            <text:p>0.439710468</text:p>
          </table:table-cell>
          <table:table-cell office:value-type="float" office:value="0.36966470062393114" table:formula="of:=[.G93]-($$learning_rate*[.Z93])" table:style-name="ce1">
            <text:p>0.369664701</text:p>
          </table:table-cell>
          <table:table-cell office:value-type="float" office:value="0.53932940124786199" table:formula="of:=[.H93]-($$learning_rate*[.AA93])" table:style-name="ce1">
            <text:p>0.539329401</text:p>
          </table:table-cell>
          <table:table-cell office:value-type="float" office:value="5.7463808548697884E-2" table:formula="of:=[.E94]*[.C94] + [.F94]*[.D94]" table:style-name="ce1">
            <text:p>0.057463809</text:p>
          </table:table-cell>
          <table:table-cell office:value-type="float" office:value="0.51436200030403867" table:formula="of:=1/(1+EXP(-[.I94]))" table:style-name="ce1">
            <text:p>0.514362</text:p>
          </table:table-cell>
          <table:table-cell office:value-type="float" office:value="7.2416175155982754E-2" table:formula="of:=[.G94]*[.C94]+[.H94]*[.D94]" table:style-name="ce1">
            <text:p>0.072416175</text:p>
          </table:table-cell>
          <table:table-cell office:value-type="float" office:value="0.51809613631407048" table:formula="of:=1/(1+EXP(-1*[.K94]))" table:style-name="ce1">
            <text:p>0.518096136</text:p>
          </table:table-cell>
          <table:table-cell office:value-type="float" office:value="-2.2840477869728315" table:formula="of:=[.M93]-($$learning_rate*[.AB93])" table:style-name="ce1">
            <text:p>-2.284047787</text:p>
          </table:table-cell>
          <table:table-cell office:value-type="float" office:value="-2.2536905804181342" table:formula="of:=[.N93]-($$learning_rate*[.AC93])" table:style-name="ce1">
            <text:p>-2.25369058</text:p>
          </table:table-cell>
          <table:table-cell office:value-type="float" office:value="2.2869446334071326" table:formula="of:=[.O93]-($$learning_rate*[.AD93])" table:style-name="ce1">
            <text:p>2.286944633</text:p>
          </table:table-cell>
          <table:table-cell office:value-type="float" office:value="2.3500095093152078" table:formula="of:=[.P93]-($$learning_rate*[.AE93])" table:style-name="ce1">
            <text:p>2.350009509</text:p>
          </table:table-cell>
          <table:table-cell office:value-type="float" office:value="-2.3424557706594085" table:formula="of:=[.M94]*[.J94]+[.N94]*[.L94]" table:style-name="ce1">
            <text:p>-2.342455771</text:p>
          </table:table-cell>
          <table:table-cell office:value-type="float" office:value="8.766729901654767E-2" table:formula="of:=1/(1+EXP(-1*[.Q94]))" table:style-name="ce1">
            <text:p>0.087667299</text:p>
          </table:table-cell>
          <table:table-cell office:value-type="float" office:value="2.3938482633014129" table:formula="of:=[.O94]*[.J94]+[.P94]*[.L94]" table:style-name="ce1">
            <text:p>2.393848263</text:p>
          </table:table-cell>
          <table:table-cell office:value-type="float" office:value="0.91635699835110163" table:formula="of:=1/(1+EXP(-1*[.S94]))" table:style-name="ce1">
            <text:p>0.916356998</text:p>
          </table:table-cell>
          <table:table-cell office:value-type="float" office:value="3.0161046682629137E-3" table:formula="of:=1/2*(POWER([.A94]-[.R94]; 2))" table:style-name="ce1">
            <text:p>0.003016105</text:p>
          </table:table-cell>
          <table:table-cell office:value-type="float" office:value="2.7116458459298235E-3" table:formula="of:=1/2*POWER([.B94]-[.T94]; 2)" table:style-name="ce1">
            <text:p>0.002711646</text:p>
          </table:table-cell>
          <table:table-cell office:value-type="float" office:value="5.7277505141927372E-3" table:formula="of:=[.U94]+[.V94]" table:style-name="ce1">
            <text:p>0.005727751</text:p>
          </table:table-cell>
          <table:table-cell office:value-type="float" office:value="-3.3843423250798084E-4" table:formula="of:=(([.R94]-[.A94])*[.R94]*(1-[.R94])*[.M94]+([.T94]-[.B94])*[.T94]*(1-[.T94])*[.O94])*[.J94]*(1-[.J94])*[.C94]" table:style-name="ce1">
            <text:p>-0.000338434</text:p>
          </table:table-cell>
          <table:table-cell office:value-type="float" office:value="-6.7686846501596168E-4" table:formula="of:=(([.R94]-[.A94])*[.R94]*(1-[.R94])*[.M94]+([.T94]-[.B94])*[.T94]*(1-[.T94])*[.O94])*[.J94]*(1-[.J94])*[.D94]" table:style-name="ce1">
            <text:p>-0.000676868</text:p>
          </table:table-cell>
          <table:table-cell office:value-type="float" office:value="-3.405249063256927E-4" table:formula="of:=(([.R94]-[.A94])*[.R94]*(1-[.R94])*[.N94]+([.T94]-[.B94])*[.T94]*(1-[.T94])*[.P94])*[.J94]*(1-[.J94])*[.C94]" table:style-name="ce1">
            <text:p>-0.000340525</text:p>
          </table:table-cell>
          <table:table-cell office:value-type="float" office:value="-6.810498126513854E-4" table:formula="of:=(([.R94]-[.A94])*[.R94]*(1-[.R94])*[.N94]+([.T94]-[.B94])*[.T94]*(1-[.T94])*[.P94])*[.J94]*(1-[.J94])*[.D94]" table:style-name="ce1">
            <text:p>-0.00068105</text:p>
          </table:table-cell>
          <table:table-cell office:value-type="float" office:value="3.1951992595294775E-3" table:formula="of:=([.R94]-[.A94])*[.R94]*(1-[.R94])*[.J94]" table:style-name="ce1">
            <text:p>0.003195199</text:p>
          </table:table-cell>
          <table:table-cell office:value-type="float" office:value="3.2183955854773187E-3" table:formula="of:=([.R94]-[.A94])*[.R94]*(1-[.R94])*[.L94]" table:style-name="ce1">
            <text:p>0.003218396</text:p>
          </table:table-cell>
          <table:table-cell office:value-type="float" office:value="-2.9033184172036629E-3" table:formula="of:=([.T94]-[.B94])*[.T94]*(1-[.T94])*[.J94]" table:style-name="ce1">
            <text:p>-0.002903318</text:p>
          </table:table-cell>
          <table:table-cell office:value-type="float" office:value="-2.9243957632048459E-3" table:formula="of:=([.T94]-[.B94])*[.T94]*(1-[.T94])*[.L94]" table:style-name="ce1">
            <text:p>-0.002924396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7053210265980754" table:formula="of:=[.E94]-($$learning_rate*[.X94])" table:style-name="ce1">
            <text:p>0.270532103</text:p>
          </table:table-cell>
          <table:table-cell office:value-type="float" office:value="0.44106420531961499" table:formula="of:=[.F94]-($$learning_rate*[.Y94])" table:style-name="ce1">
            <text:p>0.441064205</text:p>
          </table:table-cell>
          <table:table-cell office:value-type="float" office:value="0.37034575043658252" table:formula="of:=[.G94]-($$learning_rate*[.Z94])" table:style-name="ce1">
            <text:p>0.37034575</text:p>
          </table:table-cell>
          <table:table-cell office:value-type="float" office:value="0.54069150087316475" table:formula="of:=[.H94]-($$learning_rate*[.AA94])" table:style-name="ce1">
            <text:p>0.540691501</text:p>
          </table:table-cell>
          <table:table-cell office:value-type="float" office:value="5.7633025664951883E-2" table:formula="of:=[.E95]*[.C95] + [.F95]*[.D95]" table:style-name="ce1">
            <text:p>0.057633026</text:p>
          </table:table-cell>
          <table:table-cell office:value-type="float" office:value="0.51440426957635865" table:formula="of:=1/(1+EXP(-[.I95]))" table:style-name="ce1">
            <text:p>0.51440427</text:p>
          </table:table-cell>
          <table:table-cell office:value-type="float" office:value="7.2586437609145599E-2" table:formula="of:=[.G95]*[.C95]+[.H95]*[.D95]" table:style-name="ce1">
            <text:p>0.072586438</text:p>
          </table:table-cell>
          <table:table-cell office:value-type="float" office:value="0.51813864604041104" table:formula="of:=1/(1+EXP(-1*[.K95]))" table:style-name="ce1">
            <text:p>0.518138646</text:p>
          </table:table-cell>
          <table:table-cell office:value-type="float" office:value="-2.2904381854918903" table:formula="of:=[.M94]-($$learning_rate*[.AB94])" table:style-name="ce1">
            <text:p>-2.290438185</text:p>
          </table:table-cell>
          <table:table-cell office:value-type="float" office:value="-2.2601273715890891" table:formula="of:=[.N94]-($$learning_rate*[.AC94])" table:style-name="ce1">
            <text:p>-2.260127372</text:p>
          </table:table-cell>
          <table:table-cell office:value-type="float" office:value="2.2927512702415398" table:formula="of:=[.O94]-($$learning_rate*[.AD94])" table:style-name="ce1">
            <text:p>2.29275127</text:p>
          </table:table-cell>
          <table:table-cell office:value-type="float" office:value="2.3558583008416174" table:formula="of:=[.P94]-($$learning_rate*[.AE94])" table:style-name="ce1">
            <text:p>2.355858301</text:p>
          </table:table-cell>
          <table:table-cell office:value-type="float" office:value="-2.3492705180117994" table:formula="of:=[.M95]*[.J95]+[.N95]*[.L95]" table:style-name="ce1">
            <text:p>-2.349270518</text:p>
          </table:table-cell>
          <table:table-cell office:value-type="float" office:value="8.7123773021075351E-2" table:formula="of:=1/(1+EXP(-1*[.Q95]))" table:style-name="ce1">
            <text:p>0.087123773</text:p>
          </table:table-cell>
          <table:table-cell office:value-type="float" office:value="2.4000622727500067" table:formula="of:=[.O95]*[.J95]+[.P95]*[.L95]" table:style-name="ce1">
            <text:p>2.400062273</text:p>
          </table:table-cell>
          <table:table-cell office:value-type="float" office:value="0.91683205199131235" table:formula="of:=1/(1+EXP(-1*[.S95]))" table:style-name="ce1">
            <text:p>0.916832052</text:p>
          </table:table-cell>
          <table:table-cell office:value-type="float" office:value="2.9740381825031754E-3" table:formula="of:=1/2*(POWER([.A95]-[.R95]; 2))" table:style-name="ce1">
            <text:p>0.002974038</text:p>
          </table:table-cell>
          <table:table-cell office:value-type="float" office:value="2.6767743079010092E-3" table:formula="of:=1/2*POWER([.B95]-[.T95]; 2)" table:style-name="ce1">
            <text:p>0.002676774</text:p>
          </table:table-cell>
          <table:table-cell office:value-type="float" office:value="5.6508124904041841E-3" table:formula="of:=[.U95]+[.V95]" table:style-name="ce1">
            <text:p>0.005650812</text:p>
          </table:table-cell>
          <table:table-cell office:value-type="float" office:value="-3.3523262296166032E-4" table:formula="of:=(([.R95]-[.A95])*[.R95]*(1-[.R95])*[.M95]+([.T95]-[.B95])*[.T95]*(1-[.T95])*[.O95])*[.J95]*(1-[.J95])*[.C95]" table:style-name="ce1">
            <text:p>-0.000335233</text:p>
          </table:table-cell>
          <table:table-cell office:value-type="float" office:value="-6.7046524592332063E-4" table:formula="of:=(([.R95]-[.A95])*[.R95]*(1-[.R95])*[.M95]+([.T95]-[.B95])*[.T95]*(1-[.T95])*[.O95])*[.J95]*(1-[.J95])*[.D95]" table:style-name="ce1">
            <text:p>-0.000670465</text:p>
          </table:table-cell>
          <table:table-cell office:value-type="float" office:value="-3.3730788544251517E-4" table:formula="of:=(([.R95]-[.A95])*[.R95]*(1-[.R95])*[.N95]+([.T95]-[.B95])*[.T95]*(1-[.T95])*[.P95])*[.J95]*(1-[.J95])*[.C95]" table:style-name="ce1">
            <text:p>-0.000337308</text:p>
          </table:table-cell>
          <table:table-cell office:value-type="float" office:value="-6.7461577088503033E-4" table:formula="of:=(([.R95]-[.A95])*[.R95]*(1-[.R95])*[.N95]+([.T95]-[.B95])*[.T95]*(1-[.T95])*[.P95])*[.J95]*(1-[.J95])*[.D95]" table:style-name="ce1">
            <text:p>-0.000674616</text:p>
          </table:table-cell>
          <table:table-cell office:value-type="float" office:value="3.1553054289548813E-3" table:formula="of:=([.R95]-[.A95])*[.R95]*(1-[.R95])*[.J95]" table:style-name="ce1">
            <text:p>0.003155305</text:p>
          </table:table-cell>
          <table:table-cell office:value-type="float" office:value="3.1782117285866669E-3" table:formula="of:=([.R95]-[.A95])*[.R95]*(1-[.R95])*[.L95]" table:style-name="ce1">
            <text:p>0.003178212</text:p>
          </table:table-cell>
          <table:table-cell office:value-type="float" office:value="-2.8699294046579237E-3" table:formula="of:=([.T95]-[.B95])*[.T95]*(1-[.T95])*[.J95]" table:style-name="ce1">
            <text:p>-0.002869929</text:p>
          </table:table-cell>
          <table:table-cell office:value-type="float" office:value="-2.890763984493493E-3" table:formula="of:=([.T95]-[.B95])*[.T95]*(1-[.T95])*[.L95]" table:style-name="ce1">
            <text:p>-0.002890764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7120256790573088" table:formula="of:=[.E95]-($$learning_rate*[.X95])" table:style-name="ce1">
            <text:p>0.271202568</text:p>
          </table:table-cell>
          <table:table-cell office:value-type="float" office:value="0.44240513581146163" table:formula="of:=[.F95]-($$learning_rate*[.Y95])" table:style-name="ce1">
            <text:p>0.442405136</text:p>
          </table:table-cell>
          <table:table-cell office:value-type="float" office:value="0.37102036620746753" table:formula="of:=[.G95]-($$learning_rate*[.Z95])" table:style-name="ce1">
            <text:p>0.371020366</text:p>
          </table:table-cell>
          <table:table-cell office:value-type="float" office:value="0.54204073241493478" table:formula="of:=[.H95]-($$learning_rate*[.AA95])" table:style-name="ce1">
            <text:p>0.542040732</text:p>
          </table:table-cell>
          <table:table-cell office:value-type="float" office:value="5.7800641976432712E-2" table:formula="of:=[.E96]*[.C96] + [.F96]*[.D96]" table:style-name="ce1">
            <text:p>0.057800642</text:p>
          </table:table-cell>
          <table:table-cell office:value-type="float" office:value="0.51444613877551004" table:formula="of:=1/(1+EXP(-[.I96]))" table:style-name="ce1">
            <text:p>0.514446139</text:p>
          </table:table-cell>
          <table:table-cell office:value-type="float" office:value="7.2755091551866866E-2" table:formula="of:=[.G96]*[.C96]+[.H96]*[.D96]" table:style-name="ce1">
            <text:p>0.072755092</text:p>
          </table:table-cell>
          <table:table-cell office:value-type="float" office:value="0.51818075390826246" table:formula="of:=1/(1+EXP(-1*[.K96]))" table:style-name="ce1">
            <text:p>0.518180754</text:p>
          </table:table-cell>
          <table:table-cell office:value-type="float" office:value="-2.2967487963497999" table:formula="of:=[.M95]-($$learning_rate*[.AB95])" table:style-name="ce1">
            <text:p>-2.296748796</text:p>
          </table:table-cell>
          <table:table-cell office:value-type="float" office:value="-2.2664837950462622" table:formula="of:=[.N95]-($$learning_rate*[.AC95])" table:style-name="ce1">
            <text:p>-2.266483795</text:p>
          </table:table-cell>
          <table:table-cell office:value-type="float" office:value="2.2984911290508556" table:formula="of:=[.O95]-($$learning_rate*[.AD95])" table:style-name="ce1">
            <text:p>2.298491129</text:p>
          </table:table-cell>
          <table:table-cell office:value-type="float" office:value="2.3616398288106044" table:formula="of:=[.P95]-($$learning_rate*[.AE95])" table:style-name="ce1">
            <text:p>2.361639829</text:p>
          </table:table-cell>
          <table:table-cell office:value-type="float" office:value="-2.3560018316573865" table:formula="of:=[.M96]*[.J96]+[.N96]*[.L96]" table:style-name="ce1">
            <text:p>-2.356001832</text:p>
          </table:table-cell>
          <table:table-cell office:value-type="float" office:value="8.6589895731252892E-2" table:formula="of:=1/(1+EXP(-1*[.Q96]))" table:style-name="ce1">
            <text:p>0.086589896</text:p>
          </table:table-cell>
          <table:table-cell office:value-type="float" office:value="2.4062061933028343" table:formula="of:=[.O96]*[.J96]+[.P96]*[.L96]" table:style-name="ce1">
            <text:p>2.406206193</text:p>
          </table:table-cell>
          <table:table-cell office:value-type="float" office:value="0.91729933415421705" table:formula="of:=1/(1+EXP(-1*[.S96]))" table:style-name="ce1">
            <text:p>0.917299334</text:p>
          </table:table-cell>
          <table:table-cell office:value-type="float" office:value="2.9330060640620952E-3" table:formula="of:=1/2*(POWER([.A96]-[.R96]; 2))" table:style-name="ce1">
            <text:p>0.002933006</text:p>
          </table:table-cell>
          <table:table-cell office:value-type="float" office:value="2.6426934072100953E-3" table:formula="of:=1/2*POWER([.B96]-[.T96]; 2)" table:style-name="ce1">
            <text:p>0.002642693</text:p>
          </table:table-cell>
          <table:table-cell office:value-type="float" office:value="5.5756994712721905E-3" table:formula="of:=[.U96]+[.V96]" table:style-name="ce1">
            <text:p>0.005575699</text:p>
          </table:table-cell>
          <table:table-cell office:value-type="float" office:value="-3.3209089657104153E-4" table:formula="of:=(([.R96]-[.A96])*[.R96]*(1-[.R96])*[.M96]+([.T96]-[.B96])*[.T96]*(1-[.T96])*[.O96])*[.J96]*(1-[.J96])*[.C96]" table:style-name="ce1">
            <text:p>-0.000332091</text:p>
          </table:table-cell>
          <table:table-cell office:value-type="float" office:value="-6.6418179314208306E-4" table:formula="of:=(([.R96]-[.A96])*[.R96]*(1-[.R96])*[.M96]+([.T96]-[.B96])*[.T96]*(1-[.T96])*[.O96])*[.J96]*(1-[.J96])*[.D96]" table:style-name="ce1">
            <text:p>-0.000664182</text:p>
          </table:table-cell>
          <table:table-cell office:value-type="float" office:value="-3.3415093230058641E-4" table:formula="of:=(([.R96]-[.A96])*[.R96]*(1-[.R96])*[.N96]+([.T96]-[.B96])*[.T96]*(1-[.T96])*[.P96])*[.J96]*(1-[.J96])*[.C96]" table:style-name="ce1">
            <text:p>-0.000334151</text:p>
          </table:table-cell>
          <table:table-cell office:value-type="float" office:value="-6.6830186460117283E-4" table:formula="of:=(([.R96]-[.A96])*[.R96]*(1-[.R96])*[.N96]+([.T96]-[.B96])*[.T96]*(1-[.T96])*[.P96])*[.J96]*(1-[.J96])*[.D96]" table:style-name="ce1">
            <text:p>-0.000668302</text:p>
          </table:table-cell>
          <table:table-cell office:value-type="float" office:value="3.1163370169735487E-3" table:formula="of:=([.R96]-[.A96])*[.R96]*(1-[.R96])*[.J96]" table:style-name="ce1">
            <text:p>0.003116337</text:p>
          </table:table-cell>
          <table:table-cell office:value-type="float" office:value="3.1389600254969436E-3" table:formula="of:=([.R96]-[.A96])*[.R96]*(1-[.R96])*[.L96]" table:style-name="ce1">
            <text:p>0.00313896</text:p>
          </table:table-cell>
          <table:table-cell office:value-type="float" office:value="-2.8372550968327609E-3" table:formula="of:=([.T96]-[.B96])*[.T96]*(1-[.T96])*[.J96]" table:style-name="ce1">
            <text:p>-0.002837255</text:p>
          </table:table-cell>
          <table:table-cell office:value-type="float" office:value="-2.8578521137436687E-3" table:formula="of:=([.T96]-[.B96])*[.T96]*(1-[.T96])*[.L96]" table:style-name="ce1">
            <text:p>-0.002857852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7186674969887298" table:formula="of:=[.E96]-($$learning_rate*[.X96])" table:style-name="ce1">
            <text:p>0.27186675</text:p>
          </table:table-cell>
          <table:table-cell office:value-type="float" office:value="0.44373349939774581" table:formula="of:=[.F96]-($$learning_rate*[.Y96])" table:style-name="ce1">
            <text:p>0.443733499</text:p>
          </table:table-cell>
          <table:table-cell office:value-type="float" office:value="0.37168866807206868" table:formula="of:=[.G96]-($$learning_rate*[.Z96])" table:style-name="ce1">
            <text:p>0.371688668</text:p>
          </table:table-cell>
          <table:table-cell office:value-type="float" office:value="0.54337733614413708" table:formula="of:=[.H96]-($$learning_rate*[.AA96])" table:style-name="ce1">
            <text:p>0.543377336</text:p>
          </table:table-cell>
          <table:table-cell office:value-type="float" office:value="5.7966687424718236E-2" table:formula="of:=[.E97]*[.C97] + [.F97]*[.D97]" table:style-name="ce1">
            <text:p>0.057966687</text:p>
          </table:table-cell>
          <table:table-cell office:value-type="float" office:value="0.51448761538581722" table:formula="of:=1/(1+EXP(-[.I97]))" table:style-name="ce1">
            <text:p>0.514487615</text:p>
          </table:table-cell>
          <table:table-cell office:value-type="float" office:value="7.2922167018017153E-2" table:formula="of:=[.G97]*[.C97]+[.H97]*[.D97]" table:style-name="ce1">
            <text:p>0.072922167</text:p>
          </table:table-cell>
          <table:table-cell office:value-type="float" office:value="0.51822246742290246" table:formula="of:=1/(1+EXP(-1*[.K97]))" table:style-name="ce1">
            <text:p>0.518222467</text:p>
          </table:table-cell>
          <table:table-cell office:value-type="float" office:value="-2.302981470383747" table:formula="of:=[.M96]-($$learning_rate*[.AB96])" table:style-name="ce1">
            <text:p>-2.30298147</text:p>
          </table:table-cell>
          <table:table-cell office:value-type="float" office:value="-2.2727617150972561" table:formula="of:=[.N96]-($$learning_rate*[.AC96])" table:style-name="ce1">
            <text:p>-2.272761715</text:p>
          </table:table-cell>
          <table:table-cell office:value-type="float" office:value="2.3041656392445211" table:formula="of:=[.O96]-($$learning_rate*[.AD96])" table:style-name="ce1">
            <text:p>2.304165639</text:p>
          </table:table-cell>
          <table:table-cell office:value-type="float" office:value="2.3673555330380918" table:formula="of:=[.P96]-($$learning_rate*[.AE96])" table:style-name="ce1">
            <text:p>2.367355533</text:p>
          </table:table-cell>
          <table:table-cell office:value-type="float" office:value="-2.3626516288374648" table:formula="of:=[.M97]*[.J97]+[.N97]*[.L97]" table:style-name="ce1">
            <text:p>-2.362651629</text:p>
          </table:table-cell>
          <table:table-cell office:value-type="float" office:value="8.6065393241959651E-2" table:formula="of:=1/(1+EXP(-1*[.Q97]))" table:style-name="ce1">
            <text:p>0.086065393</text:p>
          </table:table-cell>
          <table:table-cell office:value-type="float" office:value="2.4122815107871114" table:formula="of:=[.O97]*[.J97]+[.P97]*[.L97]" table:style-name="ce1">
            <text:p>2.412281511</text:p>
          </table:table-cell>
          <table:table-cell office:value-type="float" office:value="0.9177590485343855" table:formula="of:=1/(1+EXP(-1*[.S97]))" table:style-name="ce1">
            <text:p>0.917759049</text:p>
          </table:table-cell>
          <table:table-cell office:value-type="float" office:value="2.8929720245269809E-3" table:formula="of:=1/2*(POWER([.A97]-[.R97]; 2))" table:style-name="ce1">
            <text:p>0.002892972</text:p>
          </table:table-cell>
          <table:table-cell office:value-type="float" office:value="2.6093775343286343E-3" table:formula="of:=1/2*POWER([.B97]-[.T97]; 2)" table:style-name="ce1">
            <text:p>0.002609378</text:p>
          </table:table-cell>
          <table:table-cell office:value-type="float" office:value="5.5023495588556147E-3" table:formula="of:=[.U97]+[.V97]" table:style-name="ce1">
            <text:p>0.00550235</text:p>
          </table:table-cell>
          <table:table-cell office:value-type="float" office:value="-3.2900739545174348E-4" table:formula="of:=(([.R97]-[.A97])*[.R97]*(1-[.R97])*[.M97]+([.T97]-[.B97])*[.T97]*(1-[.T97])*[.O97])*[.J97]*(1-[.J97])*[.C97]" table:style-name="ce1">
            <text:p>-0.000329007</text:p>
          </table:table-cell>
          <table:table-cell office:value-type="float" office:value="-6.5801479090348697E-4" table:formula="of:=(([.R97]-[.A97])*[.R97]*(1-[.R97])*[.M97]+([.T97]-[.B97])*[.T97]*(1-[.T97])*[.O97])*[.J97]*(1-[.J97])*[.D97]" table:style-name="ce1">
            <text:p>-0.000658015</text:p>
          </table:table-cell>
          <table:table-cell office:value-type="float" office:value="-3.3105238745344262E-4" table:formula="of:=(([.R97]-[.A97])*[.R97]*(1-[.R97])*[.N97]+([.T97]-[.B97])*[.T97]*(1-[.T97])*[.P97])*[.J97]*(1-[.J97])*[.C97]" table:style-name="ce1">
            <text:p>-0.000331052</text:p>
          </table:table-cell>
          <table:table-cell office:value-type="float" office:value="-6.6210477490688524E-4" table:formula="of:=(([.R97]-[.A97])*[.R97]*(1-[.R97])*[.N97]+([.T97]-[.B97])*[.T97]*(1-[.T97])*[.P97])*[.J97]*(1-[.J97])*[.D97]" table:style-name="ce1">
            <text:p>-0.000662105</text:p>
          </table:table-cell>
          <table:table-cell office:value-type="float" office:value="3.0782629822930646E-3" table:formula="of:=([.R97]-[.A97])*[.R97]*(1-[.R97])*[.J97]" table:style-name="ce1">
            <text:p>0.003078263</text:p>
          </table:table-cell>
          <table:table-cell office:value-type="float" office:value="3.1006092087643858E-3" table:formula="of:=([.R97]-[.A97])*[.R97]*(1-[.R97])*[.L97]" table:style-name="ce1">
            <text:p>0.003100609</text:p>
          </table:table-cell>
          <table:table-cell office:value-type="float" office:value="-2.8052733343122585E-3" table:formula="of:=([.T97]-[.B97])*[.T97]*(1-[.T97])*[.J97]" table:style-name="ce1">
            <text:p>-0.002805273</text:p>
          </table:table-cell>
          <table:table-cell office:value-type="float" office:value="-2.8256378300045015E-3" table:formula="of:=([.T97]-[.B97])*[.T97]*(1-[.T97])*[.L97]" table:style-name="ce1">
            <text:p>-0.002825638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7252476448977647" table:formula="of:=[.E97]-($$learning_rate*[.X97])" table:style-name="ce1">
            <text:p>0.272524764</text:p>
          </table:table-cell>
          <table:table-cell office:value-type="float" office:value="0.4450495289795528" table:formula="of:=[.F97]-($$learning_rate*[.Y97])" table:style-name="ce1">
            <text:p>0.445049529</text:p>
          </table:table-cell>
          <table:table-cell office:value-type="float" office:value="0.37235077284697554" table:formula="of:=[.G97]-($$learning_rate*[.Z97])" table:style-name="ce1">
            <text:p>0.372350773</text:p>
          </table:table-cell>
          <table:table-cell office:value-type="float" office:value="0.54470154569395079" table:formula="of:=[.H97]-($$learning_rate*[.AA97])" table:style-name="ce1">
            <text:p>0.544701546</text:p>
          </table:table-cell>
          <table:table-cell office:value-type="float" office:value="5.8131191122444102E-2" table:formula="of:=[.E98]*[.C98] + [.F98]*[.D98]" table:style-name="ce1">
            <text:p>0.058131191</text:p>
          </table:table-cell>
          <table:table-cell office:value-type="float" office:value="0.514528706684379" table:formula="of:=1/(1+EXP(-[.I98]))" table:style-name="ce1">
            <text:p>0.514528707</text:p>
          </table:table-cell>
          <table:table-cell office:value-type="float" office:value="7.3087693211743854E-2" table:formula="of:=[.G98]*[.C98]+[.H98]*[.D98]" table:style-name="ce1">
            <text:p>0.073087693</text:p>
          </table:table-cell>
          <table:table-cell office:value-type="float" office:value="0.51826379388223742" table:formula="of:=1/(1+EXP(-1*[.K98]))" table:style-name="ce1">
            <text:p>0.518263794</text:p>
          </table:table-cell>
          <table:table-cell office:value-type="float" office:value="-2.3091379963483329" table:formula="of:=[.M97]-($$learning_rate*[.AB97])" table:style-name="ce1">
            <text:p>-2.309137996</text:p>
          </table:table-cell>
          <table:table-cell office:value-type="float" office:value="-2.278962933514785" table:formula="of:=[.N97]-($$learning_rate*[.AC97])" table:style-name="ce1">
            <text:p>-2.278962934</text:p>
          </table:table-cell>
          <table:table-cell office:value-type="float" office:value="2.3097761859131456" table:formula="of:=[.O97]-($$learning_rate*[.AD97])" table:style-name="ce1">
            <text:p>2.309776186</text:p>
          </table:table-cell>
          <table:table-cell office:value-type="float" office:value="2.3730068086981007" table:formula="of:=[.P97]-($$learning_rate*[.AE97])" table:style-name="ce1">
            <text:p>2.373006809</text:p>
          </table:table-cell>
          <table:table-cell office:value-type="float" office:value="-2.3692217628572316" table:formula="of:=[.M98]*[.J98]+[.N98]*[.L98]" table:style-name="ce1">
            <text:p>-2.369221763</text:p>
          </table:table-cell>
          <table:table-cell office:value-type="float" office:value="8.5550002226080529E-2" table:formula="of:=1/(1+EXP(-1*[.Q98]))" table:style-name="ce1">
            <text:p>0.085550002</text:p>
          </table:table-cell>
          <table:table-cell office:value-type="float" office:value="2.418289665252527" table:formula="of:=[.O98]*[.J98]+[.P98]*[.L98]" table:style-name="ce1">
            <text:p>2.418289665</text:p>
          </table:table-cell>
          <table:table-cell office:value-type="float" office:value="0.91821139155225029" table:formula="of:=1/(1+EXP(-1*[.S98]))" table:style-name="ce1">
            <text:p>0.918211392</text:p>
          </table:table-cell>
          <table:table-cell office:value-type="float" office:value="2.8539014181803869E-3" table:formula="of:=1/2*(POWER([.A98]-[.R98]; 2))" table:style-name="ce1">
            <text:p>0.002853901</text:p>
          </table:table-cell>
          <table:table-cell office:value-type="float" office:value="2.5768021514321598E-3" table:formula="of:=1/2*POWER([.B98]-[.T98]; 2)" table:style-name="ce1">
            <text:p>0.002576802</text:p>
          </table:table-cell>
          <table:table-cell office:value-type="float" office:value="5.4307035696125466E-3" table:formula="of:=[.U98]+[.V98]" table:style-name="ce1">
            <text:p>0.005430704</text:p>
          </table:table-cell>
          <table:table-cell office:value-type="float" office:value="-3.2598052179700265E-4" table:formula="of:=(([.R98]-[.A98])*[.R98]*(1-[.R98])*[.M98]+([.T98]-[.B98])*[.T98]*(1-[.T98])*[.O98])*[.J98]*(1-[.J98])*[.C98]" table:style-name="ce1">
            <text:p>-0.000325981</text:p>
          </table:table-cell>
          <table:table-cell office:value-type="float" office:value="-6.5196104359400531E-4" table:formula="of:=(([.R98]-[.A98])*[.R98]*(1-[.R98])*[.M98]+([.T98]-[.B98])*[.T98]*(1-[.T98])*[.O98])*[.J98]*(1-[.J98])*[.D98]" table:style-name="ce1">
            <text:p>-0.000651961</text:p>
          </table:table-cell>
          <table:table-cell office:value-type="float" office:value="-3.2801065142987613E-4" table:formula="of:=(([.R98]-[.A98])*[.R98]*(1-[.R98])*[.N98]+([.T98]-[.B98])*[.T98]*(1-[.T98])*[.P98])*[.J98]*(1-[.J98])*[.C98]" table:style-name="ce1">
            <text:p>-0.000328011</text:p>
          </table:table-cell>
          <table:table-cell office:value-type="float" office:value="-6.5602130285975226E-4" table:formula="of:=(([.R98]-[.A98])*[.R98]*(1-[.R98])*[.N98]+([.T98]-[.B98])*[.T98]*(1-[.T98])*[.P98])*[.J98]*(1-[.J98])*[.D98]" table:style-name="ce1">
            <text:p>-0.000656021</text:p>
          </table:table-cell>
          <table:table-cell office:value-type="float" office:value="3.0410536350153811E-3" table:formula="of:=([.R98]-[.A98])*[.R98]*(1-[.R98])*[.J98]" table:style-name="ce1">
            <text:p>0.003041054</text:p>
          </table:table-cell>
          <table:table-cell office:value-type="float" office:value="3.0631293721950256E-3" table:formula="of:=([.R98]-[.A98])*[.R98]*(1-[.R98])*[.L98]" table:style-name="ce1">
            <text:p>0.003063129</text:p>
          </table:table-cell>
          <table:table-cell office:value-type="float" office:value="-2.7739628506974665E-3" table:formula="of:=([.T98]-[.B98])*[.T98]*(1-[.T98])*[.J98]" table:style-name="ce1">
            <text:p>-0.002773963</text:p>
          </table:table-cell>
          <table:table-cell office:value-type="float" office:value="-2.7940997118606485E-3" table:formula="of:=([.T98]-[.B98])*[.T98]*(1-[.T98])*[.L98]" table:style-name="ce1">
            <text:p>-0.002794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7317672553337047" table:formula="of:=[.E98]-($$learning_rate*[.X98])" table:style-name="ce1">
            <text:p>0.273176726</text:p>
          </table:table-cell>
          <table:table-cell office:value-type="float" office:value="0.44635345106674079" table:formula="of:=[.F98]-($$learning_rate*[.Y98])" table:style-name="ce1">
            <text:p>0.446353451</text:p>
          </table:table-cell>
          <table:table-cell office:value-type="float" office:value="0.37300679414983529" table:formula="of:=[.G98]-($$learning_rate*[.Z98])" table:style-name="ce1">
            <text:p>0.373006794</text:p>
          </table:table-cell>
          <table:table-cell office:value-type="float" office:value="0.54601358829967028" table:formula="of:=[.H98]-($$learning_rate*[.AA98])" table:style-name="ce1">
            <text:p>0.546013588</text:p>
          </table:table-cell>
          <table:table-cell office:value-type="float" office:value="5.8294181383342601E-2" table:formula="of:=[.E99]*[.C99] + [.F99]*[.D99]" table:style-name="ce1">
            <text:p>0.058294181</text:p>
          </table:table-cell>
          <table:table-cell office:value-type="float" office:value="0.51456941974857839" table:formula="of:=1/(1+EXP(-[.I99]))" table:style-name="ce1">
            <text:p>0.51456942</text:p>
          </table:table-cell>
          <table:table-cell office:value-type="float" office:value="7.325169853745879E-2" table:formula="of:=[.G99]*[.C99]+[.H99]*[.D99]" table:style-name="ce1">
            <text:p>0.073251699</text:p>
          </table:table-cell>
          <table:table-cell office:value-type="float" office:value="0.51830474038429697" table:formula="of:=1/(1+EXP(-1*[.K99]))" table:style-name="ce1">
            <text:p>0.51830474</text:p>
          </table:table-cell>
          <table:table-cell office:value-type="float" office:value="-2.3152201036183637" table:formula="of:=[.M98]-($$learning_rate*[.AB98])" table:style-name="ce1">
            <text:p>-2.315220104</text:p>
          </table:table-cell>
          <table:table-cell office:value-type="float" office:value="-2.285089192259175" table:formula="of:=[.N98]-($$learning_rate*[.AC98])" table:style-name="ce1">
            <text:p>-2.285089192</text:p>
          </table:table-cell>
          <table:table-cell office:value-type="float" office:value="2.3153241116145407" table:formula="of:=[.O98]-($$learning_rate*[.AD98])" table:style-name="ce1">
            <text:p>2.315324112</text:p>
          </table:table-cell>
          <table:table-cell office:value-type="float" office:value="2.3785950081218221" table:formula="of:=[.P98]-($$learning_rate*[.AE98])" table:style-name="ce1">
            <text:p>2.378595008</text:p>
          </table:table-cell>
          <table:table-cell office:value-type="float" office:value="-2.3757140258579996" table:formula="of:=[.M99]*[.J99]+[.N99]*[.L99]" table:style-name="ce1">
            <text:p>-2.375714026</text:p>
          </table:table-cell>
          <table:table-cell office:value-type="float" office:value="8.5043469421370088E-2" table:formula="of:=1/(1+EXP(-1*[.Q99]))" table:style-name="ce1">
            <text:p>0.085043469</text:p>
          </table:table-cell>
          <table:table-cell office:value-type="float" office:value="2.4242320528073527" table:formula="of:=[.O99]*[.J99]+[.P99]*[.L99]" table:style-name="ce1">
            <text:p>2.424232053</text:p>
          </table:table-cell>
          <table:table-cell office:value-type="float" office:value="0.91865655268082458" table:formula="of:=1/(1+EXP(-1*[.S99]))" table:style-name="ce1">
            <text:p>0.918656553</text:p>
          </table:table-cell>
          <table:table-cell office:value-type="float" office:value="2.8157611513980542E-3" table:formula="of:=1/2*(POWER([.A99]-[.R99]; 2))" table:style-name="ce1">
            <text:p>0.002815761</text:p>
          </table:table-cell>
          <table:table-cell office:value-type="float" office:value="2.5449437376919787E-3" table:formula="of:=1/2*POWER([.B99]-[.T99]; 2)" table:style-name="ce1">
            <text:p>0.002544944</text:p>
          </table:table-cell>
          <table:table-cell office:value-type="float" office:value="5.3607048890900334E-3" table:formula="of:=[.U99]+[.V99]" table:style-name="ce1">
            <text:p>0.005360705</text:p>
          </table:table-cell>
          <table:table-cell office:value-type="float" office:value="-3.2300873521659752E-4" table:formula="of:=(([.R99]-[.A99])*[.R99]*(1-[.R99])*[.M99]+([.T99]-[.B99])*[.T99]*(1-[.T99])*[.O99])*[.J99]*(1-[.J99])*[.C99]" table:style-name="ce1">
            <text:p>-0.000323009</text:p>
          </table:table-cell>
          <table:table-cell office:value-type="float" office:value="-6.4601747043319504E-4" table:formula="of:=(([.R99]-[.A99])*[.R99]*(1-[.R99])*[.M99]+([.T99]-[.B99])*[.T99]*(1-[.T99])*[.O99])*[.J99]*(1-[.J99])*[.D99]" table:style-name="ce1">
            <text:p>-0.000646017</text:p>
          </table:table-cell>
          <table:table-cell office:value-type="float" office:value="-3.2502418208620401E-4" table:formula="of:=(([.R99]-[.A99])*[.R99]*(1-[.R99])*[.N99]+([.T99]-[.B99])*[.T99]*(1-[.T99])*[.P99])*[.J99]*(1-[.J99])*[.C99]" table:style-name="ce1">
            <text:p>-0.000325024</text:p>
          </table:table-cell>
          <table:table-cell office:value-type="float" office:value="-6.5004836417240802E-4" table:formula="of:=(([.R99]-[.A99])*[.R99]*(1-[.R99])*[.N99]+([.T99]-[.B99])*[.T99]*(1-[.T99])*[.P99])*[.J99]*(1-[.J99])*[.D99]" table:style-name="ce1">
            <text:p>-0.000650048</text:p>
          </table:table-cell>
          <table:table-cell office:value-type="float" office:value="3.0046805647256825E-3" table:formula="of:=([.R99]-[.A99])*[.R99]*(1-[.R99])*[.J99]" table:style-name="ce1">
            <text:p>0.003004681</text:p>
          </table:table-cell>
          <table:table-cell office:value-type="float" office:value="3.0264918984086019E-3" table:formula="of:=([.R99]-[.A99])*[.R99]*(1-[.R99])*[.L99]" table:style-name="ce1">
            <text:p>0.003026492</text:p>
          </table:table-cell>
          <table:table-cell office:value-type="float" office:value="-2.7433032285611452E-3" table:formula="of:=([.T99]-[.B99])*[.T99]*(1-[.T99])*[.J99]" table:style-name="ce1">
            <text:p>-0.002743303</text:p>
          </table:table-cell>
          <table:table-cell office:value-type="float" office:value="-2.7632171930650688E-3" table:formula="of:=([.T99]-[.B99])*[.T99]*(1-[.T99])*[.L99]" table:style-name="ce1">
            <text:p>-0.002763217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7382274300380366" table:formula="of:=[.E99]-($$learning_rate*[.X99])" table:style-name="ce1">
            <text:p>0.273822743</text:p>
          </table:table-cell>
          <table:table-cell office:value-type="float" office:value="0.44764548600760717" table:formula="of:=[.F99]-($$learning_rate*[.Y99])" table:style-name="ce1">
            <text:p>0.447645486</text:p>
          </table:table-cell>
          <table:table-cell office:value-type="float" office:value="0.37365684251400771" table:formula="of:=[.G99]-($$learning_rate*[.Z99])" table:style-name="ce1">
            <text:p>0.373656843</text:p>
          </table:table-cell>
          <table:table-cell office:value-type="float" office:value="0.54731368502801514" table:formula="of:=[.H99]-($$learning_rate*[.AA99])" table:style-name="ce1">
            <text:p>0.547313685</text:p>
          </table:table-cell>
          <table:table-cell office:value-type="float" office:value="5.8455685750950906E-2" table:formula="of:=[.E100]*[.C100] + [.F100]*[.D100]" table:style-name="ce1">
            <text:p>0.058455686</text:p>
          </table:table-cell>
          <table:table-cell office:value-type="float" office:value="0.51460976146325998" table:formula="of:=1/(1+EXP(-[.I100]))" table:style-name="ce1">
            <text:p>0.514609761</text:p>
          </table:table-cell>
          <table:table-cell office:value-type="float" office:value="7.3414210628501897E-2" table:formula="of:=[.G100]*[.C100]+[.H100]*[.D100]" table:style-name="ce1">
            <text:p>0.073414211</text:p>
          </table:table-cell>
          <table:table-cell office:value-type="float" office:value="0.51834531383439952" table:formula="of:=1/(1+EXP(-1*[.K100]))" table:style-name="ce1">
            <text:p>0.518345314</text:p>
          </table:table-cell>
          <table:table-cell office:value-type="float" office:value="-2.3212294647478151" table:formula="of:=[.M99]-($$learning_rate*[.AB99])" table:style-name="ce1">
            <text:p>-2.321229465</text:p>
          </table:table-cell>
          <table:table-cell office:value-type="float" office:value="-2.2911421760559922" table:formula="of:=[.N99]-($$learning_rate*[.AC99])" table:style-name="ce1">
            <text:p>-2.291142176</text:p>
          </table:table-cell>
          <table:table-cell office:value-type="float" office:value="2.3208107180716628" table:formula="of:=[.O99]-($$learning_rate*[.AD99])" table:style-name="ce1">
            <text:p>2.320810718</text:p>
          </table:table-cell>
          <table:table-cell office:value-type="float" office:value="2.3841214425079524" table:formula="of:=[.P99]-($$learning_rate*[.AE99])" table:style-name="ce1">
            <text:p>2.384121443</text:p>
          </table:table-cell>
          <table:table-cell office:value-type="float" office:value="-2.3821301514423361" table:formula="of:=[.M100]*[.J100]+[.N100]*[.L100]" table:style-name="ce1">
            <text:p>-2.382130151</text:p>
          </table:table-cell>
          <table:table-cell office:value-type="float" office:value="8.4545551147128015E-2" table:formula="of:=1/(1+EXP(-1*[.Q100]))" table:style-name="ce1">
            <text:p>0.084545551</text:p>
          </table:table-cell>
          <table:table-cell office:value-type="float" office:value="2.4301100273643415" table:formula="of:=[.O100]*[.J100]+[.P100]*[.L100]" table:style-name="ce1">
            <text:p>2.430110027</text:p>
          </table:table-cell>
          <table:table-cell office:value-type="float" office:value="0.91909471475482174" table:formula="of:=1/(1+EXP(-1*[.S100]))" table:style-name="ce1">
            <text:p>0.919094715</text:p>
          </table:table-cell>
          <table:table-cell office:value-type="float" office:value="2.7785195979145396E-3" table:formula="of:=1/2*(POWER([.A100]-[.R100]; 2))" table:style-name="ce1">
            <text:p>0.00277852</text:p>
          </table:table-cell>
          <table:table-cell office:value-type="float" office:value="2.5137797378500461E-3" table:formula="of:=1/2*POWER([.B100]-[.T100]; 2)" table:style-name="ce1">
            <text:p>0.00251378</text:p>
          </table:table-cell>
          <table:table-cell office:value-type="float" office:value="5.2922993357645857E-3" table:formula="of:=[.U100]+[.V100]" table:style-name="ce1">
            <text:p>0.005292299</text:p>
          </table:table-cell>
          <table:table-cell office:value-type="float" office:value="-3.2009055021351698E-4" table:formula="of:=(([.R100]-[.A100])*[.R100]*(1-[.R100])*[.M100]+([.T100]-[.B100])*[.T100]*(1-[.T100])*[.O100])*[.J100]*(1-[.J100])*[.C100]" table:style-name="ce1">
            <text:p>-0.000320091</text:p>
          </table:table-cell>
          <table:table-cell office:value-type="float" office:value="-6.4018110042703396E-4" table:formula="of:=(([.R100]-[.A100])*[.R100]*(1-[.R100])*[.M100]+([.T100]-[.B100])*[.T100]*(1-[.T100])*[.O100])*[.J100]*(1-[.J100])*[.D100]" table:style-name="ce1">
            <text:p>-0.000640181</text:p>
          </table:table-cell>
          <table:table-cell office:value-type="float" office:value="-3.2209149209500671E-4" table:formula="of:=(([.R100]-[.A100])*[.R100]*(1-[.R100])*[.N100]+([.T100]-[.B100])*[.T100]*(1-[.T100])*[.P100])*[.J100]*(1-[.J100])*[.C100]" table:style-name="ce1">
            <text:p>-0.000322091</text:p>
          </table:table-cell>
          <table:table-cell office:value-type="float" office:value="-6.4418298419001343E-4" table:formula="of:=(([.R100]-[.A100])*[.R100]*(1-[.R100])*[.N100]+([.T100]-[.B100])*[.T100]*(1-[.T100])*[.P100])*[.J100]*(1-[.J100])*[.D100]" table:style-name="ce1">
            <text:p>-0.000644183</text:p>
          </table:table-cell>
          <table:table-cell office:value-type="float" office:value="2.9691165730829192E-3" table:formula="of:=([.R100]-[.A100])*[.R100]*(1-[.R100])*[.J100]" table:style-name="ce1">
            <text:p>0.002969117</text:p>
          </table:table-cell>
          <table:table-cell office:value-type="float" office:value="2.9906693909370389E-3" table:formula="of:=([.R100]-[.A100])*[.R100]*(1-[.R100])*[.L100]" table:style-name="ce1">
            <text:p>0.002990669</text:p>
          </table:table-cell>
          <table:table-cell office:value-type="float" office:value="-2.7132748579614574E-3" table:formula="of:=([.T100]-[.B100])*[.T100]*(1-[.T100])*[.J100]" table:style-name="ce1">
            <text:p>-0.002713275</text:p>
          </table:table-cell>
          <table:table-cell office:value-type="float" office:value="-2.7329705207494916E-3" table:formula="of:=([.T100]-[.B100])*[.T100]*(1-[.T100])*[.L100]" table:style-name="ce1">
            <text:p>-0.00273297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7446292410423068" table:formula="of:=[.E100]-($$learning_rate*[.X100])" table:style-name="ce1">
            <text:p>0.274462924</text:p>
          </table:table-cell>
          <table:table-cell office:value-type="float" office:value="0.44892584820846126" table:formula="of:=[.F100]-($$learning_rate*[.Y100])" table:style-name="ce1">
            <text:p>0.448925848</text:p>
          </table:table-cell>
          <table:table-cell office:value-type="float" office:value="0.37430102549819771" table:formula="of:=[.G100]-($$learning_rate*[.Z100])" table:style-name="ce1">
            <text:p>0.374301025</text:p>
          </table:table-cell>
          <table:table-cell office:value-type="float" office:value="0.54860205099639514" table:formula="of:=[.H100]-($$learning_rate*[.AA100])" table:style-name="ce1">
            <text:p>0.548602051</text:p>
          </table:table-cell>
          <table:table-cell office:value-type="float" office:value="5.861573102605766E-2" table:formula="of:=[.E101]*[.C101] + [.F101]*[.D101]" table:style-name="ce1">
            <text:p>0.058615731</text:p>
          </table:table-cell>
          <table:table-cell office:value-type="float" office:value="0.51464973852759144" table:formula="of:=1/(1+EXP(-[.I101]))" table:style-name="ce1">
            <text:p>0.514649739</text:p>
          </table:table-cell>
          <table:table-cell office:value-type="float" office:value="7.3575256374549397E-2" table:formula="of:=[.G101]*[.C101]+[.H101]*[.D101]" table:style-name="ce1">
            <text:p>0.073575256</text:p>
          </table:table-cell>
          <table:table-cell office:value-type="float" office:value="0.51838552095200252" table:formula="of:=1/(1+EXP(-1*[.K101]))" table:style-name="ce1">
            <text:p>0.518385521</text:p>
          </table:table-cell>
          <table:table-cell office:value-type="float" office:value="-2.327167697893981" table:formula="of:=[.M100]-($$learning_rate*[.AB100])" table:style-name="ce1">
            <text:p>-2.327167698</text:p>
          </table:table-cell>
          <table:table-cell office:value-type="float" office:value="-2.2971235148378661" table:formula="of:=[.N100]-($$learning_rate*[.AC100])" table:style-name="ce1">
            <text:p>-2.297123515</text:p>
          </table:table-cell>
          <table:table-cell office:value-type="float" office:value="2.3262372677875858" table:formula="of:=[.O100]-($$learning_rate*[.AD100])" table:style-name="ce1">
            <text:p>2.326237268</text:p>
          </table:table-cell>
          <table:table-cell office:value-type="float" office:value="2.3895873835494514" table:formula="of:=[.P100]-($$learning_rate*[.AE100])" table:style-name="ce1">
            <text:p>2.389587384</text:p>
          </table:table-cell>
          <table:table-cell office:value-type="float" office:value="-2.3884718171613164" table:formula="of:=[.M101]*[.J101]+[.N101]*[.L101]" table:style-name="ce1">
            <text:p>-2.388471817</text:p>
          </table:table-cell>
          <table:table-cell office:value-type="float" office:value="8.4056012848676767E-2" table:formula="of:=1/(1+EXP(-1*[.Q101]))" table:style-name="ce1">
            <text:p>0.084056013</text:p>
          </table:table-cell>
          <table:table-cell office:value-type="float" office:value="2.4359249023016347" table:formula="of:=[.O101]*[.J101]+[.P101]*[.L101]" table:style-name="ce1">
            <text:p>2.435924902</text:p>
          </table:table-cell>
          <table:table-cell office:value-type="float" office:value="0.91952605426328216" table:formula="of:=1/(1+EXP(-1*[.S101]))" table:style-name="ce1">
            <text:p>0.919526054</text:p>
          </table:table-cell>
          <table:table-cell office:value-type="float" office:value="2.7421465195216896E-3" table:formula="of:=1/2*(POWER([.A101]-[.R101]; 2))" table:style-name="ce1">
            <text:p>0.002742147</text:p>
          </table:table-cell>
          <table:table-cell office:value-type="float" office:value="2.4832885138509251E-3" table:formula="of:=1/2*POWER([.B101]-[.T101]; 2)" table:style-name="ce1">
            <text:p>0.002483289</text:p>
          </table:table-cell>
          <table:table-cell office:value-type="float" office:value="5.2254350333726142E-3" table:formula="of:=[.U101]+[.V101]" table:style-name="ce1">
            <text:p>0.005225435</text:p>
          </table:table-cell>
          <table:table-cell office:value-type="float" office:value="-3.1722453379030304E-4" table:formula="of:=(([.R101]-[.A101])*[.R101]*(1-[.R101])*[.M101]+([.T101]-[.B101])*[.T101]*(1-[.T101])*[.O101])*[.J101]*(1-[.J101])*[.C101]" table:style-name="ce1">
            <text:p>-0.000317225</text:p>
          </table:table-cell>
          <table:table-cell office:value-type="float" office:value="-6.3444906758060608E-4" table:formula="of:=(([.R101]-[.A101])*[.R101]*(1-[.R101])*[.M101]+([.T101]-[.B101])*[.T101]*(1-[.T101])*[.O101])*[.J101]*(1-[.J101])*[.D101]" table:style-name="ce1">
            <text:p>-0.000634449</text:p>
          </table:table-cell>
          <table:table-cell office:value-type="float" office:value="-3.1921114656238621E-4" table:formula="of:=(([.R101]-[.A101])*[.R101]*(1-[.R101])*[.N101]+([.T101]-[.B101])*[.T101]*(1-[.T101])*[.P101])*[.J101]*(1-[.J101])*[.C101]" table:style-name="ce1">
            <text:p>-0.000319211</text:p>
          </table:table-cell>
          <table:table-cell office:value-type="float" office:value="-6.3842229312477243E-4" table:formula="of:=(([.R101]-[.A101])*[.R101]*(1-[.R101])*[.N101]+([.T101]-[.B101])*[.T101]*(1-[.T101])*[.P101])*[.J101]*(1-[.J101])*[.D101]" table:style-name="ce1">
            <text:p>-0.000638422</text:p>
          </table:table-cell>
          <table:table-cell office:value-type="float" office:value="2.9343356105891597E-3" table:formula="of:=([.R101]-[.A101])*[.R101]*(1-[.R101])*[.J101]" table:style-name="ce1">
            <text:p>0.002934336</text:p>
          </table:table-cell>
          <table:table-cell office:value-type="float" office:value="2.9556356105322761E-3" table:formula="of:=([.R101]-[.A101])*[.R101]*(1-[.R101])*[.L101]" table:style-name="ce1">
            <text:p>0.002955636</text:p>
          </table:table-cell>
          <table:table-cell office:value-type="float" office:value="-2.6838588973437773E-3" table:formula="of:=([.T101]-[.B101])*[.T101]*(1-[.T101])*[.J101]" table:style-name="ce1">
            <text:p>-0.002683859</text:p>
          </table:table-cell>
          <table:table-cell office:value-type="float" office:value="-2.7033407160404724E-3" table:formula="of:=([.T101]-[.B101])*[.T101]*(1-[.T101])*[.L101]" table:style-name="ce1">
            <text:p>-0.002703341</text:p>
          </table:table-cell>
          <table:table-cell table:number-columns-repeated="16353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.99" table:style-name="ce1">
            <text:p>0.99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27509737317181127" table:formula="of:=[.E101]-($$learning_rate*[.X101])" table:style-name="ce1">
            <text:p>0.275097373</text:p>
          </table:table-cell>
          <table:table-cell office:value-type="float" office:value="0.4501947463436225" table:formula="of:=[.F101]-($$learning_rate*[.Y101])" table:style-name="ce1">
            <text:p>0.450194746</text:p>
          </table:table-cell>
          <table:table-cell office:value-type="float" office:value="0.37493944779132249" table:formula="of:=[.G101]-($$learning_rate*[.Z101])" table:style-name="ce1">
            <text:p>0.374939448</text:p>
          </table:table-cell>
          <table:table-cell office:value-type="float" office:value="0.54987889558264469" table:formula="of:=[.H101]-($$learning_rate*[.AA101])" table:style-name="ce1">
            <text:p>0.549878896</text:p>
          </table:table-cell>
          <table:table-cell office:value-type="float" office:value="5.8774343292952821E-2" table:formula="of:=[.E102]*[.C102] + [.F102]*[.D102]" table:style-name="ce1">
            <text:p>0.058774343</text:p>
          </table:table-cell>
          <table:table-cell office:value-type="float" office:value="0.51468935746162636" table:formula="of:=1/(1+EXP(-[.I102]))" table:style-name="ce1">
            <text:p>0.514689357</text:p>
          </table:table-cell>
          <table:table-cell office:value-type="float" office:value="7.3734861947830604E-2" table:formula="of:=[.G102]*[.C102]+[.H102]*[.D102]" table:style-name="ce1">
            <text:p>0.073734862</text:p>
          </table:table-cell>
          <table:table-cell office:value-type="float" office:value="0.51842536827725505" table:formula="of:=1/(1+EXP(-1*[.K102]))" table:style-name="ce1">
            <text:p>0.518425368</text:p>
          </table:table-cell>
          <table:table-cell office:value-type="float" office:value="-2.3330363691151592" table:formula="of:=[.M101]-($$learning_rate*[.AB101])" table:style-name="ce1">
            <text:p>-2.333036369</text:p>
          </table:table-cell>
          <table:table-cell office:value-type="float" office:value="-2.3030347860589306" table:formula="of:=[.N101]-($$learning_rate*[.AC101])" table:style-name="ce1">
            <text:p>-2.303034786</text:p>
          </table:table-cell>
          <table:table-cell office:value-type="float" office:value="2.3316049855822731" table:formula="of:=[.O101]-($$learning_rate*[.AD101])" table:style-name="ce1">
            <text:p>2.331604986</text:p>
          </table:table-cell>
          <table:table-cell office:value-type="float" office:value="2.3949940649815322" table:formula="of:=[.P101]-($$learning_rate*[.AE101])" table:style-name="ce1">
            <text:p>2.394994065</text:p>
          </table:table-cell>
          <table:table-cell office:value-type="float" office:value="-2.3947406468724175" table:formula="of:=[.M102]*[.J102]+[.N102]*[.L102]" table:style-name="ce1">
            <text:p>-2.394740647</text:p>
          </table:table-cell>
          <table:table-cell office:value-type="float" office:value="8.3574628667785256E-2" table:formula="of:=1/(1+EXP(-1*[.Q102]))" table:style-name="ce1">
            <text:p>0.083574629</text:p>
          </table:table-cell>
          <table:table-cell office:value-type="float" office:value="2.4416779520435559" table:formula="of:=[.O102]*[.J102]+[.P102]*[.L102]" table:style-name="ce1">
            <text:p>2.441677952</text:p>
          </table:table-cell>
          <table:table-cell office:value-type="float" office:value="0.9199507416267283" table:formula="of:=1/(1+EXP(-1*[.S102]))" table:style-name="ce1">
            <text:p>0.919950742</text:p>
          </table:table-cell>
          <table:table-cell office:value-type="float" office:value="2.7066129918012442E-3" table:formula="of:=1/2*(POWER([.A102]-[.R102]; 2))" table:style-name="ce1">
            <text:p>0.002706613</text:p>
          </table:table-cell>
          <table:table-cell office:value-type="float" office:value="2.4534492993226872E-3" table:formula="of:=1/2*POWER([.B102]-[.T102]; 2)" table:style-name="ce1">
            <text:p>0.002453449</text:p>
          </table:table-cell>
          <table:table-cell office:value-type="float" office:value="5.1600622911239314E-3" table:formula="of:=[.U102]+[.V102]" table:style-name="ce1">
            <text:p>0.005160062</text:p>
          </table:table-cell>
          <table:table-cell office:value-type="float" office:value="-3.1440930317753395E-4" table:formula="of:=(([.R102]-[.A102])*[.R102]*(1-[.R102])*[.M102]+([.T102]-[.B102])*[.T102]*(1-[.T102])*[.O102])*[.J102]*(1-[.J102])*[.C102]" table:style-name="ce1">
            <text:p>-0.000314409</text:p>
          </table:table-cell>
          <table:table-cell office:value-type="float" office:value="-6.2881860635506789E-4" table:formula="of:=(([.R102]-[.A102])*[.R102]*(1-[.R102])*[.M102]+([.T102]-[.B102])*[.T102]*(1-[.T102])*[.O102])*[.J102]*(1-[.J102])*[.D102]" table:style-name="ce1">
            <text:p>-0.000628819</text:p>
          </table:table-cell>
          <table:table-cell office:value-type="float" office:value="-3.1638176076631861E-4" table:formula="of:=(([.R102]-[.A102])*[.R102]*(1-[.R102])*[.N102]+([.T102]-[.B102])*[.T102]*(1-[.T102])*[.P102])*[.J102]*(1-[.J102])*[.C102]" table:style-name="ce1">
            <text:p>-0.000316382</text:p>
          </table:table-cell>
          <table:table-cell office:value-type="float" office:value="-6.3276352153263723E-4" table:formula="of:=(([.R102]-[.A102])*[.R102]*(1-[.R102])*[.N102]+([.T102]-[.B102])*[.T102]*(1-[.T102])*[.P102])*[.J102]*(1-[.J102])*[.D102]" table:style-name="ce1">
            <text:p>-0.000632764</text:p>
          </table:table-cell>
          <table:table-cell office:value-type="float" office:value="2.9003127172409224E-3" table:formula="of:=([.R102]-[.A102])*[.R102]*(1-[.R102])*[.J102]" table:style-name="ce1">
            <text:p>0.002900313</text:p>
          </table:table-cell>
          <table:table-cell office:value-type="float" office:value="2.9213654153844343E-3" table:formula="of:=([.R102]-[.A102])*[.R102]*(1-[.R102])*[.L102]" table:style-name="ce1">
            <text:p>0.002921365</text:p>
          </table:table-cell>
          <table:table-cell office:value-type="float" office:value="-2.6550372366730222E-3" table:formula="of:=([.T102]-[.B102])*[.T102]*(1-[.T102])*[.J102]" table:style-name="ce1">
            <text:p>-0.002655037</text:p>
          </table:table-cell>
          <table:table-cell office:value-type="float" office:value="-2.674309536922298E-3" table:formula="of:=([.T102]-[.B102])*[.T102]*(1-[.T102])*[.L102]" table:style-name="ce1">
            <text:p>-0.00267431</text:p>
          </table:table-cell>
          <table:table-cell table:number-columns-repeated="16353"/>
        </table:table-row>
        <table:table-row table:number-rows-repeated="1048474" table:style-name="ro2">
          <table:table-cell table:number-columns-repeated="16384"/>
        </table:table-row>
        <table:named-expressions>
          <table:named-expression table:name="learning_rate" table:expression="of:=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dimple bhuta</meta:initial-creator>
    <dc:creator>dimple bhuta</dc:creator>
    <meta:creation-date>2023-01-13T03:45:03Z</meta:creation-date>
    <dc:date>2023-01-14T03:11:0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E_total - learning rate(2)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heet1.$W$1" chart:values-cell-range-address="Sheet1.$W$2:.$W$102" chart:class="chart:bar" chart:attached-axis="primary-y" chart:style-name="G0S0">
            <chart:data-point chart:repeated="101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